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tractURL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2.0063in" fo:break-before="auto" style:use-optimal-row-height="true"/>
    </style:style>
    <style:style style:name="ro2" style:family="table-row">
      <style:table-row-properties style:row-height="2.0417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2.0354in" fo:break-before="auto" style:use-optimal-row-height="true"/>
    </style:style>
    <style:style style:name="ro5" style:family="table-row">
      <style:table-row-properties style:row-height="1.1091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4807in" fo:break-before="auto" style:use-optimal-row-height="true"/>
    </style:style>
    <style:style style:name="ro9" style:family="table-row">
      <style:table-row-properties style:row-height="0.3256in" fo:break-before="auto" style:use-optimal-row-height="true"/>
    </style:style>
    <style:style style:name="ro10" style:family="table-row">
      <style:table-row-properties style:row-height="1.7307in" fo:break-before="auto" style:use-optimal-row-height="true"/>
    </style:style>
    <style:style style:name="ro11" style:family="table-row">
      <style:table-row-properties style:row-height="1.8862in" fo:break-before="auto" style:use-optimal-row-height="true"/>
    </style:style>
    <style:style style:name="ro12" style:family="table-row">
      <style:table-row-properties style:row-height="1.5752in" fo:break-before="auto" style:use-optimal-row-height="true"/>
    </style:style>
    <style:style style:name="ro13" style:family="table-row">
      <style:table-row-properties style:row-height="2.1972in" fo:break-before="auto" style:use-optimal-row-height="true"/>
    </style:style>
    <style:style style:name="ro14" style:family="table-row">
      <style:table-row-properties style:row-height="1.4193in" fo:break-before="auto" style:use-optimal-row-height="true"/>
    </style:style>
    <style:style style:name="ro15" style:family="table-row">
      <style:table-row-properties style:row-height="0.9535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0.178in" fo:break-before="auto" style:use-optimal-row-height="true"/>
    </style:style>
    <style:style style:name="ro18" style:family="table-row">
      <style:table-row-properties style:row-height="1.2638in" fo:break-before="auto" style:use-optimal-row-height="true"/>
    </style:style>
    <style:style style:name="ro19" style:family="table-row">
      <style:table-row-properties style:row-height="2.3528in" fo:break-before="auto" style:use-optimal-row-height="true"/>
    </style:style>
    <style:style style:name="ro20" style:family="table-row">
      <style:table-row-properties style:row-height="1.10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Noto Sans Arabic U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5"/>
        <table:table-column table:style-name="co1" table:number-columns-repeated="3" table:default-cell-style-name="ce2"/>
        <table:table-column table:style-name="co1" table:number-columns-repeated="3" table:default-cell-style-name="ce5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All Livestreams ~ For Public Distribution</text:p>
            <text:p>Series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UTC hour</text:p>
          </table:table-cell>
          <table:table-cell table:style-name="ce3" office:value-type="string" calcext:value-type="string">
            <text:p>Unique event name</text:p>
          </table:table-cell>
          <table:table-cell table:style-name="ce3" office:value-type="string" calcext:value-type="string">
            <text:p>Guests</text:p>
          </table:table-cell>
          <table:table-cell table:style-name="ce3" office:value-type="string" calcext:value-type="string">
            <text:p>YouTube</text:p>
          </table:table-cell>
          <table:table-cell table:style-name="Default" office:value-type="string" calcext:value-type="string">
            <text:p>Slides</text:p>
          </table:table-cell>
          <table:table-cell table:style-name="ce3" office:value-type="string" calcext:value-type="string">
            <text:p>Slides URL</text:p>
          </table:table-cell>
          <table:table-cell table:style-name="ce3" office:value-type="string" calcext:value-type="string">
            <text:p>Github</text:p>
          </table:table-cell>
          <table:table-cell table:style-name="ce3" office:value-type="string" calcext:value-type="string">
            <text:p>Title or name of stream</text:p>
          </table:table-cell>
          <table:table-cell table:style-name="ce3" office:value-type="string" calcext:value-type="string">
            <text:p>Other Participants</text:p>
          </table:table-cell>
          <table:table-cell table:style-name="ce3" office:value-type="string" calcext:value-type="string">
            <text:p>Paper link</text:p>
          </table:table-cell>
        </table:table-row>
        <table:table-row table:style-name="ro2">
          <table:table-cell office:value-type="string" calcext:value-type="string">
            <text:p>Livestream</text:p>
          </table:table-cell>
          <table:table-cell office:value-type="string" calcext:value-type="string">
            <text:p>10/24/2024</text:p>
          </table:table-cell>
          <table:table-cell/>
          <table:table-cell office:value-type="string" calcext:value-type="string">
            <text:p>Livestream #058.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www.youtube.com/live/_zW1BrLwACY" xlink:type="simple">https://www.youtube.com/live/_zW1BrLwACY</text:a></text:p>
          </table:table-cell>
          <table:table-cell table:style-name="ce2" office:value-type="string" calcext:value-type="string">
            <text:p><text:a xlink:href="https://docs.google.com/presentation/d/1y7vOH6fRd71xedf95x-blBAM3E_UKJw7XIXKzU_7cO4/edit#slide=id.gc77d90b7ef_1_17" xlink:type="simple">https://docs.google.com/presentation/d/1y7vOH6fRd71xedf95x-blBAM3E_UKJw7XIXKzU_7cO4/edit#slide=id.gc77d90b7ef_1_17</text:a></text:p>
          </table:table-cell>
          <table:table-cell table:style-name="ce2" office:value-type="string" calcext:value-type="string">
            <text:p>https://docs.google.com/presentation/d/1y7vOH6fRd71xedf95x-blBAM3E_UKJw7XIXKzU_7cO4/edit#slide=id.gc77d90b7ef_1_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arxiv.org/abs/2407.20292" xlink:type="simple">From pixels to planning: scale-free active inference</text:a></text:p>
          </table:table-cell>
          <table:table-cell table:style-name="ce5" table:number-columns-repeated="2"/>
        </table:table-row>
        <table:table-row table:style-name="ro3">
          <table:table-cell office:value-type="string" calcext:value-type="string">
            <text:p>Livestream</text:p>
          </table:table-cell>
          <table:table-cell office:value-type="string" calcext:value-type="string">
            <text:p>6/4/2024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Livestream #057.2</text:p>
          </table:table-cell>
          <table:table-cell office:value-type="string" calcext:value-type="string">
            <text:p><text:a xlink:href="https://coda.io/d/_dTwB_SP81yq#Simple-list-view-of-Contacts-in-name-only_tu3f1/r592&amp;view=modal" xlink:type="simple">Thomas Parr</text:a></text:p>
          </table:table-cell>
          <table:table-cell office:value-type="string" calcext:value-type="string">
            <text:p><text:a xlink:href="https://www.youtube.com/watch?v=qztkjHf2g3g" xlink:type="simple">https://www.youtube.com/watch?v=qztkjHf2g3g</text:a></text:p>
          </table:table-cell>
          <table:table-cell office:value-type="string" calcext:value-type="string">
            <text:p/>
          </table:table-cell>
          <table:table-cell table:style-name="Default"/>
          <table:table-cell office:value-type="string" calcext:value-type="string">
            <text:p/>
          </table:table-cell>
          <table:table-cell office:value-type="string" calcext:value-type="string">
            <text:p><text:a xlink:href="https://www.mdpi.com/1999-4893/17/3/118" xlink:type="simple">Active Data Selection and Information Seeking</text:a></text:p>
          </table:table-cell>
          <table:table-cell office:value-type="string" calcext:value-type="string">
            <text:p><text:a xlink:href="https://coda.io/d/_dTwB_SP81yq#Simple-list-view-of-Contacts-in-name-only_tu3f1/r739&amp;view=modal" xlink:type="simple">Chris Bennett</text:a>,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3">
          <table:table-cell office:value-type="string" calcext:value-type="string">
            <text:p>Livestream</text:p>
          </table:table-cell>
          <table:table-cell office:value-type="string" calcext:value-type="string">
            <text:p>5/28/2024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Livestream #057.1</text:p>
          </table:table-cell>
          <table:table-cell office:value-type="string" calcext:value-type="string">
            <text:p><text:a xlink:href="https://coda.io/d/_dTwB_SP81yq#Simple-list-view-of-Contacts-in-name-only_tu3f1/r592&amp;view=modal" xlink:type="simple">Thomas Parr</text:a>,<text:a xlink:href="https://coda.io/d/_dTwB_SP81yq#Simple-list-view-of-Contacts-in-name-only_tu3f1/r332&amp;view=modal" xlink:type="simple">Karl J Friston</text:a></text:p>
          </table:table-cell>
          <table:table-cell office:value-type="string" calcext:value-type="string">
            <text:p><text:a xlink:href="https://www.youtube.com/watch?v=N0ozoxTgWD0" xlink:type="simple">https://www.youtube.com/watch?v=N0ozoxTgWD0</text:a></text:p>
          </table:table-cell>
          <table:table-cell table:style-name="ce2" office:value-type="string" calcext:value-type="string">
            <text:p><text:a xlink:href="https://docs.google.com/presentation/d/1Z7HgkE4hT0GzKmzIIbbk-U41OubUHZ9-yLwzL1WeOEQ/edit?usp=sharing" xlink:type="simple">https://docs.google.com/presentation/d/1Z7HgkE4hT0GzKmzIIbbk-U41OubUHZ9-yLwzL1WeOEQ/edit?usp=sharing</text:a></text:p>
          </table:table-cell>
          <table:table-cell table:style-name="Default" office:value-type="string" calcext:value-type="string">
            <text:p>https://docs.google.com/presentation/d/1Z7HgkE4hT0GzKmzIIbbk-U41OubUHZ9-yLwzL1WeOEQ/edit?usp=shari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www.mdpi.com/1999-4893/17/3/118" xlink:type="simple">Active Data Selection and Information Seeking</text:a></text:p>
          </table:table-cell>
          <table:table-cell office:value-type="string" calcext:value-type="string">
            <text:p><text:a xlink:href="https://coda.io/d/_dTwB_SP81yq#Simple-list-view-of-Contacts-in-name-only_tu3f1/r739&amp;view=modal" xlink:type="simple">Chris Bennett</text:a>,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3">
          <table:table-cell office:value-type="string" calcext:value-type="string">
            <text:p>Livestream</text:p>
          </table:table-cell>
          <table:table-cell office:value-type="string" calcext:value-type="string">
            <text:p>5/24/2024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Livestream #057.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www.youtube.com/live/GoXtkxLGkjQ" xlink:type="simple">https://www.youtube.com/live/GoXtkxLGkjQ</text:a></text:p>
          </table:table-cell>
          <table:table-cell table:style-name="ce2" office:value-type="string" calcext:value-type="string">
            <text:p><text:a xlink:href="https://docs.google.com/presentation/d/1tl0qToy2U8Fx9r5RVuMNUef81CcLHaUbkNT-g7jhmIY/edit#slide=id.gc77d90b7ef_1_17" xlink:type="simple">https://docs.google.com/presentation/d/1tl0qToy2U8Fx9r5RVuMNUef81CcLHaUbkNT-g7jhmIY/edit#slide=id.gc77d90b7ef_1_17</text:a></text:p>
          </table:table-cell>
          <table:table-cell table:style-name="Default" office:value-type="string" calcext:value-type="string">
            <text:p>https://docs.google.com/presentation/d/1tl0qToy2U8Fx9r5RVuMNUef81CcLHaUbkNT-g7jhmIY/edit#slide=id.gc77d90b7ef_1_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www.mdpi.com/1999-4893/17/3/118" xlink:type="simple">Active Data Selection and Information Seeking</text:a></text:p>
          </table:table-cell>
          <table:table-cell office:value-type="string" calcext:value-type="string">
            <text:p><text:a xlink:href="https://coda.io/d/_dTwB_SP81yq#Simple-list-view-of-Contacts-in-name-only_tu3f1/r739&amp;view=modal" xlink:type="simple">Chris Bennett</text:a>,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4">
          <table:table-cell office:value-type="string" calcext:value-type="string">
            <text:p>Livestream</text:p>
          </table:table-cell>
          <table:table-cell office:value-type="string" calcext:value-type="string">
            <text:p>11/21/2023</text:p>
          </table:table-cell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Livestream #056.2</text:p>
          </table:table-cell>
          <table:table-cell office:value-type="string" calcext:value-type="string">
            <text:p><text:a xlink:href="https://coda.io/d/_dTwB_SP81yq#Simple-list-view-of-Contacts-in-name-only_tu3f1/r34&amp;view=modal" xlink:type="simple">Alexander Ororbia</text:a></text:p>
          </table:table-cell>
          <table:table-cell office:value-type="string" calcext:value-type="string">
            <text:p><text:a xlink:href="https://www.youtube.com/watch?v=0CY0fTqtdHo" xlink:type="simple">https://www.youtube.com/watch?v=0CY0fTqtdHo</text:a></text:p>
          </table:table-cell>
          <table:table-cell table:style-name="ce2" office:value-type="string" calcext:value-type="string">
            <text:p><text:a xlink:href="https://docs.google.com/presentation/d/195AJpnZdNfZB4Q82JI_JutDRpD06P2_AqHUNmGU4ADE/edit#slide=id.gc77d90b7ef_1_17" xlink:type="simple">https://docs.google.com/presentation/d/195AJpnZdNfZB4Q82JI_JutDRpD06P2_AqHUNmGU4ADE/edit#slide=id.gc77d90b7ef_1_17</text:a></text:p>
          </table:table-cell>
          <table:table-cell table:style-name="Default" office:value-type="string" calcext:value-type="string">
            <text:p>https://docs.google.com/presentation/d/195AJpnZdNfZB4Q82JI_JutDRpD06P2_AqHUNmGU4ADE/edit#slide=id.gc77d90b7ef_1_17</text:p>
          </table:table-cell>
          <table:table-cell/>
          <table:table-cell office:value-type="string" calcext:value-type="string">
            <text:p>Four papers on Neural coding, Predictive processing, and Cognitive modeling.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97&amp;view=modal" xlink:type="simple">V. Bleu Knight</text:a></text:p>
          </table:table-cell>
          <table:table-cell office:value-type="string" calcext:value-type="string">
            <text:p><text:a xlink:href="https://www.nature.com/articles/s41467-022-29632-7" xlink:type="simple">The neural coding framework for learning generative models</text:a><text:a xlink:href="https://arxiv.org/abs/2211.12047" xlink:type="simple">Convolutional Neural Generative Coding: Scaling Predictive Coding to Natural Images</text:a><text:a xlink:href="https://www.sciencedirect.com/science/article/pii/S0925231223004150" xlink:type="simple">Spiking neural predictive coding for continually learning from data streams</text:a>"<text:a xlink:href="https://escholarship.org/uc/item/35j3v2kh" xlink:type="simple">CogNGen: Constructing the Kernel of a Hyperdimensional Predictive Processing Cognitive Architecture</text:a></text:p>
          </table:table-cell>
        </table:table-row>
        <table:table-row table:style-name="ro4">
          <table:table-cell office:value-type="string" calcext:value-type="string">
            <text:p>Livestream</text:p>
          </table:table-cell>
          <table:table-cell office:value-type="string" calcext:value-type="string">
            <text:p>11/16/2023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Livestream #055.2</text:p>
          </table:table-cell>
          <table:table-cell office:value-type="string" calcext:value-type="string">
            <text:p><text:a xlink:href="https://coda.io/d/_dTwB_SP81yq#Simple-list-view-of-Contacts-in-name-only_tu3f1/r372&amp;view=modal" xlink:type="simple">Magnus T Koudahl</text:a></text:p>
          </table:table-cell>
          <table:table-cell office:value-type="string" calcext:value-type="string">
            <text:p><text:a xlink:href="https://www.youtube.com/watch?v=N7QSuazEEhE" xlink:type="simple">https://www.youtube.com/watch?v=N7QSuazEEhE</text:a></text:p>
          </table:table-cell>
          <table:table-cell table:style-name="ce2" office:value-type="string" calcext:value-type="string">
            <text:p><text:a xlink:href="https://docs.google.com/presentation/d/1k-L0gB9F0Tn79x_u8DTYYFJukiHvK0PrTYB38eX3IDI/edit#slide=id.gc77d90b7ef_1_17" xlink:type="simple">https://docs.google.com/presentation/d/1k-L0gB9F0Tn79x_u8DTYYFJukiHvK0PrTYB38eX3IDI/edit#slide=id.gc77d90b7ef_1_17</text:a></text:p>
          </table:table-cell>
          <table:table-cell table:style-name="Default" office:value-type="string" calcext:value-type="string">
            <text:p>https://docs.google.com/presentation/d/1k-L0gB9F0Tn79x_u8DTYYFJukiHvK0PrTYB38eX3IDI/edit#slide=id.gc77d90b7ef_1_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arxiv.org/abs/2306.08014" xlink:type="simple">Realising Synthetic Active Inference Agents, Part I: Epistemic Objectives and Graphical Specification Language</text:a><text:a xlink:href="https://arxiv.org/abs/2306.02733" xlink:type="simple">Realising Synthetic Active Inference Agents, Part II: Variational Message Updates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arxiv.org/abs/2306.08014" xlink:type="simple">Realising Synthetic Active Inference Agents, Part I: Epistemic Objectives and Graphical Specification Language</text:a><text:a xlink:href="https://arxiv.org/abs/2306.02733" xlink:type="simple">Realising Synthetic Active Inference Agents, Part II: Variational Message Updates</text:a></text:p>
          </table:table-cell>
        </table:table-row>
        <table:table-row table:style-name="ro5">
          <table:table-cell office:value-type="string" calcext:value-type="string">
            <text:p>Livestream</text:p>
          </table:table-cell>
          <table:table-cell office:value-type="string" calcext:value-type="string">
            <text:p>11/14/2023</text:p>
          </table:table-cell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Livestream #056.1</text:p>
          </table:table-cell>
          <table:table-cell office:value-type="string" calcext:value-type="string">
            <text:p><text:a xlink:href="https://coda.io/d/_dTwB_SP81yq#Simple-list-view-of-Contacts-in-name-only_tu3f1/r34&amp;view=modal" xlink:type="simple">Alexander Ororbia</text:a></text:p>
          </table:table-cell>
          <table:table-cell office:value-type="string" calcext:value-type="string">
            <text:p><text:a xlink:href="https://www.youtube.com/watch?v=BMrgdUnF2iI" xlink:type="simple">https://www.youtube.com/watch?v=BMrgdUnF2iI</text:a></text:p>
          </table:table-cell>
          <table:table-cell table:style-name="ce2" office:value-type="string" calcext:value-type="string">
            <text:p><text:a xlink:href="https://docs.google.com/presentation/d/195AJpnZdNfZB4Q82JI_JutDRpD06P2_AqHUNmGU4ADE/edit#slide=id.gc77d90b7ef_1_17" xlink:type="simple">https://docs.google.com/presentation/d/195AJpnZdNfZB4Q82JI_JutDRpD06P2_AqHUNmGU4ADE/edit#slide=id.gc77d90b7ef_1_17</text:a></text:p>
          </table:table-cell>
          <table:table-cell table:style-name="Default" office:value-type="string" calcext:value-type="string">
            <text:p>https://docs.google.com/presentation/d/195AJpnZdNfZB4Q82JI_JutDRpD06P2_AqHUNmGU4ADE/edit#slide=id.gc77d90b7ef_1_17</text:p>
          </table:table-cell>
          <table:table-cell/>
          <table:table-cell office:value-type="string" calcext:value-type="string">
            <text:p>Four papers on Neural coding, Predictive processing, and Cognitive modeling.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97&amp;view=modal" xlink:type="simple">V. Bleu Knight</text:a></text:p>
          </table:table-cell>
          <table:table-cell office:value-type="string" calcext:value-type="string">
            <text:p><text:a xlink:href="https://www.nature.com/articles/s41467-022-29632-7" xlink:type="simple">The neural coding framework for learning generative models</text:a><text:a xlink:href="https://arxiv.org/abs/2211.12047" xlink:type="simple">Convolutional Neural Generative Coding: Scaling Predictive Coding to Natural Images</text:a><text:a xlink:href="https://www.sciencedirect.com/science/article/pii/S0925231223004150" xlink:type="simple">Spiking neural predictive coding for continually learning from data streams</text:a>"<text:a xlink:href="https://escholarship.org/uc/item/35j3v2kh" xlink:type="simple">CogNGen: Constructing the Kernel of a Hyperdimensional Predictive Processing Cognitive Architecture</text:a></text:p>
          </table:table-cell>
        </table:table-row>
        <table:table-row table:style-name="ro5">
          <table:table-cell office:value-type="string" calcext:value-type="string">
            <text:p>Livestream</text:p>
          </table:table-cell>
          <table:table-cell office:value-type="string" calcext:value-type="string">
            <text:p>11/2/2023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Livestream #056.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www.youtube.com/watch?v=KX62d4gvFAY" xlink:type="simple">https://www.youtube.com/watch?v=KX62d4gvFAY</text:a></text:p>
          </table:table-cell>
          <table:table-cell table:style-name="ce2" office:value-type="string" calcext:value-type="string">
            <text:p><text:a xlink:href="https://docs.google.com/presentation/d/13RsRpx5-fHR_3FjkkbUN1Nc-wOcLsbPOpfd2hxrYBwM/edit#slide=id.gc77d90b7ef_1_17" xlink:type="simple">https://docs.google.com/presentation/d/13RsRpx5-fHR_3FjkkbUN1Nc-wOcLsbPOpfd2hxrYBwM/edit#slide=id.gc77d90b7ef_1_17</text:a></text:p>
          </table:table-cell>
          <table:table-cell table:style-name="Default" office:value-type="string" calcext:value-type="string">
            <text:p>https://docs.google.com/presentation/d/13RsRpx5-fHR_3FjkkbUN1Nc-wOcLsbPOpfd2hxrYBwM/edit#slide=id.gc77d90b7ef_1_17</text:p>
          </table:table-cell>
          <table:table-cell/>
          <table:table-cell office:value-type="string" calcext:value-type="string">
            <text:p>Four papers on Neural coding, Predictive processing, and Cognitive modeling.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97&amp;view=modal" xlink:type="simple">V. Bleu Knight</text:a></text:p>
          </table:table-cell>
          <table:table-cell office:value-type="string" calcext:value-type="string">
            <text:p><text:a xlink:href="https://www.nature.com/articles/s41467-022-29632-7" xlink:type="simple">The neural coding framework for learning generative models</text:a><text:a xlink:href="https://arxiv.org/abs/2211.12047" xlink:type="simple">Convolutional Neural Generative Coding: Scaling Predictive Coding to Natural Images</text:a><text:a xlink:href="https://www.sciencedirect.com/science/article/pii/S0925231223004150" xlink:type="simple">Spiking neural predictive coding for continually learning from data streams</text:a>"<text:a xlink:href="https://escholarship.org/uc/item/35j3v2kh" xlink:type="simple">CogNGen: Constructing the Kernel of a Hyperdimensional Predictive Processing Cognitive Architecture</text:a></text:p>
          </table:table-cell>
        </table:table-row>
        <table:table-row table:style-name="ro4">
          <table:table-cell office:value-type="string" calcext:value-type="string">
            <text:p>Livestream</text:p>
          </table:table-cell>
          <table:table-cell office:value-type="string" calcext:value-type="string">
            <text:p>11/1/2023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Livestream #055.1</text:p>
          </table:table-cell>
          <table:table-cell office:value-type="string" calcext:value-type="string">
            <text:p><text:a xlink:href="https://coda.io/d/_dTwB_SP81yq#Simple-list-view-of-Contacts-in-name-only_tu3f1/r372&amp;view=modal" xlink:type="simple">Magnus T Koudahl</text:a></text:p>
          </table:table-cell>
          <table:table-cell office:value-type="string" calcext:value-type="string">
            <text:p><text:a xlink:href="https://www.youtube.com/watch?v=YNsUMgOQYpk" xlink:type="simple">https://www.youtube.com/watch?v=YNsUMgOQYpk</text:a></text:p>
          </table:table-cell>
          <table:table-cell table:style-name="ce2" office:value-type="string" calcext:value-type="string">
            <text:p><text:a xlink:href="https://docs.google.com/presentation/d/1k-L0gB9F0Tn79x_u8DTYYFJukiHvK0PrTYB38eX3IDI/edit#slide=id.gc77d90b7ef_1_17" xlink:type="simple">https://docs.google.com/presentation/d/1k-L0gB9F0Tn79x_u8DTYYFJukiHvK0PrTYB38eX3IDI/edit#slide=id.gc77d90b7ef_1_17</text:a></text:p>
          </table:table-cell>
          <table:table-cell table:style-name="Default" office:value-type="string" calcext:value-type="string">
            <text:p>https://docs.google.com/presentation/d/1k-L0gB9F0Tn79x_u8DTYYFJukiHvK0PrTYB38eX3IDI/edit#slide=id.gc77d90b7ef_1_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arxiv.org/abs/2306.08014" xlink:type="simple">Realising Synthetic Active Inference Agents, Part I: Epistemic Objectives and Graphical Specification Language</text:a><text:a xlink:href="https://arxiv.org/abs/2306.02733" xlink:type="simple">Realising Synthetic Active Inference Agents, Part II: Variational Message Updates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arxiv.org/abs/2306.08014" xlink:type="simple">Realising Synthetic Active Inference Agents, Part I: Epistemic Objectives and Graphical Specification Language</text:a><text:a xlink:href="https://arxiv.org/abs/2306.02733" xlink:type="simple">Realising Synthetic Active Inference Agents, Part II: Variational Message Updates</text:a></text:p>
          </table:table-cell>
        </table:table-row>
        <table:table-row table:style-name="ro6">
          <table:table-cell office:value-type="string" calcext:value-type="string">
            <text:p>Livestream</text:p>
          </table:table-cell>
          <table:table-cell office:value-type="string" calcext:value-type="string">
            <text:p>10/24/2023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Livestream #055.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www.youtube.com/watch?v=nuUWmwrz6cI" xlink:type="simple">https://www.youtube.com/watch?v=nuUWmwrz6cI</text:a></text:p>
          </table:table-cell>
          <table:table-cell table:style-name="ce2" office:value-type="string" calcext:value-type="string">
            <text:p><text:a xlink:href="https://docs.google.com/presentation/d/1_kcvPuYYzKaBpx8sVA0GcGAsleX5yiUZd9rlGruW7SI/edit#slide=id.gc77d90b7ef_1_17" xlink:type="simple">https://docs.google.com/presentation/d/1_kcvPuYYzKaBpx8sVA0GcGAsleX5yiUZd9rlGruW7SI/edit#slide=id.gc77d90b7ef_1_17</text:a></text:p>
          </table:table-cell>
          <table:table-cell table:style-name="Default" office:value-type="string" calcext:value-type="string">
            <text:p>https://docs.google.com/presentation/d/1_kcvPuYYzKaBpx8sVA0GcGAsleX5yiUZd9rlGruW7SI/edit#slide=id.gc77d90b7ef_1_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arxiv.org/abs/2306.08014" xlink:type="simple">Realising Synthetic Active Inference Agents, Part I: Epistemic Objectives and Graphical Specification Language</text:a><text:a xlink:href="https://arxiv.org/abs/2306.02733" xlink:type="simple">Realising Synthetic Active Inference Agents, Part II: Variational Message Updates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93&amp;view=modal" xlink:type="simple">Bert Berkers</text:a>,<text:a xlink:href="https://coda.io/d/_dTwB_SP81yq#Simple-list-view-of-Contacts-in-name-only_tu3f1/r277&amp;view=modal" xlink:type="simple">Jakub Smékal</text:a></text:p>
          </table:table-cell>
          <table:table-cell office:value-type="string" calcext:value-type="string">
            <text:p><text:a xlink:href="https://arxiv.org/abs/2306.08014" xlink:type="simple">Realising Synthetic Active Inference Agents, Part I: Epistemic Objectives and Graphical Specification Language</text:a><text:a xlink:href="https://arxiv.org/abs/2306.02733" xlink:type="simple">Realising Synthetic Active Inference Agents, Part II: Variational Message Updates</text:a></text:p>
          </table:table-cell>
        </table:table-row>
        <table:table-row table:style-name="ro6">
          <table:table-cell office:value-type="string" calcext:value-type="string">
            <text:p>Livestream</text:p>
          </table:table-cell>
          <table:table-cell office:value-type="string" calcext:value-type="string">
            <text:p>6/15/2023</text:p>
          </table:table-cell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Livestream #054.2</text:p>
          </table:table-cell>
          <table:table-cell office:value-type="string" calcext:value-type="string">
            <text:p><text:a xlink:href="https://coda.io/d/_dTwB_SP81yq#Simple-list-view-of-Contacts-in-name-only_tu3f1/r603&amp;view=modal" xlink:type="simple">Toby St Clere Smithe</text:a></text:p>
          </table:table-cell>
          <table:table-cell office:value-type="string" calcext:value-type="string">
            <text:p><text:a xlink:href="https://www.youtube.com/watch?v=GfImcptiLsY" xlink:type="simple">https://www.youtube.com/watch?v=GfImcptiLsY</text:a></text:p>
          </table:table-cell>
          <table:table-cell table:style-name="ce2" office:value-type="string" calcext:value-type="string">
            <text:p><text:a xlink:href="https://docs.google.com/presentation/d/1SPDshK_TayrO2P0pnkYbsSG7SjIJEewu_E7QW7Vt2IE/edit#slide=id.g24a085c1d75_0_0" xlink:type="simple">https://docs.google.com/presentation/d/1SPDshK_TayrO2P0pnkYbsSG7SjIJEewu_E7QW7Vt2IE/edit#slide=id.g24a085c1d75_0_0</text:a></text:p>
          </table:table-cell>
          <table:table-cell table:style-name="Default" office:value-type="string" calcext:value-type="string">
            <text:p>https://docs.google.com/presentation/d/1SPDshK_TayrO2P0pnkYbsSG7SjIJEewu_E7QW7Vt2IE/edit#slide=id.g24a085c1d75_0_0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54" xlink:type="simple">https://github.com/ActiveInferenceInstitute/ActiveInferenceJournal/tree/main/Livestream/LiveStream_054</text:a></text:p>
          </table:table-cell>
          <table:table-cell office:value-type="string" calcext:value-type="string">
            <text:p><text:a xlink:href="https://arxiv.org/abs/2212.12538" xlink:type="simple">Mathematical Foundations for a Compositional Account of the Bayesian Brain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42&amp;view=modal" xlink:type="simple">Ali Rahmjoo</text:a>,<text:a xlink:href="https://coda.io/d/_dTwB_SP81yq#Simple-list-view-of-Contacts-in-name-only_tu3f1/r172&amp;view=modal" xlink:type="simple">Dean Tickles</text:a></text:p>
          </table:table-cell>
          <table:table-cell office:value-type="string" calcext:value-type="string">
            <text:p><text:a xlink:href="https://arxiv.org/abs/2212.12538" xlink:type="simple">Mathematical Foundations for a Compositional Account of the Bayesian Brain</text:a></text:p>
          </table:table-cell>
        </table:table-row>
        <table:table-row table:style-name="ro6">
          <table:table-cell office:value-type="string" calcext:value-type="string">
            <text:p>Livestream</text:p>
          </table:table-cell>
          <table:table-cell office:value-type="string" calcext:value-type="string">
            <text:p>6/7/2023</text:p>
          </table:table-cell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Livestream #054.1</text:p>
          </table:table-cell>
          <table:table-cell office:value-type="string" calcext:value-type="string">
            <text:p><text:a xlink:href="https://coda.io/d/_dTwB_SP81yq#Simple-list-view-of-Contacts-in-name-only_tu3f1/r603&amp;view=modal" xlink:type="simple">Toby St Clere Smithe</text:a></text:p>
          </table:table-cell>
          <table:table-cell office:value-type="string" calcext:value-type="string">
            <text:p><text:a xlink:href="https://www.youtube.com/watch?v=fzFDvJhrn0U" xlink:type="simple">https://www.youtube.com/watch?v=fzFDvJhrn0U</text:a></text:p>
          </table:table-cell>
          <table:table-cell table:style-name="ce2" office:value-type="string" calcext:value-type="string">
            <text:p><text:a xlink:href="https://docs.google.com/presentation/d/1SPDshK_TayrO2P0pnkYbsSG7SjIJEewu_E7QW7Vt2IE/edit#slide=id.g24a085c1d75_0_0" xlink:type="simple">https://docs.google.com/presentation/d/1SPDshK_TayrO2P0pnkYbsSG7SjIJEewu_E7QW7Vt2IE/edit#slide=id.g24a085c1d75_0_0</text:a></text:p>
          </table:table-cell>
          <table:table-cell table:style-name="Default" office:value-type="string" calcext:value-type="string">
            <text:p>https://docs.google.com/presentation/d/1SPDshK_TayrO2P0pnkYbsSG7SjIJEewu_E7QW7Vt2IE/edit#slide=id.g24a085c1d75_0_0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54" xlink:type="simple">https://github.com/ActiveInferenceInstitute/ActiveInferenceJournal/tree/main/Livestream/LiveStream_054</text:a></text:p>
          </table:table-cell>
          <table:table-cell office:value-type="string" calcext:value-type="string">
            <text:p><text:a xlink:href="https://arxiv.org/abs/2212.12538" xlink:type="simple">Mathematical Foundations for a Compositional Account of the Bayesian Brain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42&amp;view=modal" xlink:type="simple">Ali Rahmjoo</text:a>,<text:a xlink:href="https://coda.io/d/_dTwB_SP81yq#Simple-list-view-of-Contacts-in-name-only_tu3f1/r172&amp;view=modal" xlink:type="simple">Dean Tickles</text:a></text:p>
          </table:table-cell>
          <table:table-cell office:value-type="string" calcext:value-type="string">
            <text:p><text:a xlink:href="https://arxiv.org/abs/2212.12538" xlink:type="simple">Mathematical Foundations for a Compositional Account of the Bayesian Brain</text:a></text:p>
          </table:table-cell>
        </table:table-row>
        <table:table-row table:style-name="ro6">
          <table:table-cell office:value-type="string" calcext:value-type="string">
            <text:p>Livestream</text:p>
          </table:table-cell>
          <table:table-cell office:value-type="string" calcext:value-type="string">
            <text:p>6/1/2023</text:p>
          </table:table-cell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Livestream #054.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www.youtube.com/watch?v=HK9ZkbxieLY" xlink:type="simple">https://www.youtube.com/watch?v=HK9ZkbxieLY</text:a></text:p>
          </table:table-cell>
          <table:table-cell table:style-name="ce2" office:value-type="string" calcext:value-type="string">
            <text:p><text:a xlink:href="https://docs.google.com/presentation/d/1WCLQ_WU2szV8uakoZ5Z8lo5g62FDVSDiMHEHAgxpszI/edit#slide=id.g24a085c1d75_0_0" xlink:type="simple">https://docs.google.com/presentation/d/1WCLQ_WU2szV8uakoZ5Z8lo5g62FDVSDiMHEHAgxpszI/edit#slide=id.g24a085c1d75_0_0</text:a></text:p>
          </table:table-cell>
          <table:table-cell table:style-name="Default" office:value-type="string" calcext:value-type="string">
            <text:p>https://docs.google.com/presentation/d/1WCLQ_WU2szV8uakoZ5Z8lo5g62FDVSDiMHEHAgxpszI/edit#slide=id.g24a085c1d75_0_0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54" xlink:type="simple">https://github.com/ActiveInferenceInstitute/ActiveInferenceJournal/tree/main/Livestream/LiveStream_054</text:a></text:p>
          </table:table-cell>
          <table:table-cell office:value-type="string" calcext:value-type="string">
            <text:p><text:a xlink:href="https://arxiv.org/abs/2212.12538" xlink:type="simple">Mathematical Foundations for a Compositional Account of the Bayesian Brain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42&amp;view=modal" xlink:type="simple">Ali Rahmjoo</text:a>,<text:a xlink:href="https://coda.io/d/_dTwB_SP81yq#Simple-list-view-of-Contacts-in-name-only_tu3f1/r172&amp;view=modal" xlink:type="simple">Dean Tickles</text:a></text:p>
          </table:table-cell>
          <table:table-cell office:value-type="string" calcext:value-type="string">
            <text:p><text:a xlink:href="https://arxiv.org/abs/2212.12538" xlink:type="simple">Mathematical Foundations for a Compositional Account of the Bayesian Brain</text:a></text:p>
          </table:table-cell>
        </table:table-row>
        <table:table-row table:style-name="ro7">
          <table:table-cell office:value-type="string" calcext:value-type="string">
            <text:p>Livestream</text:p>
          </table:table-cell>
          <table:table-cell office:value-type="string" calcext:value-type="string">
            <text:p>3/30/2023</text:p>
          </table:table-cell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Livestream #053.2</text:p>
          </table:table-cell>
          <table:table-cell office:value-type="string" calcext:value-type="string">
            <text:p><text:a xlink:href="https://coda.io/d/_dTwB_SP81yq#Simple-list-view-of-Contacts-in-name-only_tu3f1/r438&amp;view=modal" xlink:type="simple">Michael Walker</text:a>,<text:a xlink:href="https://coda.io/d/_dTwB_SP81yq#Simple-list-view-of-Contacts-in-name-only_tu3f1/r255&amp;view=modal" xlink:type="simple">Héctor Manrique</text:a>,<text:a xlink:href="https://coda.io/d/_dTwB_SP81yq#Simple-list-view-of-Contacts-in-name-only_tu3f1/r332&amp;view=modal" xlink:type="simple">Karl J Friston</text:a></text:p>
          </table:table-cell>
          <table:table-cell office:value-type="string" calcext:value-type="string">
            <text:p><text:a xlink:href="https://youtu.be/L6dhr5hUu8o" xlink:type="simple">https://youtu.be/L6dhr5hUu8o</text:a></text:p>
          </table:table-cell>
          <table:table-cell table:style-name="ce2" office:value-type="string" calcext:value-type="string">
            <text:p><text:a xlink:href="https://docs.google.com/presentation/d/1SnFr-72nPn8yAesF17mT6gw6oTflStBdPVsjBxvPfpA/edit#slide=id.g1de1e8b382f_1_0" xlink:type="simple">https://docs.google.com/presentation/d/1SnFr-72nPn8yAesF17mT6gw6oTflStBdPVsjBxvPfpA/edit#slide=id.g1de1e8b382f_1_0</text:a></text:p>
          </table:table-cell>
          <table:table-cell table:style-name="Default" office:value-type="string" calcext:value-type="string">
            <text:p>https://docs.google.com/presentation/d/1SnFr-72nPn8yAesF17mT6gw6oTflStBdPVsjBxvPfpA/edit#slide=id.g1de1e8b382f_1_0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53" xlink:type="simple">https://github.com/ActiveInferenceInstitute/ActiveInferenceJournal/tree/main/Livestream/LiveStream_053</text:a></text:p>
          </table:table-cell>
          <table:table-cell office:value-type="string" calcext:value-type="string">
            <text:p><text:a xlink:href="https://psyarxiv.com/9rkgh/" xlink:type="simple">Snakes and Ladders in Paleoanthropology</text:a> &amp; <text:a xlink:href="https://psyarxiv.com/g5je4/" xlink:type="simple">To copy or not to copy…</text:a></text:p>
          </table:table-cell>
          <table:table-cell office:value-type="string" calcext:value-type="string">
            <text:p><text:a xlink:href="https://coda.io/d/_dTwB_SP81yq#Simple-list-view-of-Contacts-in-name-only_tu3f1/r172&amp;view=modal" xlink:type="simple">Dean Tickles</text:a>,<text:a xlink:href="https://coda.io/d/_dTwB_SP81yq#Simple-list-view-of-Contacts-in-name-only_tu3f1/r149&amp;view=modal" xlink:type="simple">Daniel Friedman</text:a>,<text:a xlink:href="https://coda.io/d/_dTwB_SP81yq#Simple-list-view-of-Contacts-in-name-only_tu3f1/r42&amp;view=modal" xlink:type="simple">Ali Rahmjoo</text:a></text:p>
          </table:table-cell>
          <table:table-cell office:value-type="string" calcext:value-type="string">
            <text:p><text:a xlink:href="https://psyarxiv.com/9rkgh/" xlink:type="simple">Snakes and Ladders in Paleoanthropology</text:a> &amp; <text:a xlink:href="https://psyarxiv.com/g5je4/" xlink:type="simple">To copy or not to copy…</text:a></text:p>
          </table:table-cell>
        </table:table-row>
        <table:table-row table:style-name="ro7">
          <table:table-cell office:value-type="string" calcext:value-type="string">
            <text:p>Livestream</text:p>
          </table:table-cell>
          <table:table-cell office:value-type="string" calcext:value-type="string">
            <text:p>3/23/2023</text:p>
          </table:table-cell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Livestream #053.1</text:p>
          </table:table-cell>
          <table:table-cell office:value-type="string" calcext:value-type="string">
            <text:p><text:a xlink:href="https://coda.io/d/_dTwB_SP81yq#Simple-list-view-of-Contacts-in-name-only_tu3f1/r438&amp;view=modal" xlink:type="simple">Michael Walker</text:a>,<text:a xlink:href="https://coda.io/d/_dTwB_SP81yq#Simple-list-view-of-Contacts-in-name-only_tu3f1/r255&amp;view=modal" xlink:type="simple">Héctor Manrique</text:a>,<text:a xlink:href="https://coda.io/d/_dTwB_SP81yq#Simple-list-view-of-Contacts-in-name-only_tu3f1/r332&amp;view=modal" xlink:type="simple">Karl J Friston</text:a></text:p>
          </table:table-cell>
          <table:table-cell office:value-type="string" calcext:value-type="string">
            <text:p><text:a xlink:href="https://www.youtube.com/watch?v=iHgxmn0ockg" xlink:type="simple">https://www.youtube.com/watch?v=iHgxmn0ockg</text:a></text:p>
          </table:table-cell>
          <table:table-cell table:style-name="ce2" office:value-type="string" calcext:value-type="string">
            <text:p><text:a xlink:href="https://docs.google.com/presentation/d/1SnFr-72nPn8yAesF17mT6gw6oTflStBdPVsjBxvPfpA/edit#slide=id.g1de1e8b382f_1_0" xlink:type="simple">https://docs.google.com/presentation/d/1SnFr-72nPn8yAesF17mT6gw6oTflStBdPVsjBxvPfpA/edit#slide=id.g1de1e8b382f_1_0</text:a></text:p>
          </table:table-cell>
          <table:table-cell table:style-name="Default" office:value-type="string" calcext:value-type="string">
            <text:p>https://docs.google.com/presentation/d/1SnFr-72nPn8yAesF17mT6gw6oTflStBdPVsjBxvPfpA/edit#slide=id.g1de1e8b382f_1_0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53" xlink:type="simple">https://github.com/ActiveInferenceInstitute/ActiveInferenceJournal/tree/main/Livestream/LiveStream_053</text:a></text:p>
          </table:table-cell>
          <table:table-cell office:value-type="string" calcext:value-type="string">
            <text:p><text:a xlink:href="https://psyarxiv.com/9rkgh/" xlink:type="simple">Snakes and Ladders in Paleoanthropology</text:a> &amp; <text:a xlink:href="https://psyarxiv.com/g5je4/" xlink:type="simple">To copy or not to copy…</text:a></text:p>
          </table:table-cell>
          <table:table-cell office:value-type="string" calcext:value-type="string">
            <text:p><text:a xlink:href="https://coda.io/d/_dTwB_SP81yq#Simple-list-view-of-Contacts-in-name-only_tu3f1/r172&amp;view=modal" xlink:type="simple">Dean Tickles</text:a>,<text:a xlink:href="https://coda.io/d/_dTwB_SP81yq#Simple-list-view-of-Contacts-in-name-only_tu3f1/r149&amp;view=modal" xlink:type="simple">Daniel Friedman</text:a>,<text:a xlink:href="https://coda.io/d/_dTwB_SP81yq#Simple-list-view-of-Contacts-in-name-only_tu3f1/r42&amp;view=modal" xlink:type="simple">Ali Rahmjoo</text:a></text:p>
          </table:table-cell>
          <table:table-cell office:value-type="string" calcext:value-type="string">
            <text:p><text:a xlink:href="https://psyarxiv.com/9rkgh/" xlink:type="simple">Snakes and Ladders in Paleoanthropology</text:a> &amp; <text:a xlink:href="https://psyarxiv.com/g5je4/" xlink:type="simple">To copy or not to copy…</text:a></text:p>
          </table:table-cell>
        </table:table-row>
        <table:table-row table:style-name="ro4">
          <table:table-cell office:value-type="string" calcext:value-type="string">
            <text:p>Livestream</text:p>
          </table:table-cell>
          <table:table-cell office:value-type="string" calcext:value-type="string">
            <text:p>3/17/2023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Livestream #053.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c7ybFyP9KrI" xlink:type="simple">https://youtu.be/c7ybFyP9KrI</text:a></text:p>
          </table:table-cell>
          <table:table-cell table:style-name="ce2" office:value-type="string" calcext:value-type="string">
            <text:p><text:a xlink:href="https://docs.google.com/presentation/d/1SWfnos3UJ9nfeuEwhUnBdl5M4RnV2lQPpc_14Ubh_zc/edit#slide=id.gc77d90b7ef_1_17" xlink:type="simple">https://docs.google.com/presentation/d/1SWfnos3UJ9nfeuEwhUnBdl5M4RnV2lQPpc_14Ubh_zc/edit#slide=id.gc77d90b7ef_1_17</text:a></text:p>
          </table:table-cell>
          <table:table-cell table:style-name="Default" office:value-type="string" calcext:value-type="string">
            <text:p>https://docs.google.com/presentation/d/1SWfnos3UJ9nfeuEwhUnBdl5M4RnV2lQPpc_14Ubh_zc/edit#slide=id.gc77d90b7ef_1_17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53" xlink:type="simple">https://github.com/ActiveInferenceInstitute/ActiveInferenceJournal/tree/main/Livestream/LiveStream_053</text:a></text:p>
          </table:table-cell>
          <table:table-cell office:value-type="string" calcext:value-type="string">
            <text:p><text:a xlink:href="https://psyarxiv.com/9rkgh/" xlink:type="simple">Snakes and Ladders in Paleoanthropology</text:a> &amp; <text:a xlink:href="https://psyarxiv.com/g5je4/" xlink:type="simple">To copy or not to copy…</text:a></text:p>
          </table:table-cell>
          <table:table-cell office:value-type="string" calcext:value-type="string">
            <text:p><text:a xlink:href="https://coda.io/d/_dTwB_SP81yq#Simple-list-view-of-Contacts-in-name-only_tu3f1/r172&amp;view=modal" xlink:type="simple">Dean Tickles</text:a>,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psyarxiv.com/9rkgh/" xlink:type="simple">Snakes and Ladders in Paleoanthropology</text:a> &amp; <text:a xlink:href="https://psyarxiv.com/g5je4/" xlink:type="simple">To copy or not to copy…</text:a></text:p>
          </table:table-cell>
        </table:table-row>
        <table:table-row table:style-name="ro3">
          <table:table-cell office:value-type="string" calcext:value-type="string">
            <text:p>Livestream</text:p>
          </table:table-cell>
          <table:table-cell office:value-type="string" calcext:value-type="string">
            <text:p>3/9/2023</text:p>
          </table:table-cell>
          <table:table-cell/>
          <table:table-cell office:value-type="string" calcext:value-type="string">
            <text:p>Livestream #052.2</text:p>
          </table:table-cell>
          <table:table-cell office:value-type="string" calcext:value-type="string">
            <text:p><text:a xlink:href="https://coda.io/d/_dTwB_SP81yq#Simple-list-view-of-Contacts-in-name-only_tu3f1/r342&amp;view=modal" xlink:type="simple">Lancelot Da Costa</text:a></text:p>
          </table:table-cell>
          <table:table-cell office:value-type="string" calcext:value-type="string">
            <text:p><text:a xlink:href="https://www.youtube.com/watch?v=RO3XVXqvAII" xlink:type="simple">https://www.youtube.com/watch?v=RO3XVXqvAII</text:a></text:p>
          </table:table-cell>
          <table:table-cell table:style-name="ce2" office:value-type="string" calcext:value-type="string">
            <text:p><text:a xlink:href="https://docs.google.com/presentation/d/1OaNaSqJ7SJJQZe1pXZiEhyRLMUS7B19xHoZnoIFeyf0/edit#slide=id.gc77d90b7ef_1_17" xlink:type="simple">https://docs.google.com/presentation/d/1OaNaSqJ7SJJQZe1pXZiEhyRLMUS7B19xHoZnoIFeyf0/edit#slide=id.gc77d90b7ef_1_17</text:a></text:p>
          </table:table-cell>
          <table:table-cell table:style-name="Default" office:value-type="string" calcext:value-type="string">
            <text:p>https://docs.google.com/presentation/d/1OaNaSqJ7SJJQZe1pXZiEhyRLMUS7B19xHoZnoIFeyf0/edit#slide=id.gc77d90b7ef_1_17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52" xlink:type="simple">https://github.com/ActiveInferenceInstitute/ActiveInferenceJournal/tree/main/Livestream/LiveStream_052</text:a></text:p>
          </table:table-cell>
          <table:table-cell office:value-type="string" calcext:value-type="string">
            <text:p><text:a xlink:href="https://arxiv.org/abs/2203.10592" xlink:type="simple">Geometric Methods for Sampling, Optimisation, Inference and Adaptive Agents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arxiv.org/abs/2203.10592" xlink:type="simple">Geometric Methods for Sampling, Optimisation, Inference and Adaptive Agents</text:a></text:p>
          </table:table-cell>
        </table:table-row>
        <table:table-row table:style-name="ro3">
          <table:table-cell office:value-type="string" calcext:value-type="string">
            <text:p>Livestream</text:p>
          </table:table-cell>
          <table:table-cell office:value-type="string" calcext:value-type="string">
            <text:p>3/2/2023</text:p>
          </table:table-cell>
          <table:table-cell/>
          <table:table-cell office:value-type="string" calcext:value-type="string">
            <text:p>Livestream #052.1</text:p>
          </table:table-cell>
          <table:table-cell office:value-type="string" calcext:value-type="string">
            <text:p><text:a xlink:href="https://coda.io/d/_dTwB_SP81yq#Simple-list-view-of-Contacts-in-name-only_tu3f1/r342&amp;view=modal" xlink:type="simple">Lancelot Da Costa</text:a></text:p>
          </table:table-cell>
          <table:table-cell office:value-type="string" calcext:value-type="string">
            <text:p><text:a xlink:href="https://www.youtube.com/watch?v=00O1QK9FWh8" xlink:type="simple">https://www.youtube.com/watch?v=00O1QK9FWh8</text:a></text:p>
          </table:table-cell>
          <table:table-cell table:style-name="ce2" office:value-type="string" calcext:value-type="string">
            <text:p><text:a xlink:href="https://docs.google.com/presentation/d/1OaNaSqJ7SJJQZe1pXZiEhyRLMUS7B19xHoZnoIFeyf0/edit#slide=id.gc77d90b7ef_1_17" xlink:type="simple">https://docs.google.com/presentation/d/1OaNaSqJ7SJJQZe1pXZiEhyRLMUS7B19xHoZnoIFeyf0/edit#slide=id.gc77d90b7ef_1_17</text:a></text:p>
          </table:table-cell>
          <table:table-cell table:style-name="Default" office:value-type="string" calcext:value-type="string">
            <text:p>https://docs.google.com/presentation/d/1OaNaSqJ7SJJQZe1pXZiEhyRLMUS7B19xHoZnoIFeyf0/edit#slide=id.gc77d90b7ef_1_17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52" xlink:type="simple">https://github.com/ActiveInferenceInstitute/ActiveInferenceJournal/tree/main/Livestream/LiveStream_052</text:a></text:p>
          </table:table-cell>
          <table:table-cell office:value-type="string" calcext:value-type="string">
            <text:p><text:a xlink:href="https://arxiv.org/abs/2203.10592" xlink:type="simple">Geometric Methods for Sampling, Optimisation, Inference and Adaptive Agents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arxiv.org/abs/2203.10592" xlink:type="simple">Geometric Methods for Sampling, Optimisation, Inference and Adaptive Agents</text:a></text:p>
          </table:table-cell>
        </table:table-row>
        <table:table-row table:style-name="ro3">
          <table:table-cell office:value-type="string" calcext:value-type="string">
            <text:p>Livestream</text:p>
          </table:table-cell>
          <table:table-cell office:value-type="string" calcext:value-type="string">
            <text:p>3/1/2023</text:p>
          </table:table-cell>
          <table:table-cell/>
          <table:table-cell office:value-type="string" calcext:value-type="string">
            <text:p>Livestream #052.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www.youtube.com/watch?v=LPj_ok8Pxxw" xlink:type="simple">https://www.youtube.com/watch?v=LPj_ok8Pxxw</text:a></text:p>
          </table:table-cell>
          <table:table-cell table:style-name="ce2" office:value-type="string" calcext:value-type="string">
            <text:p><text:a xlink:href="https://docs.google.com/presentation/d/1FxhQzU8AOWB8LTYcmGv6hkXEl0k2WEAeXP83BccaC64/edit#slide=id.g211813dd47e_1_133" xlink:type="simple">https://docs.google.com/presentation/d/1FxhQzU8AOWB8LTYcmGv6hkXEl0k2WEAeXP83BccaC64/edit#slide=id.g211813dd47e_1_133</text:a></text:p>
          </table:table-cell>
          <table:table-cell table:style-name="Default" office:value-type="string" calcext:value-type="string">
            <text:p>https://docs.google.com/presentation/d/1FxhQzU8AOWB8LTYcmGv6hkXEl0k2WEAeXP83BccaC64/edit#slide=id.g211813dd47e_1_133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52" xlink:type="simple">https://github.com/ActiveInferenceInstitute/ActiveInferenceJournal/tree/main/Livestream/LiveStream_052</text:a></text:p>
          </table:table-cell>
          <table:table-cell office:value-type="string" calcext:value-type="string">
            <text:p><text:a xlink:href="https://arxiv.org/abs/2203.10592" xlink:type="simple">Geometric Methods for Sampling, Optimisation, Inference and Adaptive Agents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arxiv.org/abs/2203.10592" xlink:type="simple">Geometric Methods for Sampling, Optimisation, Inference and Adaptive Agents</text:a></text:p>
          </table:table-cell>
        </table:table-row>
        <table:table-row table:style-name="ro3">
          <table:table-cell office:value-type="string" calcext:value-type="string">
            <text:p>Livestream</text:p>
          </table:table-cell>
          <table:table-cell office:value-type="string" calcext:value-type="string">
            <text:p>11/9/2022</text:p>
          </table:table-cell>
          <table:table-cell/>
          <table:table-cell office:value-type="string" calcext:value-type="string">
            <text:p>Livestream #051.2</text:p>
          </table:table-cell>
          <table:table-cell office:value-type="string" calcext:value-type="string">
            <text:p><text:a xlink:href="https://coda.io/d/_dTwB_SP81yq#Simple-list-view-of-Contacts-in-name-only_tu3f1/r581&amp;view=modal" xlink:type="simple">Takuya Isomura</text:a></text:p>
          </table:table-cell>
          <table:table-cell office:value-type="string" calcext:value-type="string">
            <text:p><text:a xlink:href="https://youtu.be/hY_CajLpt9Q" xlink:type="simple">https://youtu.be/hY_CajLpt9Q</text:a></text:p>
          </table:table-cell>
          <table:table-cell table:style-name="ce2" office:value-type="string" calcext:value-type="string">
            <text:p><text:a xlink:href="https://docs.google.com/presentation/d/1m8NZvPp_Jm9qVRn47DaluGHLTH5WyGt_IKqzemgULI4/edit" xlink:type="simple">#051.1/2</text:a></text:p>
          </table:table-cell>
          <table:table-cell table:style-name="Default" office:value-type="string" calcext:value-type="string">
            <text:p>https://docs.google.com/presentation/d/1m8NZvPp_Jm9qVRn47DaluGHLTH5WyGt_IKqzemgULI4/edit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51" xlink:type="simple">https://github.com/ActiveInferenceInstitute/ActiveInferenceJournal/tree/main/Livestream/LiveStream_051</text:a></text:p>
          </table:table-cell>
          <table:table-cell office:value-type="string" calcext:value-type="string">
            <text:p><text:a xlink:href="https://www.nature.com/articles/s42003-021-02994-2" xlink:type="simple">Canonical neural networks perform active inference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www.nature.com/articles/s42003-021-02994-2" xlink:type="simple">Canonical neural networks perform active inference</text:a></text:p>
          </table:table-cell>
        </table:table-row>
        <table:table-row table:style-name="ro8">
          <table:table-cell office:value-type="string" calcext:value-type="string">
            <text:p>Livestream</text:p>
          </table:table-cell>
          <table:table-cell office:value-type="string" calcext:value-type="string">
            <text:p>11/3/2022</text:p>
          </table:table-cell>
          <table:table-cell/>
          <table:table-cell office:value-type="string" calcext:value-type="string">
            <text:p>Livestream #050.2</text:p>
          </table:table-cell>
          <table:table-cell office:value-type="string" calcext:value-type="string">
            <text:p><text:a xlink:href="https://coda.io/d/_dTwB_SP81yq#Simple-list-view-of-Contacts-in-name-only_tu3f1/r188&amp;view=modal" xlink:type="simple">Eli Sennesh</text:a>,<text:a xlink:href="https://coda.io/d/_dTwB_SP81yq#Simple-list-view-of-Contacts-in-name-only_tu3f1/r321&amp;view=modal" xlink:type="simple">Jordan Theriault</text:a></text:p>
          </table:table-cell>
          <table:table-cell office:value-type="string" calcext:value-type="string">
            <text:p><text:a xlink:href="https://youtu.be/4o-LmkycAC0" xlink:type="simple">https://youtu.be/4o-LmkycAC0</text:a></text:p>
          </table:table-cell>
          <table:table-cell table:style-name="ce2" office:value-type="string" calcext:value-type="string">
            <text:p><text:a xlink:href="https://docs.google.com/presentation/d/1cMODFjlwMcSsVNHnz3b8ZT9Erv26VF2ABUgNDZUerKk/edit#slide=id.gc77d90b7ef_1_17" xlink:type="simple">#050.1/2</text:a></text:p>
          </table:table-cell>
          <table:table-cell table:style-name="Default" office:value-type="string" calcext:value-type="string">
            <text:p>https://docs.google.com/presentation/d/1cMODFjlwMcSsVNHnz3b8ZT9Erv26VF2ABUgNDZUerKk/edit#slide=id.gc77d90b7ef_1_17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50" xlink:type="simple">https://github.com/ActiveInferenceInstitute/ActiveInferenceJournal/tree/main/Livestream/LiveStream_050</text:a></text:p>
          </table:table-cell>
          <table:table-cell office:value-type="string" calcext:value-type="string">
            <text:p><text:a xlink:href="https://www.sciencedirect.com/science/article/abs/pii/S0301051121002350" xlink:type="simple">Interoception as modeling, allostasis as control</text:a></text:p>
          </table:table-cell>
          <table:table-cell office:value-type="string" calcext:value-type="string">
            <text:p><text:a xlink:href="https://coda.io/d/_dTwB_SP81yq#Simple-list-view-of-Contacts-in-name-only_tu3f1/r172&amp;view=modal" xlink:type="simple">Dean Tickles</text:a>,<text:a xlink:href="https://coda.io/d/_dTwB_SP81yq#Simple-list-view-of-Contacts-in-name-only_tu3f1/r149&amp;view=modal" xlink:type="simple">Daniel Friedman</text:a>,<text:a xlink:href="https://coda.io/d/_dTwB_SP81yq#Simple-list-view-of-Contacts-in-name-only_tu3f1/r266&amp;view=modal" xlink:type="simple">Ian Tennant</text:a></text:p>
          </table:table-cell>
          <table:table-cell office:value-type="string" calcext:value-type="string">
            <text:p><text:a xlink:href="https://www.sciencedirect.com/science/article/abs/pii/S0301051121002350" xlink:type="simple">Interoception as modeling, allostasis as control</text:a></text:p>
          </table:table-cell>
        </table:table-row>
        <table:table-row table:style-name="ro9">
          <table:table-cell office:value-type="string" calcext:value-type="string">
            <text:p>Livestream</text:p>
          </table:table-cell>
          <table:table-cell office:value-type="string" calcext:value-type="string">
            <text:p>11/2/2022</text:p>
          </table:table-cell>
          <table:table-cell/>
          <table:table-cell office:value-type="string" calcext:value-type="string">
            <text:p>Livestream #051.1</text:p>
          </table:table-cell>
          <table:table-cell office:value-type="string" calcext:value-type="string">
            <text:p><text:a xlink:href="https://coda.io/d/_dTwB_SP81yq#Simple-list-view-of-Contacts-in-name-only_tu3f1/r581&amp;view=modal" xlink:type="simple">Takuya Isomura</text:a></text:p>
          </table:table-cell>
          <table:table-cell office:value-type="string" calcext:value-type="string">
            <text:p><text:a xlink:href="https://youtu.be/IM_NlUzyq8M" xlink:type="simple">https://youtu.be/IM_NlUzyq8M</text:a></text:p>
          </table:table-cell>
          <table:table-cell table:style-name="ce2" office:value-type="string" calcext:value-type="string">
            <text:p><text:a xlink:href="https://docs.google.com/presentation/d/1m8NZvPp_Jm9qVRn47DaluGHLTH5WyGt_IKqzemgULI4/edit" xlink:type="simple">#051.1/2</text:a></text:p>
          </table:table-cell>
          <table:table-cell table:style-name="Default" office:value-type="string" calcext:value-type="string">
            <text:p>https://docs.google.com/presentation/d/1m8NZvPp_Jm9qVRn47DaluGHLTH5WyGt_IKqzemgULI4/edit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51" xlink:type="simple">https://github.com/ActiveInferenceInstitute/ActiveInferenceJournal/tree/main/Livestream/LiveStream_051</text:a></text:p>
          </table:table-cell>
          <table:table-cell office:value-type="string" calcext:value-type="string">
            <text:p><text:a xlink:href="https://www.nature.com/articles/s42003-021-02994-2" xlink:type="simple">Canonical neural networks perform active inference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www.nature.com/articles/s42003-021-02994-2" xlink:type="simple">Canonical neural networks perform active inference</text:a></text:p>
          </table:table-cell>
        </table:table-row>
        <table:table-row table:style-name="ro9">
          <table:table-cell office:value-type="string" calcext:value-type="string">
            <text:p>Livestream</text:p>
          </table:table-cell>
          <table:table-cell office:value-type="string" calcext:value-type="string">
            <text:p>10/26/2022</text:p>
          </table:table-cell>
          <table:table-cell/>
          <table:table-cell office:value-type="string" calcext:value-type="string">
            <text:p>Livestream #051.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ZASG-rtkXDk" xlink:type="simple">https://youtu.be/ZASG-rtkXDk</text:a></text:p>
          </table:table-cell>
          <table:table-cell table:style-name="ce2" office:value-type="string" calcext:value-type="string">
            <text:p><text:a xlink:href="https://docs.google.com/presentation/d/1yTx7ycmoGW0yXnGQy5fpLAfoI2pYo9zLPUUNlj2fKx8/edit?usp=sharing" xlink:type="simple">#051.0</text:a></text:p>
          </table:table-cell>
          <table:table-cell table:style-name="Default" office:value-type="string" calcext:value-type="string">
            <text:p>https://docs.google.com/presentation/d/1yTx7ycmoGW0yXnGQy5fpLAfoI2pYo9zLPUUNlj2fKx8/edit?usp=sharing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51" xlink:type="simple">https://github.com/ActiveInferenceInstitute/ActiveInferenceJournal/tree/main/Livestream/LiveStream_051</text:a></text:p>
          </table:table-cell>
          <table:table-cell office:value-type="string" calcext:value-type="string">
            <text:p><text:a xlink:href="https://www.nature.com/articles/s42003-021-02994-2" xlink:type="simple">Canonical neural networks perform active inference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www.nature.com/articles/s42003-021-02994-2" xlink:type="simple">Canonical neural networks perform active inference</text:a></text:p>
          </table:table-cell>
        </table:table-row>
        <table:table-row table:style-name="ro9">
          <table:table-cell office:value-type="string" calcext:value-type="string">
            <text:p>Livestream</text:p>
          </table:table-cell>
          <table:table-cell office:value-type="string" calcext:value-type="string">
            <text:p>10/20/2022</text:p>
          </table:table-cell>
          <table:table-cell/>
          <table:table-cell office:value-type="string" calcext:value-type="string">
            <text:p>Livestream #050.1</text:p>
          </table:table-cell>
          <table:table-cell office:value-type="string" calcext:value-type="string">
            <text:p><text:a xlink:href="https://coda.io/d/_dTwB_SP81yq#Simple-list-view-of-Contacts-in-name-only_tu3f1/r188&amp;view=modal" xlink:type="simple">Eli Sennesh</text:a>,<text:a xlink:href="https://coda.io/d/_dTwB_SP81yq#Simple-list-view-of-Contacts-in-name-only_tu3f1/r321&amp;view=modal" xlink:type="simple">Jordan Theriault</text:a></text:p>
          </table:table-cell>
          <table:table-cell office:value-type="string" calcext:value-type="string">
            <text:p><text:a xlink:href="https://youtu.be/tGd-mgSdbio" xlink:type="simple">https://youtu.be/tGd-mgSdbio</text:a></text:p>
          </table:table-cell>
          <table:table-cell table:style-name="ce2" office:value-type="string" calcext:value-type="string">
            <text:p><text:a xlink:href="https://docs.google.com/presentation/d/1cMODFjlwMcSsVNHnz3b8ZT9Erv26VF2ABUgNDZUerKk/edit#slide=id.gc77d90b7ef_1_17" xlink:type="simple">#050.1/2</text:a></text:p>
          </table:table-cell>
          <table:table-cell table:style-name="Default" office:value-type="string" calcext:value-type="string">
            <text:p>https://docs.google.com/presentation/d/1cMODFjlwMcSsVNHnz3b8ZT9Erv26VF2ABUgNDZUerKk/edit#slide=id.gc77d90b7ef_1_17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50" xlink:type="simple">https://github.com/ActiveInferenceInstitute/ActiveInferenceJournal/tree/main/Livestream/LiveStream_050</text:a></text:p>
          </table:table-cell>
          <table:table-cell office:value-type="string" calcext:value-type="string">
            <text:p><text:a xlink:href="https://www.sciencedirect.com/science/article/abs/pii/S0301051121002350" xlink:type="simple">Interoception as modeling, allostasis as control</text:a></text:p>
          </table:table-cell>
          <table:table-cell office:value-type="string" calcext:value-type="string">
            <text:p><text:a xlink:href="https://coda.io/d/_dTwB_SP81yq#Simple-list-view-of-Contacts-in-name-only_tu3f1/r172&amp;view=modal" xlink:type="simple">Dean Tickles</text:a>,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www.sciencedirect.com/science/article/abs/pii/S0301051121002350" xlink:type="simple">Interoception as modeling, allostasis as control</text:a></text:p>
          </table:table-cell>
        </table:table-row>
        <table:table-row table:style-name="ro9">
          <table:table-cell office:value-type="string" calcext:value-type="string">
            <text:p>Livestream</text:p>
          </table:table-cell>
          <table:table-cell office:value-type="string" calcext:value-type="string">
            <text:p>10/17/2022</text:p>
          </table:table-cell>
          <table:table-cell/>
          <table:table-cell office:value-type="string" calcext:value-type="string">
            <text:p>Livestream #050.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l7r0ISlr-Hc" xlink:type="simple">https://youtu.be/l7r0ISlr-Hc</text:a></text:p>
          </table:table-cell>
          <table:table-cell table:style-name="ce2" office:value-type="string" calcext:value-type="string">
            <text:p><text:a xlink:href="https://docs.google.com/presentation/d/17hQSVy1_F61KFOvZlMSUevoO_SsbPHOmFewcyk2Malc/edit#slide=id.gc77d90b7ef_1_17" xlink:type="simple">#050.0</text:a></text:p>
          </table:table-cell>
          <table:table-cell table:style-name="Default" office:value-type="string" calcext:value-type="string">
            <text:p>https://docs.google.com/presentation/d/17hQSVy1_F61KFOvZlMSUevoO_SsbPHOmFewcyk2Malc/edit#slide=id.gc77d90b7ef_1_17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50" xlink:type="simple">https://github.com/ActiveInferenceInstitute/ActiveInferenceJournal/tree/main/Livestream/LiveStream_050</text:a></text:p>
          </table:table-cell>
          <table:table-cell office:value-type="string" calcext:value-type="string">
            <text:p><text:a xlink:href="https://www.sciencedirect.com/science/article/abs/pii/S0301051121002350" xlink:type="simple">Interoception as modeling, allostasis as control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172&amp;view=modal" xlink:type="simple">Dean Tickles</text:a></text:p>
          </table:table-cell>
          <table:table-cell office:value-type="string" calcext:value-type="string">
            <text:p><text:a xlink:href="https://www.sciencedirect.com/science/article/abs/pii/S0301051121002350" xlink:type="simple">Interoception as modeling, allostasis as control</text:a></text:p>
          </table:table-cell>
        </table:table-row>
        <table:table-row table:style-name="ro6">
          <table:table-cell office:value-type="string" calcext:value-type="string">
            <text:p>Livestream</text:p>
          </table:table-cell>
          <table:table-cell office:value-type="string" calcext:value-type="string">
            <text:p>10/12/2022</text:p>
          </table:table-cell>
          <table:table-cell/>
          <table:table-cell office:value-type="string" calcext:value-type="string">
            <text:p>Livestream #049.2</text:p>
          </table:table-cell>
          <table:table-cell office:value-type="string" calcext:value-type="string">
            <text:p><text:a xlink:href="https://coda.io/d/_dTwB_SP81yq#Simple-list-view-of-Contacts-in-name-only_tu3f1/r145&amp;view=modal" xlink:type="simple">Dalton Sakthivadivel</text:a></text:p>
          </table:table-cell>
          <table:table-cell office:value-type="string" calcext:value-type="string">
            <text:p><text:a xlink:href="https://youtu.be/2SuBJBEg9LI" xlink:type="simple">https://youtu.be/2SuBJBEg9LI</text:a></text:p>
          </table:table-cell>
          <table:table-cell table:style-name="ce2" office:value-type="string" calcext:value-type="string">
            <text:p><text:a xlink:href="https://docs.google.com/presentation/d/1C_ghcJ_TlhAUEEkGnyc5KefSFXyDw5j5Qbp6-N6hkhY/edit?usp=sharing" xlink:type="simple">#049.1/2</text:a></text:p>
          </table:table-cell>
          <table:table-cell table:style-name="Default" office:value-type="string" calcext:value-type="string">
            <text:p>https://docs.google.com/presentation/d/1C_ghcJ_TlhAUEEkGnyc5KefSFXyDw5j5Qbp6-N6hkhY/edit?usp=sharing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49" xlink:type="simple">https://github.com/ActiveInferenceInstitute/ActiveInferenceJournal/tree/main/Livestream/LiveStream_049</text:a></text:p>
          </table:table-cell>
          <table:table-cell office:value-type="string" calcext:value-type="string">
            <text:p><text:a xlink:href="https://arxiv.org/abs/2206.12996" xlink:type="simple">A Worked Example of the Bayesian Mechanics of Classical Objects</text:a></text:p>
          </table:table-cell>
          <table:table-cell office:value-type="string" calcext:value-type="string">
            <text:p><text:a xlink:href="https://coda.io/d/_dTwB_SP81yq#Simple-list-view-of-Contacts-in-name-only_tu3f1/r277&amp;view=modal" xlink:type="simple">Jakub Smékal</text:a>,<text:a xlink:href="https://coda.io/d/_dTwB_SP81yq#Simple-list-view-of-Contacts-in-name-only_tu3f1/r42&amp;view=modal" xlink:type="simple">Ali Rahmjoo</text:a>,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arxiv.org/abs/2206.12996" xlink:type="simple">A Worked Example of the Bayesian Mechanics of Classical Objects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10/5/2022</text:p>
          </table:table-cell>
          <table:table-cell/>
          <table:table-cell office:value-type="string" calcext:value-type="string">
            <text:p>Livestream #049.1</text:p>
          </table:table-cell>
          <table:table-cell office:value-type="string" calcext:value-type="string">
            <text:p><text:a xlink:href="https://coda.io/d/_dTwB_SP81yq#Simple-list-view-of-Contacts-in-name-only_tu3f1/r145&amp;view=modal" xlink:type="simple">Dalton Sakthivadivel</text:a></text:p>
          </table:table-cell>
          <table:table-cell office:value-type="string" calcext:value-type="string">
            <text:p><text:a xlink:href="https://youtu.be/dAtC-Enmc8M" xlink:type="simple">https://youtu.be/dAtC-Enmc8M</text:a></text:p>
          </table:table-cell>
          <table:table-cell table:style-name="ce2" office:value-type="string" calcext:value-type="string">
            <text:p><text:a xlink:href="https://docs.google.com/presentation/d/1C_ghcJ_TlhAUEEkGnyc5KefSFXyDw5j5Qbp6-N6hkhY/edit?usp=sharing" xlink:type="simple">#049.1/2</text:a></text:p>
          </table:table-cell>
          <table:table-cell table:style-name="ce2" office:value-type="string" calcext:value-type="string">
            <text:p>https://docs.google.com/presentation/d/1C_ghcJ_TlhAUEEkGnyc5KefSFXyDw5j5Qbp6-N6hkhY/edit?usp=sharing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49" xlink:type="simple">https://github.com/ActiveInferenceInstitute/ActiveInferenceJournal/tree/main/Livestream/LiveStream_049</text:a></text:p>
          </table:table-cell>
          <table:table-cell office:value-type="string" calcext:value-type="string">
            <text:p><text:a xlink:href="https://arxiv.org/abs/2206.12996" xlink:type="simple">A Worked Example of the Bayesian Mechanics of Classical Objects</text:a></text:p>
          </table:table-cell>
          <table:table-cell office:value-type="string" calcext:value-type="string">
            <text:p><text:a xlink:href="https://coda.io/d/_dTwB_SP81yq#Simple-list-view-of-Contacts-in-name-only_tu3f1/r277&amp;view=modal" xlink:type="simple">Jakub Smékal</text:a>,<text:a xlink:href="https://coda.io/d/_dTwB_SP81yq#Simple-list-view-of-Contacts-in-name-only_tu3f1/r42&amp;view=modal" xlink:type="simple">Ali Rahmjoo</text:a>,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arxiv.org/abs/2206.12996" xlink:type="simple">A Worked Example of the Bayesian Mechanics of Classical Objects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9/30/2022</text:p>
          </table:table-cell>
          <table:table-cell/>
          <table:table-cell office:value-type="string" calcext:value-type="string">
            <text:p>Livestream #049.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OtX2Fpzn7KA" xlink:type="simple">https://youtu.be/OtX2Fpzn7KA</text:a></text:p>
          </table:table-cell>
          <table:table-cell table:style-name="ce2" office:value-type="string" calcext:value-type="string">
            <text:p><text:a xlink:href="https://docs.google.com/presentation/d/1Q0WrFgj5OyxHUkr8noxPwlwvvzxwY_DAjDU2Fpd5Cno/edit?usp=sharing" xlink:type="simple">#049.0</text:a></text:p>
          </table:table-cell>
          <table:table-cell table:style-name="ce2" office:value-type="string" calcext:value-type="string">
            <text:p>https://docs.google.com/presentation/d/1Q0WrFgj5OyxHUkr8noxPwlwvvzxwY_DAjDU2Fpd5Cno/edit?usp=sharing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49" xlink:type="simple">https://github.com/ActiveInferenceInstitute/ActiveInferenceJournal/tree/main/Livestream/LiveStream_049</text:a></text:p>
          </table:table-cell>
          <table:table-cell office:value-type="string" calcext:value-type="string">
            <text:p><text:a xlink:href="https://arxiv.org/abs/2206.12996" xlink:type="simple">A Worked Example of the Bayesian Mechanics of Classical Objects</text:a></text:p>
          </table:table-cell>
          <table:table-cell office:value-type="string" calcext:value-type="string">
            <text:p><text:a xlink:href="https://coda.io/d/_dTwB_SP81yq#Simple-list-view-of-Contacts-in-name-only_tu3f1/r277&amp;view=modal" xlink:type="simple">Jakub Smékal</text:a>,<text:a xlink:href="https://coda.io/d/_dTwB_SP81yq#Simple-list-view-of-Contacts-in-name-only_tu3f1/r42&amp;view=modal" xlink:type="simple">Ali Rahmjoo</text:a>,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arxiv.org/abs/2206.12996" xlink:type="simple">A Worked Example of the Bayesian Mechanics of Classical Objects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9/14/2022</text:p>
          </table:table-cell>
          <table:table-cell/>
          <table:table-cell office:value-type="string" calcext:value-type="string">
            <text:p>Livestream #048.2</text:p>
          </table:table-cell>
          <table:table-cell office:value-type="string" calcext:value-type="string">
            <text:p><text:a xlink:href="https://coda.io/d/_dTwB_SP81yq#Simple-list-view-of-Contacts-in-name-only_tu3f1/r504&amp;view=modal" xlink:type="simple">Rémi Tison</text:a></text:p>
          </table:table-cell>
          <table:table-cell office:value-type="string" calcext:value-type="string">
            <text:p><text:a xlink:href="https://youtu.be/hIIyYu2C-SI" xlink:type="simple">https://youtu.be/hIIyYu2C-SI</text:a></text:p>
          </table:table-cell>
          <table:table-cell table:style-name="ce2" office:value-type="string" calcext:value-type="string">
            <text:p><text:a xlink:href="https://docs.google.com/presentation/d/1yjfToWX_zspCwZZ7x363hbyGBF3t72L5jvg5tis3cLY/edit?usp=sharing" xlink:type="simple">#048.1/2</text:a></text:p>
          </table:table-cell>
          <table:table-cell table:style-name="ce2" office:value-type="string" calcext:value-type="string">
            <text:p>https://docs.google.com/presentation/d/1yjfToWX_zspCwZZ7x363hbyGBF3t72L5jvg5tis3cLY/edit?usp=sharing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48" xlink:type="simple">https://github.com/ActiveInferenceInstitute/ActiveInferenceJournal/tree/main/Livestream/LiveStream_048</text:a></text:p>
          </table:table-cell>
          <table:table-cell office:value-type="string" calcext:value-type="string">
            <text:p><text:a xlink:href="https://www.tandfonline.com/doi/abs/10.1080/10407413.2021.1965480?" xlink:type="simple">Communication as Socially Extended Active Inference: An Ecological Approach to Communicative Behavior</text:a></text:p>
          </table:table-cell>
          <table:table-cell office:value-type="string" calcext:value-type="string">
            <text:p><text:a xlink:href="https://coda.io/d/_dTwB_SP81yq#Simple-list-view-of-Contacts-in-name-only_tu3f1/r97&amp;view=modal" xlink:type="simple">V. Bleu Knight</text:a>,<text:a xlink:href="https://coda.io/d/_dTwB_SP81yq#Simple-list-view-of-Contacts-in-name-only_tu3f1/r172&amp;view=modal" xlink:type="simple">Dean Tickles</text:a>,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www.tandfonline.com/doi/abs/10.1080/10407413.2021.1965480?" xlink:type="simple">Communication as Socially Extended Active Inference: An Ecological Approach to Communicative Behavior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9/7/2022</text:p>
          </table:table-cell>
          <table:table-cell/>
          <table:table-cell office:value-type="string" calcext:value-type="string">
            <text:p>Livestream #048.1</text:p>
          </table:table-cell>
          <table:table-cell office:value-type="string" calcext:value-type="string">
            <text:p><text:a xlink:href="https://coda.io/d/_dTwB_SP81yq#Simple-list-view-of-Contacts-in-name-only_tu3f1/r504&amp;view=modal" xlink:type="simple">Rémi Tison</text:a></text:p>
          </table:table-cell>
          <table:table-cell office:value-type="string" calcext:value-type="string">
            <text:p><text:a xlink:href="https://youtu.be/nWFM5zrdmG8" xlink:type="simple">https://youtu.be/nWFM5zrdmG8</text:a></text:p>
          </table:table-cell>
          <table:table-cell table:style-name="ce2" office:value-type="string" calcext:value-type="string">
            <text:p><text:a xlink:href="https://docs.google.com/presentation/d/1yjfToWX_zspCwZZ7x363hbyGBF3t72L5jvg5tis3cLY/edit?usp=sharing" xlink:type="simple">#048.1/2</text:a></text:p>
          </table:table-cell>
          <table:table-cell table:style-name="ce2" office:value-type="string" calcext:value-type="string">
            <text:p>https://docs.google.com/presentation/d/1yjfToWX_zspCwZZ7x363hbyGBF3t72L5jvg5tis3cLY/edit?usp=sharing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48" xlink:type="simple">https://github.com/ActiveInferenceInstitute/ActiveInferenceJournal/tree/main/Livestream/LiveStream_048</text:a></text:p>
          </table:table-cell>
          <table:table-cell office:value-type="string" calcext:value-type="string">
            <text:p><text:a xlink:href="https://www.tandfonline.com/doi/abs/10.1080/10407413.2021.1965480?" xlink:type="simple">Communication as Socially Extended Active Inference: An Ecological Approach to Communicative Behavior</text:a></text:p>
          </table:table-cell>
          <table:table-cell office:value-type="string" calcext:value-type="string">
            <text:p><text:a xlink:href="https://coda.io/d/_dTwB_SP81yq#Simple-list-view-of-Contacts-in-name-only_tu3f1/r97&amp;view=modal" xlink:type="simple">V. Bleu Knight</text:a>,<text:a xlink:href="https://coda.io/d/_dTwB_SP81yq#Simple-list-view-of-Contacts-in-name-only_tu3f1/r172&amp;view=modal" xlink:type="simple">Dean Tickles</text:a>,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www.tandfonline.com/doi/abs/10.1080/10407413.2021.1965480?" xlink:type="simple">Communication as Socially Extended Active Inference: An Ecological Approach to Communicative Behavior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9/5/2022</text:p>
          </table:table-cell>
          <table:table-cell/>
          <table:table-cell office:value-type="string" calcext:value-type="string">
            <text:p>Livestream #048.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zqiZjjY9H7M" xlink:type="simple">https://youtu.be/zqiZjjY9H7M</text:a></text:p>
          </table:table-cell>
          <table:table-cell table:style-name="ce2" office:value-type="string" calcext:value-type="string">
            <text:p><text:a xlink:href="https://docs.google.com/presentation/d/1E8mK-VO2JhKHNmKcCq3EqqAB_8ek8JAD-838aiDjyqA/edit?usp=sharing" xlink:type="simple">#048.0</text:a></text:p>
          </table:table-cell>
          <table:table-cell table:style-name="ce2" office:value-type="string" calcext:value-type="string">
            <text:p>https://docs.google.com/presentation/d/1E8mK-VO2JhKHNmKcCq3EqqAB_8ek8JAD-838aiDjyqA/edit?usp=sharing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48" xlink:type="simple">https://github.com/ActiveInferenceInstitute/ActiveInferenceJournal/tree/main/Livestream/LiveStream_048</text:a></text:p>
          </table:table-cell>
          <table:table-cell office:value-type="string" calcext:value-type="string">
            <text:p><text:a xlink:href="https://www.tandfonline.com/doi/abs/10.1080/10407413.2021.1965480?" xlink:type="simple">Communication as Socially Extended Active Inference: An Ecological Approach to Communicative Behavior</text:a></text:p>
          </table:table-cell>
          <table:table-cell office:value-type="string" calcext:value-type="string">
            <text:p><text:a xlink:href="https://coda.io/d/_dTwB_SP81yq#Simple-list-view-of-Contacts-in-name-only_tu3f1/r172&amp;view=modal" xlink:type="simple">Dean Tickles</text:a>,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www.tandfonline.com/doi/abs/10.1080/10407413.2021.1965480?" xlink:type="simple">Communication as Socially Extended Active Inference: An Ecological Approach to Communicative Behavior</text:a></text:p>
          </table:table-cell>
        </table:table-row>
        <table:table-row table:style-name="ro2">
          <table:table-cell office:value-type="string" calcext:value-type="string">
            <text:p>Livestream</text:p>
          </table:table-cell>
          <table:table-cell office:value-type="string" calcext:value-type="string">
            <text:p>8/17/2022</text:p>
          </table:table-cell>
          <table:table-cell/>
          <table:table-cell office:value-type="string" calcext:value-type="string">
            <text:p>Livestream #047.2</text:p>
          </table:table-cell>
          <table:table-cell office:value-type="string" calcext:value-type="string">
            <text:p><text:a xlink:href="https://coda.io/d/_dTwB_SP81yq#Simple-list-view-of-Contacts-in-name-only_tu3f1/r374&amp;view=modal" xlink:type="simple">Majid D Beni</text:a></text:p>
          </table:table-cell>
          <table:table-cell office:value-type="string" calcext:value-type="string">
            <text:p><text:a xlink:href="https://youtu.be/riJYh87FPx4" xlink:type="simple">https://youtu.be/riJYh87FPx4</text:a></text:p>
          </table:table-cell>
          <table:table-cell table:style-name="ce2" office:value-type="string" calcext:value-type="string">
            <text:p><text:a xlink:href="https://docs.google.com/presentation/d/1YL_Smp5er1E6348t81gFqW1Fo7n8PWF2_W5Ys4SG_v4/edit#slide=id.gc77d90b7ef_1_17" xlink:type="simple">#047.1/2</text:a></text:p>
          </table:table-cell>
          <table:table-cell table:style-name="ce2" office:value-type="string" calcext:value-type="string">
            <text:p>https://docs.google.com/presentation/d/1YL_Smp5er1E6348t81gFqW1Fo7n8PWF2_W5Ys4SG_v4/edit#slide=id.gc77d90b7ef_1_17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47" xlink:type="simple">https://github.com/ActiveInferenceInstitute/ActiveInferenceJournal/tree/main/Livestream/LiveStream_047</text:a></text:p>
          </table:table-cell>
          <table:table-cell office:value-type="string" calcext:value-type="string">
            <text:p><text:a xlink:href="http://philsci-archive.pitt.edu/20352/" xlink:type="simple">“Enactive-Dynamic Social Cognition and Active Inference”</text:a><text:a xlink:href="https://link.springer.com/article/10.1007%2Fs12304-021-09432-0" xlink:type="simple">“Active Inference and Abduction”</text:a></text:p>
          </table:table-cell>
          <table:table-cell office:value-type="string" calcext:value-type="string">
            <text:p><text:a xlink:href="https://coda.io/d/_dTwB_SP81yq#Simple-list-view-of-Contacts-in-name-only_tu3f1/r172&amp;view=modal" xlink:type="simple">Dean Tickles</text:a>,<text:a xlink:href="https://coda.io/d/_dTwB_SP81yq#Simple-list-view-of-Contacts-in-name-only_tu3f1/r149&amp;view=modal" xlink:type="simple">Daniel Friedman</text:a>,<text:a xlink:href="https://coda.io/d/_dTwB_SP81yq#Simple-list-view-of-Contacts-in-name-only_tu3f1/r571&amp;view=modal" xlink:type="simple">Stephen Sillett</text:a></text:p>
          </table:table-cell>
          <table:table-cell office:value-type="string" calcext:value-type="string">
            <text:p><text:a xlink:href="http://philsci-archive.pitt.edu/20352/" xlink:type="simple">“Enactive-Dynamic Social Cognition and Active Inference”</text:a><text:a xlink:href="https://link.springer.com/article/10.1007%2Fs12304-021-09432-0" xlink:type="simple">“Active Inference and Abduction”</text:a></text:p>
          </table:table-cell>
        </table:table-row>
        <table:table-row table:style-name="ro2">
          <table:table-cell office:value-type="string" calcext:value-type="string">
            <text:p>Livestream</text:p>
          </table:table-cell>
          <table:table-cell office:value-type="string" calcext:value-type="string">
            <text:p>8/10/2022</text:p>
          </table:table-cell>
          <table:table-cell/>
          <table:table-cell office:value-type="string" calcext:value-type="string">
            <text:p>Livestream #047.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www.youtube.com/watch?v=1yYFJnf_mHY" xlink:type="simple">https://www.youtube.com/watch?v=1yYFJnf_mHY</text:a></text:p>
          </table:table-cell>
          <table:table-cell table:style-name="ce2" office:value-type="string" calcext:value-type="string">
            <text:p><text:a xlink:href="https://docs.google.com/presentation/d/1YL_Smp5er1E6348t81gFqW1Fo7n8PWF2_W5Ys4SG_v4/edit#slide=id.gc77d90b7ef_1_17" xlink:type="simple">#047.1/2</text:a></text:p>
          </table:table-cell>
          <table:table-cell table:style-name="ce2" office:value-type="string" calcext:value-type="string">
            <text:p>https://docs.google.com/presentation/d/1YL_Smp5er1E6348t81gFqW1Fo7n8PWF2_W5Ys4SG_v4/edit#slide=id.gc77d90b7ef_1_17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47" xlink:type="simple">https://github.com/ActiveInferenceInstitute/ActiveInferenceJournal/tree/main/Livestream/LiveStream_047</text:a></text:p>
          </table:table-cell>
          <table:table-cell office:value-type="string" calcext:value-type="string">
            <text:p><text:a xlink:href="http://philsci-archive.pitt.edu/20352/" xlink:type="simple">“Enactive-Dynamic Social Cognition and Active Inference”</text:a><text:a xlink:href="https://link.springer.com/article/10.1007%2Fs12304-021-09432-0" xlink:type="simple">“Active Inference and Abduction”</text:a></text:p>
          </table:table-cell>
          <table:table-cell office:value-type="string" calcext:value-type="string">
            <text:p><text:a xlink:href="https://coda.io/d/_dTwB_SP81yq#Simple-list-view-of-Contacts-in-name-only_tu3f1/r172&amp;view=modal" xlink:type="simple">Dean Tickles</text:a>,<text:a xlink:href="https://coda.io/d/_dTwB_SP81yq#Simple-list-view-of-Contacts-in-name-only_tu3f1/r149&amp;view=modal" xlink:type="simple">Daniel Friedman</text:a>,<text:a xlink:href="https://coda.io/d/_dTwB_SP81yq#Simple-list-view-of-Contacts-in-name-only_tu3f1/r97&amp;view=modal" xlink:type="simple">V. Bleu Knight</text:a></text:p>
          </table:table-cell>
          <table:table-cell office:value-type="string" calcext:value-type="string">
            <text:p><text:a xlink:href="http://philsci-archive.pitt.edu/20352/" xlink:type="simple">“Enactive-Dynamic Social Cognition and Active Inference”</text:a><text:a xlink:href="https://link.springer.com/article/10.1007%2Fs12304-021-09432-0" xlink:type="simple">“Active Inference and Abduction”</text:a></text:p>
          </table:table-cell>
        </table:table-row>
        <table:table-row table:style-name="ro2">
          <table:table-cell office:value-type="string" calcext:value-type="string">
            <text:p>Livestream</text:p>
          </table:table-cell>
          <table:table-cell office:value-type="string" calcext:value-type="string">
            <text:p>8/3/2022</text:p>
          </table:table-cell>
          <table:table-cell/>
          <table:table-cell office:value-type="string" calcext:value-type="string">
            <text:p>Livestream #047.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WKjqw3My_xM" xlink:type="simple">https://youtu.be/WKjqw3My_xM</text:a></text:p>
          </table:table-cell>
          <table:table-cell table:style-name="ce2" office:value-type="string" calcext:value-type="string">
            <text:p><text:a xlink:href="https://docs.google.com/presentation/d/18wtQk1fHz-OdyddEiNzPzomX-g5eHq-Zp045LF4Rbwc/edit#slide=id.gc77d90b7ef_1_17" xlink:type="simple">#047.0</text:a></text:p>
          </table:table-cell>
          <table:table-cell table:style-name="ce2" office:value-type="string" calcext:value-type="string">
            <text:p>https://docs.google.com/presentation/d/18wtQk1fHz-OdyddEiNzPzomX-g5eHq-Zp045LF4Rbwc/edit#slide=id.gc77d90b7ef_1_17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47" xlink:type="simple">https://github.com/ActiveInferenceInstitute/ActiveInferenceJournal/tree/main/Livestream/LiveStream_047</text:a></text:p>
          </table:table-cell>
          <table:table-cell office:value-type="string" calcext:value-type="string">
            <text:p><text:a xlink:href="http://philsci-archive.pitt.edu/20352/" xlink:type="simple">“Enactive-Dynamic Social Cognition and Active Inference”</text:a><text:a xlink:href="https://link.springer.com/article/10.1007%2Fs12304-021-09432-0" xlink:type="simple">“Active Inference and Abduction”</text:a></text:p>
          </table:table-cell>
          <table:table-cell office:value-type="string" calcext:value-type="string">
            <text:p><text:a xlink:href="https://coda.io/d/_dTwB_SP81yq#Simple-list-view-of-Contacts-in-name-only_tu3f1/r172&amp;view=modal" xlink:type="simple">Dean Tickles</text:a>,<text:a xlink:href="https://coda.io/d/_dTwB_SP81yq#Simple-list-view-of-Contacts-in-name-only_tu3f1/r149&amp;view=modal" xlink:type="simple">Daniel Friedman</text:a>,<text:a xlink:href="https://coda.io/d/_dTwB_SP81yq#Simple-list-view-of-Contacts-in-name-only_tu3f1/r571&amp;view=modal" xlink:type="simple">Stephen Sillett</text:a></text:p>
          </table:table-cell>
          <table:table-cell office:value-type="string" calcext:value-type="string">
            <text:p><text:a xlink:href="http://philsci-archive.pitt.edu/20352/" xlink:type="simple">“Enactive-Dynamic Social Cognition and Active Inference”</text:a><text:a xlink:href="https://link.springer.com/article/10.1007%2Fs12304-021-09432-0" xlink:type="simple">“Active Inference and Abduction”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6/22/2022</text:p>
          </table:table-cell>
          <table:table-cell/>
          <table:table-cell office:value-type="string" calcext:value-type="string">
            <text:p>Livestream #046.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7_YNInrALU8" xlink:type="simple">https://youtu.be/7_YNInrALU8</text:a></text:p>
          </table:table-cell>
          <table:table-cell table:style-name="ce2" office:value-type="string" calcext:value-type="string">
            <text:p><text:a xlink:href="https://docs.google.com/presentation/d/1GHDffM2pWGKUF_jz0F6SO74lykUEz5dVdolLzG6CefI/edit?usp=sharing" xlink:type="simple">#046.1/2</text:a></text:p>
          </table:table-cell>
          <table:table-cell table:style-name="ce2" office:value-type="string" calcext:value-type="string">
            <text:p>https://docs.google.com/presentation/d/1GHDffM2pWGKUF_jz0F6SO74lykUEz5dVdolLzG6CefI/edit?usp=sharing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46" xlink:type="simple">https://github.com/ActiveInferenceInstitute/ActiveInferenceJournal/tree/main/Livestream/LiveStream_046</text:a></text:p>
          </table:table-cell>
          <table:table-cell office:value-type="string" calcext:value-type="string">
            <text:p><text:a xlink:href="https://psyarxiv.com/kr5xf/" xlink:type="simple">Active inference models do not contradict folk psychology</text:a></text:p>
          </table:table-cell>
          <table:table-cell office:value-type="string" calcext:value-type="string">
            <text:p><text:a xlink:href="https://coda.io/d/_dTwB_SP81yq#Simple-list-view-of-Contacts-in-name-only_tu3f1/r172&amp;view=modal" xlink:type="simple">Dean Tickles</text:a>,<text:a xlink:href="https://coda.io/d/_dTwB_SP81yq#Simple-list-view-of-Contacts-in-name-only_tu3f1/r149&amp;view=modal" xlink:type="simple">Daniel Friedman</text:a>,<text:a xlink:href="https://coda.io/d/_dTwB_SP81yq#Simple-list-view-of-Contacts-in-name-only_tu3f1/r42&amp;view=modal" xlink:type="simple">Ali Rahmjoo</text:a>,<text:a xlink:href="https://coda.io/d/_dTwB_SP81yq#Simple-list-view-of-Contacts-in-name-only_tu3f1/r163&amp;view=modal" xlink:type="simple">David Calton</text:a></text:p>
          </table:table-cell>
          <table:table-cell office:value-type="string" calcext:value-type="string">
            <text:p><text:a xlink:href="https://psyarxiv.com/kr5xf/" xlink:type="simple">Active inference models do not contradict folk psychology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6/15/2022</text:p>
          </table:table-cell>
          <table:table-cell/>
          <table:table-cell office:value-type="string" calcext:value-type="string">
            <text:p>Livestream #046.1</text:p>
          </table:table-cell>
          <table:table-cell office:value-type="string" calcext:value-type="string">
            <text:p><text:a xlink:href="https://coda.io/d/_dTwB_SP81yq#Simple-list-view-of-Contacts-in-name-only_tu3f1/r31&amp;view=modal" xlink:type="simple">Alex Kiefer</text:a></text:p>
          </table:table-cell>
          <table:table-cell office:value-type="string" calcext:value-type="string">
            <text:p><text:a xlink:href="https://youtu.be/JPsdk7pVa1I" xlink:type="simple">https://youtu.be/JPsdk7pVa1I</text:a></text:p>
          </table:table-cell>
          <table:table-cell table:style-name="ce2" office:value-type="string" calcext:value-type="string">
            <text:p><text:a xlink:href="https://docs.google.com/presentation/d/1GHDffM2pWGKUF_jz0F6SO74lykUEz5dVdolLzG6CefI/edit?usp=sharing" xlink:type="simple">#046.1/2</text:a></text:p>
          </table:table-cell>
          <table:table-cell table:style-name="ce2" office:value-type="string" calcext:value-type="string">
            <text:p>https://docs.google.com/presentation/d/1GHDffM2pWGKUF_jz0F6SO74lykUEz5dVdolLzG6CefI/edit?usp=sharing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46" xlink:type="simple">https://github.com/ActiveInferenceInstitute/ActiveInferenceJournal/tree/main/Livestream/LiveStream_046</text:a></text:p>
          </table:table-cell>
          <table:table-cell office:value-type="string" calcext:value-type="string">
            <text:p><text:a xlink:href="https://psyarxiv.com/kr5xf/" xlink:type="simple">Active inference models do not contradict folk psychology</text:a></text:p>
          </table:table-cell>
          <table:table-cell office:value-type="string" calcext:value-type="string">
            <text:p><text:a xlink:href="https://coda.io/d/_dTwB_SP81yq#Simple-list-view-of-Contacts-in-name-only_tu3f1/r172&amp;view=modal" xlink:type="simple">Dean Tickles</text:a>,<text:a xlink:href="https://coda.io/d/_dTwB_SP81yq#Simple-list-view-of-Contacts-in-name-only_tu3f1/r149&amp;view=modal" xlink:type="simple">Daniel Friedman</text:a>,<text:a xlink:href="https://coda.io/d/_dTwB_SP81yq#Simple-list-view-of-Contacts-in-name-only_tu3f1/r42&amp;view=modal" xlink:type="simple">Ali Rahmjoo</text:a>,<text:a xlink:href="https://coda.io/d/_dTwB_SP81yq#Simple-list-view-of-Contacts-in-name-only_tu3f1/r163&amp;view=modal" xlink:type="simple">David Calton</text:a></text:p>
          </table:table-cell>
          <table:table-cell office:value-type="string" calcext:value-type="string">
            <text:p><text:a xlink:href="https://psyarxiv.com/kr5xf/" xlink:type="simple">Active inference models do not contradict folk psychology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6/14/2022</text:p>
          </table:table-cell>
          <table:table-cell/>
          <table:table-cell office:value-type="string" calcext:value-type="string">
            <text:p>Livestream #046.0</text:p>
          </table:table-cell>
          <table:table-cell office:value-type="string" calcext:value-type="string">
            <text:p><text:a xlink:href="https://coda.io/d/_dTwB_SP81yq#Simple-list-view-of-Contacts-in-name-only_tu3f1/r524&amp;view=modal" xlink:type="simple">Ryan Smith</text:a></text:p>
          </table:table-cell>
          <table:table-cell office:value-type="string" calcext:value-type="string">
            <text:p><text:a xlink:href="https://youtu.be/skcKoCcAQJI" xlink:type="simple">https://youtu.be/skcKoCcAQJI</text:a></text:p>
          </table:table-cell>
          <table:table-cell table:style-name="ce2" office:value-type="string" calcext:value-type="string">
            <text:p><text:a xlink:href="https://docs.google.com/presentation/d/1uv1j-LtCyAms2nL6KKWlj-bS8hAwRSMXRG49UempOJU/edit?usp=sharing" xlink:type="simple">#046.0</text:a></text:p>
          </table:table-cell>
          <table:table-cell table:style-name="ce2" office:value-type="string" calcext:value-type="string">
            <text:p>https://docs.google.com/presentation/d/1uv1j-LtCyAms2nL6KKWlj-bS8hAwRSMXRG49UempOJU/edit?usp=sharing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46" xlink:type="simple">https://github.com/ActiveInferenceInstitute/ActiveInferenceJournal/tree/main/Livestream/LiveStream_046</text:a></text:p>
          </table:table-cell>
          <table:table-cell office:value-type="string" calcext:value-type="string">
            <text:p><text:a xlink:href="https://psyarxiv.com/kr5xf/" xlink:type="simple">Active inference models do not contradict folk psychology</text:a></text:p>
          </table:table-cell>
          <table:table-cell office:value-type="string" calcext:value-type="string">
            <text:p><text:a xlink:href="https://coda.io/d/_dTwB_SP81yq#Simple-list-view-of-Contacts-in-name-only_tu3f1/r172&amp;view=modal" xlink:type="simple">Dean Tickles</text:a>,<text:a xlink:href="https://coda.io/d/_dTwB_SP81yq#Simple-list-view-of-Contacts-in-name-only_tu3f1/r149&amp;view=modal" xlink:type="simple">Daniel Friedman</text:a>,<text:a xlink:href="https://coda.io/d/_dTwB_SP81yq#Simple-list-view-of-Contacts-in-name-only_tu3f1/r277&amp;view=modal" xlink:type="simple">Jakub Smékal</text:a></text:p>
          </table:table-cell>
          <table:table-cell office:value-type="string" calcext:value-type="string">
            <text:p><text:a xlink:href="https://psyarxiv.com/kr5xf/" xlink:type="simple">Active inference models do not contradict folk psychology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6/8/2022</text:p>
          </table:table-cell>
          <table:table-cell/>
          <table:table-cell office:value-type="string" calcext:value-type="string">
            <text:p>Livestream #045.2</text:p>
          </table:table-cell>
          <table:table-cell office:value-type="string" calcext:value-type="string">
            <text:p><text:a xlink:href="https://coda.io/d/_dTwB_SP81yq#Simple-list-view-of-Contacts-in-name-only_tu3f1/r332&amp;view=modal" xlink:type="simple">Karl J Friston</text:a>,<text:a xlink:href="https://coda.io/d/_dTwB_SP81yq#Simple-list-view-of-Contacts-in-name-only_tu3f1/r592&amp;view=modal" xlink:type="simple">Thomas Parr</text:a></text:p>
          </table:table-cell>
          <table:table-cell office:value-type="string" calcext:value-type="string">
            <text:p><text:a xlink:href="https://youtu.be/S5-jXzhiG18" xlink:type="simple">https://youtu.be/S5-jXzhiG18</text:a></text:p>
          </table:table-cell>
          <table:table-cell table:style-name="ce2" office:value-type="string" calcext:value-type="string">
            <text:p><text:a xlink:href="https://docs.google.com/presentation/d/1645pSF7P5ag4QWUiC8X2RM5GFSgX_qfEFSuu1PI801U/edit?usp=sharing" xlink:type="simple">#045.1/2</text:a></text:p>
          </table:table-cell>
          <table:table-cell table:style-name="ce2" office:value-type="string" calcext:value-type="string">
            <text:p>https://docs.google.com/presentation/d/1645pSF7P5ag4QWUiC8X2RM5GFSgX_qfEFSuu1PI801U/edit?usp=sharing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45" xlink:type="simple">https://github.com/ActiveInferenceInstitute/ActiveInferenceJournal/tree/main/Livestream/LiveStream_045</text:a></text:p>
          </table:table-cell>
          <table:table-cell office:value-type="string" calcext:value-type="string">
            <text:p><text:a xlink:href="https://arxiv.org/abs/2201.06387" xlink:type="simple">The free energy principle made simpler but not too simple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97&amp;view=modal" xlink:type="simple">V. Bleu Knight</text:a></text:p>
          </table:table-cell>
          <table:table-cell office:value-type="string" calcext:value-type="string">
            <text:p><text:a xlink:href="https://arxiv.org/abs/2201.06387" xlink:type="simple">The free energy principle made simpler but not too simple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6/1/2022</text:p>
          </table:table-cell>
          <table:table-cell/>
          <table:table-cell office:value-type="string" calcext:value-type="string">
            <text:p>Livestream #045.1</text:p>
          </table:table-cell>
          <table:table-cell office:value-type="string" calcext:value-type="string">
            <text:p><text:a xlink:href="https://coda.io/d/_dTwB_SP81yq#Simple-list-view-of-Contacts-in-name-only_tu3f1/r332&amp;view=modal" xlink:type="simple">Karl J Friston</text:a>,<text:a xlink:href="https://coda.io/d/_dTwB_SP81yq#Simple-list-view-of-Contacts-in-name-only_tu3f1/r592&amp;view=modal" xlink:type="simple">Thomas Parr</text:a></text:p>
          </table:table-cell>
          <table:table-cell office:value-type="string" calcext:value-type="string">
            <text:p><text:a xlink:href="https://youtu.be/V0l9fOJgbtc" xlink:type="simple">https://youtu.be/V0l9fOJgbtc</text:a></text:p>
          </table:table-cell>
          <table:table-cell table:style-name="ce2" office:value-type="string" calcext:value-type="string">
            <text:p><text:a xlink:href="https://docs.google.com/presentation/d/1645pSF7P5ag4QWUiC8X2RM5GFSgX_qfEFSuu1PI801U/edit?usp=sharing" xlink:type="simple">#045.1/2</text:a></text:p>
          </table:table-cell>
          <table:table-cell table:style-name="ce2" office:value-type="string" calcext:value-type="string">
            <text:p>https://docs.google.com/presentation/d/1645pSF7P5ag4QWUiC8X2RM5GFSgX_qfEFSuu1PI801U/edit?usp=sharing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45" xlink:type="simple">https://github.com/ActiveInferenceInstitute/ActiveInferenceJournal/tree/main/Livestream/LiveStream_045</text:a></text:p>
          </table:table-cell>
          <table:table-cell office:value-type="string" calcext:value-type="string">
            <text:p><text:a xlink:href="https://arxiv.org/abs/2201.06387" xlink:type="simple">The free energy principle made simpler but not too simple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97&amp;view=modal" xlink:type="simple">V. Bleu Knight</text:a></text:p>
          </table:table-cell>
          <table:table-cell office:value-type="string" calcext:value-type="string">
            <text:p><text:a xlink:href="https://arxiv.org/abs/2201.06387" xlink:type="simple">The free energy principle made simpler but not too simple</text:a></text:p>
          </table:table-cell>
        </table:table-row>
        <table:table-row table:style-name="ro2">
          <table:table-cell office:value-type="string" calcext:value-type="string">
            <text:p>Livestream</text:p>
          </table:table-cell>
          <table:table-cell office:value-type="string" calcext:value-type="string">
            <text:p>5/27/2022</text:p>
          </table:table-cell>
          <table:table-cell/>
          <table:table-cell office:value-type="string" calcext:value-type="string">
            <text:p>Livestream #045.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9MQQKaKEXs0" xlink:type="simple">https://youtu.be/9MQQKaKEXs0</text:a></text:p>
          </table:table-cell>
          <table:table-cell table:style-name="ce2" office:value-type="string" calcext:value-type="string">
            <text:p><text:a xlink:href="https://docs.google.com/presentation/d/1pzkaclFNTQde6dIufAYaOOsShDIgCAeGiAMXOUAbryo/edit#slide=id.g12787e684c8_0_23" xlink:type="simple">#045.0</text:a></text:p>
          </table:table-cell>
          <table:table-cell table:style-name="ce2" office:value-type="string" calcext:value-type="string">
            <text:p>https://docs.google.com/presentation/d/1pzkaclFNTQde6dIufAYaOOsShDIgCAeGiAMXOUAbryo/edit#slide=id.g12787e684c8_0_23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45" xlink:type="simple">https://github.com/ActiveInferenceInstitute/ActiveInferenceJournal/tree/main/Livestream/LiveStream_045</text:a></text:p>
          </table:table-cell>
          <table:table-cell office:value-type="string" calcext:value-type="string">
            <text:p><text:a xlink:href="https://arxiv.org/abs/2201.06387" xlink:type="simple">The free energy principle made simpler but not too simple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104&amp;view=modal" xlink:type="simple">Brock McKean</text:a></text:p>
          </table:table-cell>
          <table:table-cell office:value-type="string" calcext:value-type="string">
            <text:p><text:a xlink:href="https://arxiv.org/abs/2201.06387" xlink:type="simple">The free energy principle made simpler but not too simple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5/25/2022</text:p>
          </table:table-cell>
          <table:table-cell/>
          <table:table-cell office:value-type="string" calcext:value-type="string">
            <text:p>Livestream #044.2</text:p>
          </table:table-cell>
          <table:table-cell office:value-type="string" calcext:value-type="string">
            <text:p><text:a xlink:href="https://coda.io/d/_dTwB_SP81yq#Simple-list-view-of-Contacts-in-name-only_tu3f1/r322&amp;view=modal" xlink:type="simple">Jorge E Esteves</text:a>,<text:a xlink:href="https://coda.io/d/_dTwB_SP81yq#Simple-list-view-of-Contacts-in-name-only_tu3f1/r641&amp;view=modal" xlink:type="simple">Zoe McParlin</text:a></text:p>
          </table:table-cell>
          <table:table-cell office:value-type="string" calcext:value-type="string">
            <text:p><text:a xlink:href="https://www.youtube.com/watch?v=epoHxFdzFkw" xlink:type="simple">https://www.youtube.com/watch?v=epoHxFdzFkw</text:a></text:p>
          </table:table-cell>
          <table:table-cell table:style-name="ce2" office:value-type="string" calcext:value-type="string">
            <text:p><text:a xlink:href="https://docs.google.com/presentation/d/1RP04arJam1zMYzHqNvHDQ4KIWWYHxLeSleID-AowsY8/edit?usp=sharing" xlink:type="simple">#044.1/2</text:a></text:p>
          </table:table-cell>
          <table:table-cell table:style-name="ce2" office:value-type="string" calcext:value-type="string">
            <text:p>https://docs.google.com/presentation/d/1RP04arJam1zMYzHqNvHDQ4KIWWYHxLeSleID-AowsY8/edit?usp=sharing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44" xlink:type="simple">https://github.com/ActiveInferenceInstitute/ActiveInferenceJournal/tree/main/Livestream/LiveStream_044</text:a></text:p>
          </table:table-cell>
          <table:table-cell office:value-type="string" calcext:value-type="string">
            <text:p><text:a xlink:href="https://www.frontiersin.org/articles/10.3389/fpsyg.2022.783694/full" xlink:type="simple">Therapeutic Alliance as Active Inference: The Role of Therapeutic Touch and Synchrony</text:a></text:p>
          </table:table-cell>
          <table:table-cell office:value-type="string" calcext:value-type="string">
            <text:p><text:a xlink:href="https://coda.io/d/_dTwB_SP81yq#Simple-list-view-of-Contacts-in-name-only_tu3f1/r266&amp;view=modal" xlink:type="simple">Ian Tennant</text:a>,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www.frontiersin.org/articles/10.3389/fpsyg.2022.783694/full" xlink:type="simple">Therapeutic Alliance as Active Inference: The Role of Therapeutic Touch and Synchrony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5/18/2022</text:p>
          </table:table-cell>
          <table:table-cell/>
          <table:table-cell office:value-type="string" calcext:value-type="string">
            <text:p>Livestream #044.1</text:p>
          </table:table-cell>
          <table:table-cell office:value-type="string" calcext:value-type="string">
            <text:p><text:a xlink:href="https://coda.io/d/_dTwB_SP81yq#Simple-list-view-of-Contacts-in-name-only_tu3f1/r217&amp;view=modal" xlink:type="simple">Francesco Cerritelli</text:a>,<text:a xlink:href="https://coda.io/d/_dTwB_SP81yq#Simple-list-view-of-Contacts-in-name-only_tu3f1/r322&amp;view=modal" xlink:type="simple">Jorge E Esteves</text:a>,<text:a xlink:href="https://coda.io/d/_dTwB_SP81yq#Simple-list-view-of-Contacts-in-name-only_tu3f1/r641&amp;view=modal" xlink:type="simple">Zoe McParlin</text:a></text:p>
          </table:table-cell>
          <table:table-cell office:value-type="string" calcext:value-type="string">
            <text:p><text:a xlink:href="https://youtu.be/y1vtKYzVUaY" xlink:type="simple">https://youtu.be/y1vtKYzVUaY</text:a></text:p>
          </table:table-cell>
          <table:table-cell table:style-name="ce2" office:value-type="string" calcext:value-type="string">
            <text:p><text:a xlink:href="https://docs.google.com/presentation/d/1RP04arJam1zMYzHqNvHDQ4KIWWYHxLeSleID-AowsY8/edit?usp=sharing" xlink:type="simple">#044.1/2</text:a></text:p>
          </table:table-cell>
          <table:table-cell table:style-name="ce2" office:value-type="string" calcext:value-type="string">
            <text:p>https://docs.google.com/presentation/d/1RP04arJam1zMYzHqNvHDQ4KIWWYHxLeSleID-AowsY8/edit?usp=sharing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44" xlink:type="simple">https://github.com/ActiveInferenceInstitute/ActiveInferenceJournal/tree/main/Livestream/LiveStream_044</text:a></text:p>
          </table:table-cell>
          <table:table-cell office:value-type="string" calcext:value-type="string">
            <text:p><text:a xlink:href="https://www.frontiersin.org/articles/10.3389/fpsyg.2022.783694/full" xlink:type="simple">Therapeutic Alliance as Active Inference: The Role of Therapeutic Touch and Synchrony</text:a></text:p>
          </table:table-cell>
          <table:table-cell office:value-type="string" calcext:value-type="string">
            <text:p><text:a xlink:href="https://coda.io/d/_dTwB_SP81yq#Simple-list-view-of-Contacts-in-name-only_tu3f1/r266&amp;view=modal" xlink:type="simple">Ian Tennant</text:a>,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www.frontiersin.org/articles/10.3389/fpsyg.2022.783694/full" xlink:type="simple">Therapeutic Alliance as Active Inference: The Role of Therapeutic Touch and Synchrony</text:a></text:p>
          </table:table-cell>
        </table:table-row>
        <table:table-row table:style-name="ro2">
          <table:table-cell office:value-type="string" calcext:value-type="string">
            <text:p>Livestream</text:p>
          </table:table-cell>
          <table:table-cell office:value-type="string" calcext:value-type="string">
            <text:p>5/13/2022</text:p>
          </table:table-cell>
          <table:table-cell/>
          <table:table-cell office:value-type="string" calcext:value-type="string">
            <text:p>Livestream #044.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yNubOHOJeIQ" xlink:type="simple">https://youtu.be/yNubOHOJeIQ</text:a></text:p>
          </table:table-cell>
          <table:table-cell table:style-name="ce2" office:value-type="string" calcext:value-type="string">
            <text:p><text:a xlink:href="https://docs.google.com/presentation/d/1JHNwWzefJDFVgVRxxBcL0jA7-Oc4NRkPd0U1lgwTUQE/edit#slide=id.gc77d90b7ef_1_17" xlink:type="simple">#044.0</text:a></text:p>
          </table:table-cell>
          <table:table-cell table:style-name="ce2" office:value-type="string" calcext:value-type="string">
            <text:p>https://docs.google.com/presentation/d/1JHNwWzefJDFVgVRxxBcL0jA7-Oc4NRkPd0U1lgwTUQE/edit#slide=id.gc77d90b7ef_1_17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44" xlink:type="simple">https://github.com/ActiveInferenceInstitute/ActiveInferenceJournal/tree/main/Livestream/LiveStream_044</text:a></text:p>
          </table:table-cell>
          <table:table-cell office:value-type="string" calcext:value-type="string">
            <text:p><text:a xlink:href="https://www.frontiersin.org/articles/10.3389/fpsyg.2022.783694/full" xlink:type="simple">Therapeutic Alliance as Active Inference: The Role of Therapeutic Touch and Synchrony</text:a></text:p>
          </table:table-cell>
          <table:table-cell office:value-type="string" calcext:value-type="string">
            <text:p><text:a xlink:href="https://coda.io/d/_dTwB_SP81yq#Simple-list-view-of-Contacts-in-name-only_tu3f1/r266&amp;view=modal" xlink:type="simple">Ian Tennant</text:a>,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www.frontiersin.org/articles/10.3389/fpsyg.2022.783694/full" xlink:type="simple">Therapeutic Alliance as Active Inference: The Role of Therapeutic Touch and Synchrony</text:a></text:p>
          </table:table-cell>
        </table:table-row>
        <table:table-row table:style-name="ro2">
          <table:table-cell office:value-type="string" calcext:value-type="string">
            <text:p>Livestream</text:p>
          </table:table-cell>
          <table:table-cell office:value-type="string" calcext:value-type="string">
            <text:p>5/11/2022</text:p>
          </table:table-cell>
          <table:table-cell/>
          <table:table-cell office:value-type="string" calcext:value-type="string">
            <text:p>Livestream #043.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X0Q6JLDYWJo" xlink:type="simple">https://youtu.be/X0Q6JLDYWJo</text:a></text:p>
          </table:table-cell>
          <table:table-cell table:style-name="ce2" office:value-type="string" calcext:value-type="string">
            <text:p><text:a xlink:href="https://docs.google.com/presentation/d/1GaqPIspg3sbaTGtl1sRtGoWGRI4b1SZPnV_aVBJyncM/edit#slide=id.gc77d90b7ef_1_17" xlink:type="simple">#043.1/2</text:a></text:p>
          </table:table-cell>
          <table:table-cell table:style-name="ce2" office:value-type="string" calcext:value-type="string">
            <text:p>https://docs.google.com/presentation/d/1GaqPIspg3sbaTGtl1sRtGoWGRI4b1SZPnV_aVBJyncM/edit#slide=id.gc77d90b7ef_1_17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43" xlink:type="simple">https://github.com/ActiveInferenceInstitute/ActiveInferenceJournal/tree/main/Livestream/LiveStream_043</text:a></text:p>
          </table:table-cell>
          <table:table-cell office:value-type="string" calcext:value-type="string">
            <text:p><text:a xlink:href="https://arxiv.org/abs/2107.12979" xlink:type="simple">Predictive Coding: a Theoretical and Experimental Review</text:a></text:p>
          </table:table-cell>
          <table:table-cell office:value-type="string" calcext:value-type="string">
            <text:p><text:a xlink:href="https://coda.io/d/_dTwB_SP81yq#Simple-list-view-of-Contacts-in-name-only_tu3f1/r172&amp;view=modal" xlink:type="simple">Dean Tickles</text:a>,<text:a xlink:href="https://coda.io/d/_dTwB_SP81yq#Simple-list-view-of-Contacts-in-name-only_tu3f1/r149&amp;view=modal" xlink:type="simple">Daniel Friedman</text:a>,<text:a xlink:href="https://coda.io/d/_dTwB_SP81yq#Simple-list-view-of-Contacts-in-name-only_tu3f1/r571&amp;view=modal" xlink:type="simple">Stephen Sillett</text:a></text:p>
          </table:table-cell>
          <table:table-cell office:value-type="string" calcext:value-type="string">
            <text:p><text:a xlink:href="https://arxiv.org/abs/2107.12979" xlink:type="simple">Predictive Coding: a Theoretical and Experimental Review</text:a></text:p>
          </table:table-cell>
        </table:table-row>
        <table:table-row table:style-name="ro2">
          <table:table-cell office:value-type="string" calcext:value-type="string">
            <text:p>Livestream</text:p>
          </table:table-cell>
          <table:table-cell office:value-type="string" calcext:value-type="string">
            <text:p>5/4/2022</text:p>
          </table:table-cell>
          <table:table-cell/>
          <table:table-cell office:value-type="string" calcext:value-type="string">
            <text:p>Livestream #043.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O4u8PRzk1vY" xlink:type="simple">https://youtu.be/O4u8PRzk1vY</text:a></text:p>
          </table:table-cell>
          <table:table-cell table:style-name="ce2" office:value-type="string" calcext:value-type="string">
            <text:p><text:a xlink:href="https://docs.google.com/presentation/d/1GaqPIspg3sbaTGtl1sRtGoWGRI4b1SZPnV_aVBJyncM/edit#slide=id.gc77d90b7ef_1_17" xlink:type="simple">#043.1/2</text:a></text:p>
          </table:table-cell>
          <table:table-cell table:style-name="ce2" office:value-type="string" calcext:value-type="string">
            <text:p>https://docs.google.com/presentation/d/1GaqPIspg3sbaTGtl1sRtGoWGRI4b1SZPnV_aVBJyncM/edit#slide=id.gc77d90b7ef_1_17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43" xlink:type="simple">https://github.com/ActiveInferenceInstitute/ActiveInferenceJournal/tree/main/Livestream/LiveStream_043</text:a></text:p>
          </table:table-cell>
          <table:table-cell office:value-type="string" calcext:value-type="string">
            <text:p><text:a xlink:href="https://arxiv.org/abs/2107.12979" xlink:type="simple">Predictive Coding: a Theoretical and Experimental Review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97&amp;view=modal" xlink:type="simple">V. Bleu Knight</text:a></text:p>
          </table:table-cell>
          <table:table-cell office:value-type="string" calcext:value-type="string">
            <text:p><text:a xlink:href="https://arxiv.org/abs/2107.12979" xlink:type="simple">Predictive Coding: a Theoretical and Experimental Review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5/2/2022</text:p>
          </table:table-cell>
          <table:table-cell/>
          <table:table-cell office:value-type="string" calcext:value-type="string">
            <text:p>Livestream #043.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cLe-rBtRXiQ" xlink:type="simple">https://youtu.be/cLe-rBtRXiQ</text:a></text:p>
          </table:table-cell>
          <table:table-cell table:style-name="ce2" office:value-type="string" calcext:value-type="string">
            <text:p><text:a xlink:href="https://docs.google.com/presentation/d/1oKq-0hlKNV4b96roRFkf9GpmxYNZefE6U64DYAObLk8/edit?usp=sharing" xlink:type="simple">#043.0</text:a></text:p>
          </table:table-cell>
          <table:table-cell table:style-name="ce2" office:value-type="string" calcext:value-type="string">
            <text:p>https://docs.google.com/presentation/d/1oKq-0hlKNV4b96roRFkf9GpmxYNZefE6U64DYAObLk8/edit?usp=sharing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43" xlink:type="simple">https://github.com/ActiveInferenceInstitute/ActiveInferenceJournal/tree/main/Livestream/LiveStream_043</text:a></text:p>
          </table:table-cell>
          <table:table-cell office:value-type="string" calcext:value-type="string">
            <text:p><text:a xlink:href="https://arxiv.org/abs/2107.12979" xlink:type="simple">Predictive Coding: a Theoretical and Experimental Review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385&amp;view=modal" xlink:type="simple">Maria de Vasconcelos</text:a></text:p>
          </table:table-cell>
          <table:table-cell office:value-type="string" calcext:value-type="string">
            <text:p><text:a xlink:href="https://arxiv.org/abs/2107.12979" xlink:type="simple">Predictive Coding: a Theoretical and Experimental Review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4/27/2022</text:p>
          </table:table-cell>
          <table:table-cell/>
          <table:table-cell office:value-type="string" calcext:value-type="string">
            <text:p>Livestream #042.2</text:p>
          </table:table-cell>
          <table:table-cell office:value-type="string" calcext:value-type="string">
            <text:p><text:a xlink:href="https://coda.io/d/_dTwB_SP81yq#Simple-list-view-of-Contacts-in-name-only_tu3f1/r598&amp;view=modal" xlink:type="simple">Tim Verbelen</text:a></text:p>
          </table:table-cell>
          <table:table-cell office:value-type="string" calcext:value-type="string">
            <text:p><text:a xlink:href="https://youtu.be/IXJn-BMsKVw" xlink:type="simple">https://youtu.be/IXJn-BMsKVw</text:a></text:p>
          </table:table-cell>
          <table:table-cell table:style-name="ce2" office:value-type="string" calcext:value-type="string">
            <text:p><text:a xlink:href="https://docs.google.com/presentation/d/1IeCyfvFu2sLdf2TGPFUfwvs1zexe2O0fsklVJo5jbtk/edit?usp=sharing" xlink:type="simple">#042.1/2</text:a></text:p>
          </table:table-cell>
          <table:table-cell table:style-name="ce2" office:value-type="string" calcext:value-type="string">
            <text:p>https://docs.google.com/presentation/d/1IeCyfvFu2sLdf2TGPFUfwvs1zexe2O0fsklVJo5jbtk/edit?usp=sharing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42" xlink:type="simple">https://github.com/ActiveInferenceInstitute/ActiveInferenceJournal/tree/main/Livestream/LiveStream_042</text:a></text:p>
          </table:table-cell>
          <table:table-cell office:value-type="string" calcext:value-type="string">
            <text:p><text:a xlink:href="https://www.sciencedirect.com/science/article/pii/S0893608021002021?" xlink:type="simple">Robot navigation as hierarchical active inference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97&amp;view=modal" xlink:type="simple">V. Bleu Knight</text:a></text:p>
          </table:table-cell>
          <table:table-cell office:value-type="string" calcext:value-type="string">
            <text:p><text:a xlink:href="https://www.sciencedirect.com/science/article/pii/S0893608021002021?" xlink:type="simple">Robot navigation as hierarchical active inference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4/20/2022</text:p>
          </table:table-cell>
          <table:table-cell/>
          <table:table-cell office:value-type="string" calcext:value-type="string">
            <text:p>Livestream #042.1</text:p>
          </table:table-cell>
          <table:table-cell office:value-type="string" calcext:value-type="string">
            <text:p><text:a xlink:href="https://coda.io/d/_dTwB_SP81yq#Simple-list-view-of-Contacts-in-name-only_tu3f1/r598&amp;view=modal" xlink:type="simple">Tim Verbelen</text:a>,<text:a xlink:href="https://coda.io/d/_dTwB_SP81yq#Simple-list-view-of-Contacts-in-name-only_tu3f1/r13&amp;view=modal" xlink:type="simple">Adam Safron</text:a></text:p>
          </table:table-cell>
          <table:table-cell office:value-type="string" calcext:value-type="string">
            <text:p><text:a xlink:href="https://youtu.be/UUQIVqcI-yw" xlink:type="simple">https://youtu.be/UUQIVqcI-yw</text:a></text:p>
          </table:table-cell>
          <table:table-cell table:style-name="ce2" office:value-type="string" calcext:value-type="string">
            <text:p><text:a xlink:href="https://docs.google.com/presentation/d/1IeCyfvFu2sLdf2TGPFUfwvs1zexe2O0fsklVJo5jbtk/edit?usp=sharing" xlink:type="simple">#042.1/2</text:a></text:p>
          </table:table-cell>
          <table:table-cell table:style-name="ce2" office:value-type="string" calcext:value-type="string">
            <text:p>https://docs.google.com/presentation/d/1IeCyfvFu2sLdf2TGPFUfwvs1zexe2O0fsklVJo5jbtk/edit?usp=sharing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42" xlink:type="simple">https://github.com/ActiveInferenceInstitute/ActiveInferenceJournal/tree/main/Livestream/LiveStream_042</text:a></text:p>
          </table:table-cell>
          <table:table-cell office:value-type="string" calcext:value-type="string">
            <text:p><text:a xlink:href="https://www.sciencedirect.com/science/article/pii/S0893608021002021?" xlink:type="simple">Robot navigation as hierarchical active inference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97&amp;view=modal" xlink:type="simple">V. Bleu Knight</text:a></text:p>
          </table:table-cell>
          <table:table-cell office:value-type="string" calcext:value-type="string">
            <text:p><text:a xlink:href="https://www.sciencedirect.com/science/article/pii/S0893608021002021?" xlink:type="simple">Robot navigation as hierarchical active inference</text:a></text:p>
          </table:table-cell>
        </table:table-row>
        <table:table-row table:style-name="ro11">
          <table:table-cell office:value-type="string" calcext:value-type="string">
            <text:p>Livestream</text:p>
          </table:table-cell>
          <table:table-cell office:value-type="string" calcext:value-type="string">
            <text:p>4/18/2022</text:p>
          </table:table-cell>
          <table:table-cell/>
          <table:table-cell office:value-type="string" calcext:value-type="string">
            <text:p>Livestream #042.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Dl6v-3COgCo" xlink:type="simple">https://youtu.be/Dl6v-3COgCo</text:a></text:p>
          </table:table-cell>
          <table:table-cell table:style-name="ce2" office:value-type="string" calcext:value-type="string">
            <text:p><text:a xlink:href="https://docs.google.com/presentation/d/13BMv1gvrv5o3S_NTXQ53PWjiIOVnPuyPm-nJVBdutuo/edit?usp=sharing" xlink:type="simple">#042.0</text:a></text:p>
          </table:table-cell>
          <table:table-cell table:style-name="ce2" office:value-type="string" calcext:value-type="string">
            <text:p>https://docs.google.com/presentation/d/13BMv1gvrv5o3S_NTXQ53PWjiIOVnPuyPm-nJVBdutuo/edit?usp=sharing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42" xlink:type="simple">https://github.com/ActiveInferenceInstitute/ActiveInferenceJournal/tree/main/Livestream/LiveStream_042</text:a></text:p>
          </table:table-cell>
          <table:table-cell office:value-type="string" calcext:value-type="string">
            <text:p><text:a xlink:href="https://www.sciencedirect.com/science/article/pii/S0893608021002021?" xlink:type="simple">Robot navigation as hierarchical active inference</text:a></text:p>
          </table:table-cell>
          <table:table-cell office:value-type="string" calcext:value-type="string">
            <text:p><text:a xlink:href="https://coda.io/d/_dTwB_SP81yq#Simple-list-view-of-Contacts-in-name-only_tu3f1/r558&amp;view=modal" xlink:type="simple">Siddhant Shrivastava</text:a>,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www.sciencedirect.com/science/article/pii/S0893608021002021?" xlink:type="simple">Robot navigation as hierarchical active inference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4/13/2022</text:p>
          </table:table-cell>
          <table:table-cell/>
          <table:table-cell office:value-type="string" calcext:value-type="string">
            <text:p>Livestream #041.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RB2axUYnE8I" xlink:type="simple">https://youtu.be/RB2axUYnE8I</text:a></text:p>
          </table:table-cell>
          <table:table-cell table:style-name="ce2" office:value-type="string" calcext:value-type="string">
            <text:p><text:a xlink:href="https://docs.google.com/presentation/d/1HYbuU6-RUIf6EFmwFCB-ap1EKOIzhv0PTV15iE6Cgpw/edit?usp=sharing" xlink:type="simple">#041.1/2</text:a></text:p>
          </table:table-cell>
          <table:table-cell table:style-name="ce2" office:value-type="string" calcext:value-type="string">
            <text:p>https://docs.google.com/presentation/d/1HYbuU6-RUIf6EFmwFCB-ap1EKOIzhv0PTV15iE6Cgpw/edit?usp=sharing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41" xlink:type="simple">https://github.com/ActiveInferenceInstitute/ActiveInferenceJournal/tree/main/Livestream/LiveStream_041</text:a></text:p>
          </table:table-cell>
          <table:table-cell office:value-type="string" calcext:value-type="string">
            <text:p><text:a xlink:href="https://onlinelibrary.wiley.com/doi/10.1111/mila.12330" xlink:type="simple">Extended active inference: Constructing predictive cognition beyond skulls</text:a></text:p>
          </table:table-cell>
          <table:table-cell office:value-type="string" calcext:value-type="string">
            <text:p><text:a xlink:href="https://coda.io/d/_dTwB_SP81yq#Simple-list-view-of-Contacts-in-name-only_tu3f1/r172&amp;view=modal" xlink:type="simple">Dean Tickles</text:a>,<text:a xlink:href="https://coda.io/d/_dTwB_SP81yq#Simple-list-view-of-Contacts-in-name-only_tu3f1/r149&amp;view=modal" xlink:type="simple">Daniel Friedman</text:a>,<text:a xlink:href="https://coda.io/d/_dTwB_SP81yq#Simple-list-view-of-Contacts-in-name-only_tu3f1/r97&amp;view=modal" xlink:type="simple">V. Bleu Knight</text:a></text:p>
          </table:table-cell>
          <table:table-cell office:value-type="string" calcext:value-type="string">
            <text:p><text:a xlink:href="https://onlinelibrary.wiley.com/doi/10.1111/mila.12330" xlink:type="simple">Extended active inference: Constructing predictive cognition beyond skulls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4/6/2022</text:p>
          </table:table-cell>
          <table:table-cell/>
          <table:table-cell office:value-type="string" calcext:value-type="string">
            <text:p>Livestream #041.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H6rjjPZE5hs" xlink:type="simple">https://youtu.be/H6rjjPZE5hs</text:a></text:p>
          </table:table-cell>
          <table:table-cell table:style-name="ce2" office:value-type="string" calcext:value-type="string">
            <text:p><text:a xlink:href="https://docs.google.com/presentation/d/1HYbuU6-RUIf6EFmwFCB-ap1EKOIzhv0PTV15iE6Cgpw/edit?usp=sharing" xlink:type="simple">#041.1/2</text:a></text:p>
          </table:table-cell>
          <table:table-cell table:style-name="ce2" office:value-type="string" calcext:value-type="string">
            <text:p>https://docs.google.com/presentation/d/1HYbuU6-RUIf6EFmwFCB-ap1EKOIzhv0PTV15iE6Cgpw/edit?usp=sharing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41" xlink:type="simple">https://github.com/ActiveInferenceInstitute/ActiveInferenceJournal/tree/main/Livestream/LiveStream_041</text:a></text:p>
          </table:table-cell>
          <table:table-cell office:value-type="string" calcext:value-type="string">
            <text:p><text:a xlink:href="https://onlinelibrary.wiley.com/doi/10.1111/mila.12330" xlink:type="simple">Extended active inference: Constructing predictive cognition beyond skulls</text:a></text:p>
          </table:table-cell>
          <table:table-cell office:value-type="string" calcext:value-type="string">
            <text:p><text:a xlink:href="https://coda.io/d/_dTwB_SP81yq#Simple-list-view-of-Contacts-in-name-only_tu3f1/r172&amp;view=modal" xlink:type="simple">Dean Tickles</text:a>,<text:a xlink:href="https://coda.io/d/_dTwB_SP81yq#Simple-list-view-of-Contacts-in-name-only_tu3f1/r149&amp;view=modal" xlink:type="simple">Daniel Friedman</text:a>,<text:a xlink:href="https://coda.io/d/_dTwB_SP81yq#Simple-list-view-of-Contacts-in-name-only_tu3f1/r97&amp;view=modal" xlink:type="simple">V. Bleu Knight</text:a></text:p>
          </table:table-cell>
          <table:table-cell office:value-type="string" calcext:value-type="string">
            <text:p><text:a xlink:href="https://onlinelibrary.wiley.com/doi/10.1111/mila.12330" xlink:type="simple">Extended active inference: Constructing predictive cognition beyond skulls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4/5/2022</text:p>
          </table:table-cell>
          <table:table-cell/>
          <table:table-cell office:value-type="string" calcext:value-type="string">
            <text:p>Livestream #041.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VsOqIxNYpPQ" xlink:type="simple">https://youtu.be/VsOqIxNYpPQ</text:a></text:p>
          </table:table-cell>
          <table:table-cell table:style-name="ce2" office:value-type="string" calcext:value-type="string">
            <text:p><text:a xlink:href="https://docs.google.com/presentation/d/1_1_cAjUcc2Z8wuiLL89I7GFa6Ct9GoecV9Et96xjlyA/edit?usp=sharing" xlink:type="simple">#041.0</text:a></text:p>
          </table:table-cell>
          <table:table-cell table:style-name="ce2" office:value-type="string" calcext:value-type="string">
            <text:p>https://docs.google.com/presentation/d/1_1_cAjUcc2Z8wuiLL89I7GFa6Ct9GoecV9Et96xjlyA/edit?usp=sharing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41" xlink:type="simple">https://github.com/ActiveInferenceInstitute/ActiveInferenceJournal/tree/main/Livestream/LiveStream_041</text:a></text:p>
          </table:table-cell>
          <table:table-cell office:value-type="string" calcext:value-type="string">
            <text:p><text:a xlink:href="https://onlinelibrary.wiley.com/doi/10.1111/mila.12330" xlink:type="simple">Extended active inference: Constructing predictive cognition beyond skulls</text:a></text:p>
          </table:table-cell>
          <table:table-cell office:value-type="string" calcext:value-type="string">
            <text:p><text:a xlink:href="https://coda.io/d/_dTwB_SP81yq#Simple-list-view-of-Contacts-in-name-only_tu3f1/r172&amp;view=modal" xlink:type="simple">Dean Tickles</text:a>,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onlinelibrary.wiley.com/doi/10.1111/mila.12330" xlink:type="simple">Extended active inference: Constructing predictive cognition beyond skulls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3/24/2022</text:p>
          </table:table-cell>
          <table:table-cell/>
          <table:table-cell office:value-type="string" calcext:value-type="string">
            <text:p>Livestream #040.2</text:p>
          </table:table-cell>
          <table:table-cell office:value-type="string" calcext:value-type="string">
            <text:p><text:a xlink:href="https://coda.io/d/_dTwB_SP81yq#Simple-list-view-of-Contacts-in-name-only_tu3f1/r332&amp;view=modal" xlink:type="simple">Karl J Friston</text:a>,<text:a xlink:href="https://coda.io/d/_dTwB_SP81yq#Simple-list-view-of-Contacts-in-name-only_tu3f1/r124&amp;view=modal" xlink:type="simple">Chris Fields</text:a>,<text:a xlink:href="https://coda.io/d/_dTwB_SP81yq#Simple-list-view-of-Contacts-in-name-only_tu3f1/r435&amp;view=modal" xlink:type="simple">Michael Levin</text:a></text:p>
          </table:table-cell>
          <table:table-cell office:value-type="string" calcext:value-type="string">
            <text:p><text:a xlink:href="https://youtu.be/Cgo-0UU848M" xlink:type="simple">https://youtu.be/Cgo-0UU848M</text:a></text:p>
          </table:table-cell>
          <table:table-cell table:style-name="ce2" office:value-type="string" calcext:value-type="string">
            <text:p><text:a xlink:href="https://docs.google.com/presentation/d/1N1vzN15cloGYGqtlehOSIhOY1fx_iIHLhtXW78iJaLQ/edit?usp=sharing" xlink:type="simple">#040.1/2</text:a></text:p>
          </table:table-cell>
          <table:table-cell table:style-name="ce2" office:value-type="string" calcext:value-type="string">
            <text:p>https://docs.google.com/presentation/d/1N1vzN15cloGYGqtlehOSIhOY1fx_iIHLhtXW78iJaLQ/edit?usp=sharing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40" xlink:type="simple">https://github.com/ActiveInferenceInstitute/ActiveInferenceJournal/tree/main/Livestream/LiveStream_040</text:a></text:p>
          </table:table-cell>
          <table:table-cell office:value-type="string" calcext:value-type="string">
            <text:p><text:a xlink:href="https://arxiv.org/abs/2112.15242" xlink:type="simple">A free energy principle for generic quantum systems</text:a></text:p>
          </table:table-cell>
          <table:table-cell office:value-type="string" calcext:value-type="string">
            <text:p><text:a xlink:href="https://coda.io/d/_dTwB_SP81yq#Simple-list-view-of-Contacts-in-name-only_tu3f1/r172&amp;view=modal" xlink:type="simple">Dean Tickles</text:a>,<text:a xlink:href="https://coda.io/d/_dTwB_SP81yq#Simple-list-view-of-Contacts-in-name-only_tu3f1/r149&amp;view=modal" xlink:type="simple">Daniel Friedman</text:a>,<text:a xlink:href="https://coda.io/d/_dTwB_SP81yq#Simple-list-view-of-Contacts-in-name-only_tu3f1/r97&amp;view=modal" xlink:type="simple">V. Bleu Knight</text:a>,<text:a xlink:href="https://coda.io/d/_dTwB_SP81yq#Simple-list-view-of-Contacts-in-name-only_tu3f1/r571&amp;view=modal" xlink:type="simple">Stephen Sillett</text:a></text:p>
          </table:table-cell>
          <table:table-cell office:value-type="string" calcext:value-type="string">
            <text:p><text:a xlink:href="https://arxiv.org/abs/2112.15242" xlink:type="simple">A free energy principle for generic quantum systems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3/17/2022</text:p>
          </table:table-cell>
          <table:table-cell/>
          <table:table-cell office:value-type="string" calcext:value-type="string">
            <text:p>Livestream #040.1</text:p>
          </table:table-cell>
          <table:table-cell office:value-type="string" calcext:value-type="string">
            <text:p><text:a xlink:href="https://coda.io/d/_dTwB_SP81yq#Simple-list-view-of-Contacts-in-name-only_tu3f1/r283&amp;view=modal" xlink:type="simple">James F Glazebrook</text:a>,<text:a xlink:href="https://coda.io/d/_dTwB_SP81yq#Simple-list-view-of-Contacts-in-name-only_tu3f1/r332&amp;view=modal" xlink:type="simple">Karl J Friston</text:a>,<text:a xlink:href="https://coda.io/d/_dTwB_SP81yq#Simple-list-view-of-Contacts-in-name-only_tu3f1/r124&amp;view=modal" xlink:type="simple">Chris Fields</text:a>,<text:a xlink:href="https://coda.io/d/_dTwB_SP81yq#Simple-list-view-of-Contacts-in-name-only_tu3f1/r435&amp;view=modal" xlink:type="simple">Michael Levin</text:a></text:p>
          </table:table-cell>
          <table:table-cell office:value-type="string" calcext:value-type="string">
            <text:p><text:a xlink:href="https://youtu.be/NkJKl_yF274" xlink:type="simple">https://youtu.be/NkJKl_yF274</text:a></text:p>
          </table:table-cell>
          <table:table-cell table:style-name="ce2" office:value-type="string" calcext:value-type="string">
            <text:p><text:a xlink:href="https://docs.google.com/presentation/d/1N1vzN15cloGYGqtlehOSIhOY1fx_iIHLhtXW78iJaLQ/edit?usp=sharing" xlink:type="simple">#040.1/2</text:a></text:p>
          </table:table-cell>
          <table:table-cell table:style-name="ce2" office:value-type="string" calcext:value-type="string">
            <text:p>https://docs.google.com/presentation/d/1N1vzN15cloGYGqtlehOSIhOY1fx_iIHLhtXW78iJaLQ/edit?usp=sharing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40" xlink:type="simple">https://github.com/ActiveInferenceInstitute/ActiveInferenceJournal/tree/main/Livestream/LiveStream_040</text:a></text:p>
          </table:table-cell>
          <table:table-cell office:value-type="string" calcext:value-type="string">
            <text:p><text:a xlink:href="https://arxiv.org/abs/2112.15242" xlink:type="simple">A free energy principle for generic quantum systems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97&amp;view=modal" xlink:type="simple">V. Bleu Knight</text:a>,<text:a xlink:href="https://coda.io/d/_dTwB_SP81yq#Simple-list-view-of-Contacts-in-name-only_tu3f1/r571&amp;view=modal" xlink:type="simple">Stephen Sillett</text:a></text:p>
          </table:table-cell>
          <table:table-cell office:value-type="string" calcext:value-type="string">
            <text:p><text:a xlink:href="https://arxiv.org/abs/2112.15242" xlink:type="simple">A free energy principle for generic quantum systems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3/10/2022</text:p>
          </table:table-cell>
          <table:table-cell/>
          <table:table-cell office:value-type="string" calcext:value-type="string">
            <text:p>Livestream #040.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-qZYxSbJ38E" xlink:type="simple">https://youtu.be/-qZYxSbJ38E</text:a></text:p>
          </table:table-cell>
          <table:table-cell table:style-name="ce2" office:value-type="string" calcext:value-type="string">
            <text:p><text:a xlink:href="https://docs.google.com/presentation/d/1UFFCfvSdcJhC0fiLjQWcxwVyWa_Dk8fEXm5nadouVYI/edit?usp=sharing" xlink:type="simple">#040.0</text:a></text:p>
          </table:table-cell>
          <table:table-cell table:style-name="ce2" office:value-type="string" calcext:value-type="string">
            <text:p>https://docs.google.com/presentation/d/1UFFCfvSdcJhC0fiLjQWcxwVyWa_Dk8fEXm5nadouVYI/edit?usp=sharing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40" xlink:type="simple">https://github.com/ActiveInferenceInstitute/ActiveInferenceJournal/tree/main/Livestream/LiveStream_040</text:a></text:p>
          </table:table-cell>
          <table:table-cell office:value-type="string" calcext:value-type="string">
            <text:p><text:a xlink:href="https://arxiv.org/abs/2112.15242" xlink:type="simple">A free energy principle for generic quantum systems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97&amp;view=modal" xlink:type="simple">V. Bleu Knight</text:a></text:p>
          </table:table-cell>
          <table:table-cell office:value-type="string" calcext:value-type="string">
            <text:p><text:a xlink:href="https://arxiv.org/abs/2112.15242" xlink:type="simple">A free energy principle for generic quantum systems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3/9/2022</text:p>
          </table:table-cell>
          <table:table-cell/>
          <table:table-cell office:value-type="string" calcext:value-type="string">
            <text:p>Livestream #039.2</text:p>
          </table:table-cell>
          <table:table-cell office:value-type="string" calcext:value-type="string">
            <text:p><text:a xlink:href="https://coda.io/d/_dTwB_SP81yq#Simple-list-view-of-Contacts-in-name-only_tu3f1/r223&amp;view=modal" xlink:type="simple">Franz Kuchling</text:a></text:p>
          </table:table-cell>
          <table:table-cell office:value-type="string" calcext:value-type="string">
            <text:p><text:a xlink:href="https://youtu.be/KbyPFR7xUDo" xlink:type="simple">https://youtu.be/KbyPFR7xUDo</text:a></text:p>
          </table:table-cell>
          <table:table-cell table:style-name="ce2" office:value-type="string" calcext:value-type="string">
            <text:p><text:a xlink:href="https://docs.google.com/presentation/d/1sB5f9Yhy9SKYGnK87AnpVAdYsoSOhdS0_ZohNaV9KZM/edit?usp=sharing" xlink:type="simple">#039.1/2</text:a></text:p>
          </table:table-cell>
          <table:table-cell table:style-name="ce2" office:value-type="string" calcext:value-type="string">
            <text:p>https://docs.google.com/presentation/d/1sB5f9Yhy9SKYGnK87AnpVAdYsoSOhdS0_ZohNaV9KZM/edit?usp=sharing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39" xlink:type="simple">https://github.com/ActiveInferenceInstitute/ActiveInferenceJournal/tree/main/Livestream/LiveStream_039</text:a></text:p>
          </table:table-cell>
          <table:table-cell office:value-type="string" calcext:value-type="string">
            <text:p><text:a xlink:href="https://pubmed.ncbi.nlm.nih.gov/31320316/" xlink:type="simple">Morphogenesis as Bayesian inference: A variational approach to pattern formation and control in complex biological systems</text:a></text:p>
          </table:table-cell>
          <table:table-cell office:value-type="string" calcext:value-type="string">
            <text:p><text:a xlink:href="https://coda.io/d/_dTwB_SP81yq#Simple-list-view-of-Contacts-in-name-only_tu3f1/r172&amp;view=modal" xlink:type="simple">Dean Tickles</text:a>,<text:a xlink:href="https://coda.io/d/_dTwB_SP81yq#Simple-list-view-of-Contacts-in-name-only_tu3f1/r149&amp;view=modal" xlink:type="simple">Daniel Friedman</text:a>,<text:a xlink:href="https://coda.io/d/_dTwB_SP81yq#Simple-list-view-of-Contacts-in-name-only_tu3f1/r97&amp;view=modal" xlink:type="simple">V. Bleu Knight</text:a></text:p>
          </table:table-cell>
          <table:table-cell office:value-type="string" calcext:value-type="string">
            <text:p><text:a xlink:href="https://pubmed.ncbi.nlm.nih.gov/31320316/" xlink:type="simple">Morphogenesis as Bayesian inference: A variational approach to pattern formation and control in complex biological systems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3/2/2022</text:p>
          </table:table-cell>
          <table:table-cell/>
          <table:table-cell office:value-type="string" calcext:value-type="string">
            <text:p>Livestream #039.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R4C_DgP_khY" xlink:type="simple">https://youtu.be/R4C_DgP_khY</text:a></text:p>
          </table:table-cell>
          <table:table-cell table:style-name="ce2" office:value-type="string" calcext:value-type="string">
            <text:p><text:a xlink:href="https://docs.google.com/presentation/d/1sB5f9Yhy9SKYGnK87AnpVAdYsoSOhdS0_ZohNaV9KZM/edit?usp=sharing" xlink:type="simple">#039.1/2</text:a></text:p>
          </table:table-cell>
          <table:table-cell table:style-name="ce2" office:value-type="string" calcext:value-type="string">
            <text:p>https://docs.google.com/presentation/d/1sB5f9Yhy9SKYGnK87AnpVAdYsoSOhdS0_ZohNaV9KZM/edit?usp=sharing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39" xlink:type="simple">https://github.com/ActiveInferenceInstitute/ActiveInferenceJournal/tree/main/Livestream/LiveStream_039</text:a></text:p>
          </table:table-cell>
          <table:table-cell office:value-type="string" calcext:value-type="string">
            <text:p><text:a xlink:href="https://pubmed.ncbi.nlm.nih.gov/31320316/" xlink:type="simple">Morphogenesis as Bayesian inference: A variational approach to pattern formation and control in complex biological systems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97&amp;view=modal" xlink:type="simple">V. Bleu Knight</text:a>,<text:a xlink:href="https://coda.io/d/_dTwB_SP81yq#Simple-list-view-of-Contacts-in-name-only_tu3f1/r571&amp;view=modal" xlink:type="simple">Stephen Sillett</text:a></text:p>
          </table:table-cell>
          <table:table-cell office:value-type="string" calcext:value-type="string">
            <text:p><text:a xlink:href="https://pubmed.ncbi.nlm.nih.gov/31320316/" xlink:type="simple">Morphogenesis as Bayesian inference: A variational approach to pattern formation and control in complex biological systems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2/25/2022</text:p>
          </table:table-cell>
          <table:table-cell/>
          <table:table-cell office:value-type="string" calcext:value-type="string">
            <text:p>Livestream #039.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yC-hgjv3ANk" xlink:type="simple">https://youtu.be/yC-hgjv3ANk</text:a></text:p>
          </table:table-cell>
          <table:table-cell table:style-name="ce2" office:value-type="string" calcext:value-type="string">
            <text:p><text:a xlink:href="https://docs.google.com/presentation/d/1I9V17zNi0uu1ntq4geqjhMzQrt_vIWgFWWRYV4IrV_s/edit?usp=sharing" xlink:type="simple">#039.0</text:a></text:p>
          </table:table-cell>
          <table:table-cell table:style-name="ce2" office:value-type="string" calcext:value-type="string">
            <text:p>https://docs.google.com/presentation/d/1I9V17zNi0uu1ntq4geqjhMzQrt_vIWgFWWRYV4IrV_s/edit?usp=sharing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39" xlink:type="simple">https://github.com/ActiveInferenceInstitute/ActiveInferenceJournal/tree/main/Livestream/LiveStream_039</text:a></text:p>
          </table:table-cell>
          <table:table-cell office:value-type="string" calcext:value-type="string">
            <text:p><text:a xlink:href="https://pubmed.ncbi.nlm.nih.gov/31320316/" xlink:type="simple">Morphogenesis as Bayesian inference: A variational approach to pattern formation and control in complex biological systems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172&amp;view=modal" xlink:type="simple">Dean Tickles</text:a></text:p>
          </table:table-cell>
          <table:table-cell office:value-type="string" calcext:value-type="string">
            <text:p><text:a xlink:href="https://pubmed.ncbi.nlm.nih.gov/31320316/" xlink:type="simple">Morphogenesis as Bayesian inference: A variational approach to pattern formation and control in complex biological systems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2/23/2022</text:p>
          </table:table-cell>
          <table:table-cell/>
          <table:table-cell office:value-type="string" calcext:value-type="string">
            <text:p>Livestream #038.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0OQx04x8-zA" xlink:type="simple">https://youtu.be/0OQx04x8-zA</text:a></text:p>
          </table:table-cell>
          <table:table-cell table:style-name="ce2" office:value-type="string" calcext:value-type="string">
            <text:p><text:a xlink:href="https://docs.google.com/presentation/d/1Aycvf8frmnWfdxDHuEqznsC0J15I-285rik4dg2YFSg/edit?usp=sharing" xlink:type="simple">#038.1/2</text:a></text:p>
          </table:table-cell>
          <table:table-cell table:style-name="ce2" office:value-type="string" calcext:value-type="string">
            <text:p>https://docs.google.com/presentation/d/1Aycvf8frmnWfdxDHuEqznsC0J15I-285rik4dg2YFSg/edit?usp=sharing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38" xlink:type="simple">https://github.com/ActiveInferenceInstitute/ActiveInferenceJournal/tree/main/Livestream/LiveStream_038</text:a></text:p>
          </table:table-cell>
          <table:table-cell office:value-type="string" calcext:value-type="string">
            <text:p><text:a xlink:href="https://royalsocietypublishing.org/doi/full/10.1098/rstb.2020.0531" xlink:type="simple">The evolution of brain architectures for predictive coding and active inference</text:a></text:p>
          </table:table-cell>
          <table:table-cell office:value-type="string" calcext:value-type="string">
            <text:p><text:a xlink:href="https://coda.io/d/_dTwB_SP81yq#Simple-list-view-of-Contacts-in-name-only_tu3f1/r172&amp;view=modal" xlink:type="simple">Dean Tickles</text:a>,<text:a xlink:href="https://coda.io/d/_dTwB_SP81yq#Simple-list-view-of-Contacts-in-name-only_tu3f1/r149&amp;view=modal" xlink:type="simple">Daniel Friedman</text:a>,<text:a xlink:href="https://coda.io/d/_dTwB_SP81yq#Simple-list-view-of-Contacts-in-name-only_tu3f1/r97&amp;view=modal" xlink:type="simple">V. Bleu Knight</text:a></text:p>
          </table:table-cell>
          <table:table-cell office:value-type="string" calcext:value-type="string">
            <text:p><text:a xlink:href="https://royalsocietypublishing.org/doi/full/10.1098/rstb.2020.0531" xlink:type="simple">The evolution of brain architectures for predictive coding and active inference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2/16/2022</text:p>
          </table:table-cell>
          <table:table-cell/>
          <table:table-cell office:value-type="string" calcext:value-type="string">
            <text:p>Livestream #038.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azwqMjgfY8Y" xlink:type="simple">https://youtu.be/azwqMjgfY8Y</text:a></text:p>
          </table:table-cell>
          <table:table-cell table:style-name="ce2" office:value-type="string" calcext:value-type="string">
            <text:p><text:a xlink:href="https://docs.google.com/presentation/d/1Aycvf8frmnWfdxDHuEqznsC0J15I-285rik4dg2YFSg/edit?usp=sharing" xlink:type="simple">#038.1/2</text:a></text:p>
          </table:table-cell>
          <table:table-cell table:style-name="ce2" office:value-type="string" calcext:value-type="string">
            <text:p>https://docs.google.com/presentation/d/1Aycvf8frmnWfdxDHuEqznsC0J15I-285rik4dg2YFSg/edit?usp=sharing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38" xlink:type="simple">https://github.com/ActiveInferenceInstitute/ActiveInferenceJournal/tree/main/Livestream/LiveStream_038</text:a></text:p>
          </table:table-cell>
          <table:table-cell office:value-type="string" calcext:value-type="string">
            <text:p><text:a xlink:href="https://royalsocietypublishing.org/doi/full/10.1098/rstb.2020.0531" xlink:type="simple">The evolution of brain architectures for predictive coding and active inference</text:a></text:p>
          </table:table-cell>
          <table:table-cell office:value-type="string" calcext:value-type="string">
            <text:p><text:a xlink:href="https://coda.io/d/_dTwB_SP81yq#Simple-list-view-of-Contacts-in-name-only_tu3f1/r172&amp;view=modal" xlink:type="simple">Dean Tickles</text:a>,<text:a xlink:href="https://coda.io/d/_dTwB_SP81yq#Simple-list-view-of-Contacts-in-name-only_tu3f1/r149&amp;view=modal" xlink:type="simple">Daniel Friedman</text:a>,<text:a xlink:href="https://coda.io/d/_dTwB_SP81yq#Simple-list-view-of-Contacts-in-name-only_tu3f1/r571&amp;view=modal" xlink:type="simple">Stephen Sillett</text:a></text:p>
          </table:table-cell>
          <table:table-cell office:value-type="string" calcext:value-type="string">
            <text:p><text:a xlink:href="https://royalsocietypublishing.org/doi/full/10.1098/rstb.2020.0531" xlink:type="simple">The evolution of brain architectures for predictive coding and active inference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2/16/2022</text:p>
          </table:table-cell>
          <table:table-cell/>
          <table:table-cell office:value-type="string" calcext:value-type="string">
            <text:p>Livestream #038.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cOo4juE_zcI" xlink:type="simple">https://youtu.be/cOo4juE_zcI</text:a></text:p>
          </table:table-cell>
          <table:table-cell table:style-name="ce2" office:value-type="string" calcext:value-type="string">
            <text:p><text:a xlink:href="https://docs.google.com/presentation/d/1p1yU2IltHntD47s7-0w9NgiRRZQATMymtZSNJOrpI7g/edit?usp=sharing" xlink:type="simple">#038.0</text:a></text:p>
          </table:table-cell>
          <table:table-cell table:style-name="ce2" office:value-type="string" calcext:value-type="string">
            <text:p>https://docs.google.com/presentation/d/1p1yU2IltHntD47s7-0w9NgiRRZQATMymtZSNJOrpI7g/edit?usp=sharing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38" xlink:type="simple">https://github.com/ActiveInferenceInstitute/ActiveInferenceJournal/tree/main/Livestream/LiveStream_038</text:a></text:p>
          </table:table-cell>
          <table:table-cell office:value-type="string" calcext:value-type="string">
            <text:p><text:a xlink:href="https://royalsocietypublishing.org/doi/full/10.1098/rstb.2020.0531" xlink:type="simple">The evolution of brain architectures for predictive coding and active inference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royalsocietypublishing.org/doi/full/10.1098/rstb.2020.0531" xlink:type="simple">The evolution of brain architectures for predictive coding and active inference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2/9/2022</text:p>
          </table:table-cell>
          <table:table-cell/>
          <table:table-cell office:value-type="string" calcext:value-type="string">
            <text:p>Livestream #037.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6WP7mY13lzc" xlink:type="simple">https://youtu.be/6WP7mY13lzc</text:a></text:p>
          </table:table-cell>
          <table:table-cell table:style-name="ce2" office:value-type="string" calcext:value-type="string">
            <text:p><text:a xlink:href="https://docs.google.com/presentation/d/1LZZ_6oUilg2tTQlRaVoJBtZlyQuZkcTirUV_wWWYqXk/edit?usp=sharing" xlink:type="simple">#037.1/2</text:a></text:p>
          </table:table-cell>
          <table:table-cell table:style-name="ce2" office:value-type="string" calcext:value-type="string">
            <text:p>https://docs.google.com/presentation/d/1LZZ_6oUilg2tTQlRaVoJBtZlyQuZkcTirUV_wWWYqXk/edit?usp=sharing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37" xlink:type="simple">https://github.com/ActiveInferenceInstitute/ActiveInferenceJournal/tree/main/Livestream/LiveStream_037</text:a></text:p>
          </table:table-cell>
          <table:table-cell office:value-type="string" calcext:value-type="string">
            <text:p><text:a xlink:href="http://philsci-archive.pitt.edu/19961/" xlink:type="simple">Free Energy: A User's Guide</text:a></text:p>
          </table:table-cell>
          <table:table-cell office:value-type="string" calcext:value-type="string">
            <text:p><text:a xlink:href="https://coda.io/d/_dTwB_SP81yq#Simple-list-view-of-Contacts-in-name-only_tu3f1/r172&amp;view=modal" xlink:type="simple">Dean Tickles</text:a>,<text:a xlink:href="https://coda.io/d/_dTwB_SP81yq#Simple-list-view-of-Contacts-in-name-only_tu3f1/r149&amp;view=modal" xlink:type="simple">Daniel Friedman</text:a>,<text:a xlink:href="https://coda.io/d/_dTwB_SP81yq#Simple-list-view-of-Contacts-in-name-only_tu3f1/r571&amp;view=modal" xlink:type="simple">Stephen Sillett</text:a>,<text:a xlink:href="https://coda.io/d/_dTwB_SP81yq#Simple-list-view-of-Contacts-in-name-only_tu3f1/r97&amp;view=modal" xlink:type="simple">V. Bleu Knight</text:a></text:p>
          </table:table-cell>
          <table:table-cell office:value-type="string" calcext:value-type="string">
            <text:p><text:a xlink:href="http://philsci-archive.pitt.edu/19961/" xlink:type="simple">Free Energy: A User's Guide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2/2/2022</text:p>
          </table:table-cell>
          <table:table-cell/>
          <table:table-cell office:value-type="string" calcext:value-type="string">
            <text:p>Livestream #037.1</text:p>
          </table:table-cell>
          <table:table-cell office:value-type="string" calcext:value-type="string">
            <text:p><text:a xlink:href="https://coda.io/d/_dTwB_SP81yq#Simple-list-view-of-Contacts-in-name-only_tu3f1/r570&amp;view=modal" xlink:type="simple">Stephen Mann</text:a></text:p>
          </table:table-cell>
          <table:table-cell office:value-type="string" calcext:value-type="string">
            <text:p><text:a xlink:href="https://youtu.be/GHcpJ_bMuu4" xlink:type="simple">https://youtu.be/GHcpJ_bMuu4</text:a></text:p>
          </table:table-cell>
          <table:table-cell table:style-name="ce2" office:value-type="string" calcext:value-type="string">
            <text:p><text:a xlink:href="https://docs.google.com/presentation/d/1LZZ_6oUilg2tTQlRaVoJBtZlyQuZkcTirUV_wWWYqXk/edit?usp=sharing" xlink:type="simple">#037.1/2</text:a></text:p>
          </table:table-cell>
          <table:table-cell table:style-name="ce2" office:value-type="string" calcext:value-type="string">
            <text:p>https://docs.google.com/presentation/d/1LZZ_6oUilg2tTQlRaVoJBtZlyQuZkcTirUV_wWWYqXk/edit?usp=sharing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37" xlink:type="simple">https://github.com/ActiveInferenceInstitute/ActiveInferenceJournal/tree/main/Livestream/LiveStream_037</text:a></text:p>
          </table:table-cell>
          <table:table-cell office:value-type="string" calcext:value-type="string">
            <text:p><text:a xlink:href="http://philsci-archive.pitt.edu/19961/" xlink:type="simple">Free Energy: A User's Guide</text:a></text:p>
          </table:table-cell>
          <table:table-cell office:value-type="string" calcext:value-type="string">
            <text:p><text:a xlink:href="https://coda.io/d/_dTwB_SP81yq#Simple-list-view-of-Contacts-in-name-only_tu3f1/r172&amp;view=modal" xlink:type="simple">Dean Tickles</text:a>,<text:a xlink:href="https://coda.io/d/_dTwB_SP81yq#Simple-list-view-of-Contacts-in-name-only_tu3f1/r149&amp;view=modal" xlink:type="simple">Daniel Friedman</text:a>,<text:a xlink:href="https://coda.io/d/_dTwB_SP81yq#Simple-list-view-of-Contacts-in-name-only_tu3f1/r571&amp;view=modal" xlink:type="simple">Stephen Sillett</text:a>,<text:a xlink:href="https://coda.io/d/_dTwB_SP81yq#Simple-list-view-of-Contacts-in-name-only_tu3f1/r97&amp;view=modal" xlink:type="simple">V. Bleu Knight</text:a></text:p>
          </table:table-cell>
          <table:table-cell office:value-type="string" calcext:value-type="string">
            <text:p><text:a xlink:href="http://philsci-archive.pitt.edu/19961/" xlink:type="simple">Free Energy: A User's Guide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2/2/2022</text:p>
          </table:table-cell>
          <table:table-cell/>
          <table:table-cell office:value-type="string" calcext:value-type="string">
            <text:p>Livestream #037.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chpbMBgDR84" xlink:type="simple">https://youtu.be/chpbMBgDR84</text:a></text:p>
          </table:table-cell>
          <table:table-cell table:style-name="ce2" office:value-type="string" calcext:value-type="string">
            <text:p><text:a xlink:href="https://docs.google.com/presentation/d/1fqjcWxFhHk6mpysqpefZkWfdtcGCmA2feRGwKkLg9_w/edit?usp=sharing" xlink:type="simple">#037.0</text:a></text:p>
          </table:table-cell>
          <table:table-cell table:style-name="ce2" office:value-type="string" calcext:value-type="string">
            <text:p>https://docs.google.com/presentation/d/1fqjcWxFhHk6mpysqpefZkWfdtcGCmA2feRGwKkLg9_w/edit?usp=sharing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37" xlink:type="simple">https://github.com/ActiveInferenceInstitute/ActiveInferenceJournal/tree/main/Livestream/LiveStream_037</text:a></text:p>
          </table:table-cell>
          <table:table-cell office:value-type="string" calcext:value-type="string">
            <text:p><text:a xlink:href="http://philsci-archive.pitt.edu/19961/" xlink:type="simple">Free Energy: A User's Guide</text:a></text:p>
          </table:table-cell>
          <table:table-cell office:value-type="string" calcext:value-type="string">
            <text:p><text:a xlink:href="https://coda.io/d/_dTwB_SP81yq#Simple-list-view-of-Contacts-in-name-only_tu3f1/r172&amp;view=modal" xlink:type="simple">Dean Tickles</text:a>,<text:a xlink:href="https://coda.io/d/_dTwB_SP81yq#Simple-list-view-of-Contacts-in-name-only_tu3f1/r149&amp;view=modal" xlink:type="simple">Daniel Friedman</text:a>,<text:a xlink:href="https://coda.io/d/_dTwB_SP81yq#Simple-list-view-of-Contacts-in-name-only_tu3f1/r571&amp;view=modal" xlink:type="simple">Stephen Sillett</text:a></text:p>
          </table:table-cell>
          <table:table-cell office:value-type="string" calcext:value-type="string">
            <text:p><text:a xlink:href="http://philsci-archive.pitt.edu/19961/" xlink:type="simple">Free Energy: A User's Guide</text:a></text:p>
          </table:table-cell>
        </table:table-row>
        <table:table-row table:style-name="ro11">
          <table:table-cell office:value-type="string" calcext:value-type="string">
            <text:p>Livestream</text:p>
          </table:table-cell>
          <table:table-cell office:value-type="string" calcext:value-type="string">
            <text:p>1/26/2022</text:p>
          </table:table-cell>
          <table:table-cell/>
          <table:table-cell office:value-type="string" calcext:value-type="string">
            <text:p>Livestream #036.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Lo95GakwV5w" xlink:type="simple">https://youtu.be/Lo95GakwV5w</text:a></text:p>
          </table:table-cell>
          <table:table-cell table:style-name="ce2" office:value-type="string" calcext:value-type="string">
            <text:p><text:a xlink:href="https://docs.google.com/presentation/d/16IYls8swc9mfDswGOdtcFJXQ4KqBeJe2-Hjr7vMfubU/edit?usp=sharing" xlink:type="simple">#036.1/.2</text:a></text:p>
          </table:table-cell>
          <table:table-cell table:style-name="ce2" office:value-type="string" calcext:value-type="string">
            <text:p>https://docs.google.com/presentation/d/16IYls8swc9mfDswGOdtcFJXQ4KqBeJe2-Hjr7vMfubU/edit?usp=sharing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36" xlink:type="simple">https://github.com/ActiveInferenceInstitute/ActiveInferenceJournal/tree/main/Livestream/LiveStream_036</text:a></text:p>
          </table:table-cell>
          <table:table-cell office:value-type="string" calcext:value-type="string">
            <text:p><text:a xlink:href="https://link.springer.com/article/10.1007/s11229-021-03140-5" xlink:type="simple">Modelling ourselves: what the free energy principle reveals about our implicit notions of representation</text:a></text:p>
          </table:table-cell>
          <table:table-cell office:value-type="string" calcext:value-type="string">
            <text:p><text:a xlink:href="https://coda.io/d/_dTwB_SP81yq#Simple-list-view-of-Contacts-in-name-only_tu3f1/r172&amp;view=modal" xlink:type="simple">Dean Tickles</text:a>,<text:a xlink:href="https://coda.io/d/_dTwB_SP81yq#Simple-list-view-of-Contacts-in-name-only_tu3f1/r149&amp;view=modal" xlink:type="simple">Daniel Friedman</text:a>,<text:a xlink:href="https://coda.io/d/_dTwB_SP81yq#Simple-list-view-of-Contacts-in-name-only_tu3f1/r97&amp;view=modal" xlink:type="simple">V. Bleu Knight</text:a></text:p>
          </table:table-cell>
          <table:table-cell office:value-type="string" calcext:value-type="string">
            <text:p><text:a xlink:href="https://link.springer.com/article/10.1007/s11229-021-03140-5" xlink:type="simple">Modelling ourselves: what the free energy principle reveals about our implicit notions of representation</text:a></text:p>
          </table:table-cell>
        </table:table-row>
        <table:table-row table:style-name="ro11">
          <table:table-cell office:value-type="string" calcext:value-type="string">
            <text:p>Livestream</text:p>
          </table:table-cell>
          <table:table-cell office:value-type="string" calcext:value-type="string">
            <text:p>1/19/2022</text:p>
          </table:table-cell>
          <table:table-cell/>
          <table:table-cell office:value-type="string" calcext:value-type="string">
            <text:p>Livestream #036.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www.youtube.com/watch?v=YKn2njZ_ICg" xlink:type="simple">https://www.youtube.com/watch?v=YKn2njZ_ICg</text:a></text:p>
          </table:table-cell>
          <table:table-cell table:style-name="ce2" office:value-type="string" calcext:value-type="string">
            <text:p><text:a xlink:href="https://docs.google.com/presentation/d/16IYls8swc9mfDswGOdtcFJXQ4KqBeJe2-Hjr7vMfubU/edit?usp=sharing" xlink:type="simple">#036.1/.2</text:a></text:p>
          </table:table-cell>
          <table:table-cell table:style-name="ce2" office:value-type="string" calcext:value-type="string">
            <text:p>https://docs.google.com/presentation/d/16IYls8swc9mfDswGOdtcFJXQ4KqBeJe2-Hjr7vMfubU/edit?usp=sharing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36" xlink:type="simple">https://github.com/ActiveInferenceInstitute/ActiveInferenceJournal/tree/main/Livestream/LiveStream_036</text:a></text:p>
          </table:table-cell>
          <table:table-cell office:value-type="string" calcext:value-type="string">
            <text:p><text:a xlink:href="https://link.springer.com/article/10.1007/s11229-021-03140-5" xlink:type="simple">Modelling ourselves: what the free energy principle reveals about our implicit notions of representation</text:a></text:p>
          </table:table-cell>
          <table:table-cell office:value-type="string" calcext:value-type="string">
            <text:p><text:a xlink:href="https://coda.io/d/_dTwB_SP81yq#Simple-list-view-of-Contacts-in-name-only_tu3f1/r172&amp;view=modal" xlink:type="simple">Dean Tickles</text:a>,<text:a xlink:href="https://coda.io/d/_dTwB_SP81yq#Simple-list-view-of-Contacts-in-name-only_tu3f1/r149&amp;view=modal" xlink:type="simple">Daniel Friedman</text:a>,<text:a xlink:href="https://coda.io/d/_dTwB_SP81yq#Simple-list-view-of-Contacts-in-name-only_tu3f1/r97&amp;view=modal" xlink:type="simple">V. Bleu Knight</text:a></text:p>
          </table:table-cell>
          <table:table-cell office:value-type="string" calcext:value-type="string">
            <text:p><text:a xlink:href="https://link.springer.com/article/10.1007/s11229-021-03140-5" xlink:type="simple">Modelling ourselves: what the free energy principle reveals about our implicit notions of representation</text:a></text:p>
          </table:table-cell>
        </table:table-row>
        <table:table-row table:style-name="ro2">
          <table:table-cell office:value-type="string" calcext:value-type="string">
            <text:p>Livestream</text:p>
          </table:table-cell>
          <table:table-cell office:value-type="string" calcext:value-type="string">
            <text:p>1/13/2022</text:p>
          </table:table-cell>
          <table:table-cell/>
          <table:table-cell office:value-type="string" calcext:value-type="string">
            <text:p>Livestream #036.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cOo4juE_zcI" xlink:type="simple">https://youtu.be/cOo4juE_zcI</text:a></text:p>
          </table:table-cell>
          <table:table-cell table:style-name="ce2" office:value-type="string" calcext:value-type="string">
            <text:p><text:a xlink:href="https://docs.google.com/presentation/d/1HgDnUVBTNeCqHJA7IiqMDZlH4QZXOfe6qpWXH7VyNq0/edit#slide=id.gc77d90b7ef_1_17" xlink:type="simple">#036.0</text:a></text:p>
          </table:table-cell>
          <table:table-cell table:style-name="ce2" office:value-type="string" calcext:value-type="string">
            <text:p>https://docs.google.com/presentation/d/1HgDnUVBTNeCqHJA7IiqMDZlH4QZXOfe6qpWXH7VyNq0/edit#slide=id.gc77d90b7ef_1_17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36" xlink:type="simple">https://github.com/ActiveInferenceInstitute/ActiveInferenceJournal/tree/main/Livestream/LiveStream_036</text:a></text:p>
          </table:table-cell>
          <table:table-cell office:value-type="string" calcext:value-type="string">
            <text:p><text:a xlink:href="https://link.springer.com/article/10.1007/s11229-021-03140-5" xlink:type="simple">Modelling ourselves: what the free energy principle reveals about our implicit notions of representation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link.springer.com/article/10.1007/s11229-021-03140-5" xlink:type="simple">Modelling ourselves: what the free energy principle reveals about our implicit notions of representation</text:a></text:p>
          </table:table-cell>
        </table:table-row>
        <table:table-row table:style-name="ro11">
          <table:table-cell office:value-type="string" calcext:value-type="string">
            <text:p>Livestream</text:p>
          </table:table-cell>
          <table:table-cell office:value-type="string" calcext:value-type="string">
            <text:p>1/12/2022</text:p>
          </table:table-cell>
          <table:table-cell/>
          <table:table-cell office:value-type="string" calcext:value-type="string">
            <text:p>Livestream #035.2</text:p>
          </table:table-cell>
          <table:table-cell office:value-type="string" calcext:value-type="string">
            <text:p><text:a xlink:href="https://coda.io/d/_dTwB_SP81yq#Simple-list-view-of-Contacts-in-name-only_tu3f1/r374&amp;view=modal" xlink:type="simple">Majid D Beni</text:a></text:p>
          </table:table-cell>
          <table:table-cell office:value-type="string" calcext:value-type="string">
            <text:p><text:a xlink:href="https://youtu.be/sQWSkDQvnqk" xlink:type="simple">https://youtu.be/sQWSkDQvnqk</text:a></text:p>
          </table:table-cell>
          <table:table-cell table:style-name="ce2" office:value-type="string" calcext:value-type="string">
            <text:p><text:a xlink:href="https://docs.google.com/presentation/d/1dpZxGx7tl8Uv2EmAvMOWceD-JPlLsN2YsZMlVpXwt8A/edit?usp=sharing" xlink:type="simple">#035.2</text:a></text:p>
          </table:table-cell>
          <table:table-cell table:style-name="ce2" office:value-type="string" calcext:value-type="string">
            <text:p>https://docs.google.com/presentation/d/1dpZxGx7tl8Uv2EmAvMOWceD-JPlLsN2YsZMlVpXwt8A/edit?usp=sharing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35" xlink:type="simple">https://github.com/ActiveInferenceInstitute/ActiveInferenceJournal/tree/main/Livestream/LiveStream_035</text:a></text:p>
          </table:table-cell>
          <table:table-cell office:value-type="string" calcext:value-type="string">
            <text:p><text:a xlink:href="https://pubmed.ncbi.nlm.nih.gov/34942581/" xlink:type="simple">A tale of two architectures free energy, its models, and modularity</text:a></text:p>
          </table:table-cell>
          <table:table-cell office:value-type="string" calcext:value-type="string">
            <text:p><text:a xlink:href="https://coda.io/d/_dTwB_SP81yq#Simple-list-view-of-Contacts-in-name-only_tu3f1/r172&amp;view=modal" xlink:type="simple">Dean Tickles</text:a>,<text:a xlink:href="https://coda.io/d/_dTwB_SP81yq#Simple-list-view-of-Contacts-in-name-only_tu3f1/r149&amp;view=modal" xlink:type="simple">Daniel Friedman</text:a>,<text:a xlink:href="https://coda.io/d/_dTwB_SP81yq#Simple-list-view-of-Contacts-in-name-only_tu3f1/r97&amp;view=modal" xlink:type="simple">V. Bleu Knight</text:a></text:p>
          </table:table-cell>
          <table:table-cell office:value-type="string" calcext:value-type="string">
            <text:p><text:a xlink:href="https://pubmed.ncbi.nlm.nih.gov/34942581/" xlink:type="simple">A tale of two architectures free energy, its models, and modularity</text:a></text:p>
          </table:table-cell>
        </table:table-row>
        <table:table-row table:style-name="ro11">
          <table:table-cell office:value-type="string" calcext:value-type="string">
            <text:p>Livestream</text:p>
          </table:table-cell>
          <table:table-cell office:value-type="string" calcext:value-type="string">
            <text:p>1/5/2022</text:p>
          </table:table-cell>
          <table:table-cell/>
          <table:table-cell office:value-type="string" calcext:value-type="string">
            <text:p>Livestream #035.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RoMCBXy-7E0" xlink:type="simple">https://youtu.be/RoMCBXy-7E0</text:a></text:p>
          </table:table-cell>
          <table:table-cell table:style-name="ce2" office:value-type="string" calcext:value-type="string">
            <text:p><text:a xlink:href="https://docs.google.com/presentation/d/1dpZxGx7tl8Uv2EmAvMOWceD-JPlLsN2YsZMlVpXwt8A/edit?usp=sharing" xlink:type="simple">#035.1</text:a></text:p>
          </table:table-cell>
          <table:table-cell table:style-name="ce2" office:value-type="string" calcext:value-type="string">
            <text:p>https://docs.google.com/presentation/d/1dpZxGx7tl8Uv2EmAvMOWceD-JPlLsN2YsZMlVpXwt8A/edit?usp=sharing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35" xlink:type="simple">https://github.com/ActiveInferenceInstitute/ActiveInferenceJournal/tree/main/Livestream/LiveStream_035</text:a></text:p>
          </table:table-cell>
          <table:table-cell office:value-type="string" calcext:value-type="string">
            <text:p><text:a xlink:href="https://pubmed.ncbi.nlm.nih.gov/34942581/" xlink:type="simple">A tale of two architectures free energy, its models, and modularity</text:a></text:p>
          </table:table-cell>
          <table:table-cell office:value-type="string" calcext:value-type="string">
            <text:p><text:a xlink:href="https://coda.io/d/_dTwB_SP81yq#Simple-list-view-of-Contacts-in-name-only_tu3f1/r172&amp;view=modal" xlink:type="simple">Dean Tickles</text:a>,<text:a xlink:href="https://coda.io/d/_dTwB_SP81yq#Simple-list-view-of-Contacts-in-name-only_tu3f1/r149&amp;view=modal" xlink:type="simple">Daniel Friedman</text:a>,<text:a xlink:href="https://coda.io/d/_dTwB_SP81yq#Simple-list-view-of-Contacts-in-name-only_tu3f1/r97&amp;view=modal" xlink:type="simple">V. Bleu Knight</text:a>,<text:a xlink:href="https://coda.io/d/_dTwB_SP81yq#Simple-list-view-of-Contacts-in-name-only_tu3f1/r571&amp;view=modal" xlink:type="simple">Stephen Sillett</text:a>,<text:a xlink:href="https://coda.io/d/_dTwB_SP81yq#Simple-list-view-of-Contacts-in-name-only_tu3f1/r160&amp;view=modal" xlink:type="simple">David S. Douglass</text:a></text:p>
          </table:table-cell>
          <table:table-cell office:value-type="string" calcext:value-type="string">
            <text:p><text:a xlink:href="https://pubmed.ncbi.nlm.nih.gov/34942581/" xlink:type="simple">A tale of two architectures free energy, its models, and modularity</text:a></text:p>
          </table:table-cell>
        </table:table-row>
        <table:table-row table:style-name="ro2">
          <table:table-cell office:value-type="string" calcext:value-type="string">
            <text:p>Livestream</text:p>
          </table:table-cell>
          <table:table-cell office:value-type="string" calcext:value-type="string">
            <text:p>1/4/2022</text:p>
          </table:table-cell>
          <table:table-cell/>
          <table:table-cell office:value-type="string" calcext:value-type="string">
            <text:p>Livestream #035.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www.youtube.com/watch?v=e-Ck8sxCME0" xlink:type="simple">https://www.youtube.com/watch?v=e-Ck8sxCME0</text:a></text:p>
          </table:table-cell>
          <table:table-cell table:style-name="ce2" office:value-type="string" calcext:value-type="string">
            <text:p><text:a xlink:href="https://docs.google.com/presentation/d/1u0jY266wPMqr4VWonvAy_SPmQXzCFT9pvlXYWostHFU/edit#slide=id.gc77d90b7ef_1_17" xlink:type="simple">#035.0</text:a></text:p>
          </table:table-cell>
          <table:table-cell table:style-name="ce2" office:value-type="string" calcext:value-type="string">
            <text:p>https://docs.google.com/presentation/d/1u0jY266wPMqr4VWonvAy_SPmQXzCFT9pvlXYWostHFU/edit#slide=id.gc77d90b7ef_1_17</text:p>
          </table:table-cell>
          <table:table-cell table:style-name="ce2" office:value-type="string" calcext:value-type="string">
            <text:p><text:a xlink:href="https://github.com/ActiveInferenceInstitute/ActiveInferenceJournal/tree/main/Livestream/LiveStream_035" xlink:type="simple">https://github.com/ActiveInferenceInstitute/ActiveInferenceJournal/tree/main/Livestream/LiveStream_035</text:a></text:p>
          </table:table-cell>
          <table:table-cell office:value-type="string" calcext:value-type="string">
            <text:p><text:a xlink:href="https://pubmed.ncbi.nlm.nih.gov/34942581/" xlink:type="simple">A tale of two architectures free energy, its models, and modularity</text:a></text:p>
          </table:table-cell>
          <table:table-cell office:value-type="string" calcext:value-type="string">
            <text:p><text:a xlink:href="https://coda.io/d/_dTwB_SP81yq#Simple-list-view-of-Contacts-in-name-only_tu3f1/r172&amp;view=modal" xlink:type="simple">Dean Tickles</text:a>,<text:a xlink:href="https://coda.io/d/_dTwB_SP81yq#Simple-list-view-of-Contacts-in-name-only_tu3f1/r149&amp;view=modal" xlink:type="simple">Daniel Friedman</text:a>,<text:a xlink:href="https://coda.io/d/_dTwB_SP81yq#Simple-list-view-of-Contacts-in-name-only_tu3f1/r97&amp;view=modal" xlink:type="simple">V. Bleu Knight</text:a></text:p>
          </table:table-cell>
          <table:table-cell office:value-type="string" calcext:value-type="string">
            <text:p><text:a xlink:href="https://pubmed.ncbi.nlm.nih.gov/34942581/" xlink:type="simple">A tale of two architectures free energy, its models, and modularity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12/23/2021</text:p>
          </table:table-cell>
          <table:table-cell/>
          <table:table-cell office:value-type="string" calcext:value-type="string">
            <text:p>Livestream 2021 Review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4hTT6fUTMM8" xlink:type="simple">https://youtu.be/4hTT6fUTMM8</text:a></text:p>
          </table:table-cell>
          <table:table-cell table:style-name="ce2" office:value-type="string" calcext:value-type="string">
            <text:p><text:a xlink:href="https://docs.google.com/presentation/d/168Eb2Ct0794gPsoyx2BgOKUdvJ6dMjKO3OHR4nGqj2M/edit?usp=sharing" xlink:type="simple">End of 2021 review</text:a></text:p>
          </table:table-cell>
          <table:table-cell table:style-name="ce2" office:value-type="string" calcext:value-type="string">
            <text:p>https://docs.google.com/presentation/d/168Eb2Ct0794gPsoyx2BgOKUdvJ6dMjKO3OHR4nGqj2M/edit?usp=sharing</text:p>
          </table:table-cell>
          <table:table-cell/>
          <table:table-cell office:value-type="string" calcext:value-type="string">
            <text:p>End of 2021 Review</text:p>
          </table:table-cell>
          <table:table-cell table:style-name="ce5" table:number-columns-repeated="2"/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12/16/2021</text:p>
          </table:table-cell>
          <table:table-cell/>
          <table:table-cell office:value-type="string" calcext:value-type="string">
            <text:p>Livestream #032.3</text:p>
          </table:table-cell>
          <table:table-cell office:value-type="string" calcext:value-type="string">
            <text:p><text:a xlink:href="https://coda.io/d/_dTwB_SP81yq#Simple-list-view-of-Contacts-in-name-only_tu3f1" xlink:type="simple">Conor Heins</text:a></text:p>
          </table:table-cell>
          <table:table-cell office:value-type="string" calcext:value-type="string">
            <text:p><text:a xlink:href="https://youtu.be/-Y4OVfbxlMM" xlink:type="simple">https://youtu.be/-Y4OVfbxlMM</text:a></text:p>
          </table:table-cell>
          <table:table-cell table:style-name="ce2" office:value-type="string" calcext:value-type="string">
            <text:p><text:a xlink:href="https://docs.google.com/presentation/d/1lEH4cWzQWm3hASHghG0Q1VlTsspesEBie9vXd8a5oAk/edit?usp=sharing" xlink:type="simple">#032.3</text:a></text:p>
          </table:table-cell>
          <table:table-cell table:style-name="ce2" office:value-type="string" calcext:value-type="string">
            <text:p>https://docs.google.com/presentation/d/1lEH4cWzQWm3hASHghG0Q1VlTsspesEBie9vXd8a5oAk/edit?usp=shari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www.mdpi.com/1099-4300/23/9/1220/htm" xlink:type="simple">Stochastic Chaos and Markov Blankets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172&amp;view=modal" xlink:type="simple">Dean Tickles</text:a></text:p>
          </table:table-cell>
          <table:table-cell office:value-type="string" calcext:value-type="string">
            <text:p><text:a xlink:href="https://www.mdpi.com/1099-4300/23/9/1220/htm" xlink:type="simple">Stochastic Chaos and Markov Blankets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12/14/2021</text:p>
          </table:table-cell>
          <table:table-cell/>
          <table:table-cell office:value-type="string" calcext:value-type="string">
            <text:p>Livestream #034.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vkZ_vnN0--Y" xlink:type="simple">https://youtu.be/vkZ_vnN0--Y</text:a></text:p>
          </table:table-cell>
          <table:table-cell table:style-name="ce2" office:value-type="string" calcext:value-type="string">
            <text:p><text:a xlink:href="https://docs.google.com/presentation/d/1DCfJOtbudZSVp_X9AafOzPUMnf674ikfgpQnez7LUBs/edit?usp=sharing" xlink:type="simple">#034.1/2</text:a></text:p>
          </table:table-cell>
          <table:table-cell table:style-name="ce2" office:value-type="string" calcext:value-type="string">
            <text:p>https://docs.google.com/presentation/d/1DCfJOtbudZSVp_X9AafOzPUMnf674ikfgpQnez7LUBs/edit?usp=shari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link.springer.com/article/10.1007/s10539-021-09787-1" xlink:type="simple">The free energy principle: it’s not about what it takes, it’s about what took you there</text:a></text:p>
          </table:table-cell>
          <table:table-cell office:value-type="string" calcext:value-type="string">
            <text:p><text:a xlink:href="https://coda.io/d/_dTwB_SP81yq#Simple-list-view-of-Contacts-in-name-only_tu3f1/r172&amp;view=modal" xlink:type="simple">Dean Tickles</text:a>,<text:a xlink:href="https://coda.io/d/_dTwB_SP81yq#Simple-list-view-of-Contacts-in-name-only_tu3f1/r149&amp;view=modal" xlink:type="simple">Daniel Friedman</text:a>,<text:a xlink:href="https://coda.io/d/_dTwB_SP81yq#Simple-list-view-of-Contacts-in-name-only_tu3f1/r97&amp;view=modal" xlink:type="simple">V. Bleu Knight</text:a>,<text:a xlink:href="https://coda.io/d/_dTwB_SP81yq#Simple-list-view-of-Contacts-in-name-only_tu3f1/r571&amp;view=modal" xlink:type="simple">Stephen Sillett</text:a>,<text:a xlink:href="https://coda.io/d/_dTwB_SP81yq#Simple-list-view-of-Contacts-in-name-only_tu3f1/r160&amp;view=modal" xlink:type="simple">David S. Douglass</text:a></text:p>
          </table:table-cell>
          <table:table-cell office:value-type="string" calcext:value-type="string">
            <text:p><text:a xlink:href="https://link.springer.com/article/10.1007/s10539-021-09787-1" xlink:type="simple">The free energy principle: it’s not about what it takes, it’s about what took you there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12/7/2021</text:p>
          </table:table-cell>
          <table:table-cell/>
          <table:table-cell office:value-type="string" calcext:value-type="string">
            <text:p>Livestream #034.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JtXvkawQ1rY" xlink:type="simple">https://youtu.be/JtXvkawQ1rY</text:a></text:p>
          </table:table-cell>
          <table:table-cell table:style-name="ce2" office:value-type="string" calcext:value-type="string">
            <text:p><text:a xlink:href="https://docs.google.com/presentation/d/1DCfJOtbudZSVp_X9AafOzPUMnf674ikfgpQnez7LUBs/edit?usp=sharing" xlink:type="simple">#034.1/2</text:a></text:p>
          </table:table-cell>
          <table:table-cell table:style-name="ce2" office:value-type="string" calcext:value-type="string">
            <text:p>https://docs.google.com/presentation/d/1DCfJOtbudZSVp_X9AafOzPUMnf674ikfgpQnez7LUBs/edit?usp=shari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link.springer.com/article/10.1007/s10539-021-09787-1" xlink:type="simple">The free energy principle: it’s not about what it takes, it’s about what took you there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172&amp;view=modal" xlink:type="simple">Dean Tickles</text:a>,<text:a xlink:href="https://coda.io/d/_dTwB_SP81yq#Simple-list-view-of-Contacts-in-name-only_tu3f1/r160&amp;view=modal" xlink:type="simple">David S. Douglass</text:a></text:p>
          </table:table-cell>
          <table:table-cell office:value-type="string" calcext:value-type="string">
            <text:p><text:a xlink:href="https://link.springer.com/article/10.1007/s10539-021-09787-1" xlink:type="simple">The free energy principle: it’s not about what it takes, it’s about what took you there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12/3/2021</text:p>
          </table:table-cell>
          <table:table-cell/>
          <table:table-cell office:value-type="string" calcext:value-type="string">
            <text:p>Livestream #034.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Ga8EZMGO460" xlink:type="simple">https://youtu.be/Ga8EZMGO460</text:a></text:p>
          </table:table-cell>
          <table:table-cell table:style-name="ce2" office:value-type="string" calcext:value-type="string">
            <text:p><text:a xlink:href="https://docs.google.com/presentation/d/1DCfJOtbudZSVp_X9AafOzPUMnf674ikfgpQnez7LUBs/edit?usp=sharing" xlink:type="simple">#034.0</text:a></text:p>
          </table:table-cell>
          <table:table-cell table:style-name="ce2" office:value-type="string" calcext:value-type="string">
            <text:p>https://docs.google.com/presentation/d/1DCfJOtbudZSVp_X9AafOzPUMnf674ikfgpQnez7LUBs/edit?usp=shari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link.springer.com/article/10.1007/s10539-021-09787-1" xlink:type="simple">The free energy principle: it’s not about what it takes, it’s about what took you there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172&amp;view=modal" xlink:type="simple">Dean Tickles</text:a></text:p>
          </table:table-cell>
          <table:table-cell office:value-type="string" calcext:value-type="string">
            <text:p><text:a xlink:href="https://link.springer.com/article/10.1007/s10539-021-09787-1" xlink:type="simple">The free energy principle: it’s not about what it takes, it’s about what took you there</text:a></text:p>
          </table:table-cell>
        </table:table-row>
        <table:table-row table:style-name="ro2">
          <table:table-cell office:value-type="string" calcext:value-type="string">
            <text:p>Livestream</text:p>
          </table:table-cell>
          <table:table-cell office:value-type="string" calcext:value-type="string">
            <text:p>11/30/2021</text:p>
          </table:table-cell>
          <table:table-cell/>
          <table:table-cell office:value-type="string" calcext:value-type="string">
            <text:p>Livestream #033.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S5nXqPysU3I" xlink:type="simple">https://youtu.be/S5nXqPysU3I</text:a></text:p>
          </table:table-cell>
          <table:table-cell table:style-name="ce2" office:value-type="string" calcext:value-type="string">
            <text:p><text:a xlink:href="https://docs.google.com/presentation/d/1b07eOtKdPeVbvzRh-_ypvkI8zvaLbLqJMoeDDlKlwts/edit#slide=id.gc77d90b7ef_1_17" xlink:type="simple">#033.1/2</text:a></text:p>
          </table:table-cell>
          <table:table-cell table:style-name="ce2" office:value-type="string" calcext:value-type="string">
            <text:p>https://docs.google.com/presentation/d/1b07eOtKdPeVbvzRh-_ypvkI8zvaLbLqJMoeDDlKlwts/edit#slide=id.gc77d90b7ef_1_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osf.io/dxnzt/" xlink:type="simple">Thinking like a State - Embodied intelligence in the deep history of our collective minds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172&amp;view=modal" xlink:type="simple">Dean Tickles</text:a>,<text:a xlink:href="https://coda.io/d/_dTwB_SP81yq#Simple-list-view-of-Contacts-in-name-only_tu3f1/r571&amp;view=modal" xlink:type="simple">Stephen Sillett</text:a>,<text:a xlink:href="https://coda.io/d/_dTwB_SP81yq#Simple-list-view-of-Contacts-in-name-only_tu3f1/r160&amp;view=modal" xlink:type="simple">David S. Douglass</text:a></text:p>
          </table:table-cell>
          <table:table-cell office:value-type="string" calcext:value-type="string">
            <text:p><text:a xlink:href="https://osf.io/dxnzt/" xlink:type="simple">Thinking like a State - Embodied intelligence in the deep history of our collective minds</text:a></text:p>
          </table:table-cell>
        </table:table-row>
        <table:table-row table:style-name="ro2">
          <table:table-cell office:value-type="string" calcext:value-type="string">
            <text:p>Livestream</text:p>
          </table:table-cell>
          <table:table-cell office:value-type="string" calcext:value-type="string">
            <text:p>11/23/2021</text:p>
          </table:table-cell>
          <table:table-cell/>
          <table:table-cell office:value-type="string" calcext:value-type="string">
            <text:p>Livestream #033.1</text:p>
          </table:table-cell>
          <table:table-cell office:value-type="string" calcext:value-type="string">
            <text:p><text:a xlink:href="https://coda.io/d/_dTwB_SP81yq#Simple-list-view-of-Contacts-in-name-only_tu3f1/r81&amp;view=modal" xlink:type="simple">Avel Guénin-Carlut</text:a></text:p>
          </table:table-cell>
          <table:table-cell office:value-type="string" calcext:value-type="string">
            <text:p><text:a xlink:href="https://youtu.be/LQuXltGQ8Xk" xlink:type="simple">https://youtu.be/LQuXltGQ8Xk</text:a></text:p>
          </table:table-cell>
          <table:table-cell table:style-name="ce2" office:value-type="string" calcext:value-type="string">
            <text:p><text:a xlink:href="https://docs.google.com/presentation/d/1b07eOtKdPeVbvzRh-_ypvkI8zvaLbLqJMoeDDlKlwts/edit#slide=id.gc77d90b7ef_1_17" xlink:type="simple">#033.1/2</text:a></text:p>
          </table:table-cell>
          <table:table-cell table:style-name="ce2" office:value-type="string" calcext:value-type="string">
            <text:p>https://docs.google.com/presentation/d/1b07eOtKdPeVbvzRh-_ypvkI8zvaLbLqJMoeDDlKlwts/edit#slide=id.gc77d90b7ef_1_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osf.io/dxnzt/" xlink:type="simple">Thinking like a State - Embodied intelligence in the deep history of our collective minds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97&amp;view=modal" xlink:type="simple">V. Bleu Knight</text:a>,<text:a xlink:href="https://coda.io/d/_dTwB_SP81yq#Simple-list-view-of-Contacts-in-name-only_tu3f1/r172&amp;view=modal" xlink:type="simple">Dean Tickles</text:a>,<text:a xlink:href="https://coda.io/d/_dTwB_SP81yq#Simple-list-view-of-Contacts-in-name-only_tu3f1/r571&amp;view=modal" xlink:type="simple">Stephen Sillett</text:a></text:p>
          </table:table-cell>
          <table:table-cell office:value-type="string" calcext:value-type="string">
            <text:p><text:a xlink:href="https://osf.io/dxnzt/" xlink:type="simple">Thinking like a State - Embodied intelligence in the deep history of our collective minds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11/18/2021</text:p>
          </table:table-cell>
          <table:table-cell/>
          <table:table-cell office:value-type="string" calcext:value-type="string">
            <text:p>Livestream #033.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iIfDvVRgsjQ" xlink:type="simple">https://youtu.be/iIfDvVRgsjQ</text:a></text:p>
          </table:table-cell>
          <table:table-cell table:style-name="ce2" office:value-type="string" calcext:value-type="string">
            <text:p><text:a xlink:href="https://docs.google.com/presentation/d/1rFEHG5Pk_ZxJTlB29dpbcFVBHzraR-_uvjc0EhhNVSo/edit?usp=sharing" xlink:type="simple">#033.0</text:a></text:p>
          </table:table-cell>
          <table:table-cell table:style-name="ce2" office:value-type="string" calcext:value-type="string">
            <text:p>https://docs.google.com/presentation/d/1rFEHG5Pk_ZxJTlB29dpbcFVBHzraR-_uvjc0EhhNVSo/edit?usp=shari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osf.io/dxnzt/" xlink:type="simple">Thinking like a State - Embodied intelligence in the deep history of our collective minds</text:a></text:p>
          </table:table-cell>
          <table:table-cell office:value-type="string" calcext:value-type="string">
            <text:p><text:a xlink:href="https://coda.io/d/_dTwB_SP81yq#Simple-list-view-of-Contacts-in-name-only_tu3f1/r97&amp;view=modal" xlink:type="simple">V. Bleu Knight</text:a>,<text:a xlink:href="https://coda.io/d/_dTwB_SP81yq#Simple-list-view-of-Contacts-in-name-only_tu3f1/r81&amp;view=modal" xlink:type="simple">Avel Guénin-Carlut</text:a>,<text:a xlink:href="https://coda.io/d/_dTwB_SP81yq#Simple-list-view-of-Contacts-in-name-only_tu3f1/r571&amp;view=modal" xlink:type="simple">Stephen Sillett</text:a>,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osf.io/dxnzt/" xlink:type="simple">Thinking like a State - Embodied intelligence in the deep history of our collective minds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11/16/2021</text:p>
          </table:table-cell>
          <table:table-cell/>
          <table:table-cell office:value-type="string" calcext:value-type="string">
            <text:p>Livestream #032.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ElKVfCJrIHM" xlink:type="simple">https://youtu.be/ElKVfCJrIHM</text:a></text:p>
          </table:table-cell>
          <table:table-cell table:style-name="ce2" office:value-type="string" calcext:value-type="string">
            <text:p><text:a xlink:href="https://docs.google.com/presentation/d/1lEH4cWzQWm3hASHghG0Q1VlTsspesEBie9vXd8a5oAk/edit?usp=sharing" xlink:type="simple">#032.2</text:a></text:p>
          </table:table-cell>
          <table:table-cell table:style-name="ce2" office:value-type="string" calcext:value-type="string">
            <text:p>https://docs.google.com/presentation/d/1lEH4cWzQWm3hASHghG0Q1VlTsspesEBie9vXd8a5oAk/edit?usp=shari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www.mdpi.com/1099-4300/23/9/1220/htm" xlink:type="simple">Stochastic Chaos and Markov Blankets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172&amp;view=modal" xlink:type="simple">Dean Tickles</text:a>,<text:a xlink:href="https://coda.io/d/_dTwB_SP81yq#Simple-list-view-of-Contacts-in-name-only_tu3f1/r571&amp;view=modal" xlink:type="simple">Stephen Sillett</text:a></text:p>
          </table:table-cell>
          <table:table-cell office:value-type="string" calcext:value-type="string">
            <text:p><text:a xlink:href="https://www.mdpi.com/1099-4300/23/9/1220/htm" xlink:type="simple">Stochastic Chaos and Markov Blankets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11/9/2021</text:p>
          </table:table-cell>
          <table:table-cell/>
          <table:table-cell office:value-type="string" calcext:value-type="string">
            <text:p>Livestream #032.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wqoeyrW2Yqg" xlink:type="simple">https://youtu.be/wqoeyrW2Yqg</text:a></text:p>
          </table:table-cell>
          <table:table-cell table:style-name="ce2" office:value-type="string" calcext:value-type="string">
            <text:p><text:a xlink:href="https://docs.google.com/presentation/d/1lEH4cWzQWm3hASHghG0Q1VlTsspesEBie9vXd8a5oAk/edit?usp=sharing" xlink:type="simple">#032.1</text:a></text:p>
          </table:table-cell>
          <table:table-cell table:style-name="ce2" office:value-type="string" calcext:value-type="string">
            <text:p>https://docs.google.com/presentation/d/1lEH4cWzQWm3hASHghG0Q1VlTsspesEBie9vXd8a5oAk/edit?usp=shari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www.mdpi.com/1099-4300/23/9/1220/htm" xlink:type="simple">Stochastic Chaos and Markov Blankets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571&amp;view=modal" xlink:type="simple">Stephen Sillett</text:a>,<text:a xlink:href="https://coda.io/d/_dTwB_SP81yq#Simple-list-view-of-Contacts-in-name-only_tu3f1/r172&amp;view=modal" xlink:type="simple">Dean Tickles</text:a></text:p>
          </table:table-cell>
          <table:table-cell office:value-type="string" calcext:value-type="string">
            <text:p><text:a xlink:href="https://www.mdpi.com/1099-4300/23/9/1220/htm" xlink:type="simple">Stochastic Chaos and Markov Blankets</text:a></text:p>
          </table:table-cell>
        </table:table-row>
        <table:table-row table:style-name="ro12">
          <table:table-cell office:value-type="string" calcext:value-type="string">
            <text:p>Livestream</text:p>
          </table:table-cell>
          <table:table-cell office:value-type="string" calcext:value-type="string">
            <text:p>11/7/2021</text:p>
          </table:table-cell>
          <table:table-cell/>
          <table:table-cell office:value-type="string" calcext:value-type="string">
            <text:p>Livestream #032.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7_JLMK3agpA" xlink:type="simple">https://youtu.be/7_JLMK3agpA</text:a></text:p>
          </table:table-cell>
          <table:table-cell table:style-name="ce2" office:value-type="string" calcext:value-type="string">
            <text:p><text:a xlink:href="https://docs.google.com/presentation/d/1hC5Q-S-25OX54bQLEbYjRq-5p-qlNdFBlrBOwJVJfag/edit?usp=sharing" xlink:type="simple">#032.0</text:a></text:p>
          </table:table-cell>
          <table:table-cell table:style-name="ce2" office:value-type="string" calcext:value-type="string">
            <text:p>https://docs.google.com/presentation/d/1hC5Q-S-25OX54bQLEbYjRq-5p-qlNdFBlrBOwJVJfag/edit?usp=shari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www.mdpi.com/1099-4300/23/9/1220/htm" xlink:type="simple">Stochastic Chaos and Markov Blankets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www.mdpi.com/1099-4300/23/9/1220/htm" xlink:type="simple">Stochastic Chaos and Markov Blankets</text:a></text:p>
          </table:table-cell>
        </table:table-row>
        <table:table-row table:style-name="ro13">
          <table:table-cell office:value-type="string" calcext:value-type="string">
            <text:p>Livestream</text:p>
          </table:table-cell>
          <table:table-cell office:value-type="string" calcext:value-type="string">
            <text:p>10/26/2021</text:p>
          </table:table-cell>
          <table:table-cell/>
          <table:table-cell office:value-type="string" calcext:value-type="string">
            <text:p>Livestream #031.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www.youtube.com/watch?v=GYJ0UC6ykxk&amp;t=1906s" xlink:type="simple">https://www.youtube.com/watch?v=GYJ0UC6ykxk&amp;t=1906s</text:a></text:p>
          </table:table-cell>
          <table:table-cell table:style-name="ce2" office:value-type="string" calcext:value-type="string">
            <text:p><text:a xlink:href="https://docs.google.com/presentation/d/1qpcIiX_iFqL6VLLx-_YQ5-x7l54glk3zGbJYZPyTXME/edit#slide=id.gc77d90b7ef_1_17" xlink:type="simple">#031.2</text:a></text:p>
          </table:table-cell>
          <table:table-cell table:style-name="ce2" office:value-type="string" calcext:value-type="string">
            <text:p>https://docs.google.com/presentation/d/1qpcIiX_iFqL6VLLx-_YQ5-x7l54glk3zGbJYZPyTXME/edit#slide=id.gc77d90b7ef_1_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link.springer.com/content/pdf/10.1007/s10539-021-09818-x.pdf" xlink:type="simple">Non-equilibrium thermodynamics and the free energy principle in biology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97&amp;view=modal" xlink:type="simple">V. Bleu Knight</text:a>,<text:a xlink:href="https://coda.io/d/_dTwB_SP81yq#Simple-list-view-of-Contacts-in-name-only_tu3f1/r571&amp;view=modal" xlink:type="simple">Stephen Sillett</text:a>,<text:a xlink:href="https://coda.io/d/_dTwB_SP81yq#Simple-list-view-of-Contacts-in-name-only_tu3f1/r160&amp;view=modal" xlink:type="simple">David S. Douglass</text:a></text:p>
          </table:table-cell>
          <table:table-cell office:value-type="string" calcext:value-type="string">
            <text:p><text:a xlink:href="https://link.springer.com/content/pdf/10.1007/s10539-021-09818-x.pdf" xlink:type="simple">Non-equilibrium thermodynamics and the free energy principle in biology</text:a></text:p>
          </table:table-cell>
        </table:table-row>
        <table:table-row table:style-name="ro11">
          <table:table-cell office:value-type="string" calcext:value-type="string">
            <text:p>Livestream</text:p>
          </table:table-cell>
          <table:table-cell office:value-type="string" calcext:value-type="string">
            <text:p>10/19/2021 7:00 AM</text:p>
          </table:table-cell>
          <table:table-cell/>
          <table:table-cell office:value-type="string" calcext:value-type="string">
            <text:p>Livestream #031.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4XR8mIw9gcc" xlink:type="simple">https://youtu.be/4XR8mIw9gcc</text:a></text:p>
          </table:table-cell>
          <table:table-cell table:style-name="ce2" office:value-type="string" calcext:value-type="string">
            <text:p><text:a xlink:href="https://docs.google.com/presentation/d/1qpcIiX_iFqL6VLLx-_YQ5-x7l54glk3zGbJYZPyTXME/edit?usp=sharing" xlink:type="simple">#031.1</text:a></text:p>
          </table:table-cell>
          <table:table-cell table:style-name="ce2" office:value-type="string" calcext:value-type="string">
            <text:p>https://docs.google.com/presentation/d/1qpcIiX_iFqL6VLLx-_YQ5-x7l54glk3zGbJYZPyTXME/edit?usp=shari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link.springer.com/content/pdf/10.1007/s10539-021-09818-x.pdf" xlink:type="simple">Non-equilibrium thermodynamics and the free energy principle in biology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97&amp;view=modal" xlink:type="simple">V. Bleu Knight</text:a>,<text:a xlink:href="https://coda.io/d/_dTwB_SP81yq#Simple-list-view-of-Contacts-in-name-only_tu3f1/r571&amp;view=modal" xlink:type="simple">Stephen Sillett</text:a>,<text:a xlink:href="https://coda.io/d/_dTwB_SP81yq#Simple-list-view-of-Contacts-in-name-only_tu3f1" xlink:type="simple">Maxwell Ramstead</text:a></text:p>
          </table:table-cell>
          <table:table-cell office:value-type="string" calcext:value-type="string">
            <text:p><text:a xlink:href="https://link.springer.com/content/pdf/10.1007/s10539-021-09818-x.pdf" xlink:type="simple">Non-equilibrium thermodynamics and the free energy principle in biology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10/14/2021 10:30 AM</text:p>
          </table:table-cell>
          <table:table-cell/>
          <table:table-cell office:value-type="string" calcext:value-type="string">
            <text:p>Livestream #031.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imPNfqsHbjI" xlink:type="simple">https://youtu.be/imPNfqsHbjI</text:a></text:p>
          </table:table-cell>
          <table:table-cell table:style-name="ce2" office:value-type="string" calcext:value-type="string">
            <text:p><text:a xlink:href="https://docs.google.com/presentation/d/1WXRrDTGpfvMYeK9B3P3gWPvD4MgUkxpTVhS0I4vIepo/edit?usp=sharing" xlink:type="simple">#031.0</text:a></text:p>
          </table:table-cell>
          <table:table-cell table:style-name="ce2" office:value-type="string" calcext:value-type="string">
            <text:p>https://docs.google.com/presentation/d/1WXRrDTGpfvMYeK9B3P3gWPvD4MgUkxpTVhS0I4vIepo/edit?usp=shari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link.springer.com/content/pdf/10.1007/s10539-021-09818-x.pdf" xlink:type="simple">Non-equilibrium thermodynamics and the free energy principle in biology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97&amp;view=modal" xlink:type="simple">V. Bleu Knight</text:a></text:p>
          </table:table-cell>
          <table:table-cell office:value-type="string" calcext:value-type="string">
            <text:p><text:a xlink:href="https://link.springer.com/content/pdf/10.1007/s10539-021-09818-x.pdf" xlink:type="simple">Non-equilibrium thermodynamics and the free energy principle in biology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10/12/2021 7:00 AM</text:p>
          </table:table-cell>
          <table:table-cell/>
          <table:table-cell office:value-type="string" calcext:value-type="string">
            <text:p>Livestream #030.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VXLNOfkH5Rg" xlink:type="simple">https://youtu.be/VXLNOfkH5Rg</text:a></text:p>
          </table:table-cell>
          <table:table-cell table:style-name="ce2" office:value-type="string" calcext:value-type="string">
            <text:p><text:a xlink:href="https://docs.google.com/presentation/d/1hDJF-_ncrCbv9W8_A04hD27zoXxI3xOjOlmKTZqq2lY/edit?usp=sharing" xlink:type="simple">#030.1/2</text:a></text:p>
          </table:table-cell>
          <table:table-cell table:style-name="ce2" office:value-type="string" calcext:value-type="string">
            <text:p>https://docs.google.com/presentation/d/1hDJF-_ncrCbv9W8_A04hD27zoXxI3xOjOlmKTZqq2lY/edit?usp=shari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link.springer.com/article/10.1007/s11229-020-02876-w" xlink:type="simple">How to count biological minds: symbiosis, the free energy principle, and reciprocal multiscale integration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571&amp;view=modal" xlink:type="simple">Stephen Sillett</text:a>,<text:a xlink:href="https://coda.io/d/_dTwB_SP81yq#Simple-list-view-of-Contacts-in-name-only_tu3f1/r160&amp;view=modal" xlink:type="simple">David S. Douglass</text:a>,<text:a xlink:href="https://coda.io/d/_dTwB_SP81yq#Simple-list-view-of-Contacts-in-name-only_tu3f1/r97&amp;view=modal" xlink:type="simple">V. Bleu Knight</text:a></text:p>
          </table:table-cell>
          <table:table-cell office:value-type="string" calcext:value-type="string">
            <text:p><text:a xlink:href="https://link.springer.com/article/10.1007/s11229-020-02876-w" xlink:type="simple">How to count biological minds: symbiosis, the free energy principle, and reciprocal multiscale integration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10/5/2021 7:00 AM</text:p>
          </table:table-cell>
          <table:table-cell/>
          <table:table-cell office:value-type="string" calcext:value-type="string">
            <text:p>Livestream #030.1</text:p>
          </table:table-cell>
          <table:table-cell office:value-type="string" calcext:value-type="string">
            <text:p><text:a xlink:href="https://coda.io/d/_dTwB_SP81yq#Simple-list-view-of-Contacts-in-name-only_tu3f1/r413&amp;view=modal" xlink:type="simple">Matt Sims</text:a></text:p>
          </table:table-cell>
          <table:table-cell office:value-type="string" calcext:value-type="string">
            <text:p><text:a xlink:href="https://youtu.be/5H164LqEwiA" xlink:type="simple">https://youtu.be/5H164LqEwiA</text:a></text:p>
          </table:table-cell>
          <table:table-cell table:style-name="ce2" office:value-type="string" calcext:value-type="string">
            <text:p><text:a xlink:href="https://docs.google.com/presentation/d/1hDJF-_ncrCbv9W8_A04hD27zoXxI3xOjOlmKTZqq2lY/edit?usp=sharing" xlink:type="simple">#030.1/2</text:a></text:p>
          </table:table-cell>
          <table:table-cell table:style-name="ce2" office:value-type="string" calcext:value-type="string">
            <text:p>https://docs.google.com/presentation/d/1hDJF-_ncrCbv9W8_A04hD27zoXxI3xOjOlmKTZqq2lY/edit?usp=shari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link.springer.com/article/10.1007/s11229-020-02876-w" xlink:type="simple">How to count biological minds: symbiosis, the free energy principle, and reciprocal multiscale integration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97&amp;view=modal" xlink:type="simple">V. Bleu Knight</text:a>,<text:a xlink:href="https://coda.io/d/_dTwB_SP81yq#Simple-list-view-of-Contacts-in-name-only_tu3f1/r571&amp;view=modal" xlink:type="simple">Stephen Sillett</text:a>,<text:a xlink:href="https://coda.io/d/_dTwB_SP81yq#Simple-list-view-of-Contacts-in-name-only_tu3f1/r550&amp;view=modal" xlink:type="simple">Shannon Proksch</text:a>,<text:a xlink:href="https://coda.io/d/_dTwB_SP81yq#Simple-list-view-of-Contacts-in-name-only_tu3f1/r160&amp;view=modal" xlink:type="simple">David S. Douglass</text:a></text:p>
          </table:table-cell>
          <table:table-cell office:value-type="string" calcext:value-type="string">
            <text:p><text:a xlink:href="https://link.springer.com/article/10.1007/s11229-020-02876-w" xlink:type="simple">How to count biological minds: symbiosis, the free energy principle, and reciprocal multiscale integration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10/1/2021</text:p>
          </table:table-cell>
          <table:table-cell/>
          <table:table-cell office:value-type="string" calcext:value-type="string">
            <text:p>Livestream #030.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N3WUpVH8-D8" xlink:type="simple">https://youtu.be/N3WUpVH8-D8</text:a></text:p>
          </table:table-cell>
          <table:table-cell table:style-name="ce2" office:value-type="string" calcext:value-type="string">
            <text:p><text:a xlink:href="https://docs.google.com/presentation/d/1lm28QgwxyY4CklxCsa3kVbEQqgLtaApsOXZxY_m3u9Y/edit?usp=sharing" xlink:type="simple">#030.0</text:a></text:p>
          </table:table-cell>
          <table:table-cell table:style-name="ce2" office:value-type="string" calcext:value-type="string">
            <text:p>https://docs.google.com/presentation/d/1lm28QgwxyY4CklxCsa3kVbEQqgLtaApsOXZxY_m3u9Y/edit?usp=shari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link.springer.com/article/10.1007/s11229-020-02876-w" xlink:type="simple">How to count biological minds: symbiosis, the free energy principle, and reciprocal multiscale integration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97&amp;view=modal" xlink:type="simple">V. Bleu Knight</text:a></text:p>
          </table:table-cell>
          <table:table-cell office:value-type="string" calcext:value-type="string">
            <text:p><text:a xlink:href="https://link.springer.com/article/10.1007/s11229-020-02876-w" xlink:type="simple">How to count biological minds: symbiosis, the free energy principle, and reciprocal multiscale integration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9/28/2021</text:p>
          </table:table-cell>
          <table:table-cell/>
          <table:table-cell office:value-type="string" calcext:value-type="string">
            <text:p>Livestream #029.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Z4S5JVoeGBw" xlink:type="simple">https://youtu.be/Z4S5JVoeGBw</text:a></text:p>
          </table:table-cell>
          <table:table-cell table:style-name="ce2" office:value-type="string" calcext:value-type="string">
            <text:p><text:a xlink:href="https://docs.google.com/presentation/d/1BcZZ02Hv5DdnWgLA4oasYODdBypBnrrtlyaazyhDgjU/edit?usp=sharing" xlink:type="simple">#029.1/2</text:a></text:p>
          </table:table-cell>
          <table:table-cell table:style-name="ce2" office:value-type="string" calcext:value-type="string">
            <text:p>https://docs.google.com/presentation/d/1BcZZ02Hv5DdnWgLA4oasYODdBypBnrrtlyaazyhDgjU/edit?usp=shari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www.frontiersin.org/articles/10.3389/fnbeh.2021.647732/full" xlink:type="simple">Active Inferants: An Active Inference Framework for Ant Colony Behavior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97&amp;view=modal" xlink:type="simple">V. Bleu Knight</text:a>,<text:a xlink:href="https://coda.io/d/_dTwB_SP81yq#Simple-list-view-of-Contacts-in-name-only_tu3f1/r571&amp;view=modal" xlink:type="simple">Stephen Sillett</text:a></text:p>
          </table:table-cell>
          <table:table-cell office:value-type="string" calcext:value-type="string">
            <text:p><text:a xlink:href="https://www.frontiersin.org/articles/10.3389/fnbeh.2021.647732/full" xlink:type="simple">Active Inferants: An Active Inference Framework for Ant Colony Behavior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9/21/2021</text:p>
          </table:table-cell>
          <table:table-cell/>
          <table:table-cell office:value-type="string" calcext:value-type="string">
            <text:p>Livestream #029.1</text:p>
          </table:table-cell>
          <table:table-cell office:value-type="string" calcext:value-type="string">
            <text:p><text:a xlink:href="https://coda.io/d/_dTwB_SP81yq#Simple-list-view-of-Contacts-in-name-only_tu3f1" xlink:type="simple">Maxwell Ramstead</text:a></text:p>
          </table:table-cell>
          <table:table-cell office:value-type="string" calcext:value-type="string">
            <text:p><text:a xlink:href="https://www.youtube.com/watch?v=Z0fpX5Lpp0Y" xlink:type="simple">https://www.youtube.com/watch?v=Z0fpX5Lpp0Y</text:a></text:p>
          </table:table-cell>
          <table:table-cell table:style-name="ce2" office:value-type="string" calcext:value-type="string">
            <text:p><text:a xlink:href="https://docs.google.com/presentation/d/1BcZZ02Hv5DdnWgLA4oasYODdBypBnrrtlyaazyhDgjU/edit?usp=sharing" xlink:type="simple">#029.1/2</text:a></text:p>
          </table:table-cell>
          <table:table-cell table:style-name="ce2" office:value-type="string" calcext:value-type="string">
            <text:p>https://docs.google.com/presentation/d/1BcZZ02Hv5DdnWgLA4oasYODdBypBnrrtlyaazyhDgjU/edit?usp=shari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www.frontiersin.org/articles/10.3389/fnbeh.2021.647732/full" xlink:type="simple">Active Inferants: An Active Inference Framework for Ant Colony Behavior</text:a></text:p>
          </table:table-cell>
          <table:table-cell office:value-type="string" calcext:value-type="string">
            <text:p><text:a xlink:href="https://coda.io/d/_dTwB_SP81yq#Simple-list-view-of-Contacts-in-name-only_tu3f1/r97&amp;view=modal" xlink:type="simple">V. Bleu Knight</text:a>,<text:a xlink:href="https://coda.io/d/_dTwB_SP81yq#Simple-list-view-of-Contacts-in-name-only_tu3f1/r149&amp;view=modal" xlink:type="simple">Daniel Friedman</text:a>,<text:a xlink:href="https://coda.io/d/_dTwB_SP81yq#Simple-list-view-of-Contacts-in-name-only_tu3f1/r571&amp;view=modal" xlink:type="simple">Stephen Sillett</text:a></text:p>
          </table:table-cell>
          <table:table-cell office:value-type="string" calcext:value-type="string">
            <text:p><text:a xlink:href="https://www.frontiersin.org/articles/10.3389/fnbeh.2021.647732/full" xlink:type="simple">Active Inferants: An Active Inference Framework for Ant Colony Behavior</text:a></text:p>
          </table:table-cell>
        </table:table-row>
        <table:table-row table:style-name="ro11">
          <table:table-cell office:value-type="string" calcext:value-type="string">
            <text:p>Livestream</text:p>
          </table:table-cell>
          <table:table-cell office:value-type="string" calcext:value-type="string">
            <text:p>9/17/2021</text:p>
          </table:table-cell>
          <table:table-cell/>
          <table:table-cell office:value-type="string" calcext:value-type="string">
            <text:p>Livestream #029.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SNbfAkOokAI" xlink:type="simple">https://youtu.be/SNbfAkOokAI</text:a></text:p>
          </table:table-cell>
          <table:table-cell table:style-name="ce2" office:value-type="string" calcext:value-type="string">
            <text:p><text:a xlink:href="https://docs.google.com/presentation/d/1wqFTPXqr0zD71i3Xc6VeM--Wic1I63EZtb9Hwv9WM84/edit?usp=sharing" xlink:type="simple">#029.0</text:a></text:p>
          </table:table-cell>
          <table:table-cell table:style-name="ce2" office:value-type="string" calcext:value-type="string">
            <text:p>https://docs.google.com/presentation/d/1wqFTPXqr0zD71i3Xc6VeM--Wic1I63EZtb9Hwv9WM84/edit?usp=shari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www.frontiersin.org/articles/10.3389/fnbeh.2021.647732/full" xlink:type="simple">Active Inferants: An Active Inference Framework for Ant Colony Behavior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97&amp;view=modal" xlink:type="simple">V. Bleu Knight</text:a></text:p>
          </table:table-cell>
          <table:table-cell office:value-type="string" calcext:value-type="string">
            <text:p><text:a xlink:href="https://www.frontiersin.org/articles/10.3389/fnbeh.2021.647732/full" xlink:type="simple">Active Inferants: An Active Inference Framework for Ant Colony Behavior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9/14/2021</text:p>
          </table:table-cell>
          <table:table-cell/>
          <table:table-cell office:value-type="string" calcext:value-type="string">
            <text:p>Livestream #028.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sEyNwzUuiII" xlink:type="simple">https://youtu.be/sEyNwzUuiII</text:a></text:p>
          </table:table-cell>
          <table:table-cell table:style-name="ce2" office:value-type="string" calcext:value-type="string">
            <text:p><text:a xlink:href="https://docs.google.com/presentation/d/1MYVwtaEqwl3vafSpQ7T24IRy4i25cGl7SFdpOlK2VHs/edit?usp=sharing" xlink:type="simple">#028.1/2</text:a></text:p>
          </table:table-cell>
          <table:table-cell table:style-name="ce2" office:value-type="string" calcext:value-type="string">
            <text:p>https://docs.google.com/presentation/d/1MYVwtaEqwl3vafSpQ7T24IRy4i25cGl7SFdpOlK2VHs/edit?usp=shari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academic.oup.com/nc/article/2021/1/niab018/6358635" xlink:type="simple">Towards a computational phenomenology of mental action: modelling meta-awareness and attentional control with deep parametric active inference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160&amp;view=modal" xlink:type="simple">David S. Douglass</text:a>,<text:a xlink:href="https://coda.io/d/_dTwB_SP81yq#Simple-list-view-of-Contacts-in-name-only_tu3f1/r172&amp;view=modal" xlink:type="simple">Dean Tickles</text:a>,<text:a xlink:href="https://coda.io/d/_dTwB_SP81yq#Simple-list-view-of-Contacts-in-name-only_tu3f1/r571&amp;view=modal" xlink:type="simple">Stephen Sillett</text:a>,<text:a xlink:href="https://coda.io/d/_dTwB_SP81yq#Simple-list-view-of-Contacts-in-name-only_tu3f1/r97&amp;view=modal" xlink:type="simple">V. Bleu Knight</text:a></text:p>
          </table:table-cell>
          <table:table-cell office:value-type="string" calcext:value-type="string">
            <text:p><text:a xlink:href="https://academic.oup.com/nc/article/2021/1/niab018/6358635" xlink:type="simple">Towards a computational phenomenology of mental action: modelling meta-awareness and attentional control with deep parametric active inference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9/7/2021</text:p>
          </table:table-cell>
          <table:table-cell/>
          <table:table-cell office:value-type="string" calcext:value-type="string">
            <text:p>Livestream #028.1</text:p>
          </table:table-cell>
          <table:table-cell office:value-type="string" calcext:value-type="string">
            <text:p><text:a xlink:href="https://coda.io/d/_dTwB_SP81yq#Simple-list-view-of-Contacts-in-name-only_tu3f1" xlink:type="simple">Lars Sandved-Smith</text:a></text:p>
          </table:table-cell>
          <table:table-cell office:value-type="string" calcext:value-type="string">
            <text:p><text:a xlink:href="https://youtu.be/eX5jt3HP27c" xlink:type="simple">https://youtu.be/eX5jt3HP27c</text:a></text:p>
          </table:table-cell>
          <table:table-cell table:style-name="ce2" office:value-type="string" calcext:value-type="string">
            <text:p><text:a xlink:href="https://docs.google.com/presentation/d/1MYVwtaEqwl3vafSpQ7T24IRy4i25cGl7SFdpOlK2VHs/edit?usp=sharing" xlink:type="simple">#028.1/2</text:a></text:p>
          </table:table-cell>
          <table:table-cell table:style-name="ce2" office:value-type="string" calcext:value-type="string">
            <text:p>https://docs.google.com/presentation/d/1MYVwtaEqwl3vafSpQ7T24IRy4i25cGl7SFdpOlK2VHs/edit?usp=shari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academic.oup.com/nc/article/2021/1/niab018/6358635" xlink:type="simple">Towards a computational phenomenology of mental action: modelling meta-awareness and attentional control with deep parametric active inference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172&amp;view=modal" xlink:type="simple">Dean Tickles</text:a>,<text:a xlink:href="https://coda.io/d/_dTwB_SP81yq#Simple-list-view-of-Contacts-in-name-only_tu3f1/r160&amp;view=modal" xlink:type="simple">David S. Douglass</text:a>,<text:a xlink:href="https://coda.io/d/_dTwB_SP81yq#Simple-list-view-of-Contacts-in-name-only_tu3f1/r541&amp;view=modal" xlink:type="simple">Scott David</text:a>,<text:a xlink:href="https://coda.io/d/_dTwB_SP81yq#Simple-list-view-of-Contacts-in-name-only_tu3f1/r97&amp;view=modal" xlink:type="simple">V. Bleu Knight</text:a>,<text:a xlink:href="https://coda.io/d/_dTwB_SP81yq#Simple-list-view-of-Contacts-in-name-only_tu3f1/r571&amp;view=modal" xlink:type="simple">Stephen Sillett</text:a></text:p>
          </table:table-cell>
          <table:table-cell office:value-type="string" calcext:value-type="string">
            <text:p><text:a xlink:href="https://academic.oup.com/nc/article/2021/1/niab018/6358635" xlink:type="simple">Towards a computational phenomenology of mental action: modelling meta-awareness and attentional control with deep parametric active inference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9/6/2021</text:p>
          </table:table-cell>
          <table:table-cell/>
          <table:table-cell office:value-type="string" calcext:value-type="string">
            <text:p>Livestream #028.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sjdjRJMRVfw" xlink:type="simple">https://youtu.be/sjdjRJMRVfw</text:a></text:p>
          </table:table-cell>
          <table:table-cell table:style-name="ce2" office:value-type="string" calcext:value-type="string">
            <text:p><text:a xlink:href="https://docs.google.com/presentation/d/1JZ_nZZVNIr2ORPsOf2Ek89C7mP1PfllJcY45vzSFAqc/edit?usp=sharing" xlink:type="simple">#028.0</text:a></text:p>
          </table:table-cell>
          <table:table-cell table:style-name="ce2" office:value-type="string" calcext:value-type="string">
            <text:p>https://docs.google.com/presentation/d/1JZ_nZZVNIr2ORPsOf2Ek89C7mP1PfllJcY45vzSFAqc/edit?usp=shari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academic.oup.com/nc/article/2021/1/niab018/6358635" xlink:type="simple">Towards a computational phenomenology of mental action: modelling meta-awareness and attentional control with deep parametric active inference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172&amp;view=modal" xlink:type="simple">Dean Tickles</text:a>,<text:a xlink:href="https://coda.io/d/_dTwB_SP81yq#Simple-list-view-of-Contacts-in-name-only_tu3f1/r97&amp;view=modal" xlink:type="simple">V. Bleu Knight</text:a>,<text:a xlink:href="https://coda.io/d/_dTwB_SP81yq#Simple-list-view-of-Contacts-in-name-only_tu3f1/r571&amp;view=modal" xlink:type="simple">Stephen Sillett</text:a></text:p>
          </table:table-cell>
          <table:table-cell office:value-type="string" calcext:value-type="string">
            <text:p><text:a xlink:href="https://academic.oup.com/nc/article/2021/1/niab018/6358635" xlink:type="simple">Towards a computational phenomenology of mental action: modelling meta-awareness and attentional control with deep parametric active inference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8/31/2021</text:p>
          </table:table-cell>
          <table:table-cell/>
          <table:table-cell office:value-type="string" calcext:value-type="string">
            <text:p>Livestream #027.2</text:p>
          </table:table-cell>
          <table:table-cell office:value-type="string" calcext:value-type="string">
            <text:p><text:a xlink:href="https://coda.io/d/_dTwB_SP81yq#Simple-list-view-of-Contacts-in-name-only_tu3f1/r566&amp;view=modal" xlink:type="simple">Stephen Fox</text:a></text:p>
          </table:table-cell>
          <table:table-cell office:value-type="string" calcext:value-type="string">
            <text:p><text:a xlink:href="https://youtu.be/MWWV3U-Llk4" xlink:type="simple">https://youtu.be/MWWV3U-Llk4</text:a></text:p>
          </table:table-cell>
          <table:table-cell table:style-name="ce2" office:value-type="string" calcext:value-type="string">
            <text:p><text:a xlink:href="https://docs.google.com/presentation/d/1Z9V82S7GQGXk2Hflx9Rk2W6szrVP2CuGRdtS309b9Kg/edit?usp=sharing" xlink:type="simple">#027.1/2</text:a></text:p>
          </table:table-cell>
          <table:table-cell table:style-name="ce2" office:value-type="string" calcext:value-type="string">
            <text:p>https://docs.google.com/presentation/d/1Z9V82S7GQGXk2Hflx9Rk2W6szrVP2CuGRdtS309b9Kg/edit?usp=shari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pubmed.ncbi.nlm.nih.gov/33562847/" xlink:type="simple">Active Inference: Applicability to Different Types of Social Organization Explained through Reference to Industrial Engineering and Quality Management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571&amp;view=modal" xlink:type="simple">Stephen Sillett</text:a>,<text:a xlink:href="https://coda.io/d/_dTwB_SP81yq#Simple-list-view-of-Contacts-in-name-only_tu3f1/r97&amp;view=modal" xlink:type="simple">V. Bleu Knight</text:a></text:p>
          </table:table-cell>
          <table:table-cell office:value-type="string" calcext:value-type="string">
            <text:p><text:a xlink:href="https://pubmed.ncbi.nlm.nih.gov/33562847/" xlink:type="simple">Active Inference: Applicability to Different Types of Social Organization Explained through Reference to Industrial Engineering and Quality Management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8/24/2021</text:p>
          </table:table-cell>
          <table:table-cell/>
          <table:table-cell office:value-type="string" calcext:value-type="string">
            <text:p>Livestream #027.1</text:p>
          </table:table-cell>
          <table:table-cell office:value-type="string" calcext:value-type="string">
            <text:p><text:a xlink:href="https://coda.io/d/_dTwB_SP81yq#Simple-list-view-of-Contacts-in-name-only_tu3f1/r566&amp;view=modal" xlink:type="simple">Stephen Fox</text:a></text:p>
          </table:table-cell>
          <table:table-cell office:value-type="string" calcext:value-type="string">
            <text:p><text:a xlink:href="https://youtu.be/Oq2oM55OKzE" xlink:type="simple">https://youtu.be/Oq2oM55OKzE</text:a></text:p>
          </table:table-cell>
          <table:table-cell table:style-name="ce2" office:value-type="string" calcext:value-type="string">
            <text:p><text:a xlink:href="https://docs.google.com/presentation/d/1Z9V82S7GQGXk2Hflx9Rk2W6szrVP2CuGRdtS309b9Kg/edit?usp=sharing" xlink:type="simple">#027.1/2</text:a></text:p>
          </table:table-cell>
          <table:table-cell table:style-name="ce2" office:value-type="string" calcext:value-type="string">
            <text:p>https://docs.google.com/presentation/d/1Z9V82S7GQGXk2Hflx9Rk2W6szrVP2CuGRdtS309b9Kg/edit?usp=shari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pubmed.ncbi.nlm.nih.gov/33562847/" xlink:type="simple">Active Inference: Applicability to Different Types of Social Organization Explained through Reference to Industrial Engineering and Quality Management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172&amp;view=modal" xlink:type="simple">Dean Tickles</text:a>,<text:a xlink:href="https://coda.io/d/_dTwB_SP81yq#Simple-list-view-of-Contacts-in-name-only_tu3f1/r571&amp;view=modal" xlink:type="simple">Stephen Sillett</text:a>,<text:a xlink:href="https://coda.io/d/_dTwB_SP81yq#Simple-list-view-of-Contacts-in-name-only_tu3f1/r97&amp;view=modal" xlink:type="simple">V. Bleu Knight</text:a>,<text:a xlink:href="https://coda.io/d/_dTwB_SP81yq#Simple-list-view-of-Contacts-in-name-only_tu3f1/r541&amp;view=modal" xlink:type="simple">Scott David</text:a></text:p>
          </table:table-cell>
          <table:table-cell office:value-type="string" calcext:value-type="string">
            <text:p><text:a xlink:href="https://pubmed.ncbi.nlm.nih.gov/33562847/" xlink:type="simple">Active Inference: Applicability to Different Types of Social Organization Explained through Reference to Industrial Engineering and Quality Management</text:a></text:p>
          </table:table-cell>
        </table:table-row>
        <table:table-row table:style-name="ro11">
          <table:table-cell office:value-type="string" calcext:value-type="string">
            <text:p>Livestream</text:p>
          </table:table-cell>
          <table:table-cell office:value-type="string" calcext:value-type="string">
            <text:p>8/23/2021</text:p>
          </table:table-cell>
          <table:table-cell/>
          <table:table-cell office:value-type="string" calcext:value-type="string">
            <text:p>Livestream #027.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qw0SkhnHWWI" xlink:type="simple">https://youtu.be/qw0SkhnHWWI</text:a></text:p>
          </table:table-cell>
          <table:table-cell table:style-name="ce2" office:value-type="string" calcext:value-type="string">
            <text:p><text:a xlink:href="https://docs.google.com/presentation/d/1-hTtKztSAMPLgMbS7mueT-QKXrtbxXsii03vZysezRI/edit?usp=sharing" xlink:type="simple">#027.0</text:a></text:p>
          </table:table-cell>
          <table:table-cell table:style-name="ce2" office:value-type="string" calcext:value-type="string">
            <text:p>https://docs.google.com/presentation/d/1-hTtKztSAMPLgMbS7mueT-QKXrtbxXsii03vZysezRI/edit?usp=shari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pubmed.ncbi.nlm.nih.gov/33562847/" xlink:type="simple">Active Inference: Applicability to Different Types of Social Organization Explained through Reference to Industrial Engineering and Quality Management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172&amp;view=modal" xlink:type="simple">Dean Tickles</text:a>,<text:a xlink:href="https://coda.io/d/_dTwB_SP81yq#Simple-list-view-of-Contacts-in-name-only_tu3f1/r97&amp;view=modal" xlink:type="simple">V. Bleu Knight</text:a></text:p>
          </table:table-cell>
          <table:table-cell office:value-type="string" calcext:value-type="string">
            <text:p><text:a xlink:href="https://pubmed.ncbi.nlm.nih.gov/33562847/" xlink:type="simple">Active Inference: Applicability to Different Types of Social Organization Explained through Reference to Industrial Engineering and Quality Management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8/17/2021</text:p>
          </table:table-cell>
          <table:table-cell/>
          <table:table-cell office:value-type="string" calcext:value-type="string">
            <text:p>Livestream #026.2</text:p>
          </table:table-cell>
          <table:table-cell office:value-type="string" calcext:value-type="string">
            <text:p><text:a xlink:href="https://coda.io/d/_dTwB_SP81yq#Simple-list-view-of-Contacts-in-name-only_tu3f1" xlink:type="simple">Lancelot Da Costa</text:a></text:p>
          </table:table-cell>
          <table:table-cell office:value-type="string" calcext:value-type="string">
            <text:p><text:a xlink:href="https://youtu.be/SH2v6joMD4k" xlink:type="simple">https://youtu.be/SH2v6joMD4k</text:a></text:p>
          </table:table-cell>
          <table:table-cell table:style-name="ce2" office:value-type="string" calcext:value-type="string">
            <text:p><text:a xlink:href="https://docs.google.com/presentation/d/1ss_ITFhw4zUPlpTWS5hP3Xnzn7E-KCZvTfbdOsXFZk4/edit?usp=sharing" xlink:type="simple">#026.1/2</text:a></text:p>
          </table:table-cell>
          <table:table-cell table:style-name="ce2" office:value-type="string" calcext:value-type="string">
            <text:p>https://docs.google.com/presentation/d/1ss_ITFhw4zUPlpTWS5hP3Xnzn7E-KCZvTfbdOsXFZk4/edit?usp=shari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arxiv.org/abs/2106.13830" xlink:type="simple">Bayesian Mechanics for Stationary Processes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160&amp;view=modal" xlink:type="simple">David S. Douglass</text:a>,<text:a xlink:href="https://coda.io/d/_dTwB_SP81yq#Simple-list-view-of-Contacts-in-name-only_tu3f1/r571&amp;view=modal" xlink:type="simple">Stephen Sillett</text:a>,<text:a xlink:href="https://coda.io/d/_dTwB_SP81yq#Simple-list-view-of-Contacts-in-name-only_tu3f1/r172&amp;view=modal" xlink:type="simple">Dean Tickles</text:a>,<text:a xlink:href="https://coda.io/d/_dTwB_SP81yq#Simple-list-view-of-Contacts-in-name-only_tu3f1/r541&amp;view=modal" xlink:type="simple">Scott David</text:a></text:p>
          </table:table-cell>
          <table:table-cell office:value-type="string" calcext:value-type="string">
            <text:p><text:a xlink:href="https://arxiv.org/abs/2106.13830" xlink:type="simple">Bayesian Mechanics for Stationary Processes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8/10/2021</text:p>
          </table:table-cell>
          <table:table-cell/>
          <table:table-cell office:value-type="string" calcext:value-type="string">
            <text:p>Livestream #026.1</text:p>
          </table:table-cell>
          <table:table-cell office:value-type="string" calcext:value-type="string">
            <text:p><text:a xlink:href="https://coda.io/d/_dTwB_SP81yq#Simple-list-view-of-Contacts-in-name-only_tu3f1" xlink:type="simple">Lancelot Da Costa</text:a>,<text:a xlink:href="https://coda.io/d/_dTwB_SP81yq#Simple-list-view-of-Contacts-in-name-only_tu3f1" xlink:type="simple">Conor Heins</text:a></text:p>
          </table:table-cell>
          <table:table-cell office:value-type="string" calcext:value-type="string">
            <text:p><text:a xlink:href="https://youtu.be/1rHz3Ir5v9c" xlink:type="simple">https://youtu.be/1rHz3Ir5v9c</text:a></text:p>
          </table:table-cell>
          <table:table-cell table:style-name="ce2" office:value-type="string" calcext:value-type="string">
            <text:p><text:a xlink:href="https://docs.google.com/presentation/d/1ss_ITFhw4zUPlpTWS5hP3Xnzn7E-KCZvTfbdOsXFZk4/edit?usp=sharing" xlink:type="simple">#026.1/2</text:a></text:p>
          </table:table-cell>
          <table:table-cell table:style-name="ce2" office:value-type="string" calcext:value-type="string">
            <text:p>https://docs.google.com/presentation/d/1ss_ITFhw4zUPlpTWS5hP3Xnzn7E-KCZvTfbdOsXFZk4/edit?usp=shari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arxiv.org/abs/2106.13830" xlink:type="simple">Bayesian Mechanics for Stationary Processes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172&amp;view=modal" xlink:type="simple">Dean Tickles</text:a>,<text:a xlink:href="https://coda.io/d/_dTwB_SP81yq#Simple-list-view-of-Contacts-in-name-only_tu3f1/r81&amp;view=modal" xlink:type="simple">Avel Guénin-Carlut</text:a>,<text:a xlink:href="https://coda.io/d/_dTwB_SP81yq#Simple-list-view-of-Contacts-in-name-only_tu3f1/r571&amp;view=modal" xlink:type="simple">Stephen Sillett</text:a>,<text:a xlink:href="https://coda.io/d/_dTwB_SP81yq#Simple-list-view-of-Contacts-in-name-only_tu3f1/r160&amp;view=modal" xlink:type="simple">David S. Douglass</text:a></text:p>
          </table:table-cell>
          <table:table-cell office:value-type="string" calcext:value-type="string">
            <text:p><text:a xlink:href="https://arxiv.org/abs/2106.13830" xlink:type="simple">Bayesian Mechanics for Stationary Processes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8/6/2021</text:p>
          </table:table-cell>
          <table:table-cell/>
          <table:table-cell office:value-type="string" calcext:value-type="string">
            <text:p>Livestream #026.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eZlG_J7sPj4" xlink:type="simple">https://youtu.be/eZlG_J7sPj4</text:a></text:p>
          </table:table-cell>
          <table:table-cell table:style-name="ce2" office:value-type="string" calcext:value-type="string">
            <text:p><text:a xlink:href="https://docs.google.com/presentation/d/14VXbkJZlQcxspCtu-PRrDqgCAw4qNbUfBZ5BzcsmvbU/edit?usp=sharing" xlink:type="simple">#026.0</text:a></text:p>
          </table:table-cell>
          <table:table-cell table:style-name="ce2" office:value-type="string" calcext:value-type="string">
            <text:p>https://docs.google.com/presentation/d/14VXbkJZlQcxspCtu-PRrDqgCAw4qNbUfBZ5BzcsmvbU/edit?usp=shari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arxiv.org/abs/2106.13830" xlink:type="simple">Bayesian Mechanics for Stationary Processes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arxiv.org/abs/2106.13830" xlink:type="simple">Bayesian Mechanics for Stationary Processes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7/15/2021</text:p>
          </table:table-cell>
          <table:table-cell/>
          <table:table-cell office:value-type="string" calcext:value-type="string">
            <text:p>Livestream #025.2</text:p>
          </table:table-cell>
          <table:table-cell office:value-type="string" calcext:value-type="string">
            <text:p><text:a xlink:href="https://coda.io/d/_dTwB_SP81yq#Simple-list-view-of-Contacts-in-name-only_tu3f1" xlink:type="simple">Michael Levin</text:a></text:p>
          </table:table-cell>
          <table:table-cell office:value-type="string" calcext:value-type="string">
            <text:p><text:a xlink:href="https://youtu.be/XSYxOt8CRDI" xlink:type="simple">https://youtu.be/XSYxOt8CRDI</text:a></text:p>
          </table:table-cell>
          <table:table-cell table:style-name="ce2" office:value-type="string" calcext:value-type="string">
            <text:p><text:a xlink:href="https://docs.google.com/presentation/d/1Z8ulDK8Hzk_0pcPvLUwYMr8e7PDipNZr4JNXwh09JgA/edit?usp=sharing" xlink:type="simple">#025.2</text:a></text:p>
          </table:table-cell>
          <table:table-cell table:style-name="ce2" office:value-type="string" calcext:value-type="string">
            <text:p>https://docs.google.com/presentation/d/1Z8ulDK8Hzk_0pcPvLUwYMr8e7PDipNZr4JNXwh09JgA/edit?usp=shari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www.frontiersin.org/articles/10.3389/fpsyg.2019.02688/full" xlink:type="simple">The Computational Boundary of a “Self”: Developmental Bioelectricity Drives Multicellularity and Scale-Free Cognition</text:a></text:p>
          </table:table-cell>
          <table:table-cell office:value-type="string" calcext:value-type="string">
            <text:p><text:a xlink:href="https://coda.io/d/_dTwB_SP81yq#Simple-list-view-of-Contacts-in-name-only_tu3f1/r97&amp;view=modal" xlink:type="simple">V. Bleu Knight</text:a>,<text:a xlink:href="https://coda.io/d/_dTwB_SP81yq#Simple-list-view-of-Contacts-in-name-only_tu3f1/r117&amp;view=modal" xlink:type="simple">Cere Davis</text:a>,<text:a xlink:href="https://coda.io/d/_dTwB_SP81yq#Simple-list-view-of-Contacts-in-name-only_tu3f1/r571&amp;view=modal" xlink:type="simple">Stephen Sillett</text:a></text:p>
          </table:table-cell>
          <table:table-cell office:value-type="string" calcext:value-type="string">
            <text:p><text:a xlink:href="https://www.frontiersin.org/articles/10.3389/fpsyg.2019.02688/full" xlink:type="simple">The Computational Boundary of a “Self”: Developmental Bioelectricity Drives Multicellularity and Scale-Free Cognition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7/6/2021</text:p>
          </table:table-cell>
          <table:table-cell/>
          <table:table-cell office:value-type="string" calcext:value-type="string">
            <text:p>Livestream #025.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v0oJvbVuAF0" xlink:type="simple">https://youtu.be/v0oJvbVuAF0</text:a></text:p>
          </table:table-cell>
          <table:table-cell table:style-name="ce2" office:value-type="string" calcext:value-type="string">
            <text:p><text:a xlink:href="https://docs.google.com/presentation/d/1Z8ulDK8Hzk_0pcPvLUwYMr8e7PDipNZr4JNXwh09JgA/edit?usp=sharing" xlink:type="simple">#025.1</text:a></text:p>
          </table:table-cell>
          <table:table-cell table:style-name="ce2" office:value-type="string" calcext:value-type="string">
            <text:p>https://docs.google.com/presentation/d/1Z8ulDK8Hzk_0pcPvLUwYMr8e7PDipNZr4JNXwh09JgA/edit?usp=shari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www.frontiersin.org/articles/10.3389/fpsyg.2019.02688/full" xlink:type="simple">The Computational Boundary of a “Self”: Developmental Bioelectricity Drives Multicellularity and Scale-Free Cognition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160&amp;view=modal" xlink:type="simple">David S. Douglass</text:a>,<text:a xlink:href="https://coda.io/d/_dTwB_SP81yq#Simple-list-view-of-Contacts-in-name-only_tu3f1/r571&amp;view=modal" xlink:type="simple">Stephen Sillett</text:a>,<text:a xlink:href="https://coda.io/d/_dTwB_SP81yq#Simple-list-view-of-Contacts-in-name-only_tu3f1/r97&amp;view=modal" xlink:type="simple">V. Bleu Knight</text:a>,<text:a xlink:href="https://coda.io/d/_dTwB_SP81yq#Simple-list-view-of-Contacts-in-name-only_tu3f1/r541&amp;view=modal" xlink:type="simple">Scott David</text:a></text:p>
          </table:table-cell>
          <table:table-cell office:value-type="string" calcext:value-type="string">
            <text:p><text:a xlink:href="https://www.frontiersin.org/articles/10.3389/fpsyg.2019.02688/full" xlink:type="simple">The Computational Boundary of a “Self”: Developmental Bioelectricity Drives Multicellularity and Scale-Free Cognition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7/1/2021</text:p>
          </table:table-cell>
          <table:table-cell/>
          <table:table-cell office:value-type="string" calcext:value-type="string">
            <text:p>Livestream #025.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4JfGs_m5QHo" xlink:type="simple">https://youtu.be/4JfGs_m5QHo</text:a></text:p>
          </table:table-cell>
          <table:table-cell table:style-name="ce2" office:value-type="string" calcext:value-type="string">
            <text:p><text:a xlink:href="https://docs.google.com/presentation/d/1CfvKhuCVHtGzMFjj9F2x6hcpyQbUrXhphUnZiRi9tYE/edit?usp=sharing" xlink:type="simple">#025.0</text:a></text:p>
          </table:table-cell>
          <table:table-cell table:style-name="ce2" office:value-type="string" calcext:value-type="string">
            <text:p>https://docs.google.com/presentation/d/1CfvKhuCVHtGzMFjj9F2x6hcpyQbUrXhphUnZiRi9tYE/edit?usp=shari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www.frontiersin.org/articles/10.3389/fpsyg.2019.02688/full" xlink:type="simple">The Computational Boundary of a “Self”: Developmental Bioelectricity Drives Multicellularity and Scale-Free Cognition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97&amp;view=modal" xlink:type="simple">V. Bleu Knight</text:a>,<text:a xlink:href="https://coda.io/d/_dTwB_SP81yq#Simple-list-view-of-Contacts-in-name-only_tu3f1/r117&amp;view=modal" xlink:type="simple">Cere Davis</text:a></text:p>
          </table:table-cell>
          <table:table-cell office:value-type="string" calcext:value-type="string">
            <text:p><text:a xlink:href="https://www.frontiersin.org/articles/10.3389/fpsyg.2019.02688/full" xlink:type="simple">The Computational Boundary of a “Self”: Developmental Bioelectricity Drives Multicellularity and Scale-Free Cognition</text:a></text:p>
          </table:table-cell>
        </table:table-row>
        <table:table-row table:style-name="ro11">
          <table:table-cell office:value-type="string" calcext:value-type="string">
            <text:p>Livestream</text:p>
          </table:table-cell>
          <table:table-cell office:value-type="string" calcext:value-type="string">
            <text:p>6/29/2021</text:p>
          </table:table-cell>
          <table:table-cell/>
          <table:table-cell office:value-type="string" calcext:value-type="string">
            <text:p>Livestream #024.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lqxl8w_JGek" xlink:type="simple">https://youtu.be/lqxl8w_JGek</text:a></text:p>
          </table:table-cell>
          <table:table-cell table:style-name="ce2" office:value-type="string" calcext:value-type="string">
            <text:p><text:a xlink:href="https://docs.google.com/presentation/d/1mYoHk74Y4nw5m31xV8V2yo7G9k-MQ1iS7cOUasDoNPM/edit?usp=sharing" xlink:type="simple">#024.2</text:a></text:p>
          </table:table-cell>
          <table:table-cell table:style-name="ce2" office:value-type="string" calcext:value-type="string">
            <text:p>https://docs.google.com/presentation/d/1mYoHk74Y4nw5m31xV8V2yo7G9k-MQ1iS7cOUasDoNPM/edit?usp=shari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arxiv.org/abs/2101.08699" xlink:type="simple">An empirical evaluation of active inference in multi-armed bandits</text:a>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arxiv.org/abs/2101.08699" xlink:type="simple">An empirical evaluation of active inference in multi-armed bandits</text:a></text:p>
          </table:table-cell>
        </table:table-row>
        <table:table-row table:style-name="ro11">
          <table:table-cell office:value-type="string" calcext:value-type="string">
            <text:p>Livestream</text:p>
          </table:table-cell>
          <table:table-cell office:value-type="string" calcext:value-type="string">
            <text:p>6/22/2021</text:p>
          </table:table-cell>
          <table:table-cell/>
          <table:table-cell office:value-type="string" calcext:value-type="string">
            <text:p>Livestream #024.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a089q9RaI14" xlink:type="simple">https://youtu.be/a089q9RaI14</text:a></text:p>
          </table:table-cell>
          <table:table-cell table:style-name="ce2" office:value-type="string" calcext:value-type="string">
            <text:p><text:a xlink:href="https://docs.google.com/presentation/d/1mYoHk74Y4nw5m31xV8V2yo7G9k-MQ1iS7cOUasDoNPM/edit?usp=sharing" xlink:type="simple">#024.1</text:a></text:p>
          </table:table-cell>
          <table:table-cell table:style-name="ce2" office:value-type="string" calcext:value-type="string">
            <text:p>https://docs.google.com/presentation/d/1mYoHk74Y4nw5m31xV8V2yo7G9k-MQ1iS7cOUasDoNPM/edit?usp=shari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arxiv.org/abs/2101.08699" xlink:type="simple">An empirical evaluation of active inference in multi-armed bandits</text:a>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arxiv.org/abs/2101.08699" xlink:type="simple">An empirical evaluation of active inference in multi-armed bandits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6/16/2021</text:p>
          </table:table-cell>
          <table:table-cell/>
          <table:table-cell office:value-type="string" calcext:value-type="string">
            <text:p>Livestream #024.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Fx7xWUU1MlI" xlink:type="simple">https://youtu.be/Fx7xWUU1MlI</text:a></text:p>
          </table:table-cell>
          <table:table-cell table:style-name="ce2" office:value-type="string" calcext:value-type="string">
            <text:p><text:a xlink:href="https://docs.google.com/presentation/d/1WXpDgPJkfvBvCjwOWfGgYLLZeuLWFsHu_MQfq6aZ0J8/edit?usp=sharing" xlink:type="simple">#024.0</text:a></text:p>
          </table:table-cell>
          <table:table-cell table:style-name="ce2" office:value-type="string" calcext:value-type="string">
            <text:p>https://docs.google.com/presentation/d/1WXpDgPJkfvBvCjwOWfGgYLLZeuLWFsHu_MQfq6aZ0J8/edit?usp=shari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arxiv.org/abs/2101.08699" xlink:type="simple">An empirical evaluation of active inference in multi-armed bandits</text:a>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arxiv.org/abs/2101.08699" xlink:type="simple">An empirical evaluation of active inference in multi-armed bandits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6/15/2021</text:p>
          </table:table-cell>
          <table:table-cell/>
          <table:table-cell office:value-type="string" calcext:value-type="string">
            <text:p>Livestream #023.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bjYUbKlfHUo" xlink:type="simple">https://youtu.be/bjYUbKlfHUo</text:a></text:p>
          </table:table-cell>
          <table:table-cell table:style-name="ce2" office:value-type="string" calcext:value-type="string">
            <text:p><text:a xlink:href="https://docs.google.com/presentation/d/1ZddeR2vCl-rt8IuQNtykOAWRUEIlGt4HOQhrk3ccnBM/edit?usp=sharing" xlink:type="simple">#023</text:a></text:p>
          </table:table-cell>
          <table:table-cell table:style-name="ce2" office:value-type="string" calcext:value-type="string">
            <text:p>https://docs.google.com/presentation/d/1ZddeR2vCl-rt8IuQNtykOAWRUEIlGt4HOQhrk3ccnBM/edit?usp=shari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link.springer.com/article/10.1007/s11229-020-02986-5" xlink:type="simple">Embodied skillful performance: where the action is</text:a>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link.springer.com/article/10.1007/s11229-020-02986-5" xlink:type="simple">Embodied skillful performance: where the action is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6/8/2021</text:p>
          </table:table-cell>
          <table:table-cell/>
          <table:table-cell office:value-type="string" calcext:value-type="string">
            <text:p>Livestream #023.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PgzQrHSu1CU" xlink:type="simple">https://youtu.be/PgzQrHSu1CU</text:a></text:p>
          </table:table-cell>
          <table:table-cell table:style-name="ce2" office:value-type="string" calcext:value-type="string">
            <text:p><text:a xlink:href="https://docs.google.com/presentation/d/1ZddeR2vCl-rt8IuQNtykOAWRUEIlGt4HOQhrk3ccnBM/edit?usp=sharing" xlink:type="simple">#023</text:a></text:p>
          </table:table-cell>
          <table:table-cell table:style-name="ce2" office:value-type="string" calcext:value-type="string">
            <text:p>https://docs.google.com/presentation/d/1ZddeR2vCl-rt8IuQNtykOAWRUEIlGt4HOQhrk3ccnBM/edit?usp=shari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link.springer.com/article/10.1007/s11229-020-02986-5" xlink:type="simple">Embodied skillful performance: where the action is</text:a>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link.springer.com/article/10.1007/s11229-020-02986-5" xlink:type="simple">Embodied skillful performance: where the action is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5/27/2021</text:p>
          </table:table-cell>
          <table:table-cell/>
          <table:table-cell office:value-type="string" calcext:value-type="string">
            <text:p>Livestream #023.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8JrGE02KzuY" xlink:type="simple">https://youtu.be/8JrGE02KzuY</text:a></text:p>
          </table:table-cell>
          <table:table-cell table:style-name="ce2" office:value-type="string" calcext:value-type="string">
            <text:p><text:a xlink:href="https://docs.google.com/presentation/d/1ZddeR2vCl-rt8IuQNtykOAWRUEIlGt4HOQhrk3ccnBM/edit?usp=sharing" xlink:type="simple">#023</text:a></text:p>
          </table:table-cell>
          <table:table-cell table:style-name="ce2" office:value-type="string" calcext:value-type="string">
            <text:p>https://docs.google.com/presentation/d/1ZddeR2vCl-rt8IuQNtykOAWRUEIlGt4HOQhrk3ccnBM/edit?usp=shari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link.springer.com/article/10.1007/s11229-020-02986-5" xlink:type="simple">Embodied skillful performance: where the action is</text:a>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link.springer.com/article/10.1007/s11229-020-02986-5" xlink:type="simple">Embodied skillful performance: where the action is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5/25/2021</text:p>
          </table:table-cell>
          <table:table-cell/>
          <table:table-cell office:value-type="string" calcext:value-type="string">
            <text:p>Livestream #022.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wiUDw6vk644" xlink:type="simple">https://youtu.be/wiUDw6vk644</text:a></text:p>
          </table:table-cell>
          <table:table-cell table:style-name="ce2" office:value-type="string" calcext:value-type="string">
            <text:p><text:a xlink:href="https://docs.google.com/presentation/d/1NPcs775aN9Tct0sBIPzQRiimVlNhl9GTEHoi_tMw8lM/edit?usp=sharing" xlink:type="simple">#022.1/2</text:a></text:p>
          </table:table-cell>
          <table:table-cell table:style-name="ce2" office:value-type="string" calcext:value-type="string">
            <text:p>https://docs.google.com/presentation/d/1NPcs775aN9Tct0sBIPzQRiimVlNhl9GTEHoi_tMw8lM/edit?usp=shari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royalsocietypublishing.org/doi/10.1098/rsif.2020.0370" xlink:type="simple">Psychophysical identity and free energy</text:a>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royalsocietypublishing.org/doi/10.1098/rsif.2020.0370" xlink:type="simple">Psychophysical identity and free energy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5/18/2021</text:p>
          </table:table-cell>
          <table:table-cell/>
          <table:table-cell office:value-type="string" calcext:value-type="string">
            <text:p>Livestream #022.1</text:p>
          </table:table-cell>
          <table:table-cell office:value-type="string" calcext:value-type="string">
            <text:p><text:a xlink:href="https://coda.io/d/_dTwB_SP81yq#Simple-list-view-of-Contacts-in-name-only_tu3f1/r31&amp;view=modal" xlink:type="simple">Alex Kiefer</text:a></text:p>
          </table:table-cell>
          <table:table-cell office:value-type="string" calcext:value-type="string">
            <text:p><text:a xlink:href="https://youtu.be/v60cQUiu1NE" xlink:type="simple">https://youtu.be/v60cQUiu1NE</text:a></text:p>
          </table:table-cell>
          <table:table-cell table:style-name="ce2" office:value-type="string" calcext:value-type="string">
            <text:p><text:a xlink:href="https://docs.google.com/presentation/d/1NPcs775aN9Tct0sBIPzQRiimVlNhl9GTEHoi_tMw8lM/edit?usp=sharing" xlink:type="simple">#022.1/2</text:a></text:p>
          </table:table-cell>
          <table:table-cell table:style-name="ce2" office:value-type="string" calcext:value-type="string">
            <text:p>https://docs.google.com/presentation/d/1NPcs775aN9Tct0sBIPzQRiimVlNhl9GTEHoi_tMw8lM/edit?usp=shari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royalsocietypublishing.org/doi/10.1098/rsif.2020.0370" xlink:type="simple">Psychophysical identity and free energy</text:a>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royalsocietypublishing.org/doi/10.1098/rsif.2020.0370" xlink:type="simple">Psychophysical identity and free energy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5/13/2021</text:p>
          </table:table-cell>
          <table:table-cell/>
          <table:table-cell office:value-type="string" calcext:value-type="string">
            <text:p>Livestream #022.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bNB-7nQDdwM" xlink:type="simple">https://youtu.be/bNB-7nQDdwM</text:a></text:p>
          </table:table-cell>
          <table:table-cell table:style-name="ce2" office:value-type="string" calcext:value-type="string">
            <text:p><text:a xlink:href="https://docs.google.com/presentation/d/1u-AywrzTLyaiWrbcKBfiqPiwv0pUzwNLjJ5fqUQY274/edit?usp=sharing" xlink:type="simple">#022.0</text:a></text:p>
          </table:table-cell>
          <table:table-cell table:style-name="ce2" office:value-type="string" calcext:value-type="string">
            <text:p>https://docs.google.com/presentation/d/1u-AywrzTLyaiWrbcKBfiqPiwv0pUzwNLjJ5fqUQY274/edit?usp=shari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royalsocietypublishing.org/doi/10.1098/rsif.2020.0370" xlink:type="simple">Psychophysical identity and free energy</text:a>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royalsocietypublishing.org/doi/10.1098/rsif.2020.0370" xlink:type="simple">Psychophysical identity and free energy</text:a></text:p>
          </table:table-cell>
        </table:table-row>
        <table:table-row table:style-name="ro14">
          <table:table-cell office:value-type="string" calcext:value-type="string">
            <text:p>Livestream</text:p>
          </table:table-cell>
          <table:table-cell office:value-type="string" calcext:value-type="string">
            <text:p>5/11/2021</text:p>
          </table:table-cell>
          <table:table-cell/>
          <table:table-cell office:value-type="string" calcext:value-type="string">
            <text:p>Livestream #021.2</text:p>
          </table:table-cell>
          <table:table-cell office:value-type="string" calcext:value-type="string">
            <text:p><text:a xlink:href="https://coda.io/d/_dTwB_SP81yq#Simple-list-view-of-Contacts-in-name-only_tu3f1/r310&amp;view=modal" xlink:type="simple">John Boik</text:a></text:p>
          </table:table-cell>
          <table:table-cell office:value-type="string" calcext:value-type="string">
            <text:p><text:a xlink:href="https://youtu.be/i5WwQ4WXGNo" xlink:type="simple">https://youtu.be/i5WwQ4WXGNo</text:a></text:p>
          </table:table-cell>
          <table:table-cell table:style-name="ce2" office:value-type="string" calcext:value-type="string">
            <text:p><text:a xlink:href="https://jamboard.google.com/d/1KELstZlk_6uRxN3kecjlzzKjyjJ3DMUwDWWi4AAtbk8/edit?usp=sharing" xlink:type="simple">#021.2</text:a></text:p>
          </table:table-cell>
          <table:table-cell table:style-name="ce2" office:value-type="string" calcext:value-type="string">
            <text:p>https://jamboard.google.com/d/1KELstZlk_6uRxN3kecjlzzKjyjJ3DMUwDWWi4AAtbk8/edit?usp=shari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www.mdpi.com/2071-1050/12/17/6881" xlink:type="simple">Science-Driven Societal Transformation, Part I: Worldview</text:a>                         <text:a xlink:href="https://www.mdpi.com/2071-1050/12/19/8047" xlink:type="simple">Science-Driven Societal Transformation, Part II: Motivation and Strategy</text:a>                            <text:a xlink:href="https://www.mdpi.com/2071-1050/13/2/726" xlink:type="simple">Science-Driven Societal Transformation, Part III: Design</text:a>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www.mdpi.com/2071-1050/12/17/6881" xlink:type="simple">Science-Driven Societal Transformation, Part I: Worldview</text:a>                         <text:a xlink:href="https://www.mdpi.com/2071-1050/12/19/8047" xlink:type="simple">Science-Driven Societal Transformation, Part II: Motivation and Strategy</text:a>                            <text:a xlink:href="https://www.mdpi.com/2071-1050/13/2/726" xlink:type="simple">Science-Driven Societal Transformation, Part III: Design</text:a></text:p>
          </table:table-cell>
        </table:table-row>
        <table:table-row table:style-name="ro14">
          <table:table-cell office:value-type="string" calcext:value-type="string">
            <text:p>Livestream</text:p>
          </table:table-cell>
          <table:table-cell office:value-type="string" calcext:value-type="string">
            <text:p>5/4/2021</text:p>
          </table:table-cell>
          <table:table-cell/>
          <table:table-cell office:value-type="string" calcext:value-type="string">
            <text:p>Livestream #021.1</text:p>
          </table:table-cell>
          <table:table-cell office:value-type="string" calcext:value-type="string">
            <text:p><text:a xlink:href="https://coda.io/d/_dTwB_SP81yq#Simple-list-view-of-Contacts-in-name-only_tu3f1/r310&amp;view=modal" xlink:type="simple">John Boik</text:a></text:p>
          </table:table-cell>
          <table:table-cell office:value-type="string" calcext:value-type="string">
            <text:p><text:a xlink:href="https://youtu.be/mbEqoCV16q4" xlink:type="simple">https://youtu.be/mbEqoCV16q4</text:a></text:p>
          </table:table-cell>
          <table:table-cell table:style-name="ce2" office:value-type="string" calcext:value-type="string">
            <text:p><text:a xlink:href="https://jamboard.google.com/d/1xh6lP2PKOQK4gCxitdfeid9lKdBSoG2w5bZ6b6ZS1mE/edit?usp=sharing" xlink:type="simple">#021.1</text:a></text:p>
          </table:table-cell>
          <table:table-cell table:style-name="ce2" office:value-type="string" calcext:value-type="string">
            <text:p>https://jamboard.google.com/d/1xh6lP2PKOQK4gCxitdfeid9lKdBSoG2w5bZ6b6ZS1mE/edit?usp=shari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www.mdpi.com/2071-1050/12/17/6881" xlink:type="simple">Science-Driven Societal Transformation, Part I: Worldview</text:a>                         <text:a xlink:href="https://www.mdpi.com/2071-1050/12/19/8047" xlink:type="simple">Science-Driven Societal Transformation, Part II: Motivation and Strategy</text:a>                            <text:a xlink:href="https://www.mdpi.com/2071-1050/13/2/726" xlink:type="simple">Science-Driven Societal Transformation, Part III: Design</text:a>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www.mdpi.com/2071-1050/12/17/6881" xlink:type="simple">Science-Driven Societal Transformation, Part I: Worldview</text:a>                         <text:a xlink:href="https://www.mdpi.com/2071-1050/12/19/8047" xlink:type="simple">Science-Driven Societal Transformation, Part II: Motivation and Strategy</text:a>                            <text:a xlink:href="https://www.mdpi.com/2071-1050/13/2/726" xlink:type="simple">Science-Driven Societal Transformation, Part III: Design</text:a></text:p>
          </table:table-cell>
        </table:table-row>
        <table:table-row table:style-name="ro14">
          <table:table-cell office:value-type="string" calcext:value-type="string">
            <text:p>Livestream</text:p>
          </table:table-cell>
          <table:table-cell office:value-type="string" calcext:value-type="string">
            <text:p>4/27/2021</text:p>
          </table:table-cell>
          <table:table-cell/>
          <table:table-cell office:value-type="string" calcext:value-type="string">
            <text:p>Livestream #021.04</text:p>
          </table:table-cell>
          <table:table-cell office:value-type="string" calcext:value-type="string">
            <text:p><text:a xlink:href="https://coda.io/d/_dTwB_SP81yq#Simple-list-view-of-Contacts-in-name-only_tu3f1/r310&amp;view=modal" xlink:type="simple">John Boik</text:a></text:p>
          </table:table-cell>
          <table:table-cell office:value-type="string" calcext:value-type="string">
            <text:p><text:a xlink:href="https://youtu.be/PakWPvu07OM" xlink:type="simple">https://youtu.be/PakWPvu07OM</text:a></text:p>
          </table:table-cell>
          <table:table-cell table:style-name="ce2" office:value-type="string" calcext:value-type="string">
            <text:p><text:a xlink:href="https://jamboard.google.com/d/1RcXDX9uj51hUCVD2qa4P10lJMorCAfDyTMhT4muzx_o/edit?usp=sharing" xlink:type="simple">#021.04</text:a></text:p>
          </table:table-cell>
          <table:table-cell table:style-name="ce2" office:value-type="string" calcext:value-type="string">
            <text:p>https://jamboard.google.com/d/1RcXDX9uj51hUCVD2qa4P10lJMorCAfDyTMhT4muzx_o/edit?usp=shari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www.mdpi.com/2071-1050/12/17/6881" xlink:type="simple">Science-Driven Societal Transformation, Part I: Worldview</text:a>                         <text:a xlink:href="https://www.mdpi.com/2071-1050/12/19/8047" xlink:type="simple">Science-Driven Societal Transformation, Part II: Motivation and Strategy</text:a>                            <text:a xlink:href="https://www.mdpi.com/2071-1050/13/2/726" xlink:type="simple">Science-Driven Societal Transformation, Part III: Design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www.mdpi.com/2071-1050/12/17/6881" xlink:type="simple">Science-Driven Societal Transformation, Part I: Worldview</text:a>                         <text:a xlink:href="https://www.mdpi.com/2071-1050/12/19/8047" xlink:type="simple">Science-Driven Societal Transformation, Part II: Motivation and Strategy</text:a>                            <text:a xlink:href="https://www.mdpi.com/2071-1050/13/2/726" xlink:type="simple">Science-Driven Societal Transformation, Part III: Design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4/27/2021</text:p>
          </table:table-cell>
          <table:table-cell/>
          <table:table-cell office:value-type="string" calcext:value-type="string">
            <text:p>Livestream #020.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q3qBepJf3vA" xlink:type="simple">https://youtu.be/q3qBepJf3vA</text:a></text:p>
          </table:table-cell>
          <table:table-cell table:style-name="ce2" office:value-type="string" calcext:value-type="string">
            <text:p><text:a xlink:href="https://docs.google.com/presentation/d/12vkZTEbPSSfVn8NCy-Qli9w2OTPyD6Lf2f_N0d1UDc8/edit?usp=sharing" xlink:type="simple">#020.1/2</text:a></text:p>
          </table:table-cell>
          <table:table-cell table:style-name="ce2" office:value-type="string" calcext:value-type="string">
            <text:p>https://docs.google.com/presentation/d/12vkZTEbPSSfVn8NCy-Qli9w2OTPyD6Lf2f_N0d1UDc8/edit?usp=shari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www.researchgate.net/publication/346560958_The_Emperor%27s_New_Markov_Blankets_2020_version" xlink:type="simple">The Emperor’s New Markov Blankets [2020 version]</text:a>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www.researchgate.net/publication/346560958_The_Emperor%27s_New_Markov_Blankets_2020_version" xlink:type="simple">The Emperor’s New Markov Blankets [2020 version]</text:a></text:p>
          </table:table-cell>
        </table:table-row>
        <table:table-row table:style-name="ro14">
          <table:table-cell office:value-type="string" calcext:value-type="string">
            <text:p>Livestream</text:p>
          </table:table-cell>
          <table:table-cell office:value-type="string" calcext:value-type="string">
            <text:p>4/20/2021</text:p>
          </table:table-cell>
          <table:table-cell/>
          <table:table-cell office:value-type="string" calcext:value-type="string">
            <text:p>Livestream #021.03</text:p>
          </table:table-cell>
          <table:table-cell office:value-type="string" calcext:value-type="string">
            <text:p><text:a xlink:href="https://coda.io/d/_dTwB_SP81yq#Simple-list-view-of-Contacts-in-name-only_tu3f1/r310&amp;view=modal" xlink:type="simple">John Boik</text:a></text:p>
          </table:table-cell>
          <table:table-cell office:value-type="string" calcext:value-type="string">
            <text:p><text:a xlink:href="https://youtu.be/idO34jucRIw" xlink:type="simple">https://youtu.be/idO34jucRIw</text:a></text:p>
          </table:table-cell>
          <table:table-cell table:style-name="ce2" office:value-type="string" calcext:value-type="string">
            <text:p><text:a xlink:href="https://jamboard.google.com/d/1sCGCZirNnchkzscph1GY-40ozm8s_bNkgVvtsAqMVc8/edit?usp=sharing" xlink:type="simple">#021.03</text:a></text:p>
          </table:table-cell>
          <table:table-cell table:style-name="ce2" office:value-type="string" calcext:value-type="string">
            <text:p>https://jamboard.google.com/d/1sCGCZirNnchkzscph1GY-40ozm8s_bNkgVvtsAqMVc8/edit?usp=shari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www.mdpi.com/2071-1050/12/17/6881" xlink:type="simple">Science-Driven Societal Transformation, Part I: Worldview</text:a>                         <text:a xlink:href="https://www.mdpi.com/2071-1050/12/19/8047" xlink:type="simple">Science-Driven Societal Transformation, Part II: Motivation and Strategy</text:a>                            <text:a xlink:href="https://www.mdpi.com/2071-1050/13/2/726" xlink:type="simple">Science-Driven Societal Transformation, Part III: Design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www.mdpi.com/2071-1050/12/17/6881" xlink:type="simple">Science-Driven Societal Transformation, Part I: Worldview</text:a>                         <text:a xlink:href="https://www.mdpi.com/2071-1050/12/19/8047" xlink:type="simple">Science-Driven Societal Transformation, Part II: Motivation and Strategy</text:a>                            <text:a xlink:href="https://www.mdpi.com/2071-1050/13/2/726" xlink:type="simple">Science-Driven Societal Transformation, Part III: Design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4/20/2021</text:p>
          </table:table-cell>
          <table:table-cell/>
          <table:table-cell office:value-type="string" calcext:value-type="string">
            <text:p>Livestream #020.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szCSh8pVEa4" xlink:type="simple">https://youtu.be/szCSh8pVEa4</text:a></text:p>
          </table:table-cell>
          <table:table-cell table:style-name="ce2" office:value-type="string" calcext:value-type="string">
            <text:p><text:a xlink:href="https://docs.google.com/presentation/d/12vkZTEbPSSfVn8NCy-Qli9w2OTPyD6Lf2f_N0d1UDc8/edit?usp=sharing" xlink:type="simple">#020.1/2</text:a></text:p>
          </table:table-cell>
          <table:table-cell table:style-name="ce2" office:value-type="string" calcext:value-type="string">
            <text:p>https://docs.google.com/presentation/d/12vkZTEbPSSfVn8NCy-Qli9w2OTPyD6Lf2f_N0d1UDc8/edit?usp=shari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www.researchgate.net/publication/346560958_The_Emperor%27s_New_Markov_Blankets_2020_version" xlink:type="simple">The Emperor’s New Markov Blankets [2020 version]</text:a>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www.researchgate.net/publication/346560958_The_Emperor%27s_New_Markov_Blankets_2020_version" xlink:type="simple">The Emperor’s New Markov Blankets [2020 version]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4/15/2021</text:p>
          </table:table-cell>
          <table:table-cell/>
          <table:table-cell office:value-type="string" calcext:value-type="string">
            <text:p>Livestream #020.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1VTviUyntt8" xlink:type="simple">https://youtu.be/1VTviUyntt8</text:a></text:p>
          </table:table-cell>
          <table:table-cell table:style-name="ce2" office:value-type="string" calcext:value-type="string">
            <text:p><text:a xlink:href="https://docs.google.com/presentation/d/1jub3Xa2oeYQS1EPVzbDsEpAIsdBeuY2eM7X7W4QlRuE/edit?usp=sharing" xlink:type="simple">#020.0</text:a></text:p>
          </table:table-cell>
          <table:table-cell table:style-name="ce2" office:value-type="string" calcext:value-type="string">
            <text:p>https://docs.google.com/presentation/d/1jub3Xa2oeYQS1EPVzbDsEpAIsdBeuY2eM7X7W4QlRuE/edit?usp=shari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www.researchgate.net/publication/346560958_The_Emperor%27s_New_Markov_Blankets_2020_version" xlink:type="simple">The Emperor’s New Markov Blankets [2020 version]</text:a>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www.researchgate.net/publication/346560958_The_Emperor%27s_New_Markov_Blankets_2020_version" xlink:type="simple">The Emperor’s New Markov Blankets [2020 version]</text:a></text:p>
          </table:table-cell>
        </table:table-row>
        <table:table-row table:style-name="ro13">
          <table:table-cell office:value-type="string" calcext:value-type="string">
            <text:p>Livestream</text:p>
          </table:table-cell>
          <table:table-cell office:value-type="string" calcext:value-type="string">
            <text:p>4/13/2021</text:p>
          </table:table-cell>
          <table:table-cell/>
          <table:table-cell office:value-type="string" calcext:value-type="string">
            <text:p>Livestream #019.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z_hArARMQ20" xlink:type="simple">https://youtu.be/z_hArARMQ20</text:a></text:p>
          </table:table-cell>
          <table:table-cell table:style-name="ce2" office:value-type="string" calcext:value-type="string">
            <text:p><text:a xlink:href="https://docs.google.com/presentation/d/1SZRv4S_isYFO-XfXdO8xXMuVW57iCHESJb_u4UAKqfs/edit#slide=id.gc77d90b7ef_1_17" xlink:type="simple">#019.1/2</text:a></text:p>
          </table:table-cell>
          <table:table-cell table:style-name="ce2" office:value-type="string" calcext:value-type="string">
            <text:p>https://docs.google.com/presentation/d/1SZRv4S_isYFO-XfXdO8xXMuVW57iCHESJb_u4UAKqfs/edit#slide=id.gc77d90b7ef_1_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direct.mit.edu/neco/article/33/2/398/95642/Deeply-Felt-Affect-The-Emergence-of-Valence-in" xlink:type="simple">Deeply Felt Affect: The Emergence of Valence in Deep Active Inference</text:a>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direct.mit.edu/neco/article/33/2/398/95642/Deeply-Felt-Affect-The-Emergence-of-Valence-in" xlink:type="simple">Deeply Felt Affect: The Emergence of Valence in Deep Active Inference</text:a></text:p>
          </table:table-cell>
        </table:table-row>
        <table:table-row table:style-name="ro15">
          <table:table-cell office:value-type="string" calcext:value-type="string">
            <text:p>Livestream</text:p>
          </table:table-cell>
          <table:table-cell office:value-type="string" calcext:value-type="string">
            <text:p>4/13/2021</text:p>
          </table:table-cell>
          <table:table-cell/>
          <table:table-cell office:value-type="string" calcext:value-type="string">
            <text:p>Livestream #021.02</text:p>
          </table:table-cell>
          <table:table-cell office:value-type="string" calcext:value-type="string">
            <text:p><text:a xlink:href="https://coda.io/d/_dTwB_SP81yq#Simple-list-view-of-Contacts-in-name-only_tu3f1/r310&amp;view=modal" xlink:type="simple">John Boik</text:a></text:p>
          </table:table-cell>
          <table:table-cell office:value-type="string" calcext:value-type="string">
            <text:p><text:a xlink:href="https://youtu.be/MlvyehPDQXg" xlink:type="simple">https://youtu.be/MlvyehPDQXg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www.mdpi.com/2071-1050/12/17/6881" xlink:type="simple">Science-Driven Societal Transformation, Part I: Worldview</text:a>                         <text:a xlink:href="https://www.mdpi.com/2071-1050/12/19/8047" xlink:type="simple">Science-Driven Societal Transformation, Part II: Motivation and Strategy</text:a>                            <text:a xlink:href="https://www.mdpi.com/2071-1050/13/2/726" xlink:type="simple">Science-Driven Societal Transformation, Part III: Design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13">
          <table:table-cell office:value-type="string" calcext:value-type="string">
            <text:p>Livestream</text:p>
          </table:table-cell>
          <table:table-cell office:value-type="string" calcext:value-type="string">
            <text:p>4/6/2021</text:p>
          </table:table-cell>
          <table:table-cell/>
          <table:table-cell office:value-type="string" calcext:value-type="string">
            <text:p>Livestream #019.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SMQvRspIzpQ" xlink:type="simple">https://youtu.be/SMQvRspIzpQ</text:a></text:p>
          </table:table-cell>
          <table:table-cell table:style-name="ce2" office:value-type="string" calcext:value-type="string">
            <text:p><text:a xlink:href="https://docs.google.com/presentation/d/1SZRv4S_isYFO-XfXdO8xXMuVW57iCHESJb_u4UAKqfs/edit#slide=id.gc77d90b7ef_1_17" xlink:type="simple">#019.1/2</text:a></text:p>
          </table:table-cell>
          <table:table-cell table:style-name="ce2" office:value-type="string" calcext:value-type="string">
            <text:p>https://docs.google.com/presentation/d/1SZRv4S_isYFO-XfXdO8xXMuVW57iCHESJb_u4UAKqfs/edit#slide=id.gc77d90b7ef_1_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direct.mit.edu/neco/article/33/2/398/95642/Deeply-Felt-Affect-The-Emergence-of-Valence-in" xlink:type="simple">Deeply Felt Affect: The Emergence of Valence in Deep Active Inference</text:a>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direct.mit.edu/neco/article/33/2/398/95642/Deeply-Felt-Affect-The-Emergence-of-Valence-in" xlink:type="simple">Deeply Felt Affect: The Emergence of Valence in Deep Active Inference</text:a></text:p>
          </table:table-cell>
        </table:table-row>
        <table:table-row table:style-name="ro15">
          <table:table-cell office:value-type="string" calcext:value-type="string">
            <text:p>Livestream</text:p>
          </table:table-cell>
          <table:table-cell office:value-type="string" calcext:value-type="string">
            <text:p>4/6/2021</text:p>
          </table:table-cell>
          <table:table-cell/>
          <table:table-cell office:value-type="string" calcext:value-type="string">
            <text:p>Livestream #021.01</text:p>
          </table:table-cell>
          <table:table-cell office:value-type="string" calcext:value-type="string">
            <text:p><text:a xlink:href="https://coda.io/d/_dTwB_SP81yq#Simple-list-view-of-Contacts-in-name-only_tu3f1/r310&amp;view=modal" xlink:type="simple">John Boik</text:a></text:p>
          </table:table-cell>
          <table:table-cell office:value-type="string" calcext:value-type="string">
            <text:p><text:a xlink:href="https://www.youtube.com/watch?v=z9ZCjd2rqGY" xlink:type="simple">https://www.youtube.com/watch?v=z9ZCjd2rqGY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www.mdpi.com/2071-1050/12/17/6881" xlink:type="simple">Science-Driven Societal Transformation, Part I: Worldview</text:a>                         <text:a xlink:href="https://www.mdpi.com/2071-1050/12/19/8047" xlink:type="simple">Science-Driven Societal Transformation, Part II: Motivation and Strategy</text:a>                            <text:a xlink:href="https://www.mdpi.com/2071-1050/13/2/726" xlink:type="simple">Science-Driven Societal Transformation, Part III: Design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2">
          <table:table-cell office:value-type="string" calcext:value-type="string">
            <text:p>Livestream</text:p>
          </table:table-cell>
          <table:table-cell office:value-type="string" calcext:value-type="string">
            <text:p>4/1/2021</text:p>
          </table:table-cell>
          <table:table-cell/>
          <table:table-cell office:value-type="string" calcext:value-type="string">
            <text:p>Livestream #019.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1FbOzAJ8CRQ" xlink:type="simple">https://youtu.be/1FbOzAJ8CRQ</text:a></text:p>
          </table:table-cell>
          <table:table-cell table:style-name="ce2" office:value-type="string" calcext:value-type="string">
            <text:p><text:a xlink:href="https://docs.google.com/presentation/d/1TLJIBjFBHxqk45Sa74Wl-EjwEMdnQiX1DkKJTL2oeuQ/edit#slide=id.gc77d90b7ef_1_17" xlink:type="simple">#019.0</text:a></text:p>
          </table:table-cell>
          <table:table-cell table:style-name="ce2" office:value-type="string" calcext:value-type="string">
            <text:p>https://docs.google.com/presentation/d/1TLJIBjFBHxqk45Sa74Wl-EjwEMdnQiX1DkKJTL2oeuQ/edit#slide=id.gc77d90b7ef_1_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direct.mit.edu/neco/article/33/2/398/95642/Deeply-Felt-Affect-The-Emergence-of-Valence-in" xlink:type="simple">Deeply Felt Affect: The Emergence of Valence in Deep Active Inference</text:a>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direct.mit.edu/neco/article/33/2/398/95642/Deeply-Felt-Affect-The-Emergence-of-Valence-in" xlink:type="simple">Deeply Felt Affect: The Emergence of Valence in Deep Active Inference</text:a></text:p>
          </table:table-cell>
        </table:table-row>
        <table:table-row table:style-name="ro2">
          <table:table-cell office:value-type="string" calcext:value-type="string">
            <text:p>Livestream</text:p>
          </table:table-cell>
          <table:table-cell office:value-type="string" calcext:value-type="string">
            <text:p>3/30/2021</text:p>
          </table:table-cell>
          <table:table-cell/>
          <table:table-cell office:value-type="string" calcext:value-type="string">
            <text:p>Livestream #018.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Y8Y4f-SEcsI" xlink:type="simple">https://youtu.be/Y8Y4f-SEcsI</text:a></text:p>
          </table:table-cell>
          <table:table-cell table:style-name="ce2" office:value-type="string" calcext:value-type="string">
            <text:p><text:a xlink:href="https://docs.google.com/presentation/d/1UywNkjSzzH8qFJFABJ-KefseWpm2KNcuNH_U9Vo58ck/edit#slide=id.gc77d90b7ef_1_17" xlink:type="simple">#018.1/2</text:a></text:p>
          </table:table-cell>
          <table:table-cell table:style-name="ce2" office:value-type="string" calcext:value-type="string">
            <text:p>https://docs.google.com/presentation/d/1UywNkjSzzH8qFJFABJ-KefseWpm2KNcuNH_U9Vo58ck/edit#slide=id.gc77d90b7ef_1_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www.sciencedirect.com/science/article/pii/S0301008220301738" xlink:type="simple">The predictive global neuronal workspace: A formal active inference model of visual consciousness</text:a>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www.sciencedirect.com/science/article/pii/S0301008220301738" xlink:type="simple">The predictive global neuronal workspace: A formal active inference model of visual consciousness</text:a></text:p>
          </table:table-cell>
        </table:table-row>
        <table:table-row table:style-name="ro2">
          <table:table-cell office:value-type="string" calcext:value-type="string">
            <text:p>Livestream</text:p>
          </table:table-cell>
          <table:table-cell office:value-type="string" calcext:value-type="string">
            <text:p>3/23/2021</text:p>
          </table:table-cell>
          <table:table-cell/>
          <table:table-cell office:value-type="string" calcext:value-type="string">
            <text:p>Livestream #018.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Y8Y4f-SEcsI" xlink:type="simple">https://youtu.be/Y8Y4f-SEcsI</text:a></text:p>
          </table:table-cell>
          <table:table-cell table:style-name="ce2" office:value-type="string" calcext:value-type="string">
            <text:p><text:a xlink:href="https://docs.google.com/presentation/d/1UywNkjSzzH8qFJFABJ-KefseWpm2KNcuNH_U9Vo58ck/edit#slide=id.gc77d90b7ef_1_17" xlink:type="simple">#018.1/2</text:a></text:p>
          </table:table-cell>
          <table:table-cell table:style-name="ce2" office:value-type="string" calcext:value-type="string">
            <text:p>https://docs.google.com/presentation/d/1UywNkjSzzH8qFJFABJ-KefseWpm2KNcuNH_U9Vo58ck/edit#slide=id.gc77d90b7ef_1_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www.sciencedirect.com/science/article/pii/S0301008220301738" xlink:type="simple">The predictive global neuronal workspace: A formal active inference model of visual consciousness</text:a>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www.sciencedirect.com/science/article/pii/S0301008220301738" xlink:type="simple">The predictive global neuronal workspace: A formal active inference model of visual consciousness</text:a></text:p>
          </table:table-cell>
        </table:table-row>
        <table:table-row table:style-name="ro2">
          <table:table-cell office:value-type="string" calcext:value-type="string">
            <text:p>Livestream</text:p>
          </table:table-cell>
          <table:table-cell office:value-type="string" calcext:value-type="string">
            <text:p>3/17/2021</text:p>
          </table:table-cell>
          <table:table-cell/>
          <table:table-cell office:value-type="string" calcext:value-type="string">
            <text:p>Livestream #018.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1z1MHiHiYuM" xlink:type="simple">https://youtu.be/1z1MHiHiYuM</text:a></text:p>
          </table:table-cell>
          <table:table-cell table:style-name="ce2" office:value-type="string" calcext:value-type="string">
            <text:p><text:a xlink:href="https://docs.google.com/presentation/d/1SDRSg_NP6R_t_9wcW4R1C7zmHllBZnHNw517WE4tMls/edit#slide=id.gc77d90b7ef_1_17" xlink:type="simple">#018.0</text:a></text:p>
          </table:table-cell>
          <table:table-cell table:style-name="ce2" office:value-type="string" calcext:value-type="string">
            <text:p>https://docs.google.com/presentation/d/1SDRSg_NP6R_t_9wcW4R1C7zmHllBZnHNw517WE4tMls/edit#slide=id.gc77d90b7ef_1_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www.sciencedirect.com/science/article/pii/S0301008220301738" xlink:type="simple">The predictive global neuronal workspace: A formal active inference model of visual consciousness</text:a>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www.sciencedirect.com/science/article/pii/S0301008220301738" xlink:type="simple">The predictive global neuronal workspace: A formal active inference model of visual consciousness</text:a></text:p>
          </table:table-cell>
        </table:table-row>
        <table:table-row table:style-name="ro2">
          <table:table-cell office:value-type="string" calcext:value-type="string">
            <text:p>Livestream</text:p>
          </table:table-cell>
          <table:table-cell office:value-type="string" calcext:value-type="string">
            <text:p>3/16/2021</text:p>
          </table:table-cell>
          <table:table-cell/>
          <table:table-cell office:value-type="string" calcext:value-type="string">
            <text:p>Livestream #017.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zF-EUnA-di4" xlink:type="simple">https://youtu.be/zF-EUnA-di4</text:a></text:p>
          </table:table-cell>
          <table:table-cell table:style-name="ce2" office:value-type="string" calcext:value-type="string">
            <text:p><text:a xlink:href="https://docs.google.com/presentation/d/1vlpIHLnxX6dccJ8HtbiKG-JMZz2WSfzlMW9rCqeU7Zs/edit#slide=id.gbae9eeb266_0_1446" xlink:type="simple">#017.1/2</text:a></text:p>
          </table:table-cell>
          <table:table-cell table:style-name="ce2" office:value-type="string" calcext:value-type="string">
            <text:p>https://docs.google.com/presentation/d/1vlpIHLnxX6dccJ8HtbiKG-JMZz2WSfzlMW9rCqeU7Zs/edit#slide=id.gbae9eeb266_0_14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www.tandfonline.com/doi/abs/10.1080/0952813X.2020.1836034" xlink:type="simple">Information flow in context-dependent hierarchical Bayesian inference</text:a>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www.tandfonline.com/doi/abs/10.1080/0952813X.2020.1836034" xlink:type="simple">Information flow in context-dependent hierarchical Bayesian inference</text:a></text:p>
          </table:table-cell>
        </table:table-row>
        <table:table-row table:style-name="ro2">
          <table:table-cell office:value-type="string" calcext:value-type="string">
            <text:p>Livestream</text:p>
          </table:table-cell>
          <table:table-cell office:value-type="string" calcext:value-type="string">
            <text:p>3/9/2021</text:p>
          </table:table-cell>
          <table:table-cell/>
          <table:table-cell office:value-type="string" calcext:value-type="string">
            <text:p>Livestream #017.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ldg2An-tEIE" xlink:type="simple">https://youtu.be/ldg2An-tEIE</text:a></text:p>
          </table:table-cell>
          <table:table-cell table:style-name="ce2" office:value-type="string" calcext:value-type="string">
            <text:p><text:a xlink:href="https://docs.google.com/presentation/d/1vlpIHLnxX6dccJ8HtbiKG-JMZz2WSfzlMW9rCqeU7Zs/edit#slide=id.gbae9eeb266_0_1446" xlink:type="simple">#017.1/2</text:a></text:p>
          </table:table-cell>
          <table:table-cell table:style-name="ce2" office:value-type="string" calcext:value-type="string">
            <text:p>https://docs.google.com/presentation/d/1vlpIHLnxX6dccJ8HtbiKG-JMZz2WSfzlMW9rCqeU7Zs/edit#slide=id.gbae9eeb266_0_14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www.tandfonline.com/doi/abs/10.1080/0952813X.2020.1836034" xlink:type="simple">Information flow in context-dependent hierarchical Bayesian inference</text:a>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www.tandfonline.com/doi/abs/10.1080/0952813X.2020.1836034" xlink:type="simple">Information flow in context-dependent hierarchical Bayesian inference</text:a></text:p>
          </table:table-cell>
        </table:table-row>
        <table:table-row table:style-name="ro2">
          <table:table-cell office:value-type="string" calcext:value-type="string">
            <text:p>Livestream</text:p>
          </table:table-cell>
          <table:table-cell office:value-type="string" calcext:value-type="string">
            <text:p>3/3/2021</text:p>
          </table:table-cell>
          <table:table-cell/>
          <table:table-cell office:value-type="string" calcext:value-type="string">
            <text:p>Livestream #017.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o7sJ-5vFJGk" xlink:type="simple">https://youtu.be/o7sJ-5vFJGk</text:a></text:p>
          </table:table-cell>
          <table:table-cell table:style-name="ce2" office:value-type="string" calcext:value-type="string">
            <text:p><text:a xlink:href="https://docs.google.com/presentation/d/1Ttkd0jH4oezXSOy4zWV2IQpt50oT6DfxV0TNJO8QZks/edit#slide=id.gbae9eeb266_0_1446" xlink:type="simple">#017.0</text:a></text:p>
          </table:table-cell>
          <table:table-cell table:style-name="ce2" office:value-type="string" calcext:value-type="string">
            <text:p>https://docs.google.com/presentation/d/1Ttkd0jH4oezXSOy4zWV2IQpt50oT6DfxV0TNJO8QZks/edit#slide=id.gbae9eeb266_0_14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www.tandfonline.com/doi/abs/10.1080/0952813X.2020.1836034" xlink:type="simple">Information flow in context-dependent hierarchical Bayesian inference</text:a>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www.tandfonline.com/doi/abs/10.1080/0952813X.2020.1836034" xlink:type="simple">Information flow in context-dependent hierarchical Bayesian inference</text:a></text:p>
          </table:table-cell>
        </table:table-row>
        <table:table-row table:style-name="ro2">
          <table:table-cell office:value-type="string" calcext:value-type="string">
            <text:p>Livestream</text:p>
          </table:table-cell>
          <table:table-cell office:value-type="string" calcext:value-type="string">
            <text:p>2/23/2021</text:p>
          </table:table-cell>
          <table:table-cell/>
          <table:table-cell office:value-type="string" calcext:value-type="string">
            <text:p>Livestream #016.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93lAa-xEmHY" xlink:type="simple">https://youtu.be/93lAa-xEmHY</text:a></text:p>
          </table:table-cell>
          <table:table-cell table:style-name="ce2" office:value-type="string" calcext:value-type="string">
            <text:p><text:a xlink:href="https://docs.google.com/presentation/d/1eJXT_K34o_yZB92UpPUjf32gtYj268yY7sZfhGGNk6c/edit#slide=id.gb7b2774d68_0_0" xlink:type="simple">#016.1/2</text:a></text:p>
          </table:table-cell>
          <table:table-cell table:style-name="ce2" office:value-type="string" calcext:value-type="string">
            <text:p>https://docs.google.com/presentation/d/1eJXT_K34o_yZB92UpPUjf32gtYj268yY7sZfhGGNk6c/edit#slide=id.gb7b2774d68_0_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psyarxiv.com/7gefk/" xlink:type="simple">“The neural correlates of consciousness under the free energy principle: From computational correlates to computational explanation”</text:a>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psyarxiv.com/7gefk/" xlink:type="simple">“The neural correlates of consciousness under the free energy principle: From computational correlates to computational explanation”</text:a></text:p>
          </table:table-cell>
        </table:table-row>
        <table:table-row table:style-name="ro2">
          <table:table-cell office:value-type="string" calcext:value-type="string">
            <text:p>Livestream</text:p>
          </table:table-cell>
          <table:table-cell office:value-type="string" calcext:value-type="string">
            <text:p>2/16/2021</text:p>
          </table:table-cell>
          <table:table-cell/>
          <table:table-cell office:value-type="string" calcext:value-type="string">
            <text:p>Livestream #016.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P6LiF4gTfUo" xlink:type="simple">https://youtu.be/P6LiF4gTfUo</text:a></text:p>
          </table:table-cell>
          <table:table-cell table:style-name="ce2" office:value-type="string" calcext:value-type="string">
            <text:p><text:a xlink:href="https://docs.google.com/presentation/d/1eJXT_K34o_yZB92UpPUjf32gtYj268yY7sZfhGGNk6c/edit#slide=id.gb7b2774d68_0_0" xlink:type="simple">#016.1/2</text:a></text:p>
          </table:table-cell>
          <table:table-cell table:style-name="ce2" office:value-type="string" calcext:value-type="string">
            <text:p>https://docs.google.com/presentation/d/1eJXT_K34o_yZB92UpPUjf32gtYj268yY7sZfhGGNk6c/edit#slide=id.gb7b2774d68_0_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psyarxiv.com/7gefk/" xlink:type="simple">“The neural correlates of consciousness under the free energy principle: From computational correlates to computational explanation”</text:a>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psyarxiv.com/7gefk/" xlink:type="simple">“The neural correlates of consciousness under the free energy principle: From computational correlates to computational explanation”</text:a></text:p>
          </table:table-cell>
        </table:table-row>
        <table:table-row table:style-name="ro2">
          <table:table-cell office:value-type="string" calcext:value-type="string">
            <text:p>Livestream</text:p>
          </table:table-cell>
          <table:table-cell office:value-type="string" calcext:value-type="string">
            <text:p>2/11/2021</text:p>
          </table:table-cell>
          <table:table-cell/>
          <table:table-cell office:value-type="string" calcext:value-type="string">
            <text:p>Livestream #016.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i13aBAWuJxk" xlink:type="simple">https://youtu.be/i13aBAWuJxk</text:a></text:p>
          </table:table-cell>
          <table:table-cell table:style-name="ce2" office:value-type="string" calcext:value-type="string">
            <text:p><text:a xlink:href="https://docs.google.com/presentation/d/1WeVqrV_uOJOWTOlEiD24xOzWx95_3UGxinrAg_eQ4uY/edit#slide=id.gbae9eeb266_0_1446" xlink:type="simple">#016.0</text:a></text:p>
          </table:table-cell>
          <table:table-cell table:style-name="ce2" office:value-type="string" calcext:value-type="string">
            <text:p>https://docs.google.com/presentation/d/1WeVqrV_uOJOWTOlEiD24xOzWx95_3UGxinrAg_eQ4uY/edit#slide=id.gbae9eeb266_0_14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psyarxiv.com/7gefk/" xlink:type="simple">“The neural correlates of consciousness under the free energy principle: From computational correlates to computational explanation”</text:a>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psyarxiv.com/7gefk/" xlink:type="simple">“The neural correlates of consciousness under the free energy principle: From computational correlates to computational explanation”</text:a></text:p>
          </table:table-cell>
        </table:table-row>
        <table:table-row table:style-name="ro2">
          <table:table-cell office:value-type="string" calcext:value-type="string">
            <text:p>Livestream</text:p>
          </table:table-cell>
          <table:table-cell office:value-type="string" calcext:value-type="string">
            <text:p>2/9/2021</text:p>
          </table:table-cell>
          <table:table-cell/>
          <table:table-cell office:value-type="string" calcext:value-type="string">
            <text:p>Livestream #015.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iJp_Tm6Ej68" xlink:type="simple">https://youtu.be/iJp_Tm6Ej68</text:a></text:p>
          </table:table-cell>
          <table:table-cell table:style-name="ce2" office:value-type="string" calcext:value-type="string">
            <text:p><text:a xlink:href="https://docs.google.com/presentation/d/1C9UmqOIPMqgaZFsYWekBFT7ViPs9Fj1v7C24-3kJIrc/edit#slide=id.gb7b2774d68_0_0" xlink:type="simple">#015.1/2</text:a></text:p>
          </table:table-cell>
          <table:table-cell table:style-name="ce2" office:value-type="string" calcext:value-type="string">
            <text:p>https://docs.google.com/presentation/d/1C9UmqOIPMqgaZFsYWekBFT7ViPs9Fj1v7C24-3kJIrc/edit#slide=id.gb7b2774d68_0_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philsci-archive.pitt.edu/18497/" xlink:type="simple">“Free-Energy Principle, Computationalism and Realism: a Tragedy"</text:a>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://philsci-archive.pitt.edu/18497/" xlink:type="simple">“Free-Energy Principle, Computationalism and Realism: a Tragedy"</text:a></text:p>
          </table:table-cell>
        </table:table-row>
        <table:table-row table:style-name="ro2">
          <table:table-cell office:value-type="string" calcext:value-type="string">
            <text:p>Livestream</text:p>
          </table:table-cell>
          <table:table-cell office:value-type="string" calcext:value-type="string">
            <text:p>2/2/2021</text:p>
          </table:table-cell>
          <table:table-cell/>
          <table:table-cell office:value-type="string" calcext:value-type="string">
            <text:p>Livestream #015.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5VPKmVoRvRY" xlink:type="simple">https://youtu.be/5VPKmVoRvRY</text:a></text:p>
          </table:table-cell>
          <table:table-cell table:style-name="ce2" office:value-type="string" calcext:value-type="string">
            <text:p><text:a xlink:href="https://docs.google.com/presentation/d/1C9UmqOIPMqgaZFsYWekBFT7ViPs9Fj1v7C24-3kJIrc/edit#slide=id.gb7b2774d68_0_0" xlink:type="simple">#015.1/2</text:a></text:p>
          </table:table-cell>
          <table:table-cell table:style-name="ce2" office:value-type="string" calcext:value-type="string">
            <text:p>https://docs.google.com/presentation/d/1C9UmqOIPMqgaZFsYWekBFT7ViPs9Fj1v7C24-3kJIrc/edit#slide=id.gb7b2774d68_0_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philsci-archive.pitt.edu/18497/" xlink:type="simple">“Free-Energy Principle, Computationalism and Realism: a Tragedy"</text:a>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://philsci-archive.pitt.edu/18497/" xlink:type="simple">“Free-Energy Principle, Computationalism and Realism: a Tragedy"</text:a></text:p>
          </table:table-cell>
        </table:table-row>
        <table:table-row table:style-name="ro11">
          <table:table-cell office:value-type="string" calcext:value-type="string">
            <text:p>Livestream</text:p>
          </table:table-cell>
          <table:table-cell office:value-type="string" calcext:value-type="string">
            <text:p>1/27/2021</text:p>
          </table:table-cell>
          <table:table-cell/>
          <table:table-cell office:value-type="string" calcext:value-type="string">
            <text:p>Livestream #015.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6Z-6p1XPn8A" xlink:type="simple">https://youtu.be/6Z-6p1XPn8A</text:a></text:p>
          </table:table-cell>
          <table:table-cell table:style-name="ce2" office:value-type="string" calcext:value-type="string">
            <text:p><text:a xlink:href="https://docs.google.com/presentation/d/1uk-3Eom6g5FILjAW3ZxPEncIvn9ZQ2Pu79pnreanA64/edit#slide=id.gb7b2774d68_0_0" xlink:type="simple">#015.0</text:a></text:p>
          </table:table-cell>
          <table:table-cell table:style-name="ce2" office:value-type="string" calcext:value-type="string">
            <text:p>https://docs.google.com/presentation/d/1uk-3Eom6g5FILjAW3ZxPEncIvn9ZQ2Pu79pnreanA64/edit#slide=id.gb7b2774d68_0_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philsci-archive.pitt.edu/18497/" xlink:type="simple">“Free-Energy Principle, Computationalism and Realism: a Tragedy"</text:a>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://philsci-archive.pitt.edu/18497/" xlink:type="simple">“Free-Energy Principle, Computationalism and Realism: a Tragedy"</text:a></text:p>
          </table:table-cell>
        </table:table-row>
        <table:table-row table:style-name="ro11">
          <table:table-cell office:value-type="string" calcext:value-type="string">
            <text:p>Livestream</text:p>
          </table:table-cell>
          <table:table-cell office:value-type="string" calcext:value-type="string">
            <text:p>1/26/2021</text:p>
          </table:table-cell>
          <table:table-cell/>
          <table:table-cell office:value-type="string" calcext:value-type="string">
            <text:p>Livestream #014.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4Mu8lDqzBog" xlink:type="simple">https://youtu.be/4Mu8lDqzBog</text:a></text:p>
          </table:table-cell>
          <table:table-cell table:style-name="ce2" office:value-type="string" calcext:value-type="string">
            <text:p><text:a xlink:href="https://docs.google.com/presentation/d/1Cg-kPpC9EJERZ6EE2jyYY1uwOjyKt9iQBp7rDEsXSSA/edit#slide=id.gb8d5556bd5_0_0" xlink:type="simple">#014.2</text:a></text:p>
          </table:table-cell>
          <table:table-cell table:style-name="ce2" office:value-type="string" calcext:value-type="string">
            <text:p>https://docs.google.com/presentation/d/1Cg-kPpC9EJERZ6EE2jyYY1uwOjyKt9iQBp7rDEsXSSA/edit#slide=id.gb8d5556bd5_0_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philsci-archive.pitt.edu/18974/" xlink:type="simple">“The Math is not the Territory: Navigating the Free Energy Principle”</text:a>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://philsci-archive.pitt.edu/18974/" xlink:type="simple">“The Math is not the Territory: Navigating the Free Energy Principle”</text:a></text:p>
          </table:table-cell>
        </table:table-row>
        <table:table-row table:style-name="ro2">
          <table:table-cell office:value-type="string" calcext:value-type="string">
            <text:p>Livestream</text:p>
          </table:table-cell>
          <table:table-cell office:value-type="string" calcext:value-type="string">
            <text:p>1/19/2021</text:p>
          </table:table-cell>
          <table:table-cell/>
          <table:table-cell office:value-type="string" calcext:value-type="string">
            <text:p>Livestream #014.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gQQyd8Hd3AA" xlink:type="simple">https://youtu.be/gQQyd8Hd3AA</text:a></text:p>
          </table:table-cell>
          <table:table-cell table:style-name="ce2" office:value-type="string" calcext:value-type="string">
            <text:p><text:a xlink:href="https://docs.google.com/presentation/d/1zR59fYvswFksbYq0AjqhPBoRLRFG3OekkvlpH_4HfAY/edit#slide=id.gb718902657_0_0" xlink:type="simple">#014.1</text:a></text:p>
          </table:table-cell>
          <table:table-cell table:style-name="ce2" office:value-type="string" calcext:value-type="string">
            <text:p>https://docs.google.com/presentation/d/1zR59fYvswFksbYq0AjqhPBoRLRFG3OekkvlpH_4HfAY/edit#slide=id.gb718902657_0_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philsci-archive.pitt.edu/18974/" xlink:type="simple">“The Math is not the Territory: Navigating the Free Energy Principle”</text:a>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://philsci-archive.pitt.edu/18974/" xlink:type="simple">“The Math is not the Territory: Navigating the Free Energy Principle”</text:a></text:p>
          </table:table-cell>
        </table:table-row>
        <table:table-row table:style-name="ro2">
          <table:table-cell office:value-type="string" calcext:value-type="string">
            <text:p>Livestream</text:p>
          </table:table-cell>
          <table:table-cell office:value-type="string" calcext:value-type="string">
            <text:p>1/16/2021</text:p>
          </table:table-cell>
          <table:table-cell/>
          <table:table-cell office:value-type="string" calcext:value-type="string">
            <text:p>Livestream #014.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www.youtube.com/watch?v=Uheml5XRCWk" xlink:type="simple">https://www.youtube.com/watch?v=Uheml5XRCWk</text:a></text:p>
          </table:table-cell>
          <table:table-cell table:style-name="ce2" office:value-type="string" calcext:value-type="string">
            <text:p><text:a xlink:href="https://docs.google.com/presentation/d/1nLhnwipxGXykAPCWEPrlWAwgA6tiaFhJgdGdDaUQqoQ/edit#slide=id.gb30e549993_0_0" xlink:type="simple">#014.0</text:a></text:p>
          </table:table-cell>
          <table:table-cell table:style-name="ce2" office:value-type="string" calcext:value-type="string">
            <text:p>https://docs.google.com/presentation/d/1nLhnwipxGXykAPCWEPrlWAwgA6tiaFhJgdGdDaUQqoQ/edit#slide=id.gb30e549993_0_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philsci-archive.pitt.edu/18974/" xlink:type="simple">“The Math is not the Territory: Navigating the Free Energy Principle”</text:a>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://philsci-archive.pitt.edu/18974/" xlink:type="simple">“The Math is not the Territory: Navigating the Free Energy Principle”</text:a></text:p>
          </table:table-cell>
        </table:table-row>
        <table:table-row table:style-name="ro11">
          <table:table-cell office:value-type="string" calcext:value-type="string">
            <text:p>Livestream</text:p>
          </table:table-cell>
          <table:table-cell office:value-type="string" calcext:value-type="string">
            <text:p>1/12/2021</text:p>
          </table:table-cell>
          <table:table-cell/>
          <table:table-cell office:value-type="string" calcext:value-type="string">
            <text:p>Livestream #013.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PyyHd4P8dbs" xlink:type="simple">https://youtu.be/PyyHd4P8dbs</text:a></text:p>
          </table:table-cell>
          <table:table-cell table:style-name="ce2" office:value-type="string" calcext:value-type="string">
            <text:p><text:a xlink:href="https://docs.google.com/presentation/d/1XG1blc-SWx6wbPEe9rHhDJOh72scFlqNKUSar5JP1XA/edit#slide=id.gaa358daca6_0_0" xlink:type="simple">#013.2</text:a></text:p>
          </table:table-cell>
          <table:table-cell table:style-name="ce2" office:value-type="string" calcext:value-type="string">
            <text:p>https://docs.google.com/presentation/d/1XG1blc-SWx6wbPEe9rHhDJOh72scFlqNKUSar5JP1XA/edit#slide=id.gaa358daca6_0_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psyarxiv.com/653wp/" xlink:type="simple">Integrating Cybernetic Big Five Theory with the Free Energy Principle: A new strategy for modeling personalities as complex systems</text:a>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psyarxiv.com/653wp/" xlink:type="simple">Integrating Cybernetic Big Five Theory with the Free Energy Principle: A new strategy for modeling personalities as complex systems</text:a></text:p>
          </table:table-cell>
        </table:table-row>
        <table:table-row table:style-name="ro2">
          <table:table-cell office:value-type="string" calcext:value-type="string">
            <text:p>Livestream</text:p>
          </table:table-cell>
          <table:table-cell office:value-type="string" calcext:value-type="string">
            <text:p>1/5/2021</text:p>
          </table:table-cell>
          <table:table-cell/>
          <table:table-cell office:value-type="string" calcext:value-type="string">
            <text:p>Livestream #013.1</text:p>
          </table:table-cell>
          <table:table-cell office:value-type="string" calcext:value-type="string">
            <text:p><text:a xlink:href="https://coda.io/d/_dTwB_SP81yq#Simple-list-view-of-Contacts-in-name-only_tu3f1" xlink:type="simple">Adam Safron</text:a></text:p>
          </table:table-cell>
          <table:table-cell office:value-type="string" calcext:value-type="string">
            <text:p><text:a xlink:href="https://youtu.be/QG2gOoX4XdA" xlink:type="simple">https://youtu.be/QG2gOoX4XdA</text:a></text:p>
          </table:table-cell>
          <table:table-cell table:style-name="ce2" office:value-type="string" calcext:value-type="string">
            <text:p><text:a xlink:href="https://docs.google.com/presentation/d/1nUK1ViR9QBhyWKnx7aSUyRIFK_bhV7uH4q8qR30bEMg/edit#slide=id.gaa358daca6_0_0" xlink:type="simple">#013.1</text:a></text:p>
          </table:table-cell>
          <table:table-cell table:style-name="ce2" office:value-type="string" calcext:value-type="string">
            <text:p>https://docs.google.com/presentation/d/1nUK1ViR9QBhyWKnx7aSUyRIFK_bhV7uH4q8qR30bEMg/edit#slide=id.gaa358daca6_0_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psyarxiv.com/653wp/" xlink:type="simple">Integrating Cybernetic Big Five Theory with the Free Energy Principle: A new strategy for modeling personalities as complex systems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97&amp;view=modal" xlink:type="simple">V. Bleu Knight</text:a>,<text:a xlink:href="https://coda.io/d/_dTwB_SP81yq#Simple-list-view-of-Contacts-in-name-only_tu3f1/r550&amp;view=modal" xlink:type="simple">Shannon Proksch</text:a>,<text:a xlink:href="https://coda.io/d/_dTwB_SP81yq#Simple-list-view-of-Contacts-in-name-only_tu3f1/r571&amp;view=modal" xlink:type="simple">Stephen Sillett</text:a>,<text:a xlink:href="https://coda.io/d/_dTwB_SP81yq#Simple-list-view-of-Contacts-in-name-only_tu3f1/r383&amp;view=modal" xlink:type="simple">Marco Lin</text:a></text:p>
          </table:table-cell>
          <table:table-cell office:value-type="string" calcext:value-type="string">
            <text:p><text:a xlink:href="https://psyarxiv.com/653wp/" xlink:type="simple">Integrating Cybernetic Big Five Theory with the Free Energy Principle: A new strategy for modeling personalities as complex systems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1/3/2021</text:p>
          </table:table-cell>
          <table:table-cell/>
          <table:table-cell office:value-type="string" calcext:value-type="string">
            <text:p>Livestream #013.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8dPps0qLrp4" xlink:type="simple">https://youtu.be/8dPps0qLrp4</text:a></text:p>
          </table:table-cell>
          <table:table-cell table:style-name="ce2" office:value-type="string" calcext:value-type="string">
            <text:p><text:a xlink:href="https://docs.google.com/presentation/d/1ExLwMwVIpquntz0u4QfdtvzlJpUMaK1Q-NMHbxlyRdk/edit" xlink:type="simple">#013.0</text:a></text:p>
          </table:table-cell>
          <table:table-cell table:style-name="ce2" office:value-type="string" calcext:value-type="string">
            <text:p>https://docs.google.com/presentation/d/1ExLwMwVIpquntz0u4QfdtvzlJpUMaK1Q-NMHbxlyRdk/edi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psyarxiv.com/653wp/" xlink:type="simple">Integrating Cybernetic Big Five Theory with the Free Energy Principle: A new strategy for modeling personalities as complex systems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psyarxiv.com/653wp/" xlink:type="simple">Integrating Cybernetic Big Five Theory with the Free Energy Principle: A new strategy for modeling personalities as complex systems</text:a></text:p>
          </table:table-cell>
        </table:table-row>
        <table:table-row table:style-name="ro6">
          <table:table-cell office:value-type="string" calcext:value-type="string">
            <text:p>Livestream</text:p>
          </table:table-cell>
          <table:table-cell office:value-type="string" calcext:value-type="string">
            <text:p>12/30/2020</text:p>
          </table:table-cell>
          <table:table-cell/>
          <table:table-cell office:value-type="string" calcext:value-type="string">
            <text:p>Livestream #012.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qGQljJRCB0g" xlink:type="simple">https://youtu.be/qGQljJRCB0g</text:a></text:p>
          </table:table-cell>
          <table:table-cell table:number-columns-repeated="3"/>
          <table:table-cell office:value-type="string" calcext:value-type="string">
            <text:p>2020 Review and 2021 Directions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n/a</text:p>
          </table:table-cell>
        </table:table-row>
        <table:table-row table:style-name="ro3">
          <table:table-cell office:value-type="string" calcext:value-type="string">
            <text:p>Livestream</text:p>
          </table:table-cell>
          <table:table-cell office:value-type="string" calcext:value-type="string">
            <text:p>12/29/2020</text:p>
          </table:table-cell>
          <table:table-cell/>
          <table:table-cell office:value-type="string" calcext:value-type="string">
            <text:p>Livestream #011.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gx9yAF607ko" xlink:type="simple">https://youtu.be/gx9yAF607ko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www.researchgate.net/publication/344750468_Sophisticated_Affective_Inference_Simulating_Anticipatory_Affective_Dynamics_of_Imagining_Future_Events" xlink:type="simple">Sophisticated Affective Inference: Simulating Anticipatory Affective Dynamics of Imagining Future Events</text:a>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www.researchgate.net/publication/344750468_Sophisticated_Affective_Inference_Simulating_Anticipatory_Affective_Dynamics_of_Imagining_Future_Events" xlink:type="simple">Sophisticated Affective Inference: Simulating Anticipatory Affective Dynamics of Imagining Future Events</text:a></text:p>
          </table:table-cell>
        </table:table-row>
        <table:table-row table:style-name="ro3">
          <table:table-cell office:value-type="string" calcext:value-type="string">
            <text:p>Livestream</text:p>
          </table:table-cell>
          <table:table-cell office:value-type="string" calcext:value-type="string">
            <text:p>12/22/2020</text:p>
          </table:table-cell>
          <table:table-cell/>
          <table:table-cell office:value-type="string" calcext:value-type="string">
            <text:p>Livestream #011.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xCqavxpiw44" xlink:type="simple">https://youtu.be/xCqavxpiw44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www.researchgate.net/publication/344750468_Sophisticated_Affective_Inference_Simulating_Anticipatory_Affective_Dynamics_of_Imagining_Future_Events" xlink:type="simple">Sophisticated Affective Inference: Simulating Anticipatory Affective Dynamics of Imagining Future Events</text:a>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www.researchgate.net/publication/344750468_Sophisticated_Affective_Inference_Simulating_Anticipatory_Affective_Dynamics_of_Imagining_Future_Events" xlink:type="simple">Sophisticated Affective Inference: Simulating Anticipatory Affective Dynamics of Imagining Future Events</text:a></text:p>
          </table:table-cell>
        </table:table-row>
        <table:table-row table:style-name="ro3">
          <table:table-cell office:value-type="string" calcext:value-type="string">
            <text:p>Livestream</text:p>
          </table:table-cell>
          <table:table-cell office:value-type="string" calcext:value-type="string">
            <text:p>12/16/2020</text:p>
          </table:table-cell>
          <table:table-cell/>
          <table:table-cell office:value-type="string" calcext:value-type="string">
            <text:p>Livestream #011.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HSu9sDa6-BQ" xlink:type="simple">https://youtu.be/HSu9sDa6-BQ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www.researchgate.net/publication/344750468_Sophisticated_Affective_Inference_Simulating_Anticipatory_Affective_Dynamics_of_Imagining_Future_Events" xlink:type="simple">Sophisticated Affective Inference: Simulating Anticipatory Affective Dynamics of Imagining Future Events</text:a>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www.researchgate.net/publication/344750468_Sophisticated_Affective_Inference_Simulating_Anticipatory_Affective_Dynamics_of_Imagining_Future_Events" xlink:type="simple">Sophisticated Affective Inference: Simulating Anticipatory Affective Dynamics of Imagining Future Events</text:a></text:p>
          </table:table-cell>
        </table:table-row>
        <table:table-row table:style-name="ro3">
          <table:table-cell office:value-type="string" calcext:value-type="string">
            <text:p>Livestream</text:p>
          </table:table-cell>
          <table:table-cell office:value-type="string" calcext:value-type="string">
            <text:p>12/15/2020</text:p>
          </table:table-cell>
          <table:table-cell/>
          <table:table-cell office:value-type="string" calcext:value-type="string">
            <text:p>Livestream #010.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IGKUS1W25rY" xlink:type="simple">https://youtu.be/IGKUS1W25rY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psyarxiv.com/67zy4/" xlink:type="simple">A variational approach to scripts</text:a>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psyarxiv.com/67zy4/" xlink:type="simple">A variational approach to scripts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12/8/2020</text:p>
          </table:table-cell>
          <table:table-cell/>
          <table:table-cell office:value-type="string" calcext:value-type="string">
            <text:p>Livestream #010.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3Sg1sAlgQaM" xlink:type="simple">https://youtu.be/3Sg1sAlgQaM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psyarxiv.com/67zy4/" xlink:type="simple">A variational approach to scripts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373&amp;view=modal" xlink:type="simple">Mahault Albarracin</text:a>,<text:a xlink:href="https://coda.io/d/_dTwB_SP81yq#Simple-list-view-of-Contacts-in-name-only_tu3f1/r550&amp;view=modal" xlink:type="simple">Shannon Proksch</text:a>,<text:a xlink:href="https://coda.io/d/_dTwB_SP81yq#Simple-list-view-of-Contacts-in-name-only_tu3f1/r510&amp;view=modal" xlink:type="simple">RJ Cordes</text:a>,<text:a xlink:href="https://coda.io/d/_dTwB_SP81yq#Simple-list-view-of-Contacts-in-name-only_tu3f1/r97&amp;view=modal" xlink:type="simple">V. Bleu Knight</text:a>,<text:a xlink:href="https://coda.io/d/_dTwB_SP81yq#Simple-list-view-of-Contacts-in-name-only_tu3f1/r270&amp;view=modal" xlink:type="simple">Ivan Metelkin</text:a>,<text:a xlink:href="https://coda.io/d/_dTwB_SP81yq#Simple-list-view-of-Contacts-in-name-only_tu3f1/r539&amp;view=modal" xlink:type="simple">Sasha Mikhailova</text:a></text:p>
          </table:table-cell>
          <table:table-cell office:value-type="string" calcext:value-type="string">
            <text:p><text:a xlink:href="https://psyarxiv.com/67zy4/" xlink:type="simple">A variational approach to scripts</text:a></text:p>
          </table:table-cell>
        </table:table-row>
        <table:table-row table:style-name="ro3">
          <table:table-cell office:value-type="string" calcext:value-type="string">
            <text:p>Livestream</text:p>
          </table:table-cell>
          <table:table-cell office:value-type="string" calcext:value-type="string">
            <text:p>12/2/2020</text:p>
          </table:table-cell>
          <table:table-cell/>
          <table:table-cell office:value-type="string" calcext:value-type="string">
            <text:p>Livestream #010.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5DB77oxbABo" xlink:type="simple">https://youtu.be/5DB77oxbABo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psyarxiv.com/67zy4/" xlink:type="simple">A variational approach to scripts</text:a>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psyarxiv.com/67zy4/" xlink:type="simple">A variational approach to scripts</text:a></text:p>
          </table:table-cell>
        </table:table-row>
        <table:table-row table:style-name="ro3">
          <table:table-cell office:value-type="string" calcext:value-type="string">
            <text:p>Livestream</text:p>
          </table:table-cell>
          <table:table-cell office:value-type="string" calcext:value-type="string">
            <text:p>12/1/2020</text:p>
          </table:table-cell>
          <table:table-cell/>
          <table:table-cell office:value-type="string" calcext:value-type="string">
            <text:p>Livestream #009.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XYRKlh2c-ps" xlink:type="simple">https://youtu.be/XYRKlh2c-ps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www.frontiersin.org/articles/10.3389/fpsyg.2018.02571/full" xlink:type="simple">The Projective Consciousness Model and Phenomenal Selfhood</text:a>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www.frontiersin.org/articles/10.3389/fpsyg.2018.02571/full" xlink:type="simple">The Projective Consciousness Model and Phenomenal Selfhood</text:a></text:p>
          </table:table-cell>
        </table:table-row>
        <table:table-row table:style-name="ro13">
          <table:table-cell office:value-type="string" calcext:value-type="string">
            <text:p>Livestream</text:p>
          </table:table-cell>
          <table:table-cell office:value-type="string" calcext:value-type="string">
            <text:p>11/24/2020</text:p>
          </table:table-cell>
          <table:table-cell/>
          <table:table-cell office:value-type="string" calcext:value-type="string">
            <text:p>Livestream #009.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pSWRTkmR8eg" xlink:type="simple">https://youtu.be/pSWRTkmR8eg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www.frontiersin.org/articles/10.3389/fpsyg.2018.02571/full" xlink:type="simple">The Projective Consciousness Model and Phenomenal Selfhood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31&amp;view=modal" xlink:type="simple">Alex Kiefer</text:a>,<text:a xlink:href="https://coda.io/d/_dTwB_SP81yq#Simple-list-view-of-Contacts-in-name-only_tu3f1/r550&amp;view=modal" xlink:type="simple">Shannon Proksch</text:a>,<text:a xlink:href="https://coda.io/d/_dTwB_SP81yq#Simple-list-view-of-Contacts-in-name-only_tu3f1/r411&amp;view=modal" xlink:type="simple">Mathias Quoy</text:a>,<text:a xlink:href="https://coda.io/d/_dTwB_SP81yq#Simple-list-view-of-Contacts-in-name-only_tu3f1/r270&amp;view=modal" xlink:type="simple">Ivan Metelkin</text:a>,<text:a xlink:href="https://coda.io/d/_dTwB_SP81yq#Simple-list-view-of-Contacts-in-name-only_tu3f1/r539&amp;view=modal" xlink:type="simple">Sasha Mikhailova</text:a>,<text:a xlink:href="https://coda.io/d/_dTwB_SP81yq#Simple-list-view-of-Contacts-in-name-only_tu3f1/r32&amp;view=modal" xlink:type="simple">Alexander Vyatkin</text:a>,<text:a xlink:href="https://coda.io/d/_dTwB_SP81yq#Simple-list-view-of-Contacts-in-name-only_tu3f1/r571&amp;view=modal" xlink:type="simple">Stephen Sillett</text:a>,<text:a xlink:href="https://coda.io/d/_dTwB_SP81yq#Simple-list-view-of-Contacts-in-name-only_tu3f1/r351&amp;view=modal" xlink:type="simple">Lee Eyre</text:a></text:p>
          </table:table-cell>
          <table:table-cell office:value-type="string" calcext:value-type="string">
            <text:p><text:a xlink:href="https://www.frontiersin.org/articles/10.3389/fpsyg.2018.02571/full" xlink:type="simple">The Projective Consciousness Model and Phenomenal Selfhood</text:a></text:p>
          </table:table-cell>
        </table:table-row>
        <table:table-row table:style-name="ro3">
          <table:table-cell office:value-type="string" calcext:value-type="string">
            <text:p>Livestream</text:p>
          </table:table-cell>
          <table:table-cell office:value-type="string" calcext:value-type="string">
            <text:p>11/18/2020</text:p>
          </table:table-cell>
          <table:table-cell/>
          <table:table-cell office:value-type="string" calcext:value-type="string">
            <text:p>Livestream #009.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XnOfWFnN2iI" xlink:type="simple">https://youtu.be/XnOfWFnN2iI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www.frontiersin.org/articles/10.3389/fpsyg.2018.02571/full" xlink:type="simple">The Projective Consciousness Model and Phenomenal Selfhood</text:a>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www.frontiersin.org/articles/10.3389/fpsyg.2018.02571/full" xlink:type="simple">The Projective Consciousness Model and Phenomenal Selfhood</text:a></text:p>
          </table:table-cell>
        </table:table-row>
        <table:table-row table:style-name="ro6">
          <table:table-cell office:value-type="string" calcext:value-type="string">
            <text:p>Livestream</text:p>
          </table:table-cell>
          <table:table-cell office:value-type="string" calcext:value-type="string">
            <text:p>11/17/2020</text:p>
          </table:table-cell>
          <table:table-cell/>
          <table:table-cell office:value-type="string" calcext:value-type="string">
            <text:p>Livestream #008.2</text:p>
          </table:table-cell>
          <table:table-cell office:value-type="string" calcext:value-type="string">
            <text:p><text:a xlink:href="https://coda.io/d/_dTwB_SP81yq#Simple-list-view-of-Contacts-in-name-only_tu3f1" xlink:type="simple">Alec Tschantz</text:a></text:p>
          </table:table-cell>
          <table:table-cell office:value-type="string" calcext:value-type="string">
            <text:p><text:a xlink:href="https://youtu.be/gv8RuRiZTQA" xlink:type="simple">https://youtu.be/gv8RuRiZTQA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arxiv.org/abs/1911.10601" xlink:type="simple">Scaling active inference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97&amp;view=modal" xlink:type="simple">V. Bleu Knight</text:a></text:p>
          </table:table-cell>
          <table:table-cell office:value-type="string" calcext:value-type="string">
            <text:p><text:a xlink:href="https://arxiv.org/abs/1911.10601" xlink:type="simple">Scaling active inference</text:a></text:p>
          </table:table-cell>
        </table:table-row>
        <table:table-row table:style-name="ro3">
          <table:table-cell office:value-type="string" calcext:value-type="string">
            <text:p>Livestream</text:p>
          </table:table-cell>
          <table:table-cell office:value-type="string" calcext:value-type="string">
            <text:p>11/14/2020</text:p>
          </table:table-cell>
          <table:table-cell/>
          <table:table-cell office:value-type="string" calcext:value-type="string">
            <text:p>Livestream #008.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kXw1CPRkJCw" xlink:type="simple">https://youtu.be/kXw1CPRkJCw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arxiv.org/abs/1911.10601" xlink:type="simple">Scaling active inference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arxiv.org/abs/1911.10601" xlink:type="simple">Scaling active inference</text:a></text:p>
          </table:table-cell>
        </table:table-row>
        <table:table-row table:style-name="ro3">
          <table:table-cell office:value-type="string" calcext:value-type="string">
            <text:p>Livestream</text:p>
          </table:table-cell>
          <table:table-cell office:value-type="string" calcext:value-type="string">
            <text:p>11/10/2020</text:p>
          </table:table-cell>
          <table:table-cell/>
          <table:table-cell office:value-type="string" calcext:value-type="string">
            <text:p>Livestream #008.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zG0qP7un91k" xlink:type="simple">https://youtu.be/zG0qP7un91k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arxiv.org/abs/1911.10601" xlink:type="simple">Scaling active inference</text:a>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arxiv.org/abs/1911.10601" xlink:type="simple">Scaling active inference</text:a></text:p>
          </table:table-cell>
        </table:table-row>
        <table:table-row table:style-name="ro5">
          <table:table-cell office:value-type="string" calcext:value-type="string">
            <text:p>Livestream</text:p>
          </table:table-cell>
          <table:table-cell office:value-type="string" calcext:value-type="string">
            <text:p>11/3/2020</text:p>
          </table:table-cell>
          <table:table-cell/>
          <table:table-cell office:value-type="string" calcext:value-type="string">
            <text:p>Livestream #007.2</text:p>
          </table:table-cell>
          <table:table-cell office:value-type="string" calcext:value-type="string">
            <text:p><text:a xlink:href="https://coda.io/d/_dTwB_SP81yq#Simple-list-view-of-Contacts-in-name-only_tu3f1" xlink:type="simple">Maxwell Ramstead</text:a></text:p>
          </table:table-cell>
          <table:table-cell office:value-type="string" calcext:value-type="string">
            <text:p><text:a xlink:href="https://youtu.be/qf4S9bK5VKQ" xlink:type="simple">https://youtu.be/qf4S9bK5VKQ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www.sciencedirect.com/science/article/pii/S157106451930003X" xlink:type="simple">Variational ecology and the physics of sentient systems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539&amp;view=modal" xlink:type="simple">Sasha Mikhailova</text:a>,<text:a xlink:href="https://coda.io/d/_dTwB_SP81yq#Simple-list-view-of-Contacts-in-name-only_tu3f1/r550&amp;view=modal" xlink:type="simple">Shannon Proksch</text:a>,<text:a xlink:href="https://coda.io/d/_dTwB_SP81yq#Simple-list-view-of-Contacts-in-name-only_tu3f1/r571&amp;view=modal" xlink:type="simple">Stephen Sillett</text:a></text:p>
          </table:table-cell>
          <table:table-cell office:value-type="string" calcext:value-type="string">
            <text:p><text:a xlink:href="https://www.sciencedirect.com/science/article/pii/S157106451930003X" xlink:type="simple">Variational ecology and the physics of sentient systems</text:a></text:p>
          </table:table-cell>
        </table:table-row>
        <table:table-row table:style-name="ro11">
          <table:table-cell office:value-type="string" calcext:value-type="string">
            <text:p>Livestream</text:p>
          </table:table-cell>
          <table:table-cell office:value-type="string" calcext:value-type="string">
            <text:p>10/27/2020 7:00 AM</text:p>
          </table:table-cell>
          <table:table-cell/>
          <table:table-cell office:value-type="string" calcext:value-type="string">
            <text:p>Livestream #007.1</text:p>
          </table:table-cell>
          <table:table-cell office:value-type="string" calcext:value-type="string">
            <text:p><text:a xlink:href="https://coda.io/d/_dTwB_SP81yq#Simple-list-view-of-Contacts-in-name-only_tu3f1/r426&amp;view=modal" xlink:type="simple">Maxwell J D Ramstead</text:a></text:p>
          </table:table-cell>
          <table:table-cell office:value-type="string" calcext:value-type="string">
            <text:p><text:a xlink:href="https://youtu.be/72g62XJ-SpA" xlink:type="simple">https://youtu.be/72g62XJ-SpA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www.sciencedirect.com/science/article/pii/S157106451930003X" xlink:type="simple">Variational ecology and the physics of sentient systems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32&amp;view=modal" xlink:type="simple">Alexander Vyatkin</text:a>,<text:a xlink:href="https://coda.io/d/_dTwB_SP81yq#Simple-list-view-of-Contacts-in-name-only_tu3f1/r550&amp;view=modal" xlink:type="simple">Shannon Proksch</text:a>,<text:a xlink:href="https://coda.io/d/_dTwB_SP81yq#Simple-list-view-of-Contacts-in-name-only_tu3f1/r539&amp;view=modal" xlink:type="simple">Sasha Mikhailova</text:a>,<text:a xlink:href="https://coda.io/d/_dTwB_SP81yq#Simple-list-view-of-Contacts-in-name-only_tu3f1/r571&amp;view=modal" xlink:type="simple">Stephen Sillett</text:a>,<text:a xlink:href="https://coda.io/d/_dTwB_SP81yq#Simple-list-view-of-Contacts-in-name-only_tu3f1/r351&amp;view=modal" xlink:type="simple">Lee Eyre</text:a>,<text:a xlink:href="https://coda.io/d/_dTwB_SP81yq#Simple-list-view-of-Contacts-in-name-only_tu3f1" xlink:type="simple">Martin Biehl</text:a>,<text:a xlink:href="https://coda.io/d/_dTwB_SP81yq#Simple-list-view-of-Contacts-in-name-only_tu3f1/r444&amp;view=modal" xlink:type="simple">Muddy Bhatt</text:a></text:p>
          </table:table-cell>
          <table:table-cell office:value-type="string" calcext:value-type="string">
            <text:p><text:a xlink:href="https://www.sciencedirect.com/science/article/pii/S157106451930003X" xlink:type="simple">Variational ecology and the physics of sentient systems</text:a></text:p>
          </table:table-cell>
        </table:table-row>
        <table:table-row table:style-name="ro3">
          <table:table-cell office:value-type="string" calcext:value-type="string">
            <text:p>Livestream</text:p>
          </table:table-cell>
          <table:table-cell office:value-type="string" calcext:value-type="string">
            <text:p>10/23/2020 7:00 AM</text:p>
          </table:table-cell>
          <table:table-cell/>
          <table:table-cell office:value-type="string" calcext:value-type="string">
            <text:p>Livestream #007.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7cJ8dmO3qlY" xlink:type="simple">https://youtu.be/7cJ8dmO3qlY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www.sciencedirect.com/science/article/pii/S157106451930003X" xlink:type="simple">Variational ecology and the physics of sentient systems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www.sciencedirect.com/science/article/pii/S157106451930003X" xlink:type="simple">Variational ecology and the physics of sentient systems</text:a></text:p>
          </table:table-cell>
        </table:table-row>
        <table:table-row table:style-name="ro12">
          <table:table-cell office:value-type="string" calcext:value-type="string">
            <text:p>Livestream</text:p>
          </table:table-cell>
          <table:table-cell office:value-type="string" calcext:value-type="string">
            <text:p>10/20/2020 7:00 AM</text:p>
          </table:table-cell>
          <table:table-cell/>
          <table:table-cell office:value-type="string" calcext:value-type="string">
            <text:p>Livestream #006.2</text:p>
          </table:table-cell>
          <table:table-cell office:value-type="string" calcext:value-type="string">
            <text:p><text:a xlink:href="https://coda.io/d/_dTwB_SP81yq#Simple-list-view-of-Contacts-in-name-only_tu3f1/r426&amp;view=modal" xlink:type="simple">Maxwell J D Ramstead</text:a></text:p>
          </table:table-cell>
          <table:table-cell office:value-type="string" calcext:value-type="string">
            <text:p><text:a xlink:href="https://youtu.be/y4tljwMAWho" xlink:type="simple">https://youtu.be/y4tljwMAWho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journals.sagepub.com/doi/full/10.1177/1059712319862774" xlink:type="simple">A tale of two densities: active inference is enactive inference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24&amp;view=modal" xlink:type="simple">Alejandra Ciria</text:a>,<text:a xlink:href="https://coda.io/d/_dTwB_SP81yq#Simple-list-view-of-Contacts-in-name-only_tu3f1/r32&amp;view=modal" xlink:type="simple">Alexander Vyatkin</text:a>,<text:a xlink:href="https://coda.io/d/_dTwB_SP81yq#Simple-list-view-of-Contacts-in-name-only_tu3f1/r31&amp;view=modal" xlink:type="simple">Alex Kiefer</text:a>,<text:a xlink:href="https://coda.io/d/_dTwB_SP81yq#Simple-list-view-of-Contacts-in-name-only_tu3f1/r550&amp;view=modal" xlink:type="simple">Shannon Proksch</text:a>,<text:a xlink:href="https://coda.io/d/_dTwB_SP81yq#Simple-list-view-of-Contacts-in-name-only_tu3f1/r539&amp;view=modal" xlink:type="simple">Sasha Mikhailova</text:a>,<text:a xlink:href="https://coda.io/d/_dTwB_SP81yq#Simple-list-view-of-Contacts-in-name-only_tu3f1/r429&amp;view=modal" xlink:type="simple">Mel Andrews</text:a></text:p>
          </table:table-cell>
          <table:table-cell office:value-type="string" calcext:value-type="string">
            <text:p><text:a xlink:href="https://journals.sagepub.com/doi/full/10.1177/1059712319862774" xlink:type="simple">A tale of two densities: active inference is enactive inference</text:a></text:p>
          </table:table-cell>
        </table:table-row>
        <table:table-row table:style-name="ro13">
          <table:table-cell office:value-type="string" calcext:value-type="string">
            <text:p>Livestream</text:p>
          </table:table-cell>
          <table:table-cell office:value-type="string" calcext:value-type="string">
            <text:p>10/13/2020 7:00 AM</text:p>
          </table:table-cell>
          <table:table-cell/>
          <table:table-cell office:value-type="string" calcext:value-type="string">
            <text:p>Livestream #006.1</text:p>
          </table:table-cell>
          <table:table-cell office:value-type="string" calcext:value-type="string">
            <text:p><text:a xlink:href="https://coda.io/d/_dTwB_SP81yq#Simple-list-view-of-Contacts-in-name-only_tu3f1/r426&amp;view=modal" xlink:type="simple">Maxwell J D Ramstead</text:a></text:p>
          </table:table-cell>
          <table:table-cell office:value-type="string" calcext:value-type="string">
            <text:p><text:a xlink:href="https://youtu.be/9IIsoNMRSb8" xlink:type="simple">https://youtu.be/9IIsoNMRSb8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journals.sagepub.com/doi/full/10.1177/1059712319862774" xlink:type="simple">A tale of two densities: active inference is enactive inference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351&amp;view=modal" xlink:type="simple">Lee Eyre</text:a>,<text:a xlink:href="https://coda.io/d/_dTwB_SP81yq#Simple-list-view-of-Contacts-in-name-only_tu3f1/r24&amp;view=modal" xlink:type="simple">Alejandra Ciria</text:a>,<text:a xlink:href="https://coda.io/d/_dTwB_SP81yq#Simple-list-view-of-Contacts-in-name-only_tu3f1/r32&amp;view=modal" xlink:type="simple">Alexander Vyatkin</text:a>,<text:a xlink:href="https://coda.io/d/_dTwB_SP81yq#Simple-list-view-of-Contacts-in-name-only_tu3f1/r312&amp;view=modal" xlink:type="simple">John Clippinger</text:a>,<text:a xlink:href="https://coda.io/d/_dTwB_SP81yq#Simple-list-view-of-Contacts-in-name-only_tu3f1/r31&amp;view=modal" xlink:type="simple">Alex Kiefer</text:a>,<text:a xlink:href="https://coda.io/d/_dTwB_SP81yq#Simple-list-view-of-Contacts-in-name-only_tu3f1/r550&amp;view=modal" xlink:type="simple">Shannon Proksch</text:a>,<text:a xlink:href="https://coda.io/d/_dTwB_SP81yq#Simple-list-view-of-Contacts-in-name-only_tu3f1/r539&amp;view=modal" xlink:type="simple">Sasha Mikhailova</text:a>,<text:a xlink:href="https://coda.io/d/_dTwB_SP81yq#Simple-list-view-of-Contacts-in-name-only_tu3f1/r571&amp;view=modal" xlink:type="simple">Stephen Sillett</text:a>,<text:a xlink:href="https://coda.io/d/_dTwB_SP81yq#Simple-list-view-of-Contacts-in-name-only_tu3f1/r410&amp;view=modal" xlink:type="simple">Mathais</text:a></text:p>
          </table:table-cell>
          <table:table-cell office:value-type="string" calcext:value-type="string">
            <text:p><text:a xlink:href="https://journals.sagepub.com/doi/full/10.1177/1059712319862774" xlink:type="simple">A tale of two densities: active inference is enactive inference</text:a></text:p>
          </table:table-cell>
        </table:table-row>
        <table:table-row table:style-name="ro3">
          <table:table-cell office:value-type="string" calcext:value-type="string">
            <text:p>Livestream</text:p>
          </table:table-cell>
          <table:table-cell office:value-type="string" calcext:value-type="string">
            <text:p>10/9/2020 7:00 AM</text:p>
          </table:table-cell>
          <table:table-cell/>
          <table:table-cell office:value-type="string" calcext:value-type="string">
            <text:p>Livestream #006.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jHWCQ1dpoK0" xlink:type="simple">https://youtu.be/jHWCQ1dpoK0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journals.sagepub.com/doi/full/10.1177/1059712319862774" xlink:type="simple">A tale of two densities: active inference is enactive inference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journals.sagepub.com/doi/full/10.1177/1059712319862774" xlink:type="simple">A tale of two densities: active inference is enactive inference</text:a></text:p>
          </table:table-cell>
        </table:table-row>
        <table:table-row table:style-name="ro3">
          <table:table-cell office:value-type="string" calcext:value-type="string">
            <text:p>Livestream</text:p>
          </table:table-cell>
          <table:table-cell office:value-type="string" calcext:value-type="string">
            <text:p>10/6/2020</text:p>
          </table:table-cell>
          <table:table-cell/>
          <table:table-cell office:value-type="string" calcext:value-type="string">
            <text:p>Livestream #005.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V7yNq_KpHo8" xlink:type="simple">https://youtu.be/V7yNq_KpHo8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link.springer.com/article/10.1007/s11229-019-02115-x" xlink:type="simple">Multiscale integration: beyond internalism and externalism</text:a>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link.springer.com/article/10.1007/s11229-019-02115-x" xlink:type="simple">Multiscale integration: beyond internalism and externalism</text:a></text:p>
          </table:table-cell>
        </table:table-row>
        <table:table-row table:style-name="ro3">
          <table:table-cell office:value-type="string" calcext:value-type="string">
            <text:p>Livestream</text:p>
          </table:table-cell>
          <table:table-cell office:value-type="string" calcext:value-type="string">
            <text:p>9/29/2020</text:p>
          </table:table-cell>
          <table:table-cell/>
          <table:table-cell office:value-type="string" calcext:value-type="string">
            <text:p>Livestream #005.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B6Uqf_T-nec" xlink:type="simple">https://youtu.be/B6Uqf_T-nec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link.springer.com/article/10.1007/s11229-019-02115-x" xlink:type="simple">Multiscale integration: beyond internalism and externalism</text:a>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link.springer.com/article/10.1007/s11229-019-02115-x" xlink:type="simple">Multiscale integration: beyond internalism and externalism</text:a></text:p>
          </table:table-cell>
        </table:table-row>
        <table:table-row table:style-name="ro3">
          <table:table-cell office:value-type="string" calcext:value-type="string">
            <text:p>Livestream</text:p>
          </table:table-cell>
          <table:table-cell office:value-type="string" calcext:value-type="string">
            <text:p>9/27/2020</text:p>
          </table:table-cell>
          <table:table-cell/>
          <table:table-cell office:value-type="string" calcext:value-type="string">
            <text:p>Livestream #005.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g2n47dPUyNY" xlink:type="simple">https://youtu.be/g2n47dPUyNY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link.springer.com/article/10.1007/s11229-019-02115-x" xlink:type="simple">Multiscale integration: beyond internalism and externalism</text:a>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link.springer.com/article/10.1007/s11229-019-02115-x" xlink:type="simple">Multiscale integration: beyond internalism and externalism</text:a></text:p>
          </table:table-cell>
        </table:table-row>
        <table:table-row table:style-name="ro3">
          <table:table-cell office:value-type="string" calcext:value-type="string">
            <text:p>Livestream</text:p>
          </table:table-cell>
          <table:table-cell office:value-type="string" calcext:value-type="string">
            <text:p>9/22/2020</text:p>
          </table:table-cell>
          <table:table-cell/>
          <table:table-cell office:value-type="string" calcext:value-type="string">
            <text:p>Livestream #004.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SAc1F1AWRAs" xlink:type="simple">https://youtu.be/SAc1F1AWRAs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www.frontiersin.org/articles/10.3389/fpsyg.2016.01090/full" xlink:type="simple">Cultural Affordances: Scaffolding Local Worlds Through Shared Intentionality and Regimes of Attention</text:a>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www.frontiersin.org/articles/10.3389/fpsyg.2016.01090/full" xlink:type="simple">Cultural Affordances: Scaffolding Local Worlds Through Shared Intentionality and Regimes of Attention</text:a></text:p>
          </table:table-cell>
        </table:table-row>
        <table:table-row table:style-name="ro3">
          <table:table-cell office:value-type="string" calcext:value-type="string">
            <text:p>Livestream</text:p>
          </table:table-cell>
          <table:table-cell office:value-type="string" calcext:value-type="string">
            <text:p>9/15/2020</text:p>
          </table:table-cell>
          <table:table-cell/>
          <table:table-cell office:value-type="string" calcext:value-type="string">
            <text:p>Livestream #004.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Y6qx6C1tmjs" xlink:type="simple">https://youtu.be/Y6qx6C1tmjs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www.frontiersin.org/articles/10.3389/fpsyg.2016.01090/full" xlink:type="simple">Cultural Affordances: Scaffolding Local Worlds Through Shared Intentionality and Regimes of Attention</text:a>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www.frontiersin.org/articles/10.3389/fpsyg.2016.01090/full" xlink:type="simple">Cultural Affordances: Scaffolding Local Worlds Through Shared Intentionality and Regimes of Attention</text:a></text:p>
          </table:table-cell>
        </table:table-row>
        <table:table-row table:style-name="ro14">
          <table:table-cell office:value-type="string" calcext:value-type="string">
            <text:p>Livestream</text:p>
          </table:table-cell>
          <table:table-cell office:value-type="string" calcext:value-type="string">
            <text:p>9/2/2020</text:p>
          </table:table-cell>
          <table:table-cell/>
          <table:table-cell office:value-type="string" calcext:value-type="string">
            <text:p>Livestream #003.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ijuxHfPDd3U" xlink:type="simple">https://youtu.be/ijuxHfPDd3U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www.frontiersin.org/articles/10.3389/fpsyg.2020.00417/full" xlink:type="simple">A World Unto Itself: Human Communication as Active Inference</text:a></text:p>
          </table:table-cell>
          <table:table-cell office:value-type="string" calcext:value-type="string">
            <text:p><text:a xlink:href="https://coda.io/d/_dTwB_SP81yq#Simple-list-view-of-Contacts-in-name-only_tu3f1/r32&amp;view=modal" xlink:type="simple">Alexander Vyatkin</text:a>,<text:a xlink:href="https://coda.io/d/_dTwB_SP81yq#Simple-list-view-of-Contacts-in-name-only_tu3f1/r270&amp;view=modal" xlink:type="simple">Ivan Metelkin</text:a>,<text:a xlink:href="https://coda.io/d/_dTwB_SP81yq#Simple-list-view-of-Contacts-in-name-only_tu3f1/r149&amp;view=modal" xlink:type="simple">Daniel Friedman</text:a>,<text:a xlink:href="https://coda.io/d/_dTwB_SP81yq#Simple-list-view-of-Contacts-in-name-only_tu3f1/r550&amp;view=modal" xlink:type="simple">Shannon Proksch</text:a>,<text:a xlink:href="https://coda.io/d/_dTwB_SP81yq#Simple-list-view-of-Contacts-in-name-only_tu3f1/r539&amp;view=modal" xlink:type="simple">Sasha Mikhailova</text:a></text:p>
          </table:table-cell>
          <table:table-cell office:value-type="string" calcext:value-type="string">
            <text:p><text:a xlink:href="https://www.frontiersin.org/articles/10.3389/fpsyg.2020.00417/full" xlink:type="simple">A World Unto Itself: Human Communication as Active Inference</text:a></text:p>
          </table:table-cell>
        </table:table-row>
        <table:table-row table:style-name="ro10">
          <table:table-cell office:value-type="string" calcext:value-type="string">
            <text:p>Livestream</text:p>
          </table:table-cell>
          <table:table-cell office:value-type="string" calcext:value-type="string">
            <text:p>8/25/2020</text:p>
          </table:table-cell>
          <table:table-cell/>
          <table:table-cell office:value-type="string" calcext:value-type="string">
            <text:p>Livestream #003.1</text:p>
          </table:table-cell>
          <table:table-cell office:value-type="string" calcext:value-type="string">
            <text:p><text:a xlink:href="https://coda.io/d/_dTwB_SP81yq#Simple-list-view-of-Contacts-in-name-only_tu3f1/r290&amp;view=modal" xlink:type="simple">Jared Vasil</text:a></text:p>
          </table:table-cell>
          <table:table-cell office:value-type="string" calcext:value-type="string">
            <text:p><text:a xlink:href="https://youtu.be/mz7L4GD5g-E" xlink:type="simple">https://youtu.be/mz7L4GD5g-E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www.frontiersin.org/articles/10.3389/fpsyg.2020.00417/full" xlink:type="simple">A World Unto Itself: Human Communication as Active Inference</text:a></text:p>
          </table:table-cell>
          <table:table-cell office:value-type="string" calcext:value-type="string">
            <text:p><text:a xlink:href="https://coda.io/d/_dTwB_SP81yq#Simple-list-view-of-Contacts-in-name-only_tu3f1/r571&amp;view=modal" xlink:type="simple">Stephen Sillett</text:a>,<text:a xlink:href="https://coda.io/d/_dTwB_SP81yq#Simple-list-view-of-Contacts-in-name-only_tu3f1/r97&amp;view=modal" xlink:type="simple">V. Bleu Knight</text:a>,<text:a xlink:href="https://coda.io/d/_dTwB_SP81yq#Simple-list-view-of-Contacts-in-name-only_tu3f1/r32&amp;view=modal" xlink:type="simple">Alexander Vyatkin</text:a>,<text:a xlink:href="https://coda.io/d/_dTwB_SP81yq#Simple-list-view-of-Contacts-in-name-only_tu3f1/r270&amp;view=modal" xlink:type="simple">Ivan Metelkin</text:a>,<text:a xlink:href="https://coda.io/d/_dTwB_SP81yq#Simple-list-view-of-Contacts-in-name-only_tu3f1/r149&amp;view=modal" xlink:type="simple">Daniel Friedman</text:a>,<text:a xlink:href="https://coda.io/d/_dTwB_SP81yq#Simple-list-view-of-Contacts-in-name-only_tu3f1/r550&amp;view=modal" xlink:type="simple">Shannon Proksch</text:a></text:p>
          </table:table-cell>
          <table:table-cell office:value-type="string" calcext:value-type="string">
            <text:p><text:a xlink:href="https://www.frontiersin.org/articles/10.3389/fpsyg.2020.00417/full" xlink:type="simple">A World Unto Itself: Human Communication as Active Inference</text:a></text:p>
          </table:table-cell>
        </table:table-row>
        <table:table-row table:style-name="ro16">
          <table:table-cell office:value-type="string" calcext:value-type="string">
            <text:p>Livestream</text:p>
          </table:table-cell>
          <table:table-cell office:value-type="string" calcext:value-type="string">
            <text:p>8/11/2020 10:00 AM</text:p>
          </table:table-cell>
          <table:table-cell/>
          <table:table-cell office:value-type="string" calcext:value-type="string">
            <text:p>Livestream #002.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601-lt_8eVE" xlink:type="simple">https://youtu.be/601-lt_8eVE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www.researchgate.net/publication/343096388_Is_the_free-energy_principle_a_formal_theory_of_semantics_From_variational_density_dynamics_to_neural_and_phenotypic_representations" xlink:type="simple">Is the free-energy principle a formal theory of semantics? From variational density dynamics to neural and phenotypic representations</text:a></text:p>
          </table:table-cell>
          <table:table-cell office:value-type="string" calcext:value-type="string">
            <text:p><text:a xlink:href="https://coda.io/d/_dTwB_SP81yq#Simple-list-view-of-Contacts-in-name-only_tu3f1/r270&amp;view=modal" xlink:type="simple">Ivan Metelkin</text:a>,<text:a xlink:href="https://coda.io/d/_dTwB_SP81yq#Simple-list-view-of-Contacts-in-name-only_tu3f1/r539&amp;view=modal" xlink:type="simple">Sasha Mikhailova</text:a>,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www.researchgate.net/publication/343096388_Is_the_free-energy_principle_a_formal_theory_of_semantics_From_variational_density_dynamics_to_neural_and_phenotypic_representations" xlink:type="simple">Is the free-energy principle a formal theory of semantics? From variational density dynamics to neural and phenotypic representations</text:a></text:p>
          </table:table-cell>
        </table:table-row>
        <table:table-row table:style-name="ro16">
          <table:table-cell office:value-type="string" calcext:value-type="string">
            <text:p>Livestream</text:p>
          </table:table-cell>
          <table:table-cell office:value-type="string" calcext:value-type="string">
            <text:p>7/28/2020 10:00 AM</text:p>
          </table:table-cell>
          <table:table-cell/>
          <table:table-cell office:value-type="string" calcext:value-type="string">
            <text:p>Livestream #001.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C94WDXAe4EE" xlink:type="simple">https://youtu.be/C94WDXAe4EE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psyarxiv.com/47ub6/" xlink:type="simple">Narrative as active inference</text:a></text:p>
          </table:table-cell>
          <table:table-cell office:value-type="string" calcext:value-type="string">
            <text:p><text:a xlink:href="https://coda.io/d/_dTwB_SP81yq#Simple-list-view-of-Contacts-in-name-only_tu3f1/r270&amp;view=modal" xlink:type="simple">Ivan Metelkin</text:a>,<text:a xlink:href="https://coda.io/d/_dTwB_SP81yq#Simple-list-view-of-Contacts-in-name-only_tu3f1/r32&amp;view=modal" xlink:type="simple">Alexander Vyatkin</text:a>,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psyarxiv.com/47ub6/" xlink:type="simple">Narrative as active inference</text:a></text:p>
          </table:table-cell>
        </table:table-row>
        <table:table-row table:style-name="ro7">
          <table:table-cell office:value-type="string" calcext:value-type="string">
            <text:p>BookStream</text:p>
          </table:table-cell>
          <table:table-cell office:value-type="string" calcext:value-type="string">
            <text:p>7/28/2023</text:p>
          </table:table-cell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BookStream #002.0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www.youtube.com/watch?v=3_5pTCguAv4" xlink:type="simple">https://www.youtube.com/watch?v=3_5pTCguAv4</text:a></text:p>
          </table:table-cell>
          <table:table-cell office:value-type="string" calcext:value-type="string">
            <text:p/>
          </table:table-cell>
          <table:table-cell/>
          <table:table-cell table:style-name="ce2" office:value-type="string" calcext:value-type="string">
            <text:p><text:a xlink:href="https://github.com/ActiveInferenceInstitute/ActiveInferenceJournal/tree/main/BookStream/BookStream_002" xlink:type="simple">https://github.com/ActiveInferenceInstitute/ActiveInferenceJournal/tree/main/BookStream/BookStream_002</text:a></text:p>
          </table:table-cell>
          <table:table-cell office:value-type="string" calcext:value-type="string">
            <text:p>Parr, Pezzulo, Friston ~ Chapter 4, 5, 7, 8 overview</text:p>
          </table:table-cell>
          <table:table-cell office:value-type="string" calcext:value-type="string">
            <text:p><text:a xlink:href="https://coda.io/d/_dTwB_SP81yq#Simple-list-view-of-Contacts-in-name-only_tu3f1/r42&amp;view=modal" xlink:type="simple">Ali Rahmjoo</text:a>,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7">
          <table:table-cell office:value-type="string" calcext:value-type="string">
            <text:p>BookStream</text:p>
          </table:table-cell>
          <table:table-cell office:value-type="string" calcext:value-type="string">
            <text:p>5/22/2023</text:p>
          </table:table-cell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BookStream #002.0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www.youtube.com/watch?v=FV7pW4p60VI" xlink:type="simple">https://www.youtube.com/watch?v=FV7pW4p60VI</text:a></text:p>
          </table:table-cell>
          <table:table-cell office:value-type="string" calcext:value-type="string">
            <text:p/>
          </table:table-cell>
          <table:table-cell/>
          <table:table-cell table:style-name="ce2" office:value-type="string" calcext:value-type="string">
            <text:p><text:a xlink:href="https://github.com/ActiveInferenceInstitute/ActiveInferenceJournal/tree/main/BookStream/BookStream_002" xlink:type="simple">https://github.com/ActiveInferenceInstitute/ActiveInferenceJournal/tree/main/BookStream/BookStream_002</text:a></text:p>
          </table:table-cell>
          <table:table-cell office:value-type="string" calcext:value-type="string">
            <text:p><text:a xlink:href="https://mitpress.mit.edu/9780262045353/active-inference/" xlink:type="simple">Parr, Pezzulo, Friston 2022</text:a> ~ Chapter 1, 2, 3, 6 overview</text:p>
          </table:table-cell>
          <table:table-cell office:value-type="string" calcext:value-type="string">
            <text:p><text:a xlink:href="https://coda.io/d/_dTwB_SP81yq#Simple-list-view-of-Contacts-in-name-only_tu3f1/r42&amp;view=modal" xlink:type="simple">Ali Rahmjoo</text:a>,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BookStream</text:p>
          </table:table-cell>
          <table:table-cell office:value-type="string" calcext:value-type="string">
            <text:p>3/28/2023</text:p>
          </table:table-cell>
          <table:table-cell/>
          <table:table-cell office:value-type="string" calcext:value-type="string">
            <text:p>BookStream #001.01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www.youtube.com/watch?v=5IGzzm28qec" xlink:type="simple">https://www.youtube.com/watch?v=5IGzzm28qec</text:a></text:p>
          </table:table-cell>
          <table:table-cell table:style-name="ce2" office:value-type="string" calcext:value-type="string">
            <text:p><text:a xlink:href="https://docs.google.com/presentation/d/1oui61QNKhQgNGpMBn-0GQdOiQY535nE4S-A-ask3S1Y/edit#slide=id.gbae9eeb266_0_1537" xlink:type="simple">https://docs.google.com/presentation/d/1oui61QNKhQgNGpMBn-0GQdOiQY535nE4S-A-ask3S1Y/edit#slide=id.gbae9eeb266_0_1537</text:a></text:p>
          </table:table-cell>
          <table:table-cell table:style-name="ce2" office:value-type="string" calcext:value-type="string">
            <text:p>https://docs.google.com/presentation/d/1oui61QNKhQgNGpMBn-0GQdOiQY535nE4S-A-ask3S1Y/edit#slide=id.gbae9eeb266_0_1537</text:p>
          </table:table-cell>
          <table:table-cell/>
          <table:table-cell office:value-type="string" calcext:value-type="string">
            <text:p>Governing Continuous Transformation: Re-framing the Strategy-Governance Conversation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link.springer.com/book/10.1007/978-3-030-95473-4" xlink:type="simple">Governing Continuous Transformation Re-framing the Strategy-Governance Conversation</text:a></text:p>
          </table:table-cell>
        </table:table-row>
        <table:table-row table:style-name="ro2">
          <table:table-cell office:value-type="string" calcext:value-type="string">
            <text:p>BookStream</text:p>
          </table:table-cell>
          <table:table-cell office:value-type="string" calcext:value-type="string">
            <text:p>3/14/2023</text:p>
          </table:table-cell>
          <table:table-cell/>
          <table:table-cell office:value-type="string" calcext:value-type="string">
            <text:p>BookStream #001.01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www.youtube.com/watch?v=eIZjx0miM9o" xlink:type="simple">https://www.youtube.com/watch?v=eIZjx0miM9o</text:a></text:p>
          </table:table-cell>
          <table:table-cell table:style-name="ce2" office:value-type="string" calcext:value-type="string">
            <text:p><text:a xlink:href="https://docs.google.com/presentation/d/1JBxTlRk1TsPHCFp6VQjUHzas3EcacwqrFmD90vKwliM/edit#slide=id.gc77d90b7ef_1_17" xlink:type="simple">https://docs.google.com/presentation/d/1JBxTlRk1TsPHCFp6VQjUHzas3EcacwqrFmD90vKwliM/edit#slide=id.gc77d90b7ef_1_17</text:a></text:p>
          </table:table-cell>
          <table:table-cell table:style-name="ce2" office:value-type="string" calcext:value-type="string">
            <text:p>https://docs.google.com/presentation/d/1JBxTlRk1TsPHCFp6VQjUHzas3EcacwqrFmD90vKwliM/edit#slide=id.gc77d90b7ef_1_17</text:p>
          </table:table-cell>
          <table:table-cell/>
          <table:table-cell office:value-type="string" calcext:value-type="string">
            <text:p>Governing Continuous Transformation: Re-framing the Strategy-Governance Conversation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link.springer.com/book/10.1007/978-3-030-95473-4" xlink:type="simple">Governing Continuous Transformation Re-framing the Strategy-Governance Conversation</text:a></text:p>
          </table:table-cell>
        </table:table-row>
        <table:table-row table:style-name="ro3">
          <table:table-cell office:value-type="string" calcext:value-type="string">
            <text:p>BookStream</text:p>
          </table:table-cell>
          <table:table-cell office:value-type="string" calcext:value-type="string">
            <text:p>2/27/2023</text:p>
          </table:table-cell>
          <table:table-cell/>
          <table:table-cell office:value-type="string" calcext:value-type="string">
            <text:p>BookStream #002.1</text:p>
          </table:table-cell>
          <table:table-cell office:value-type="string" calcext:value-type="string">
            <text:p><text:a xlink:href="https://coda.io/d/_dTwB_SP81yq#Simple-list-view-of-Contacts-in-name-only_tu3f1/r592&amp;view=modal" xlink:type="simple">Thomas Parr</text:a></text:p>
          </table:table-cell>
          <table:table-cell office:value-type="string" calcext:value-type="string">
            <text:p><text:a xlink:href="https://www.youtube.com/watch?v=xlrZ00NQNHo" xlink:type="simple">https://www.youtube.com/watch?v=xlrZ00NQNHo</text:a></text:p>
          </table:table-cell>
          <table:table-cell office:value-type="string" calcext:value-type="string">
            <text:p/>
          </table:table-cell>
          <table:table-cell/>
          <table:table-cell table:style-name="ce2" office:value-type="string" calcext:value-type="string">
            <text:p><text:a xlink:href="https://github.com/ActiveInferenceInstitute/ActiveInferenceJournal/tree/main/BookStream/BookStream_001" xlink:type="simple">https://github.com/ActiveInferenceInstitute/ActiveInferenceJournal/tree/main/BookStream/BookStream_001</text:a></text:p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  <table:table-cell office:value-type="string" calcext:value-type="string">
            <text:p><text:a xlink:href="https://coda.io/d/_dTwB_SP81yq#Simple-list-view-of-Contacts-in-name-only_tu3f1/r592&amp;view=modal" xlink:type="simple">Thomas Parr</text:a></text:p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BookStream</text:p>
          </table:table-cell>
          <table:table-cell office:value-type="string" calcext:value-type="string">
            <text:p>2/15/2023</text:p>
          </table:table-cell>
          <table:table-cell/>
          <table:table-cell office:value-type="string" calcext:value-type="string">
            <text:p>BookStream #001.2</text:p>
          </table:table-cell>
          <table:table-cell office:value-type="string" calcext:value-type="string">
            <text:p><text:a xlink:href="https://coda.io/d/_dTwB_SP81yq#Simple-list-view-of-Contacts-in-name-only_tu3f1/r95&amp;view=modal" xlink:type="simple">Bijan Khezri</text:a></text:p>
          </table:table-cell>
          <table:table-cell office:value-type="string" calcext:value-type="string">
            <text:p><text:a xlink:href="https://www.youtube.com/watch?v=DQhPABvJBFk" xlink:type="simple">https://www.youtube.com/watch?v=DQhPABvJBFk</text:a></text:p>
          </table:table-cell>
          <table:table-cell table:style-name="ce2" office:value-type="string" calcext:value-type="string">
            <text:p><text:a xlink:href="https://docs.google.com/presentation/d/16_LB77KnOPMzkDcKQYG3EawKGhDtL4ZJTGuwNIPsIHg/edit#slide=id.gc77d90b7ef_1_17" xlink:type="simple">https://docs.google.com/presentation/d/16_LB77KnOPMzkDcKQYG3EawKGhDtL4ZJTGuwNIPsIHg/edit#slide=id.gc77d90b7ef_1_17</text:a></text:p>
          </table:table-cell>
          <table:table-cell table:style-name="ce2" office:value-type="string" calcext:value-type="string">
            <text:p>https://docs.google.com/presentation/d/16_LB77KnOPMzkDcKQYG3EawKGhDtL4ZJTGuwNIPsIHg/edit#slide=id.gc77d90b7ef_1_17</text:p>
          </table:table-cell>
          <table:table-cell/>
          <table:table-cell office:value-type="string" calcext:value-type="string">
            <text:p>Governing Continuous Transformation: Re-framing the Strategy-Governance Conversation</text:p>
          </table:table-cell>
          <table:table-cell office:value-type="string" calcext:value-type="string">
            <text:p><text:a xlink:href="https://coda.io/d/_dTwB_SP81yq#Simple-list-view-of-Contacts-in-name-only_tu3f1/r97&amp;view=modal" xlink:type="simple">V. Bleu Knight</text:a>,<text:a xlink:href="https://coda.io/d/_dTwB_SP81yq#Simple-list-view-of-Contacts-in-name-only_tu3f1/r610&amp;view=modal" xlink:type="simple">Tyler Sullberg</text:a>,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link.springer.com/book/10.1007/978-3-030-95473-4" xlink:type="simple">Governing Continuous Transformation Re-framing the Strategy-Governance Conversation</text:a></text:p>
          </table:table-cell>
        </table:table-row>
        <table:table-row table:style-name="ro2">
          <table:table-cell office:value-type="string" calcext:value-type="string">
            <text:p>BookStream</text:p>
          </table:table-cell>
          <table:table-cell office:value-type="string" calcext:value-type="string">
            <text:p>2/7/2023</text:p>
          </table:table-cell>
          <table:table-cell/>
          <table:table-cell office:value-type="string" calcext:value-type="string">
            <text:p>BookStream #001.09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3oFfxaKBBXY" xlink:type="simple">https://youtu.be/3oFfxaKBBXY</text:a></text:p>
          </table:table-cell>
          <table:table-cell table:style-name="ce2" office:value-type="string" calcext:value-type="string">
            <text:p><text:a xlink:href="https://docs.google.com/presentation/d/1aeSoPa_0m3DKOjRV4Oq39XaJvVZ8ypchpbPbwgt1x0c/edit#slide=id.gc77d90b7ef_1_17" xlink:type="simple">https://docs.google.com/presentation/d/1aeSoPa_0m3DKOjRV4Oq39XaJvVZ8ypchpbPbwgt1x0c/edit#slide=id.gc77d90b7ef_1_17</text:a></text:p>
          </table:table-cell>
          <table:table-cell table:style-name="ce2" office:value-type="string" calcext:value-type="string">
            <text:p>https://docs.google.com/presentation/d/1aeSoPa_0m3DKOjRV4Oq39XaJvVZ8ypchpbPbwgt1x0c/edit#slide=id.gc77d90b7ef_1_17</text:p>
          </table:table-cell>
          <table:table-cell/>
          <table:table-cell office:value-type="string" calcext:value-type="string">
            <text:p>Governing Continuous Transformation: Re-framing the Strategy-Governance Conversation</text:p>
          </table:table-cell>
          <table:table-cell office:value-type="string" calcext:value-type="string">
            <text:p><text:a xlink:href="https://coda.io/d/_dTwB_SP81yq#Simple-list-view-of-Contacts-in-name-only_tu3f1/r97&amp;view=modal" xlink:type="simple">V. Bleu Knight</text:a>,<text:a xlink:href="https://coda.io/d/_dTwB_SP81yq#Simple-list-view-of-Contacts-in-name-only_tu3f1/r149&amp;view=modal" xlink:type="simple">Daniel Friedman</text:a>,<text:a xlink:href="https://coda.io/d/_dTwB_SP81yq#Simple-list-view-of-Contacts-in-name-only_tu3f1/r610&amp;view=modal" xlink:type="simple">Tyler Sullberg</text:a></text:p>
          </table:table-cell>
          <table:table-cell office:value-type="string" calcext:value-type="string">
            <text:p><text:a xlink:href="https://link.springer.com/book/10.1007/978-3-030-95473-4" xlink:type="simple">Governing Continuous Transformation Re-framing the Strategy-Governance Conversation</text:a></text:p>
          </table:table-cell>
        </table:table-row>
        <table:table-row table:style-name="ro13">
          <table:table-cell office:value-type="string" calcext:value-type="string">
            <text:p>BookStream</text:p>
          </table:table-cell>
          <table:table-cell office:value-type="string" calcext:value-type="string">
            <text:p>1/31/2023</text:p>
          </table:table-cell>
          <table:table-cell/>
          <table:table-cell office:value-type="string" calcext:value-type="string">
            <text:p>BookStream #001.08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yNZg5b63hb8" xlink:type="simple">https://youtu.be/yNZg5b63hb8</text:a></text:p>
          </table:table-cell>
          <table:table-cell table:style-name="ce2" office:value-type="string" calcext:value-type="string">
            <text:p><text:a xlink:href="https://docs.google.com/presentation/d/1WXYg04cTc-ufnAFNCVZyVoGmQwGoZTJrusw4EeqJ-Kw/edit#slide=id.gc77d90b7ef_1_17" xlink:type="simple">https://docs.google.com/presentation/d/1WXYg04cTc-ufnAFNCVZyVoGmQwGoZTJrusw4EeqJ-Kw/edit#slide=id.gc77d90b7ef_1_17</text:a></text:p>
          </table:table-cell>
          <table:table-cell table:style-name="ce2" office:value-type="string" calcext:value-type="string">
            <text:p>https://docs.google.com/presentation/d/1WXYg04cTc-ufnAFNCVZyVoGmQwGoZTJrusw4EeqJ-Kw/edit#slide=id.gc77d90b7ef_1_17</text:p>
          </table:table-cell>
          <table:table-cell/>
          <table:table-cell office:value-type="string" calcext:value-type="string">
            <text:p>Governing Continuous Transformation: Re-framing the Strategy-Governance Conversation</text:p>
          </table:table-cell>
          <table:table-cell office:value-type="string" calcext:value-type="string">
            <text:p><text:a xlink:href="https://coda.io/d/_dTwB_SP81yq#Simple-list-view-of-Contacts-in-name-only_tu3f1/r97&amp;view=modal" xlink:type="simple">V. Bleu Knight</text:a>,<text:a xlink:href="https://coda.io/d/_dTwB_SP81yq#Simple-list-view-of-Contacts-in-name-only_tu3f1/r149&amp;view=modal" xlink:type="simple">Daniel Friedman</text:a>,<text:a xlink:href="https://coda.io/d/_dTwB_SP81yq#Simple-list-view-of-Contacts-in-name-only_tu3f1/r610&amp;view=modal" xlink:type="simple">Tyler Sullberg</text:a></text:p>
          </table:table-cell>
          <table:table-cell office:value-type="string" calcext:value-type="string">
            <text:p><text:a xlink:href="https://link.springer.com/book/10.1007/978-3-030-95473-4" xlink:type="simple">Governing Continuous Transformation Re-framing the Strategy-Governance Conversation</text:a></text:p>
          </table:table-cell>
        </table:table-row>
        <table:table-row table:style-name="ro2">
          <table:table-cell office:value-type="string" calcext:value-type="string">
            <text:p>BookStream</text:p>
          </table:table-cell>
          <table:table-cell office:value-type="string" calcext:value-type="string">
            <text:p>1/24/2023</text:p>
          </table:table-cell>
          <table:table-cell/>
          <table:table-cell office:value-type="string" calcext:value-type="string">
            <text:p>BookStream #001.07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0_yvUA0lsdI" xlink:type="simple">https://youtu.be/0_yvUA0lsdI</text:a></text:p>
          </table:table-cell>
          <table:table-cell table:style-name="ce2" office:value-type="string" calcext:value-type="string">
            <text:p><text:a xlink:href="https://docs.google.com/presentation/d/1o0bJjU0_snBbur4XFwH7gtAw9jzxbPqRr4zOabdPbWI/edit#slide=id.gc77d90b7ef_1_17" xlink:type="simple">https://docs.google.com/presentation/d/1o0bJjU0_snBbur4XFwH7gtAw9jzxbPqRr4zOabdPbWI/edit#slide=id.gc77d90b7ef_1_17</text:a></text:p>
          </table:table-cell>
          <table:table-cell table:style-name="ce2" office:value-type="string" calcext:value-type="string">
            <text:p>https://docs.google.com/presentation/d/1o0bJjU0_snBbur4XFwH7gtAw9jzxbPqRr4zOabdPbWI/edit#slide=id.gc77d90b7ef_1_17</text:p>
          </table:table-cell>
          <table:table-cell/>
          <table:table-cell office:value-type="string" calcext:value-type="string">
            <text:p>Governing Continuous Transformation: Re-framing the Strategy-Governance Conversation</text:p>
          </table:table-cell>
          <table:table-cell office:value-type="string" calcext:value-type="string">
            <text:p><text:a xlink:href="https://coda.io/d/_dTwB_SP81yq#Simple-list-view-of-Contacts-in-name-only_tu3f1/r97&amp;view=modal" xlink:type="simple">V. Bleu Knight</text:a>,<text:a xlink:href="https://coda.io/d/_dTwB_SP81yq#Simple-list-view-of-Contacts-in-name-only_tu3f1/r149&amp;view=modal" xlink:type="simple">Daniel Friedman</text:a>,<text:a xlink:href="https://coda.io/d/_dTwB_SP81yq#Simple-list-view-of-Contacts-in-name-only_tu3f1/r610&amp;view=modal" xlink:type="simple">Tyler Sullberg</text:a></text:p>
          </table:table-cell>
          <table:table-cell office:value-type="string" calcext:value-type="string">
            <text:p><text:a xlink:href="https://link.springer.com/book/10.1007/978-3-030-95473-4" xlink:type="simple">Governing Continuous Transformation Re-framing the Strategy-Governance Conversation</text:a></text:p>
          </table:table-cell>
        </table:table-row>
        <table:table-row table:style-name="ro2">
          <table:table-cell office:value-type="string" calcext:value-type="string">
            <text:p>BookStream</text:p>
          </table:table-cell>
          <table:table-cell office:value-type="string" calcext:value-type="string">
            <text:p>1/17/2023</text:p>
          </table:table-cell>
          <table:table-cell/>
          <table:table-cell office:value-type="string" calcext:value-type="string">
            <text:p>BookStream #001.06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0P_6ME2LpCw" xlink:type="simple">https://youtu.be/0P_6ME2LpCw</text:a></text:p>
          </table:table-cell>
          <table:table-cell table:style-name="ce2" office:value-type="string" calcext:value-type="string">
            <text:p><text:a xlink:href="https://docs.google.com/presentation/d/1gTiXABZ9SnjqxuinTE_EP25k0ii89EReW-V2j1XbFS8/edit#slide=id.gc77d90b7ef_1_17" xlink:type="simple">https://docs.google.com/presentation/d/1gTiXABZ9SnjqxuinTE_EP25k0ii89EReW-V2j1XbFS8/edit#slide=id.gc77d90b7ef_1_17</text:a></text:p>
          </table:table-cell>
          <table:table-cell table:style-name="ce2" office:value-type="string" calcext:value-type="string">
            <text:p>https://docs.google.com/presentation/d/1gTiXABZ9SnjqxuinTE_EP25k0ii89EReW-V2j1XbFS8/edit#slide=id.gc77d90b7ef_1_17</text:p>
          </table:table-cell>
          <table:table-cell table:style-name="ce2" office:value-type="string" calcext:value-type="string">
            <text:p><text:a xlink:href="https://github.com/ActiveInferenceInstitute/ActiveInferenceJournal/tree/main/BookStream/BookStream_001" xlink:type="simple">https://github.com/ActiveInferenceInstitute/ActiveInferenceJournal/tree/main/BookStream/BookStream_001</text:a></text:p>
          </table:table-cell>
          <table:table-cell office:value-type="string" calcext:value-type="string">
            <text:p>Governing Continuous Transformation: Re-framing the Strategy-Governance Conversation</text:p>
          </table:table-cell>
          <table:table-cell office:value-type="string" calcext:value-type="string">
            <text:p><text:a xlink:href="https://coda.io/d/_dTwB_SP81yq#Simple-list-view-of-Contacts-in-name-only_tu3f1/r97&amp;view=modal" xlink:type="simple">V. Bleu Knight</text:a>,<text:a xlink:href="https://coda.io/d/_dTwB_SP81yq#Simple-list-view-of-Contacts-in-name-only_tu3f1/r610&amp;view=modal" xlink:type="simple">Tyler Sullberg</text:a>,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link.springer.com/book/10.1007/978-3-030-95473-4" xlink:type="simple">Governing Continuous Transformation Re-framing the Strategy-Governance Conversation</text:a></text:p>
          </table:table-cell>
        </table:table-row>
        <table:table-row table:style-name="ro5">
          <table:table-cell office:value-type="string" calcext:value-type="string">
            <text:p>BookStream</text:p>
          </table:table-cell>
          <table:table-cell office:value-type="string" calcext:value-type="string">
            <text:p>1/11/2023</text:p>
          </table:table-cell>
          <table:table-cell/>
          <table:table-cell office:value-type="string" calcext:value-type="string">
            <text:p>BookStream #001.1</text:p>
          </table:table-cell>
          <table:table-cell office:value-type="string" calcext:value-type="string">
            <text:p><text:a xlink:href="https://coda.io/d/_dTwB_SP81yq#Simple-list-view-of-Contacts-in-name-only_tu3f1/r95&amp;view=modal" xlink:type="simple">Bijan Khezri</text:a></text:p>
          </table:table-cell>
          <table:table-cell office:value-type="string" calcext:value-type="string">
            <text:p><text:a xlink:href="https://youtu.be/FB_93-zDqNo" xlink:type="simple">https://youtu.be/FB_93-zDqNo</text:a></text:p>
          </table:table-cell>
          <table:table-cell office:value-type="string" calcext:value-type="string">
            <text:p/>
          </table:table-cell>
          <table:table-cell/>
          <table:table-cell table:style-name="ce2" office:value-type="string" calcext:value-type="string">
            <text:p><text:a xlink:href="https://github.com/ActiveInferenceInstitute/ActiveInferenceJournal/tree/main/BookStream/BookStream_001" xlink:type="simple">https://github.com/ActiveInferenceInstitute/ActiveInferenceJournal/tree/main/BookStream/BookStream_001</text:a></text:p>
          </table:table-cell>
          <table:table-cell office:value-type="string" calcext:value-type="string">
            <text:p>Governing Continuous Transformation: Re-framing the Strategy-Governance Conversation</text:p>
          </table:table-cell>
          <table:table-cell office:value-type="string" calcext:value-type="string">
            <text:p><text:a xlink:href="https://coda.io/d/_dTwB_SP81yq#Simple-list-view-of-Contacts-in-name-only_tu3f1/r97&amp;view=modal" xlink:type="simple">V. Bleu Knight</text:a>,<text:a xlink:href="https://coda.io/d/_dTwB_SP81yq#Simple-list-view-of-Contacts-in-name-only_tu3f1/r610&amp;view=modal" xlink:type="simple">Tyler Sullberg</text:a>,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link.springer.com/book/10.1007/978-3-030-95473-4" xlink:type="simple">Governing Continuous Transformation Re-framing the Strategy-Governance Conversation</text:a></text:p>
          </table:table-cell>
        </table:table-row>
        <table:table-row table:style-name="ro12">
          <table:table-cell office:value-type="string" calcext:value-type="string">
            <text:p>BookStream</text:p>
          </table:table-cell>
          <table:table-cell office:value-type="string" calcext:value-type="string">
            <text:p>1/3/2023</text:p>
          </table:table-cell>
          <table:table-cell/>
          <table:table-cell office:value-type="string" calcext:value-type="string">
            <text:p>BookStream #001.04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BPzwSTalH5E" xlink:type="simple">https://youtu.be/BPzwSTalH5E</text:a></text:p>
          </table:table-cell>
          <table:table-cell table:style-name="ce2" office:value-type="string" calcext:value-type="string">
            <text:p><text:a xlink:href="https://docs.google.com/presentation/d/1PFsnbbb9sxTrjLi97ViLLELbshmFCEJtHRyFJ0DoZqU/edit" xlink:type="simple">Ch4</text:a></text:p>
          </table:table-cell>
          <table:table-cell table:style-name="ce2" office:value-type="string" calcext:value-type="string">
            <text:p>https://docs.google.com/presentation/d/1PFsnbbb9sxTrjLi97ViLLELbshmFCEJtHRyFJ0DoZqU/edit</text:p>
          </table:table-cell>
          <table:table-cell table:style-name="ce2" office:value-type="string" calcext:value-type="string">
            <text:p><text:a xlink:href="https://github.com/ActiveInferenceInstitute/ActiveInferenceJournal/tree/main/BookStream/BookStream_001" xlink:type="simple">https://github.com/ActiveInferenceInstitute/ActiveInferenceJournal/tree/main/BookStream/BookStream_001</text:a></text:p>
          </table:table-cell>
          <table:table-cell office:value-type="string" calcext:value-type="string">
            <text:p>Governing Continuous Transformation: Re-framing the Strategy-Governance Conversation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link.springer.com/book/10.1007/978-3-030-95473-4" xlink:type="simple">Governing Continuous Transformation Re-framing the Strategy-Governance Conversation</text:a></text:p>
          </table:table-cell>
        </table:table-row>
        <table:table-row table:style-name="ro12">
          <table:table-cell office:value-type="string" calcext:value-type="string">
            <text:p>BookStream</text:p>
          </table:table-cell>
          <table:table-cell office:value-type="string" calcext:value-type="string">
            <text:p>12/27/2022</text:p>
          </table:table-cell>
          <table:table-cell/>
          <table:table-cell office:value-type="string" calcext:value-type="string">
            <text:p>BookStream #001.03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rCmq0TVGpW0" xlink:type="simple">https://youtu.be/rCmq0TVGpW0</text:a></text:p>
          </table:table-cell>
          <table:table-cell table:style-name="ce2" office:value-type="string" calcext:value-type="string">
            <text:p><text:a xlink:href="https://docs.google.com/presentation/d/1xTyYiArS1wnRvFN472STBjuvAmCTx7PGV1lKCjnpq9Y/edit" xlink:type="simple">Ch3</text:a></text:p>
          </table:table-cell>
          <table:table-cell table:style-name="ce2" office:value-type="string" calcext:value-type="string">
            <text:p>https://docs.google.com/presentation/d/1xTyYiArS1wnRvFN472STBjuvAmCTx7PGV1lKCjnpq9Y/edit</text:p>
          </table:table-cell>
          <table:table-cell table:style-name="ce2" office:value-type="string" calcext:value-type="string">
            <text:p><text:a xlink:href="https://github.com/ActiveInferenceInstitute/ActiveInferenceJournal/tree/main/BookStream/BookStream_001" xlink:type="simple">https://github.com/ActiveInferenceInstitute/ActiveInferenceJournal/tree/main/BookStream/BookStream_001</text:a></text:p>
          </table:table-cell>
          <table:table-cell office:value-type="string" calcext:value-type="string">
            <text:p>Governing Continuous Transformation: Re-framing the Strategy-Governance Conversation</text:p>
          </table:table-cell>
          <table:table-cell office:value-type="string" calcext:value-type="string">
            <text:p><text:a xlink:href="https://coda.io/d/_dTwB_SP81yq#Simple-list-view-of-Contacts-in-name-only_tu3f1/r97&amp;view=modal" xlink:type="simple">V. Bleu Knight</text:a>,<text:a xlink:href="https://coda.io/d/_dTwB_SP81yq#Simple-list-view-of-Contacts-in-name-only_tu3f1/r610&amp;view=modal" xlink:type="simple">Tyler Sullberg</text:a>,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link.springer.com/book/10.1007/978-3-030-95473-4" xlink:type="simple">Governing Continuous Transformation Re-framing the Strategy-Governance Conversation</text:a></text:p>
          </table:table-cell>
        </table:table-row>
        <table:table-row table:style-name="ro12">
          <table:table-cell office:value-type="string" calcext:value-type="string">
            <text:p>BookStream</text:p>
          </table:table-cell>
          <table:table-cell office:value-type="string" calcext:value-type="string">
            <text:p>12/13/2022</text:p>
          </table:table-cell>
          <table:table-cell/>
          <table:table-cell office:value-type="string" calcext:value-type="string">
            <text:p>BookStream #001.0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d8c0iFU8vms" xlink:type="simple">https://youtu.be/d8c0iFU8vms</text:a></text:p>
          </table:table-cell>
          <table:table-cell table:style-name="ce2" office:value-type="string" calcext:value-type="string">
            <text:p><text:a xlink:href="https://docs.google.com/presentation/d/1Vqa0hKgkxQ0Qim9rUkzSigBbFqq0RjUHhs2gpGyeKbA/edit" xlink:type="simple">Ch2</text:a></text:p>
          </table:table-cell>
          <table:table-cell table:style-name="ce2" office:value-type="string" calcext:value-type="string">
            <text:p>https://docs.google.com/presentation/d/1Vqa0hKgkxQ0Qim9rUkzSigBbFqq0RjUHhs2gpGyeKbA/edit</text:p>
          </table:table-cell>
          <table:table-cell table:style-name="ce2" office:value-type="string" calcext:value-type="string">
            <text:p><text:a xlink:href="https://github.com/ActiveInferenceInstitute/ActiveInferenceJournal/tree/main/BookStream/BookStream_001" xlink:type="simple">https://github.com/ActiveInferenceInstitute/ActiveInferenceJournal/tree/main/BookStream/BookStream_001</text:a></text:p>
          </table:table-cell>
          <table:table-cell office:value-type="string" calcext:value-type="string">
            <text:p>Governing Continuous Transformation: Re-framing the Strategy-Governance Conversation</text:p>
          </table:table-cell>
          <table:table-cell office:value-type="string" calcext:value-type="string">
            <text:p><text:a xlink:href="https://coda.io/d/_dTwB_SP81yq#Simple-list-view-of-Contacts-in-name-only_tu3f1/r97&amp;view=modal" xlink:type="simple">V. Bleu Knight</text:a>,<text:a xlink:href="https://coda.io/d/_dTwB_SP81yq#Simple-list-view-of-Contacts-in-name-only_tu3f1/r610&amp;view=modal" xlink:type="simple">Tyler Sullberg</text:a>,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link.springer.com/book/10.1007/978-3-030-95473-4" xlink:type="simple">Governing Continuous Transformation Re-framing the Strategy-Governance Conversation</text:a></text:p>
          </table:table-cell>
        </table:table-row>
        <table:table-row table:style-name="ro2">
          <table:table-cell office:value-type="string" calcext:value-type="string">
            <text:p>BookStream</text:p>
          </table:table-cell>
          <table:table-cell office:value-type="string" calcext:value-type="string">
            <text:p>12/6/2022</text:p>
          </table:table-cell>
          <table:table-cell/>
          <table:table-cell office:value-type="string" calcext:value-type="string">
            <text:p>BookStream #001.0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thO3nsvgego" xlink:type="simple">https://youtu.be/thO3nsvgego</text:a></text:p>
          </table:table-cell>
          <table:table-cell table:style-name="ce2" office:value-type="string" calcext:value-type="string">
            <text:p><text:a xlink:href="https://docs.google.com/presentation/d/10RKG4KKbu0W9FGFgyzqMpBlvyG7lu87Kv5oC4iksUcM/edit#slide=id.g1916c80bcea_0_110" xlink:type="simple">Ch1/Preface</text:a></text:p>
          </table:table-cell>
          <table:table-cell table:style-name="ce2" office:value-type="string" calcext:value-type="string">
            <text:p>https://docs.google.com/presentation/d/10RKG4KKbu0W9FGFgyzqMpBlvyG7lu87Kv5oC4iksUcM/edit#slide=id.g1916c80bcea_0_110</text:p>
          </table:table-cell>
          <table:table-cell table:style-name="ce2" office:value-type="string" calcext:value-type="string">
            <text:p><text:a xlink:href="https://github.com/ActiveInferenceInstitute/ActiveInferenceJournal/tree/main/BookStream/BookStream_001" xlink:type="simple">https://github.com/ActiveInferenceInstitute/ActiveInferenceJournal/tree/main/BookStream/BookStream_001</text:a></text:p>
          </table:table-cell>
          <table:table-cell office:value-type="string" calcext:value-type="string">
            <text:p>Governing Continuous Transformation: Re-framing the Strategy- Governance Conversation</text:p>
          </table:table-cell>
          <table:table-cell office:value-type="string" calcext:value-type="string">
            <text:p><text:a xlink:href="https://coda.io/d/_dTwB_SP81yq#Simple-list-view-of-Contacts-in-name-only_tu3f1/r97&amp;view=modal" xlink:type="simple">V. Bleu Knight</text:a>,<text:a xlink:href="https://coda.io/d/_dTwB_SP81yq#Simple-list-view-of-Contacts-in-name-only_tu3f1/r610&amp;view=modal" xlink:type="simple">Tyler Sullberg</text:a>,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link.springer.com/book/10.1007/978-3-030-95473-4" xlink:type="simple">Governing Continuous Transformation Re-framing the Strategy-Governance Conversation</text:a></text:p>
          </table:table-cell>
        </table:table-row>
        <table:table-row table:style-name="ro3">
          <table:table-cell office:value-type="string" calcext:value-type="string">
            <text:p>ModelStream</text:p>
          </table:table-cell>
          <table:table-cell office:value-type="string" calcext:value-type="string">
            <text:p>9/13/2024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ModelStream #014.1</text:p>
          </table:table-cell>
          <table:table-cell office:value-type="string" calcext:value-type="string">
            <text:p><text:a xlink:href="https://coda.io/d/_dTwB_SP81yq#Simple-list-view-of-Contacts-in-name-only_tu3f1/r776&amp;view=modal" xlink:type="simple">Ran Wei</text:a></text:p>
          </table:table-cell>
          <table:table-cell office:value-type="string" calcext:value-type="string">
            <text:p><text:a xlink:href="https://www.youtube.com/live/Me3BitlU6Vs" xlink:type="simple">https://www.youtube.com/live/Me3BitlU6Vs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www.arxiv.org/abs/2408.06542" xlink:type="simple">Value of Information and Reward Specification in Active Inference and POMDPs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6">
          <table:table-cell office:value-type="string" calcext:value-type="string">
            <text:p>ModelStream</text:p>
          </table:table-cell>
          <table:table-cell office:value-type="string" calcext:value-type="string">
            <text:p>8/23/2024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ModelStream #013.1</text:p>
          </table:table-cell>
          <table:table-cell office:value-type="string" calcext:value-type="string">
            <text:p><text:a xlink:href="https://coda.io/d/_dTwB_SP81yq#Simple-list-view-of-Contacts-in-name-only_tu3f1/r775&amp;view=modal" xlink:type="simple">Jacques Pienaar</text:a></text:p>
          </table:table-cell>
          <table:table-cell office:value-type="string" calcext:value-type="string">
            <text:p><text:a xlink:href="https://www.youtube.com/live/MUaKYWKs0kk" xlink:type="simple">https://www.youtube.com/live/MUaKYWKs0kk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arxiv.org/abs/2404.19011" xlink:type="simple">Synthesizing the Born rule with reinforcement learning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47&amp;view=modal" xlink:type="simple">Ander Aguirre</text:a></text:p>
          </table:table-cell>
          <table:table-cell table:style-name="ce5"/>
        </table:table-row>
        <table:table-row table:style-name="ro3">
          <table:table-cell office:value-type="string" calcext:value-type="string">
            <text:p>ModelStream</text:p>
          </table:table-cell>
          <table:table-cell office:value-type="string" calcext:value-type="string">
            <text:p>6/27/2024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ModelStream #012.1</text:p>
          </table:table-cell>
          <table:table-cell office:value-type="string" calcext:value-type="string">
            <text:p><text:a xlink:href="https://coda.io/d/_dTwB_SP81yq#Simple-list-view-of-Contacts-in-name-only_tu3f1/r746&amp;view=modal" xlink:type="simple">Beth Fisher</text:a>,<text:a xlink:href="https://coda.io/d/_dTwB_SP81yq#Simple-list-view-of-Contacts-in-name-only_tu3f1/r275&amp;view=modal" xlink:type="simple">Jakob Hohwy</text:a></text:p>
          </table:table-cell>
          <table:table-cell office:value-type="string" calcext:value-type="string">
            <text:p><text:a xlink:href="https://www.youtube.com/live/u0y-NFl8emU" xlink:type="simple">https://www.youtube.com/live/u0y-NFl8emU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osf.io/preprints/psyarxiv/xfb48" xlink:type="simple">An Active Inference Model of the Optimism Bias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3">
          <table:table-cell office:value-type="string" calcext:value-type="string">
            <text:p>ModelStream</text:p>
          </table:table-cell>
          <table:table-cell office:value-type="string" calcext:value-type="string">
            <text:p>6/26/2024</text:p>
          </table:table-cell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ModelStream #011.1</text:p>
          </table:table-cell>
          <table:table-cell office:value-type="string" calcext:value-type="string">
            <text:p><text:a xlink:href="https://coda.io/d/_dTwB_SP81yq#Simple-list-view-of-Contacts-in-name-only_tu3f1/r741&amp;view=modal" xlink:type="simple">Hadi Vafaii</text:a></text:p>
          </table:table-cell>
          <table:table-cell office:value-type="string" calcext:value-type="string">
            <text:p><text:a xlink:href="https://www.youtube.com/live/Y9hP79tBXHo" xlink:type="simple">https://www.youtube.com/live/Y9hP79tBXHo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arxiv.org/abs/2405.14473" xlink:type="simple">Poisson Variational Autoencoder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3">
          <table:table-cell office:value-type="string" calcext:value-type="string">
            <text:p>ModelStream</text:p>
          </table:table-cell>
          <table:table-cell office:value-type="string" calcext:value-type="string">
            <text:p>5/16/2024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ModelStream #010.2</text:p>
          </table:table-cell>
          <table:table-cell office:value-type="string" calcext:value-type="string">
            <text:p><text:a xlink:href="https://coda.io/d/_dTwB_SP81yq#Simple-list-view-of-Contacts-in-name-only_tu3f1/r740&amp;view=modal" xlink:type="simple">Wouter Nuijten</text:a></text:p>
          </table:table-cell>
          <table:table-cell office:value-type="string" calcext:value-type="string">
            <text:p><text:a xlink:href="https://youtu.be/ygmAhA18mkQ" xlink:type="simple">https://youtu.be/ygmAhA18mkQ</text:a></text:p>
          </table:table-cell>
          <table:table-cell table:number-columns-repeated="3"/>
          <table:table-cell office:value-type="string" calcext:value-type="string">
            <text:p>RxEnvironments.jl</text:p>
          </table:table-cell>
          <table:table-cell table:style-name="ce5" table:number-columns-repeated="2"/>
        </table:table-row>
        <table:table-row table:style-name="ro6">
          <table:table-cell office:value-type="string" calcext:value-type="string">
            <text:p>ModelStream</text:p>
          </table:table-cell>
          <table:table-cell office:value-type="string" calcext:value-type="string">
            <text:p>4/4/2024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ModelStream #010.1</text:p>
          </table:table-cell>
          <table:table-cell office:value-type="string" calcext:value-type="string">
            <text:p><text:a xlink:href="https://coda.io/d/_dTwB_SP81yq#Simple-list-view-of-Contacts-in-name-only_tu3f1/r644&amp;view=modal" xlink:type="simple">Bart van Erp</text:a>,<text:a xlink:href="https://coda.io/d/_dTwB_SP81yq#Simple-list-view-of-Contacts-in-name-only_tu3f1/r726&amp;view=modal" xlink:type="simple">Albert Podusenko</text:a></text:p>
          </table:table-cell>
          <table:table-cell office:value-type="string" calcext:value-type="string">
            <text:p><text:a xlink:href="https://www.youtube.com/watch?v=TZNXs5jP9hE" xlink:type="simple">https://www.youtube.com/watch?v=TZNXs5jP9hE</text:a></text:p>
          </table:table-cell>
          <table:table-cell table:number-columns-repeated="3"/>
          <table:table-cell office:value-type="string" calcext:value-type="string">
            <text:p>Building a Drone with RxInfer.jl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3">
          <table:table-cell office:value-type="string" calcext:value-type="string">
            <text:p>ModelStream</text:p>
          </table:table-cell>
          <table:table-cell office:value-type="string" calcext:value-type="string">
            <text:p>7/15/2023</text:p>
          </table:table-cell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ModelStream #009.1</text:p>
          </table:table-cell>
          <table:table-cell office:value-type="string" calcext:value-type="string">
            <text:p><text:a xlink:href="https://coda.io/d/_dTwB_SP81yq#Simple-list-view-of-Contacts-in-name-only_tu3f1/r80&amp;view=modal" xlink:type="simple">Aswin Paul</text:a></text:p>
          </table:table-cell>
          <table:table-cell office:value-type="string" calcext:value-type="string">
            <text:p><text:a xlink:href="https://www.youtube.com/watch?v=CEKWhxnH3-E" xlink:type="simple">https://www.youtube.com/watch?v=CEKWhxnH3-E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arxiv.org/abs/2307.00504" xlink:type="simple">On efficient computation in active inference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arxiv.org/abs/2307.00504" xlink:type="simple">On efficient computation in active inference</text:a></text:p>
          </table:table-cell>
        </table:table-row>
        <table:table-row table:style-name="ro12">
          <table:table-cell office:value-type="string" calcext:value-type="string">
            <text:p>ModelStream</text:p>
          </table:table-cell>
          <table:table-cell office:value-type="string" calcext:value-type="string">
            <text:p>1/27/2023</text:p>
          </table:table-cell>
          <table:table-cell/>
          <table:table-cell office:value-type="string" calcext:value-type="string">
            <text:p>ModelStream #008.1</text:p>
          </table:table-cell>
          <table:table-cell office:value-type="string" calcext:value-type="string">
            <text:p><text:a xlink:href="https://coda.io/d/_dTwB_SP81yq#Simple-list-view-of-Contacts-in-name-only_tu3f1/r606&amp;view=modal" xlink:type="simple">Tom Ringstrom</text:a></text:p>
          </table:table-cell>
          <table:table-cell office:value-type="string" calcext:value-type="string">
            <text:p><text:a xlink:href="https://youtu.be/Fh1e4sKh3Vs" xlink:type="simple">https://youtu.be/Fh1e4sKh3Vs</text:a></text:p>
          </table:table-cell>
          <table:table-cell table:number-columns-repeated="3"/>
          <table:table-cell office:value-type="string" calcext:value-type="string">
            <text:p>Reward is Not Necessary: A Compositional Theory of Self-Preserving Agents with Empowerment Gain Maximization</text:p>
          </table:table-cell>
          <table:table-cell office:value-type="string" calcext:value-type="string">
            <text:p><text:a xlink:href="https://coda.io/d/_dTwB_SP81yq#Simple-list-view-of-Contacts-in-name-only_tu3f1/r42&amp;view=modal" xlink:type="simple">Ali Rahmjoo</text:a>,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arxiv.org/abs/2211.10851" xlink:type="simple">Reward is Not Necessary: A Compositional Theory of Self-Preserving Agents with Empowerment Gain Maximization</text:a></text:p>
          </table:table-cell>
        </table:table-row>
        <table:table-row table:style-name="ro7">
          <table:table-cell office:value-type="string" calcext:value-type="string">
            <text:p>ModelStream</text:p>
          </table:table-cell>
          <table:table-cell office:value-type="string" calcext:value-type="string">
            <text:p>1/18/2023</text:p>
          </table:table-cell>
          <table:table-cell/>
          <table:table-cell office:value-type="string" calcext:value-type="string">
            <text:p>ModelStream #007.2</text:p>
          </table:table-cell>
          <table:table-cell office:value-type="string" calcext:value-type="string">
            <text:p><text:a xlink:href="https://coda.io/d/_dTwB_SP81yq#Simple-list-view-of-Contacts-in-name-only_tu3f1/r137&amp;view=modal" xlink:type="simple">Conor Heins</text:a>,<text:a xlink:href="https://coda.io/d/_dTwB_SP81yq#Simple-list-view-of-Contacts-in-name-only_tu3f1/r332&amp;view=modal" xlink:type="simple">Karl J Friston</text:a></text:p>
          </table:table-cell>
          <table:table-cell office:value-type="string" calcext:value-type="string">
            <text:p><text:a xlink:href="https://youtu.be/uX8iSoDR83g" xlink:type="simple">https://youtu.be/uX8iSoDR83g</text:a></text:p>
          </table:table-cell>
          <table:table-cell office:value-type="string" calcext:value-type="string">
            <text:p/>
          </table:table-cell>
          <table:table-cell/>
          <table:table-cell table:style-name="ce2" office:value-type="string" calcext:value-type="string">
            <text:p><text:a xlink:href="https://github.com/ActiveInferenceInstitute/ActiveInferenceJournal/tree/main/ModelStream/ModelStream_007" xlink:type="simple">https://github.com/ActiveInferenceInstitute/ActiveInferenceJournal/tree/main/ModelStream/ModelStream_007</text:a></text:p>
          </table:table-cell>
          <table:table-cell office:value-type="string" calcext:value-type="string">
            <text:p><text:a xlink:href="https://pymdp-rtd.readthedocs.io/en/latest/" xlink:type="simple">pymdp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277&amp;view=modal" xlink:type="simple">Jakub Smékal</text:a>,<text:a xlink:href="https://coda.io/d/_dTwB_SP81yq#Simple-list-view-of-Contacts-in-name-only_tu3f1/r9&amp;view=modal" xlink:type="simple">Adam Goldstein</text:a></text:p>
          </table:table-cell>
          <table:table-cell office:value-type="string" calcext:value-type="string">
            <text:p><text:a xlink:href="https://pymdp-rtd.readthedocs.io/en/latest/" xlink:type="simple">pymdp</text:a></text:p>
          </table:table-cell>
        </table:table-row>
        <table:table-row table:style-name="ro3">
          <table:table-cell office:value-type="string" calcext:value-type="string">
            <text:p>ModelStream</text:p>
          </table:table-cell>
          <table:table-cell office:value-type="string" calcext:value-type="string">
            <text:p>11/15/2022</text:p>
          </table:table-cell>
          <table:table-cell/>
          <table:table-cell office:value-type="string" calcext:value-type="string">
            <text:p>ModelStream #007.1</text:p>
          </table:table-cell>
          <table:table-cell office:value-type="string" calcext:value-type="string">
            <text:p><text:a xlink:href="https://coda.io/d/_dTwB_SP81yq#Simple-list-view-of-Contacts-in-name-only_tu3f1/r137&amp;view=modal" xlink:type="simple">Conor Heins</text:a>,<text:a xlink:href="https://coda.io/d/_dTwB_SP81yq#Simple-list-view-of-Contacts-in-name-only_tu3f1/r158&amp;view=modal" xlink:type="simple">Daphne Demekas</text:a></text:p>
          </table:table-cell>
          <table:table-cell office:value-type="string" calcext:value-type="string">
            <text:p><text:a xlink:href="https://youtu.be/skf3sOM-7WI" xlink:type="simple">https://youtu.be/skf3sOM-7WI</text:a></text:p>
          </table:table-cell>
          <table:table-cell office:value-type="string" calcext:value-type="string">
            <text:p/>
          </table:table-cell>
          <table:table-cell/>
          <table:table-cell table:style-name="ce2" office:value-type="string" calcext:value-type="string">
            <text:p><text:a xlink:href="https://github.com/ActiveInferenceInstitute/ActiveInferenceJournal/tree/main/ModelStream/ModelStream_007" xlink:type="simple">https://github.com/ActiveInferenceInstitute/ActiveInferenceJournal/tree/main/ModelStream/ModelStream_007</text:a></text:p>
          </table:table-cell>
          <table:table-cell office:value-type="string" calcext:value-type="string">
            <text:p><text:a xlink:href="https://pymdp-rtd.readthedocs.io/en/latest/" xlink:type="simple">pymdp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277&amp;view=modal" xlink:type="simple">Jakub Smékal</text:a></text:p>
          </table:table-cell>
          <table:table-cell office:value-type="string" calcext:value-type="string">
            <text:p><text:a xlink:href="https://pymdp-rtd.readthedocs.io/en/latest/" xlink:type="simple">pymdp</text:a></text:p>
          </table:table-cell>
        </table:table-row>
        <table:table-row table:style-name="ro3">
          <table:table-cell office:value-type="string" calcext:value-type="string">
            <text:p>ModelStream</text:p>
          </table:table-cell>
          <table:table-cell office:value-type="string" calcext:value-type="string">
            <text:p>9/1/2022</text:p>
          </table:table-cell>
          <table:table-cell/>
          <table:table-cell office:value-type="string" calcext:value-type="string">
            <text:p>ModelStream #006.1</text:p>
          </table:table-cell>
          <table:table-cell office:value-type="string" calcext:value-type="string">
            <text:p><text:a xlink:href="https://coda.io/d/_dTwB_SP81yq#Simple-list-view-of-Contacts-in-name-only_tu3f1/r587&amp;view=modal" xlink:type="simple">Theophile Champion </text:a></text:p>
          </table:table-cell>
          <table:table-cell office:value-type="string" calcext:value-type="string">
            <text:p><text:a xlink:href="https://youtu.be/xBKRLG97cz4" xlink:type="simple">https://youtu.be/xBKRLG97cz4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arxiv.org/abs/2111.11107" xlink:type="simple">Branching Time Active Inference: the theory and its generality</text:a></text:p>
          </table:table-cell>
          <table:table-cell office:value-type="string" calcext:value-type="string">
            <text:p><text:a xlink:href="https://coda.io/d/_dTwB_SP81yq#Simple-list-view-of-Contacts-in-name-only_tu3f1/r42&amp;view=modal" xlink:type="simple">Ali Rahmjoo</text:a>,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arxiv.org/abs/2111.11107" xlink:type="simple">Branching Time Active Inference: the theory and its generality</text:a></text:p>
          </table:table-cell>
        </table:table-row>
        <table:table-row table:style-name="ro6">
          <table:table-cell office:value-type="string" calcext:value-type="string">
            <text:p>ModelStream</text:p>
          </table:table-cell>
          <table:table-cell office:value-type="string" calcext:value-type="string">
            <text:p>1/28/2022</text:p>
          </table:table-cell>
          <table:table-cell/>
          <table:table-cell office:value-type="string" calcext:value-type="string">
            <text:p>ModelStream #005.1</text:p>
          </table:table-cell>
          <table:table-cell office:value-type="string" calcext:value-type="string">
            <text:p><text:a xlink:href="https://coda.io/d/_dTwB_SP81yq#Simple-list-view-of-Contacts-in-name-only_tu3f1" xlink:type="simple">Pietro Mazzaglia</text:a>,<text:a xlink:href="https://coda.io/d/_dTwB_SP81yq#Simple-list-view-of-Contacts-in-name-only_tu3f1" xlink:type="simple">Tim Verbelen</text:a></text:p>
          </table:table-cell>
          <table:table-cell office:value-type="string" calcext:value-type="string">
            <text:p><text:a xlink:href="https://youtu.be/GR07coJNPUE" xlink:type="simple">https://youtu.be/GR07coJNPUE</text:a></text:p>
          </table:table-cell>
          <table:table-cell table:number-columns-repeated="3"/>
          <table:table-cell office:value-type="string" calcext:value-type="string">
            <text:p>Contrastive Active Inference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n/a</text:p>
          </table:table-cell>
        </table:table-row>
        <table:table-row table:style-name="ro15">
          <table:table-cell office:value-type="string" calcext:value-type="string">
            <text:p>ModelStream</text:p>
          </table:table-cell>
          <table:table-cell office:value-type="string" calcext:value-type="string">
            <text:p>8/19/2021</text:p>
          </table:table-cell>
          <table:table-cell/>
          <table:table-cell office:value-type="string" calcext:value-type="string">
            <text:p>ModelStream #004.1</text:p>
          </table:table-cell>
          <table:table-cell office:value-type="string" calcext:value-type="string">
            <text:p><text:a xlink:href="https://coda.io/d/_dTwB_SP81yq#Simple-list-view-of-Contacts-in-name-only_tu3f1/r647&amp;view=modal" xlink:type="simple">Dmitry Bagaev</text:a>,<text:a xlink:href="https://coda.io/d/_dTwB_SP81yq#Simple-list-view-of-Contacts-in-name-only_tu3f1/r94&amp;view=modal" xlink:type="simple">Bert de Vries</text:a>,<text:a xlink:href="https://coda.io/d/_dTwB_SP81yq#Simple-list-view-of-Contacts-in-name-only_tu3f1/r588&amp;view=modal" xlink:type="simple">Thijs W van de Laar</text:a></text:p>
          </table:table-cell>
          <table:table-cell office:value-type="string" calcext:value-type="string">
            <text:p><text:a xlink:href="https://youtu.be/uePR4DQv0yI" xlink:type="simple">https://youtu.be/uePR4DQv0yI</text:a></text:p>
          </table:table-cell>
          <table:table-cell table:number-columns-repeated="3"/>
          <table:table-cell office:value-type="string" calcext:value-type="string">
            <text:p>Implementing Active Inference by Message Passing in a Factor Graph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n/a</text:p>
          </table:table-cell>
        </table:table-row>
        <table:table-row table:style-name="ro15">
          <table:table-cell office:value-type="string" calcext:value-type="string">
            <text:p>ModelStream</text:p>
          </table:table-cell>
          <table:table-cell office:value-type="string" calcext:value-type="string">
            <text:p>5/27/2021</text:p>
          </table:table-cell>
          <table:table-cell/>
          <table:table-cell office:value-type="string" calcext:value-type="string">
            <text:p>ModelStream #003.1</text:p>
          </table:table-cell>
          <table:table-cell office:value-type="string" calcext:value-type="string">
            <text:p><text:a xlink:href="https://coda.io/d/_dTwB_SP81yq#Simple-list-view-of-Contacts-in-name-only_tu3f1/r464&amp;view=modal" xlink:type="simple">Ozan Catal </text:a>,<text:a xlink:href="https://coda.io/d/_dTwB_SP81yq#Simple-list-view-of-Contacts-in-name-only_tu3f1/r598&amp;view=modal" xlink:type="simple">Tim Verbelen</text:a></text:p>
          </table:table-cell>
          <table:table-cell office:value-type="string" calcext:value-type="string">
            <text:p><text:a xlink:href="https://youtu.be/G-S-kq42evw" xlink:type="simple">https://youtu.be/G-S-kq42evw</text:a></text:p>
          </table:table-cell>
          <table:table-cell table:number-columns-repeated="3"/>
          <table:table-cell office:value-type="string" calcext:value-type="string">
            <text:p>Learning Generative State Space Models for Active Inference</text:p>
          </table:table-cell>
          <table:table-cell table:style-name="ce5"/>
          <table:table-cell office:value-type="string" calcext:value-type="string">
            <text:p>n/a</text:p>
          </table:table-cell>
        </table:table-row>
        <table:table-row table:style-name="ro16">
          <table:table-cell office:value-type="string" calcext:value-type="string">
            <text:p>ModelStream</text:p>
          </table:table-cell>
          <table:table-cell office:value-type="string" calcext:value-type="string">
            <text:p>4/16/2021</text:p>
          </table:table-cell>
          <table:table-cell/>
          <table:table-cell office:value-type="string" calcext:value-type="string">
            <text:p>ModelStream #002.1</text:p>
          </table:table-cell>
          <table:table-cell office:value-type="string" calcext:value-type="string">
            <text:p><text:a xlink:href="https://coda.io/d/_dTwB_SP81yq#Simple-list-view-of-Contacts-in-name-only_tu3f1/r458&amp;view=modal" xlink:type="simple">Noor Sajid</text:a></text:p>
          </table:table-cell>
          <table:table-cell office:value-type="string" calcext:value-type="string">
            <text:p><text:a xlink:href="https://youtu.be/UDm0lriAIJw" xlink:type="simple">https://youtu.be/UDm0lriAIJw</text:a></text:p>
          </table:table-cell>
          <table:table-cell table:number-columns-repeated="3"/>
          <table:table-cell office:value-type="string" calcext:value-type="string">
            <text:p>Active Inference: Demystified and Compared</text:p>
          </table:table-cell>
          <table:table-cell table:style-name="ce5"/>
          <table:table-cell office:value-type="string" calcext:value-type="string">
            <text:p>n/a</text:p>
          </table:table-cell>
        </table:table-row>
        <table:table-row table:style-name="ro3">
          <table:table-cell office:value-type="string" calcext:value-type="string">
            <text:p>ModelStream</text:p>
          </table:table-cell>
          <table:table-cell office:value-type="string" calcext:value-type="string">
            <text:p>2/5/2021</text:p>
          </table:table-cell>
          <table:table-cell/>
          <table:table-cell office:value-type="string" calcext:value-type="string">
            <text:p>ModelStream #001.4</text:p>
          </table:table-cell>
          <table:table-cell office:value-type="string" calcext:value-type="string">
            <text:p><text:a xlink:href="https://coda.io/d/_dTwB_SP81yq#Simple-list-view-of-Contacts-in-name-only_tu3f1/r135&amp;view=modal" xlink:type="simple">Christopher Whyte</text:a>,<text:a xlink:href="https://coda.io/d/_dTwB_SP81yq#Simple-list-view-of-Contacts-in-name-only_tu3f1/r524&amp;view=modal" xlink:type="simple">Ryan Smith</text:a></text:p>
          </table:table-cell>
          <table:table-cell office:value-type="string" calcext:value-type="string">
            <text:p><text:a xlink:href="https://youtu.be/QRGaGmT-VFM" xlink:type="simple">https://youtu.be/QRGaGmT-VFM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www.sciencedirect.com/science/article/pii/S0022249621000973" xlink:type="simple">A step-by-step tutorial on active inference and its application to empirical data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www.sciencedirect.com/science/article/pii/S0022249621000973" xlink:type="simple">A step-by-step tutorial on active inference and its application to empirical data</text:a></text:p>
          </table:table-cell>
        </table:table-row>
        <table:table-row table:style-name="ro3">
          <table:table-cell office:value-type="string" calcext:value-type="string">
            <text:p>ModelStream</text:p>
          </table:table-cell>
          <table:table-cell office:value-type="string" calcext:value-type="string">
            <text:p>1/29/2021</text:p>
          </table:table-cell>
          <table:table-cell/>
          <table:table-cell office:value-type="string" calcext:value-type="string">
            <text:p>ModelStream #001.3</text:p>
          </table:table-cell>
          <table:table-cell office:value-type="string" calcext:value-type="string">
            <text:p><text:a xlink:href="https://coda.io/d/_dTwB_SP81yq#Simple-list-view-of-Contacts-in-name-only_tu3f1/r135&amp;view=modal" xlink:type="simple">Christopher Whyte</text:a>,<text:a xlink:href="https://coda.io/d/_dTwB_SP81yq#Simple-list-view-of-Contacts-in-name-only_tu3f1/r524&amp;view=modal" xlink:type="simple">Ryan Smith</text:a></text:p>
          </table:table-cell>
          <table:table-cell office:value-type="string" calcext:value-type="string">
            <text:p><text:a xlink:href="https://youtu.be/bDJbEofbvyk" xlink:type="simple">https://youtu.be/bDJbEofbvyk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www.sciencedirect.com/science/article/pii/S0022249621000973" xlink:type="simple">A step-by-step tutorial on active inference and its application to empirical data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424&amp;view=modal" xlink:type="simple">Max Murphy</text:a></text:p>
          </table:table-cell>
          <table:table-cell office:value-type="string" calcext:value-type="string">
            <text:p><text:a xlink:href="https://www.sciencedirect.com/science/article/pii/S0022249621000973" xlink:type="simple">A step-by-step tutorial on active inference and its application to empirical data</text:a></text:p>
          </table:table-cell>
        </table:table-row>
        <table:table-row table:style-name="ro3">
          <table:table-cell office:value-type="string" calcext:value-type="string">
            <text:p>ModelStream</text:p>
          </table:table-cell>
          <table:table-cell office:value-type="string" calcext:value-type="string">
            <text:p>1/22/2021</text:p>
          </table:table-cell>
          <table:table-cell/>
          <table:table-cell office:value-type="string" calcext:value-type="string">
            <text:p>ModelStream #001.2</text:p>
          </table:table-cell>
          <table:table-cell office:value-type="string" calcext:value-type="string">
            <text:p><text:a xlink:href="https://coda.io/d/_dTwB_SP81yq#Simple-list-view-of-Contacts-in-name-only_tu3f1/r135&amp;view=modal" xlink:type="simple">Christopher Whyte</text:a>,<text:a xlink:href="https://coda.io/d/_dTwB_SP81yq#Simple-list-view-of-Contacts-in-name-only_tu3f1/r524&amp;view=modal" xlink:type="simple">Ryan Smith</text:a></text:p>
          </table:table-cell>
          <table:table-cell office:value-type="string" calcext:value-type="string">
            <text:p><text:a xlink:href="https://youtu.be/bDJbEofbvyk" xlink:type="simple">https://youtu.be/bDJbEofbvyk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www.sciencedirect.com/science/article/pii/S0022249621000973" xlink:type="simple">A step-by-step tutorial on active inference and its application to empirical data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424&amp;view=modal" xlink:type="simple">Max Murphy</text:a></text:p>
          </table:table-cell>
          <table:table-cell office:value-type="string" calcext:value-type="string">
            <text:p><text:a xlink:href="https://www.sciencedirect.com/science/article/pii/S0022249621000973" xlink:type="simple">A step-by-step tutorial on active inference and its application to empirical data</text:a></text:p>
          </table:table-cell>
        </table:table-row>
        <table:table-row table:style-name="ro3">
          <table:table-cell office:value-type="string" calcext:value-type="string">
            <text:p>ModelStream</text:p>
          </table:table-cell>
          <table:table-cell office:value-type="string" calcext:value-type="string">
            <text:p>1/15/2021</text:p>
          </table:table-cell>
          <table:table-cell/>
          <table:table-cell office:value-type="string" calcext:value-type="string">
            <text:p>ModelStream #001.1</text:p>
          </table:table-cell>
          <table:table-cell office:value-type="string" calcext:value-type="string">
            <text:p><text:a xlink:href="https://coda.io/d/_dTwB_SP81yq#Simple-list-view-of-Contacts-in-name-only_tu3f1/r135&amp;view=modal" xlink:type="simple">Christopher Whyte</text:a>,<text:a xlink:href="https://coda.io/d/_dTwB_SP81yq#Simple-list-view-of-Contacts-in-name-only_tu3f1/r524&amp;view=modal" xlink:type="simple">Ryan Smith</text:a></text:p>
          </table:table-cell>
          <table:table-cell office:value-type="string" calcext:value-type="string">
            <text:p><text:a xlink:href="https://youtu.be/H5AolqFl2Nw" xlink:type="simple">https://youtu.be/H5AolqFl2Nw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www.sciencedirect.com/science/article/pii/S0022249621000973" xlink:type="simple">A step-by-step tutorial on active inference and its application to empirical data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424&amp;view=modal" xlink:type="simple">Max Murphy</text:a></text:p>
          </table:table-cell>
          <table:table-cell office:value-type="string" calcext:value-type="string">
            <text:p><text:a xlink:href="https://www.sciencedirect.com/science/article/pii/S0022249621000973" xlink:type="simple">A step-by-step tutorial on active inference and its application to empirical data</text:a></text:p>
          </table:table-cell>
        </table:table-row>
        <table:table-row table:style-name="ro17">
          <table:table-cell office:value-type="string" calcext:value-type="string">
            <text:p>GuestStream</text:p>
          </table:table-cell>
          <table:table-cell office:value-type="string" calcext:value-type="string">
            <text:p>11/1/2024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GuestStream </text:p>
          </table:table-cell>
          <table:table-cell office:value-type="string" calcext:value-type="string">
            <text:p><text:a xlink:href="https://coda.io/d/_dTwB_SP81yq#Simple-list-view-of-Contacts-in-name-only_tu3f1/r754&amp;view=modal" xlink:type="simple">Mohsen Jafari</text:a></text:p>
          </table:table-cell>
          <table:table-cell office:value-type="string" calcext:value-type="string">
            <text:p><text:a xlink:href="https://www.youtube.com/live/eZPshFv24_g" xlink:type="simple">https://www.youtube.com/live/eZPshFv24_g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arxiv.org/abs/2406.00211" xlink:type="simple">Navigating Autonomous Vehicle on Unmarked Roads with Diffusion-Based Motion Prediction and Active Inference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18">
          <table:table-cell office:value-type="string" calcext:value-type="string">
            <text:p>GuestStream</text:p>
          </table:table-cell>
          <table:table-cell office:value-type="string" calcext:value-type="string">
            <text:p>11/1/2024</text:p>
          </table:table-cell>
          <table:table-cell table:style-name="ce2" office:value-type="float" office:value="16.5" calcext:value-type="float">
            <text:p>16.5</text:p>
          </table:table-cell>
          <table:table-cell office:value-type="string" calcext:value-type="string">
            <text:p>GuestStream </text:p>
          </table:table-cell>
          <table:table-cell office:value-type="string" calcext:value-type="string">
            <text:p><text:a xlink:href="https://coda.io/d/_dTwB_SP81yq#Simple-list-view-of-Contacts-in-name-only_tu3f1/r786&amp;view=modal" xlink:type="simple">John Dall'Aglio</text:a></text:p>
          </table:table-cell>
          <table:table-cell office:value-type="string" calcext:value-type="string">
            <text:p><text:a xlink:href="https://www.youtube.com/live/b8meLjc8XHE" xlink:type="simple">https://www.youtube.com/live/b8meLjc8XHE</text:a></text:p>
          </table:table-cell>
          <table:table-cell table:number-columns-repeated="3"/>
          <table:table-cell office:value-type="string" calcext:value-type="string">
            <text:p>Consciousness Enjoying Uncertainty: Lacan, Neuropsychoanalysis, and Dual-Aspect Monism</text:p>
          </table:table-cell>
          <table:table-cell office:value-type="string" calcext:value-type="string">
            <text:p><text:a xlink:href="https://coda.io/d/_dTwB_SP81yq#Simple-list-view-of-Contacts-in-name-only_tu3f1/r332&amp;view=modal" xlink:type="simple">Karl J Friston</text:a>,<text:a xlink:href="https://coda.io/d/_dTwB_SP81yq#Simple-list-view-of-Contacts-in-name-only_tu3f1/r393&amp;view=modal" xlink:type="simple">Mark Solms</text:a>,<text:a xlink:href="https://coda.io/d/_dTwB_SP81yq#Simple-list-view-of-Contacts-in-name-only_tu3f1/r785&amp;view=modal" xlink:type="simple">Evert Boonstra</text:a></text:p>
          </table:table-cell>
          <table:table-cell table:style-name="ce5"/>
        </table:table-row>
        <table:table-row table:style-name="ro15">
          <table:table-cell office:value-type="string" calcext:value-type="string">
            <text:p>GuestStream</text:p>
          </table:table-cell>
          <table:table-cell office:value-type="string" calcext:value-type="string">
            <text:p>9/17/2024</text:p>
          </table:table-cell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GuestStream #088.1</text:p>
          </table:table-cell>
          <table:table-cell office:value-type="string" calcext:value-type="string">
            <text:p><text:a xlink:href="https://coda.io/d/_dTwB_SP81yq#Simple-list-view-of-Contacts-in-name-only_tu3f1/r787&amp;view=modal" xlink:type="simple">Hunar Ahmad Abdulrahman</text:a></text:p>
          </table:table-cell>
          <table:table-cell office:value-type="string" calcext:value-type="string">
            <text:p><text:a xlink:href="https://www.youtube.com/live/m__QjVPk98Y" xlink:type="simple">https://www.youtube.com/live/m__QjVPk98Y</text:a></text:p>
          </table:table-cell>
          <table:table-cell table:number-columns-repeated="3"/>
          <table:table-cell office:value-type="string" calcext:value-type="string">
            <text:p>What is the Limit of Our Brains in Predicting Future Events?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3">
          <table:table-cell office:value-type="string" calcext:value-type="string">
            <text:p>GuestStream</text:p>
          </table:table-cell>
          <table:table-cell office:value-type="string" calcext:value-type="string">
            <text:p>9/10/2024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GuestStream #087.2</text:p>
          </table:table-cell>
          <table:table-cell office:value-type="string" calcext:value-type="string">
            <text:p><text:a xlink:href="https://coda.io/d/_dTwB_SP81yq#Simple-list-view-of-Contacts-in-name-only_tu3f1/r310&amp;view=modal" xlink:type="simple">John Boik</text:a></text:p>
          </table:table-cell>
          <table:table-cell office:value-type="string" calcext:value-type="string">
            <text:p><text:a xlink:href="https://www.youtube.com/live/52eHP5ReG34" xlink:type="simple">https://www.youtube.com/live/52eHP5ReG34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osf.io/preprints/osf/muc29" xlink:type="simple">CogNarr Ecosystem: Preliminary Thoughts on a Story Graph Meaning Representation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3">
          <table:table-cell office:value-type="string" calcext:value-type="string">
            <text:p>GuestStream</text:p>
          </table:table-cell>
          <table:table-cell office:value-type="string" calcext:value-type="string">
            <text:p>9/5/2024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GuestStream #087.1</text:p>
          </table:table-cell>
          <table:table-cell office:value-type="string" calcext:value-type="string">
            <text:p><text:a xlink:href="https://coda.io/d/_dTwB_SP81yq#Simple-list-view-of-Contacts-in-name-only_tu3f1/r310&amp;view=modal" xlink:type="simple">John Boik</text:a></text:p>
          </table:table-cell>
          <table:table-cell office:value-type="string" calcext:value-type="string">
            <text:p><text:a xlink:href="https://www.youtube.com/live/0Cx5MTNxs-0" xlink:type="simple">https://www.youtube.com/live/0Cx5MTNxs-0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osf.io/preprints/osf/yhjt4" xlink:type="simple">CogNarr Ecosystem: Facilitating Group Cognition at Scale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6">
          <table:table-cell office:value-type="string" calcext:value-type="string">
            <text:p>GuestStream</text:p>
          </table:table-cell>
          <table:table-cell office:value-type="string" calcext:value-type="string">
            <text:p>8/20/2024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GuestStream #086.1</text:p>
          </table:table-cell>
          <table:table-cell office:value-type="string" calcext:value-type="string">
            <text:p><text:a xlink:href="https://coda.io/d/_dTwB_SP81yq#Simple-list-view-of-Contacts-in-name-only_tu3f1/r745&amp;view=modal" xlink:type="simple">Moein Khajehnejad</text:a>,<text:a xlink:href="https://coda.io/d/_dTwB_SP81yq#Simple-list-view-of-Contacts-in-name-only_tu3f1/r744&amp;view=modal" xlink:type="simple">Forough Habibollahi</text:a></text:p>
          </table:table-cell>
          <table:table-cell office:value-type="string" calcext:value-type="string">
            <text:p><text:a xlink:href="https://www.youtube.com/live/pYJUgEqS42U" xlink:type="simple">https://www.youtube.com/live/pYJUgEqS42U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arxiv.org/abs/2405.16946" xlink:type="simple">Biological Neurons Compete with Deep Reinforcement Learning in Sample Efficiency in a Simulated Gameworld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7">
          <table:table-cell office:value-type="string" calcext:value-type="string">
            <text:p>GuestStream</text:p>
          </table:table-cell>
          <table:table-cell office:value-type="string" calcext:value-type="string">
            <text:p>8/5/2024</text:p>
          </table:table-cell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GuestStream #085.1</text:p>
          </table:table-cell>
          <table:table-cell office:value-type="string" calcext:value-type="string">
            <text:p><text:a xlink:href="https://coda.io/d/_dTwB_SP81yq#Simple-list-view-of-Contacts-in-name-only_tu3f1/r753&amp;view=modal" xlink:type="simple">David Bloomin</text:a></text:p>
          </table:table-cell>
          <table:table-cell office:value-type="string" calcext:value-type="string">
            <text:p><text:a xlink:href="https://www.youtube.com/live/UB-TIIlmwlU" xlink:type="simple">https://www.youtube.com/live/UB-TIIlmwlU</text:a></text:p>
          </table:table-cell>
          <table:table-cell table:number-columns-repeated="3"/>
          <table:table-cell office:value-type="string" calcext:value-type="string">
            <text:p>[Deep] Learning Active Inference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5">
          <table:table-cell office:value-type="string" calcext:value-type="string">
            <text:p>GuestStream</text:p>
          </table:table-cell>
          <table:table-cell office:value-type="string" calcext:value-type="string">
            <text:p>7/29/2024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GuestStream #082.4</text:p>
          </table:table-cell>
          <table:table-cell office:value-type="string" calcext:value-type="string">
            <text:p><text:a xlink:href="https://coda.io/d/_dTwB_SP81yq#Simple-list-view-of-Contacts-in-name-only_tu3f1/r513&amp;view=modal" xlink:type="simple">Robert Worden</text:a></text:p>
          </table:table-cell>
          <table:table-cell office:value-type="string" calcext:value-type="string">
            <text:p><text:a xlink:href="https://www.youtube.com/live/zqOcywx40n8" xlink:type="simple">https://www.youtube.com/live/zqOcywx40n8</text:a></text:p>
          </table:table-cell>
          <table:table-cell table:number-columns-repeated="3"/>
          <table:table-cell office:value-type="string" calcext:value-type="string">
            <text:p>Assessment of the Brain Wave Hypothesis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167&amp;view=modal" xlink:type="simple">David Rudrauf</text:a>,<text:a xlink:href="https://coda.io/d/_dTwB_SP81yq#Simple-list-view-of-Contacts-in-name-only_tu3f1/r334&amp;view=modal" xlink:type="simple">Kenneth Williford</text:a>,<text:a xlink:href="https://coda.io/d/_dTwB_SP81yq#Simple-list-view-of-Contacts-in-name-only_tu3f1/r332&amp;view=modal" xlink:type="simple">Karl J Friston</text:a>,<text:a xlink:href="https://coda.io/d/_dTwB_SP81yq#Simple-list-view-of-Contacts-in-name-only_tu3f1/r34&amp;view=modal" xlink:type="simple">Alexander Ororbia</text:a></text:p>
          </table:table-cell>
          <table:table-cell table:style-name="ce5"/>
        </table:table-row>
        <table:table-row table:style-name="ro15">
          <table:table-cell office:value-type="string" calcext:value-type="string">
            <text:p>GuestStream</text:p>
          </table:table-cell>
          <table:table-cell office:value-type="string" calcext:value-type="string">
            <text:p>7/22/2024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GuestStream #082.3</text:p>
          </table:table-cell>
          <table:table-cell office:value-type="string" calcext:value-type="string">
            <text:p><text:a xlink:href="https://coda.io/d/_dTwB_SP81yq#Simple-list-view-of-Contacts-in-name-only_tu3f1/r513&amp;view=modal" xlink:type="simple">Robert Worden</text:a></text:p>
          </table:table-cell>
          <table:table-cell office:value-type="string" calcext:value-type="string">
            <text:p><text:a xlink:href="https://www.youtube.com/live/IvY4acL8YeA" xlink:type="simple">https://www.youtube.com/live/IvY4acL8YeA</text:a></text:p>
          </table:table-cell>
          <table:table-cell table:number-columns-repeated="3"/>
          <table:table-cell office:value-type="string" calcext:value-type="string">
            <text:p>The Projective Wave Theory of Consciousness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167&amp;view=modal" xlink:type="simple">David Rudrauf</text:a>,<text:a xlink:href="https://coda.io/d/_dTwB_SP81yq#Simple-list-view-of-Contacts-in-name-only_tu3f1/r334&amp;view=modal" xlink:type="simple">Kenneth Williford</text:a>,<text:a xlink:href="https://coda.io/d/_dTwB_SP81yq#Simple-list-view-of-Contacts-in-name-only_tu3f1/r332&amp;view=modal" xlink:type="simple">Karl J Friston</text:a></text:p>
          </table:table-cell>
          <table:table-cell table:style-name="ce5"/>
        </table:table-row>
        <table:table-row table:style-name="ro6">
          <table:table-cell office:value-type="string" calcext:value-type="string">
            <text:p>GuestStream</text:p>
          </table:table-cell>
          <table:table-cell office:value-type="string" calcext:value-type="string">
            <text:p>7/22/2024</text:p>
          </table:table-cell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GuestStream #084.1</text:p>
          </table:table-cell>
          <table:table-cell office:value-type="string" calcext:value-type="string">
            <text:p><text:a xlink:href="https://coda.io/d/_dTwB_SP81yq#Simple-list-view-of-Contacts-in-name-only_tu3f1/r750&amp;view=modal" xlink:type="simple">Raphael Milliere</text:a>,<text:a xlink:href="https://coda.io/d/_dTwB_SP81yq#Simple-list-view-of-Contacts-in-name-only_tu3f1/r749&amp;view=modal" xlink:type="simple">Charles Rathkopf</text:a></text:p>
          </table:table-cell>
          <table:table-cell office:value-type="string" calcext:value-type="string">
            <text:p><text:a xlink:href="https://www.youtube.com/live/Wn65WcYGQSA" xlink:type="simple">https://www.youtube.com/live/Wn65WcYGQSA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arxiv.org/abs/2407.03859" xlink:type="simple">Anthropocentric bias and the possibility of artificial cognition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15">
          <table:table-cell office:value-type="string" calcext:value-type="string">
            <text:p>GuestStream</text:p>
          </table:table-cell>
          <table:table-cell office:value-type="string" calcext:value-type="string">
            <text:p>7/18/2024</text:p>
          </table:table-cell>
          <table:table-cell table:style-name="ce2" office:value-type="float" office:value="14.5" calcext:value-type="float">
            <text:p>14.5</text:p>
          </table:table-cell>
          <table:table-cell office:value-type="string" calcext:value-type="string">
            <text:p>GuestStream #076.2</text:p>
          </table:table-cell>
          <table:table-cell office:value-type="string" calcext:value-type="string">
            <text:p><text:a xlink:href="https://coda.io/d/_dTwB_SP81yq#Simple-list-view-of-Contacts-in-name-only_tu3f1/r728&amp;view=modal" xlink:type="simple">Anna Pereira</text:a></text:p>
          </table:table-cell>
          <table:table-cell office:value-type="string" calcext:value-type="string">
            <text:p><text:a xlink:href="https://www.youtube.com/live/s8MLTd_HzRc" xlink:type="simple">https://www.youtube.com/live/s8MLTd_HzRc</text:a></text:p>
          </table:table-cell>
          <table:table-cell table:number-columns-repeated="3"/>
          <table:table-cell office:value-type="string" calcext:value-type="string">
            <text:p>Active Inference Circle Book Project and Things Update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3">
          <table:table-cell office:value-type="string" calcext:value-type="string">
            <text:p>GuestStream</text:p>
          </table:table-cell>
          <table:table-cell office:value-type="string" calcext:value-type="string">
            <text:p>7/17/2024</text:p>
          </table:table-cell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GuestStream #083.1</text:p>
          </table:table-cell>
          <table:table-cell office:value-type="string" calcext:value-type="string">
            <text:p><text:a xlink:href="https://coda.io/d/_dTwB_SP81yq#Simple-list-view-of-Contacts-in-name-only_tu3f1/r751&amp;view=modal" xlink:type="simple">Joshua Bongard</text:a></text:p>
          </table:table-cell>
          <table:table-cell office:value-type="string" calcext:value-type="string">
            <text:p><text:a xlink:href="https://www.youtube.com/live/yknM6SFlPPc" xlink:type="simple">https://www.youtube.com/live/yknM6SFlPPc</text:a></text:p>
          </table:table-cell>
          <table:table-cell table:number-columns-repeated="3"/>
          <table:table-cell office:value-type="string" calcext:value-type="string">
            <text:p>Embodied intelligence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16">
          <table:table-cell office:value-type="string" calcext:value-type="string">
            <text:p>GuestStream</text:p>
          </table:table-cell>
          <table:table-cell office:value-type="string" calcext:value-type="string">
            <text:p>6/3/2024</text:p>
          </table:table-cell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GuestStream #082.2</text:p>
          </table:table-cell>
          <table:table-cell office:value-type="string" calcext:value-type="string">
            <text:p><text:a xlink:href="https://coda.io/d/_dTwB_SP81yq#Simple-list-view-of-Contacts-in-name-only_tu3f1/r513&amp;view=modal" xlink:type="simple">Robert Worden</text:a></text:p>
          </table:table-cell>
          <table:table-cell office:value-type="string" calcext:value-type="string">
            <text:p><text:a xlink:href="https://www.youtube.com/watch?v=gMPa_xoOctU" xlink:type="simple">https://www.youtube.com/watch?v=gMPa_xoOctU</text:a></text:p>
          </table:table-cell>
          <table:table-cell table:number-columns-repeated="3"/>
          <table:table-cell office:value-type="string" calcext:value-type="string">
            <text:p>Three-dimensional Spatial Cognition: Bees and Bats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7">
          <table:table-cell office:value-type="string" calcext:value-type="string">
            <text:p>GuestStream</text:p>
          </table:table-cell>
          <table:table-cell office:value-type="string" calcext:value-type="string">
            <text:p>5/30/2024</text:p>
          </table:table-cell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GuestStream #084.1</text:p>
          </table:table-cell>
          <table:table-cell office:value-type="string" calcext:value-type="string">
            <text:p><text:a xlink:href="https://coda.io/d/_dTwB_SP81yq#Simple-list-view-of-Contacts-in-name-only_tu3f1/r737&amp;view=modal" xlink:type="simple">Jesse Gardner</text:a></text:p>
          </table:table-cell>
          <table:table-cell office:value-type="string" calcext:value-type="string">
            <text:p><text:a xlink:href="https://www.youtube.com/watch?v=Fc7bUNNdTfY" xlink:type="simple">https://www.youtube.com/watch?v=Fc7bUNNdTfY</text:a></text:p>
          </table:table-cell>
          <table:table-cell table:number-columns-repeated="3"/>
          <table:table-cell office:value-type="string" calcext:value-type="string">
            <text:p>The Nature of Habits and Agential Systems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3">
          <table:table-cell office:value-type="string" calcext:value-type="string">
            <text:p>GuestStream</text:p>
          </table:table-cell>
          <table:table-cell office:value-type="string" calcext:value-type="string">
            <text:p>5/10/2024</text:p>
          </table:table-cell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GuestStream #083.1</text:p>
          </table:table-cell>
          <table:table-cell office:value-type="string" calcext:value-type="string">
            <text:p><text:a xlink:href="https://coda.io/d/_dTwB_SP81yq#Simple-list-view-of-Contacts-in-name-only_tu3f1/r735&amp;view=modal" xlink:type="simple">Simon Wardley </text:a></text:p>
          </table:table-cell>
          <table:table-cell office:value-type="string" calcext:value-type="string">
            <text:p><text:a xlink:href="https://www.youtube.com/watch?v=15n6WN9jGrY" xlink:type="simple">https://www.youtube.com/watch?v=15n6WN9jGrY</text:a></text:p>
          </table:table-cell>
          <table:table-cell table:number-columns-repeated="3"/>
          <table:table-cell office:value-type="string" calcext:value-type="string">
            <text:p>Wardley Mapping</text:p>
          </table:table-cell>
          <table:table-cell office:value-type="string" calcext:value-type="string">
            <text:p><text:a xlink:href="https://coda.io/d/_dTwB_SP81yq#Simple-list-view-of-Contacts-in-name-only_tu3f1/r738&amp;view=modal" xlink:type="simple">Susan Hasty</text:a>,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15">
          <table:table-cell office:value-type="string" calcext:value-type="string">
            <text:p>GuestStream</text:p>
          </table:table-cell>
          <table:table-cell office:value-type="string" calcext:value-type="string">
            <text:p>4/29/2024</text:p>
          </table:table-cell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GuestStream #082.1</text:p>
          </table:table-cell>
          <table:table-cell office:value-type="string" calcext:value-type="string">
            <text:p><text:a xlink:href="https://coda.io/d/_dTwB_SP81yq#Simple-list-view-of-Contacts-in-name-only_tu3f1/r513&amp;view=modal" xlink:type="simple">Robert Worden</text:a></text:p>
          </table:table-cell>
          <table:table-cell office:value-type="string" calcext:value-type="string">
            <text:p><text:a xlink:href="https://www.youtube.com/watch?v=6gw6KEX10vo" xlink:type="simple">https://www.youtube.com/watch?v=6gw6KEX10vo</text:a></text:p>
          </table:table-cell>
          <table:table-cell table:number-columns-repeated="3"/>
          <table:table-cell office:value-type="string" calcext:value-type="string">
            <text:p>Bayesian Model-Based Cognition: The Requirement Equation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3">
          <table:table-cell office:value-type="string" calcext:value-type="string">
            <text:p>GuestStream</text:p>
          </table:table-cell>
          <table:table-cell office:value-type="string" calcext:value-type="string">
            <text:p>4/24/2024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GuestStream #081.1</text:p>
          </table:table-cell>
          <table:table-cell office:value-type="string" calcext:value-type="string">
            <text:p><text:a xlink:href="https://coda.io/d/_dTwB_SP81yq#Simple-list-view-of-Contacts-in-name-only_tu3f1/r731&amp;view=modal" xlink:type="simple">Hannah Biddell</text:a></text:p>
          </table:table-cell>
          <table:table-cell office:value-type="string" calcext:value-type="string">
            <text:p><text:a xlink:href="https://www.youtube.com/watch?v=Q-_YCWfO0b0" xlink:type="simple">https://www.youtube.com/watch?v=Q-_YCWfO0b0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academic.oup.com/nc/article/2024/1/niae011/7631817" xlink:type="simple">Arousal coherence, uncertainty, and well-being: an active inference account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6">
          <table:table-cell office:value-type="string" calcext:value-type="string">
            <text:p>GuestStream</text:p>
          </table:table-cell>
          <table:table-cell office:value-type="string" calcext:value-type="string">
            <text:p>4/22/2024</text:p>
          </table:table-cell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GuestStream #080.1</text:p>
          </table:table-cell>
          <table:table-cell office:value-type="string" calcext:value-type="string">
            <text:p><text:a xlink:href="https://coda.io/d/_dTwB_SP81yq#Simple-list-view-of-Contacts-in-name-only_tu3f1/r708&amp;view=modal" xlink:type="simple">Laura Desirée Di Paolo</text:a></text:p>
          </table:table-cell>
          <table:table-cell office:value-type="string" calcext:value-type="string">
            <text:p><text:a xlink:href="https://www.youtube.com/watch?v=viJt9sFqWdg" xlink:type="simple">https://www.youtube.com/watch?v=viJt9sFqWdg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osf.io/preprints/osf/zwa83" xlink:type="simple">Active Inference Goes to School. The Importance of Active Learning in the Age of Large Language Models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81&amp;view=modal" xlink:type="simple">Avel Guénin-Carlut</text:a></text:p>
          </table:table-cell>
          <table:table-cell office:value-type="string" calcext:value-type="string">
            <text:p><text:a xlink:href="https://osf.io/preprints/osf/zwa83" xlink:type="simple">Active Inference Goes to School. The Importance of Active Learning in the Age of Large Language Models</text:a></text:p>
          </table:table-cell>
        </table:table-row>
        <table:table-row table:style-name="ro3">
          <table:table-cell office:value-type="string" calcext:value-type="string">
            <text:p>GuestStream</text:p>
          </table:table-cell>
          <table:table-cell office:value-type="string" calcext:value-type="string">
            <text:p>4/3/2024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GuestStream #078.1</text:p>
          </table:table-cell>
          <table:table-cell office:value-type="string" calcext:value-type="string">
            <text:p><text:a xlink:href="https://coda.io/d/_dTwB_SP81yq#Simple-list-view-of-Contacts-in-name-only_tu3f1/r324&amp;view=modal" xlink:type="simple">Juan Diego Bogotá</text:a></text:p>
          </table:table-cell>
          <table:table-cell office:value-type="string" calcext:value-type="string">
            <text:p><text:a xlink:href="https://www.youtube.com/watch?v=BcepTxAv_xI" xlink:type="simple">https://www.youtube.com/watch?v=BcepTxAv_xI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link.springer.com/article/10.1007/s11097-024-09973-y" xlink:type="simple">What could come before time? Intertwining affectivity and temporality at the basis of intentionality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3">
          <table:table-cell office:value-type="string" calcext:value-type="string">
            <text:p>GuestStream</text:p>
          </table:table-cell>
          <table:table-cell office:value-type="string" calcext:value-type="string">
            <text:p>4/3/2024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GuestStream #077.1</text:p>
          </table:table-cell>
          <table:table-cell office:value-type="string" calcext:value-type="string">
            <text:p><text:a xlink:href="https://coda.io/d/_dTwB_SP81yq#Simple-list-view-of-Contacts-in-name-only_tu3f1/r720&amp;view=modal" xlink:type="simple">Gareth Lee Stubbs</text:a></text:p>
          </table:table-cell>
          <table:table-cell office:value-type="string" calcext:value-type="string">
            <text:p><text:a xlink:href="https://www.youtube.com/watch?v=xgMW47d8H2k" xlink:type="simple">https://www.youtube.com/watch?v=xgMW47d8H2k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www.frontiersin.org/journals/psychology/articles/10.3389/fpsyg.2024.1368265/full" xlink:type="simple">The Police Hunch: The Bayesian Brain, Active Inference, and the Free Energy Principle in Action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3">
          <table:table-cell office:value-type="string" calcext:value-type="string">
            <text:p>GuestStream</text:p>
          </table:table-cell>
          <table:table-cell office:value-type="string" calcext:value-type="string">
            <text:p>4/3/2024</text:p>
          </table:table-cell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GuestStream #079.1</text:p>
          </table:table-cell>
          <table:table-cell office:value-type="string" calcext:value-type="string">
            <text:p><text:a xlink:href="https://coda.io/d/_dTwB_SP81yq#Simple-list-view-of-Contacts-in-name-only_tu3f1/r525&amp;view=modal" xlink:type="simple">Ryota Kanai</text:a></text:p>
          </table:table-cell>
          <table:table-cell office:value-type="string" calcext:value-type="string">
            <text:p><text:a xlink:href="https://www.youtube.com/watch?v=7AtInJ-q7Hk" xlink:type="simple">https://www.youtube.com/watch?v=7AtInJ-q7Hk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osf.io/preprints/psyarxiv/zg27u" xlink:type="simple">Meta-representations as representations of processes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15">
          <table:table-cell office:value-type="string" calcext:value-type="string">
            <text:p>GuestStream</text:p>
          </table:table-cell>
          <table:table-cell office:value-type="string" calcext:value-type="string">
            <text:p>3/27/2024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GuestStream #076.1</text:p>
          </table:table-cell>
          <table:table-cell office:value-type="string" calcext:value-type="string">
            <text:p><text:a xlink:href="https://coda.io/d/_dTwB_SP81yq#Simple-list-view-of-Contacts-in-name-only_tu3f1/r728&amp;view=modal" xlink:type="simple">Anna Pereira</text:a></text:p>
          </table:table-cell>
          <table:table-cell office:value-type="string" calcext:value-type="string">
            <text:p><text:a xlink:href="https://www.youtube.com/watch?v=E6DZTYdQJik" xlink:type="simple">https://www.youtube.com/watch?v=E6DZTYdQJik</text:a></text:p>
          </table:table-cell>
          <table:table-cell table:number-columns-repeated="3"/>
          <table:table-cell office:value-type="string" calcext:value-type="string">
            <text:p>Wellness Science through the Lens of Active Inference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16">
          <table:table-cell office:value-type="string" calcext:value-type="string">
            <text:p>GuestStream</text:p>
          </table:table-cell>
          <table:table-cell office:value-type="string" calcext:value-type="string">
            <text:p>3/14/2024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GuestStream #075.1</text:p>
          </table:table-cell>
          <table:table-cell office:value-type="string" calcext:value-type="string">
            <text:p><text:a xlink:href="https://coda.io/d/_dTwB_SP81yq#Simple-list-view-of-Contacts-in-name-only_tu3f1/r682&amp;view=modal" xlink:type="simple">Tadayuki Matsumura 松村忠幸</text:a>,<text:a xlink:href="https://coda.io/d/_dTwB_SP81yq#Simple-list-view-of-Contacts-in-name-only_tu3f1/r680&amp;view=modal" xlink:type="simple">Hiroyuki Mizuno 水野弘之</text:a>,<text:a xlink:href="https://coda.io/d/_dTwB_SP81yq#Simple-list-view-of-Contacts-in-name-only_tu3f1/r681&amp;view=modal" xlink:type="simple">Kanako Esaki 江﨑佳奈子</text:a></text:p>
          </table:table-cell>
          <table:table-cell office:value-type="string" calcext:value-type="string">
            <text:p><text:a xlink:href="https://www.youtube.com/watch?v=vixLMftkUK0" xlink:type="simple">https://www.youtube.com/watch?v=vixLMftkUK0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direct.mit.edu/artl/article-abstract/doi/10.1162/artl_a_00416/118224/Active-Inference-With-Empathy-Mechanism-for?redirectedFrom=fulltext" xlink:type="simple">Active Inference With Empathy Mechanism for Socially Behaved Artificial Agents in Diverse Situations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direct.mit.edu/artl/article-abstract/doi/10.1162/artl_a_00416/118224/Active-Inference-With-Empathy-Mechanism-for?redirectedFrom=fulltext" xlink:type="simple">Active Inference With Empathy Mechanism for Socially Behaved Artificial Agents in Diverse Situations</text:a></text:p>
          </table:table-cell>
        </table:table-row>
        <table:table-row table:style-name="ro12">
          <table:table-cell office:value-type="string" calcext:value-type="string">
            <text:p>GuestStream</text:p>
          </table:table-cell>
          <table:table-cell office:value-type="string" calcext:value-type="string">
            <text:p>3/6/2024</text:p>
          </table:table-cell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GuestStream #074.1</text:p>
          </table:table-cell>
          <table:table-cell office:value-type="string" calcext:value-type="string">
            <text:p><text:a xlink:href="https://coda.io/d/_dTwB_SP81yq#Simple-list-view-of-Contacts-in-name-only_tu3f1/r40&amp;view=modal" xlink:type="simple">Alexey Tolchinsky</text:a></text:p>
          </table:table-cell>
          <table:table-cell office:value-type="string" calcext:value-type="string">
            <text:p><text:a xlink:href="https://www.youtube.com/watch?v=XX61J32RT9g" xlink:type="simple">https://www.youtube.com/watch?v=XX61J32RT9g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osf.io/preprints/psyarxiv/znxs5" xlink:type="simple">Narrative Fallacy and Other Limitations of Psychodynamic Case Formulation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703&amp;view=modal" xlink:type="simple">Ariane Bazan</text:a>,<text:a xlink:href="https://coda.io/d/_dTwB_SP81yq#Simple-list-view-of-Contacts-in-name-only_tu3f1/r704&amp;view=modal" xlink:type="simple">David Pincus</text:a>,<text:a xlink:href="https://coda.io/d/_dTwB_SP81yq#Simple-list-view-of-Contacts-in-name-only_tu3f1/r653&amp;view=modal" xlink:type="simple">Albert D’Hulst</text:a>,<text:a xlink:href="https://coda.io/d/_dTwB_SP81yq#Simple-list-view-of-Contacts-in-name-only_tu3f1/r107&amp;view=modal" xlink:type="simple">Bryn O’Reilly</text:a>,<text:a xlink:href="https://coda.io/d/_dTwB_SP81yq#Simple-list-view-of-Contacts-in-name-only_tu3f1/r705&amp;view=modal" xlink:type="simple">Gianfranco Buonfiglio</text:a>,<text:a xlink:href="https://coda.io/d/_dTwB_SP81yq#Simple-list-view-of-Contacts-in-name-only_tu3f1/r49&amp;view=modal" xlink:type="simple">Andrea Clarici</text:a></text:p>
          </table:table-cell>
          <table:table-cell office:value-type="string" calcext:value-type="string">
            <text:p><text:a xlink:href="https://osf.io/preprints/psyarxiv/znxs5" xlink:type="simple">Narrative Fallacy and Other Limitations of Psychodynamic Case Formulation</text:a></text:p>
          </table:table-cell>
        </table:table-row>
        <table:table-row table:style-name="ro5">
          <table:table-cell office:value-type="string" calcext:value-type="string">
            <text:p>GuestStream</text:p>
          </table:table-cell>
          <table:table-cell office:value-type="string" calcext:value-type="string">
            <text:p>3/3/2024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GuestStream #073.1</text:p>
          </table:table-cell>
          <table:table-cell office:value-type="string" calcext:value-type="string">
            <text:p><text:a xlink:href="https://coda.io/d/_dTwB_SP81yq#Simple-list-view-of-Contacts-in-name-only_tu3f1/r706&amp;view=modal" xlink:type="simple">Lachlan Kent</text:a></text:p>
          </table:table-cell>
          <table:table-cell office:value-type="string" calcext:value-type="string">
            <text:p><text:a xlink:href="https://youtube.com/live/ps3B2dfmK5Y" xlink:type="simple">https://youtube.com/live/ps3B2dfmK5Y</text:a></text:p>
          </table:table-cell>
          <table:table-cell table:number-columns-repeated="3"/>
          <table:table-cell office:value-type="string" calcext:value-type="string">
            <text:p>Mental gravity: Modelling the embodied self on the physical environment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61&amp;view=modal" xlink:type="simple">Anna Ciaunica</text:a></text:p>
          </table:table-cell>
          <table:table-cell table:style-name="ce5"/>
        </table:table-row>
        <table:table-row table:style-name="ro16">
          <table:table-cell office:value-type="string" calcext:value-type="string">
            <text:p>GuestStream</text:p>
          </table:table-cell>
          <table:table-cell office:value-type="string" calcext:value-type="string">
            <text:p>3/1/2024</text:p>
          </table:table-cell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GuestStream #072.1</text:p>
          </table:table-cell>
          <table:table-cell office:value-type="string" calcext:value-type="string">
            <text:p><text:a xlink:href="https://coda.io/d/_dTwB_SP81yq#Simple-list-view-of-Contacts-in-name-only_tu3f1/r716&amp;view=modal" xlink:type="simple">John Cook</text:a></text:p>
          </table:table-cell>
          <table:table-cell office:value-type="string" calcext:value-type="string">
            <text:p><text:a xlink:href="https://www.youtube.com/watch?v=jI3wnTbpkNo" xlink:type="simple">https://www.youtube.com/watch?v=jI3wnTbpkNo</text:a></text:p>
          </table:table-cell>
          <table:table-cell table:number-columns-repeated="3"/>
          <table:table-cell office:value-type="string" calcext:value-type="string">
            <text:p>Open Source AI: The truth is the first casualty in war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7">
          <table:table-cell office:value-type="string" calcext:value-type="string">
            <text:p>GuestStream</text:p>
          </table:table-cell>
          <table:table-cell office:value-type="string" calcext:value-type="string">
            <text:p>2/22/2024</text:p>
          </table:table-cell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GuestStream #071.1</text:p>
          </table:table-cell>
          <table:table-cell office:value-type="string" calcext:value-type="string">
            <text:p><text:a xlink:href="https://coda.io/d/_dTwB_SP81yq#Simple-list-view-of-Contacts-in-name-only_tu3f1/r524&amp;view=modal" xlink:type="simple">Ryan Smith</text:a>,<text:a xlink:href="https://coda.io/d/_dTwB_SP81yq#Simple-list-view-of-Contacts-in-name-only_tu3f1/r714&amp;view=modal" xlink:type="simple">Marishka Mehta</text:a>,<text:a xlink:href="https://coda.io/d/_dTwB_SP81yq#Simple-list-view-of-Contacts-in-name-only_tu3f1/r715&amp;view=modal" xlink:type="simple">Rowan Hodson</text:a></text:p>
          </table:table-cell>
          <table:table-cell office:value-type="string" calcext:value-type="string">
            <text:p><text:a xlink:href="https://www.youtube.com/watch?v=nss0y1P3nso" xlink:type="simple">https://www.youtube.com/watch?v=nss0y1P3nso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www.sciencedirect.com/science/article/abs/pii/S0149763423004426" xlink:type="simple">The empirical status of predictive coding and active inference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3">
          <table:table-cell office:value-type="string" calcext:value-type="string">
            <text:p>GuestStream</text:p>
          </table:table-cell>
          <table:table-cell office:value-type="string" calcext:value-type="string">
            <text:p>2/15/2024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GuestStream #066.2</text:p>
          </table:table-cell>
          <table:table-cell office:value-type="string" calcext:value-type="string">
            <text:p><text:a xlink:href="https://coda.io/d/_dTwB_SP81yq#Simple-list-view-of-Contacts-in-name-only_tu3f1/r675&amp;view=modal" xlink:type="simple">Adrian Bejan</text:a></text:p>
          </table:table-cell>
          <table:table-cell office:value-type="string" calcext:value-type="string">
            <text:p><text:a xlink:href="https://www.youtube.com/watch?v=UAtfOc3Q4_0" xlink:type="simple">https://www.youtube.com/watch?v=UAtfOc3Q4_0</text:a></text:p>
          </table:table-cell>
          <table:table-cell table:number-columns-repeated="3"/>
          <table:table-cell office:value-type="string" calcext:value-type="string">
            <text:p>Freedom and Evolution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738&amp;view=modal" xlink:type="simple">Susan Hasty</text:a></text:p>
          </table:table-cell>
          <table:table-cell table:style-name="ce5"/>
        </table:table-row>
        <table:table-row table:style-name="ro6">
          <table:table-cell office:value-type="string" calcext:value-type="string">
            <text:p>GuestStream</text:p>
          </table:table-cell>
          <table:table-cell office:value-type="string" calcext:value-type="string">
            <text:p>2/9/2024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GuestStream #070.1</text:p>
          </table:table-cell>
          <table:table-cell office:value-type="string" calcext:value-type="string">
            <text:p><text:a xlink:href="https://coda.io/d/_dTwB_SP81yq#Simple-list-view-of-Contacts-in-name-only_tu3f1/r710&amp;view=modal" xlink:type="simple">Jerry Michalski</text:a></text:p>
          </table:table-cell>
          <table:table-cell office:value-type="string" calcext:value-type="string">
            <text:p><text:a xlink:href="https://www.youtube.com/watch?v=FNgAL97_uwE" xlink:type="simple">https://www.youtube.com/watch?v=FNgAL97_uwE</text:a></text:p>
          </table:table-cell>
          <table:table-cell table:number-columns-repeated="3"/>
          <table:table-cell office:value-type="string" calcext:value-type="string">
            <text:p>Practical Collective Sensemaking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6">
          <table:table-cell office:value-type="string" calcext:value-type="string">
            <text:p>GuestStream</text:p>
          </table:table-cell>
          <table:table-cell office:value-type="string" calcext:value-type="string">
            <text:p>2/6/2024</text:p>
          </table:table-cell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GuestStream #069.1</text:p>
          </table:table-cell>
          <table:table-cell office:value-type="string" calcext:value-type="string">
            <text:p><text:a xlink:href="https://coda.io/d/_dTwB_SP81yq#Simple-list-view-of-Contacts-in-name-only_tu3f1/r713&amp;view=modal" xlink:type="simple">Andrew McLuhan</text:a></text:p>
          </table:table-cell>
          <table:table-cell office:value-type="string" calcext:value-type="string">
            <text:p><text:a xlink:href="https://www.youtube.com/watch?v=Q0ySDpKFrPA" xlink:type="simple">https://www.youtube.com/watch?v=Q0ySDpKFrPA</text:a></text:p>
          </table:table-cell>
          <table:table-cell table:number-columns-repeated="3"/>
          <table:table-cell office:value-type="string" calcext:value-type="string">
            <text:p>Marshall McLuhan and Project 69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12">
          <table:table-cell office:value-type="string" calcext:value-type="string">
            <text:p>GuestStream</text:p>
          </table:table-cell>
          <table:table-cell office:value-type="string" calcext:value-type="string">
            <text:p>1/23/2024</text:p>
          </table:table-cell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GuestStream #068.1</text:p>
          </table:table-cell>
          <table:table-cell office:value-type="string" calcext:value-type="string">
            <text:p><text:a xlink:href="https://coda.io/d/_dTwB_SP81yq#Simple-list-view-of-Contacts-in-name-only_tu3f1/r676&amp;view=modal" xlink:type="simple">Darius Parvizi-Wayne</text:a></text:p>
          </table:table-cell>
          <table:table-cell office:value-type="string" calcext:value-type="string">
            <text:p><text:a xlink:href="https://www.youtube.com/watch?v=3QpD4fXqQ7w" xlink:type="simple">https://www.youtube.com/watch?v=3QpD4fXqQ7w</text:a></text:p>
          </table:table-cell>
          <table:table-cell table:number-columns-repeated="3"/>
          <table:table-cell office:value-type="string" calcext:value-type="string">
            <text:p>Distrusting the policy: how inference over action shapes our experience of temporality in flow states and life more broadly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Distrusting the policy: how inference over action shapes our experience of temporality in flow states and life more broadly</text:p>
          </table:table-cell>
        </table:table-row>
        <table:table-row table:style-name="ro12">
          <table:table-cell office:value-type="string" calcext:value-type="string">
            <text:p>GuestStream</text:p>
          </table:table-cell>
          <table:table-cell office:value-type="string" calcext:value-type="string">
            <text:p>12/7/2023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GuestStream #067.1</text:p>
          </table:table-cell>
          <table:table-cell office:value-type="string" calcext:value-type="string">
            <text:p><text:a xlink:href="https://coda.io/d/_dTwB_SP81yq#Simple-list-view-of-Contacts-in-name-only_tu3f1/r677&amp;view=modal" xlink:type="simple">Andrés Corrada</text:a></text:p>
          </table:table-cell>
          <table:table-cell office:value-type="string" calcext:value-type="string">
            <text:p><text:a xlink:href="https://www.youtube.com/watch?v=HThdpvQzA4o" xlink:type="simple">https://www.youtube.com/watch?v=HThdpvQzA4o</text:a></text:p>
          </table:table-cell>
          <table:table-cell table:number-columns-repeated="3"/>
          <table:table-cell office:value-type="string" calcext:value-type="string">
            <text:p>The logic of NTQR evaluations of noisy judges: Complete postulates and logically consistent error correlation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277&amp;view=modal" xlink:type="simple">Jakub Smékal</text:a></text:p>
          </table:table-cell>
          <table:table-cell table:style-name="ce5"/>
        </table:table-row>
        <table:table-row table:style-name="ro6">
          <table:table-cell office:value-type="string" calcext:value-type="string">
            <text:p>GuestStream</text:p>
          </table:table-cell>
          <table:table-cell office:value-type="string" calcext:value-type="string">
            <text:p>12/6/2023</text:p>
          </table:table-cell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GuestStream #065.1</text:p>
          </table:table-cell>
          <table:table-cell office:value-type="string" calcext:value-type="string">
            <text:p><text:a xlink:href="https://coda.io/d/_dTwB_SP81yq#Simple-list-view-of-Contacts-in-name-only_tu3f1/r671&amp;view=modal" xlink:type="simple">Phoebe Klett</text:a></text:p>
          </table:table-cell>
          <table:table-cell office:value-type="string" calcext:value-type="string">
            <text:p><text:a xlink:href="https://www.youtube.com/watch?v=eMtgUJl68jg" xlink:type="simple">https://www.youtube.com/watch?v=eMtgUJl68jg</text:a></text:p>
          </table:table-cell>
          <table:table-cell table:number-columns-repeated="3"/>
          <table:table-cell office:value-type="string" calcext:value-type="string">
            <text:p>Towards Bayesian World Models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678&amp;view=modal" xlink:type="simple">Dan Simpson</text:a></text:p>
          </table:table-cell>
          <table:table-cell table:style-name="ce5"/>
        </table:table-row>
        <table:table-row table:style-name="ro7">
          <table:table-cell office:value-type="string" calcext:value-type="string">
            <text:p>GuestStream</text:p>
          </table:table-cell>
          <table:table-cell office:value-type="string" calcext:value-type="string">
            <text:p>12/6/2023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GuestStream #066.1</text:p>
          </table:table-cell>
          <table:table-cell office:value-type="string" calcext:value-type="string">
            <text:p><text:a xlink:href="https://coda.io/d/_dTwB_SP81yq#Simple-list-view-of-Contacts-in-name-only_tu3f1/r675&amp;view=modal" xlink:type="simple">Adrian Bejan</text:a></text:p>
          </table:table-cell>
          <table:table-cell office:value-type="string" calcext:value-type="string">
            <text:p><text:a xlink:href="https://www.youtube.com/watch?v=rF3zyjv2Drw" xlink:type="simple">https://www.youtube.com/watch?v=rF3zyjv2Drw</text:a></text:p>
          </table:table-cell>
          <table:table-cell table:number-columns-repeated="3"/>
          <table:table-cell office:value-type="string" calcext:value-type="string">
            <text:p>The Physics of Life: How to Predict Evolution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738&amp;view=modal" xlink:type="simple">Susan Hasty</text:a></text:p>
          </table:table-cell>
          <table:table-cell table:style-name="ce5"/>
        </table:table-row>
        <table:table-row table:style-name="ro3">
          <table:table-cell office:value-type="string" calcext:value-type="string">
            <text:p>GuestStream</text:p>
          </table:table-cell>
          <table:table-cell office:value-type="string" calcext:value-type="string">
            <text:p>11/29/2023</text:p>
          </table:table-cell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GuestStream #064.1</text:p>
          </table:table-cell>
          <table:table-cell office:value-type="string" calcext:value-type="string">
            <text:p><text:a xlink:href="https://coda.io/d/_dTwB_SP81yq#Simple-list-view-of-Contacts-in-name-only_tu3f1/r189&amp;view=modal" xlink:type="simple">Elliot Murphy</text:a></text:p>
          </table:table-cell>
          <table:table-cell office:value-type="string" calcext:value-type="string">
            <text:p><text:a xlink:href="https://www.youtube.com/watch?v=PQGoQYpyqUY" xlink:type="simple">https://www.youtube.com/watch?v=PQGoQYpyqUY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www.sciencedirect.com/science/article/pii/S091160442300057X?" xlink:type="simple">ROSE: A neurocomputational architecture for syntax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3">
          <table:table-cell office:value-type="string" calcext:value-type="string">
            <text:p>GuestStream</text:p>
          </table:table-cell>
          <table:table-cell office:value-type="string" calcext:value-type="string">
            <text:p>11/7/2023</text:p>
          </table:table-cell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GuestStream #063.1</text:p>
          </table:table-cell>
          <table:table-cell office:value-type="string" calcext:value-type="string">
            <text:p><text:a xlink:href="https://coda.io/d/_dTwB_SP81yq#Simple-list-view-of-Contacts-in-name-only_tu3f1/r431&amp;view=modal" xlink:type="simple">Michał Piekarski</text:a></text:p>
          </table:table-cell>
          <table:table-cell office:value-type="string" calcext:value-type="string">
            <text:p><text:a xlink:href="https://www.youtube.com/watch?v=6Yr_g9j4kso" xlink:type="simple">https://www.youtube.com/watch?v=6Yr_g9j4kso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philsci-archive.pitt.edu/22350/" xlink:type="simple">Incorporating (variational) free energy models into mechanisms: the case of predictive processing under the free energy principle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www.sciencedirect.com/science/article/pii/S091160442300057X?" xlink:type="simple">ROSE: A neurocomputational architecture for syntax</text:a></text:p>
          </table:table-cell>
        </table:table-row>
        <table:table-row table:style-name="ro16">
          <table:table-cell office:value-type="string" calcext:value-type="string">
            <text:p>GuestStream</text:p>
          </table:table-cell>
          <table:table-cell office:value-type="string" calcext:value-type="string">
            <text:p>10/30/2023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GuestStream #062.1</text:p>
          </table:table-cell>
          <table:table-cell office:value-type="string" calcext:value-type="string">
            <text:p><text:a xlink:href="https://coda.io/d/_dTwB_SP81yq#Simple-list-view-of-Contacts-in-name-only_tu3f1/r661&amp;view=modal" xlink:type="simple">Michael Carl</text:a></text:p>
          </table:table-cell>
          <table:table-cell office:value-type="string" calcext:value-type="string">
            <text:p><text:a xlink:href="https://www.youtube.com/watch?v=ciFMH8svne4" xlink:type="simple">https://www.youtube.com/watch?v=ciFMH8svne4</text:a></text:p>
          </table:table-cell>
          <table:table-cell table:number-columns-repeated="3"/>
          <table:table-cell office:value-type="string" calcext:value-type="string">
            <text:p>Deep temporal Models of the Translation Process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673&amp;view=modal" xlink:type="simple">Fabio Alves</text:a>,<text:a xlink:href="https://coda.io/d/_dTwB_SP81yq#Simple-list-view-of-Contacts-in-name-only_tu3f1/r674&amp;view=modal" xlink:type="simple">Moritz Schaeffer</text:a></text:p>
          </table:table-cell>
          <table:table-cell table:style-name="ce5"/>
        </table:table-row>
        <table:table-row table:style-name="ro3">
          <table:table-cell office:value-type="string" calcext:value-type="string">
            <text:p>GuestStream</text:p>
          </table:table-cell>
          <table:table-cell office:value-type="string" calcext:value-type="string">
            <text:p>10/20/2023</text:p>
          </table:table-cell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GuestStream #061.1</text:p>
          </table:table-cell>
          <table:table-cell office:value-type="string" calcext:value-type="string">
            <text:p><text:a xlink:href="https://coda.io/d/_dTwB_SP81yq#Simple-list-view-of-Contacts-in-name-only_tu3f1/r670&amp;view=modal" xlink:type="simple">Shagor Rahman</text:a></text:p>
          </table:table-cell>
          <table:table-cell office:value-type="string" calcext:value-type="string">
            <text:p><text:a xlink:href="https://www.youtube.com/watch?v=vh8Q6Bc-TQA" xlink:type="simple">https://www.youtube.com/watch?v=vh8Q6Bc-TQA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www.frontiersin.org/articles/10.3389/fsoc.2023.1269621/full" xlink:type="simple">Myth of objectivity and the origin of symbols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www.frontiersin.org/articles/10.3389/fsoc.2023.1269621/full" xlink:type="simple">Myth of objectivity and the origin of symbols</text:a></text:p>
          </table:table-cell>
        </table:table-row>
        <table:table-row table:style-name="ro13">
          <table:table-cell office:value-type="string" calcext:value-type="string">
            <text:p>GuestStream</text:p>
          </table:table-cell>
          <table:table-cell office:value-type="string" calcext:value-type="string">
            <text:p>10/18/2023</text:p>
          </table:table-cell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GuestStream #059.1</text:p>
          </table:table-cell>
          <table:table-cell office:value-type="string" calcext:value-type="string">
            <text:p><text:a xlink:href="https://coda.io/d/_dTwB_SP81yq#Simple-list-view-of-Contacts-in-name-only_tu3f1/r665&amp;view=modal" xlink:type="simple">David Tuckett</text:a></text:p>
          </table:table-cell>
          <table:table-cell office:value-type="string" calcext:value-type="string">
            <text:p><text:a xlink:href="https://www.youtube.com/watch?v=knhfxLxyeyQ" xlink:type="simple">https://www.youtube.com/watch?v=knhfxLxyeyQ</text:a></text:p>
          </table:table-cell>
          <table:table-cell table:style-name="ce2" office:value-type="string" calcext:value-type="string">
            <text:p><text:a xlink:href="https://docs.google.com/presentation/d/1ZzIogQjR5Q6mjS5ddOrtxnkrmoex27K5/edit?usp=sharing&amp;ouid=110161765628389345468&amp;rtpof=true&amp;sd=true" xlink:type="simple">https://docs.google.com/presentation/d/1ZzIogQjR5Q6mjS5ddOrtxnkrmoex27K5/edit?usp=sharing&amp;ouid=110161765628389345468&amp;rtpof=true&amp;sd=true</text:a></text:p>
          </table:table-cell>
          <table:table-cell table:style-name="ce2" office:value-type="string" calcext:value-type="string">
            <text:p>https://docs.google.com/presentation/d/1ZzIogQjR5Q6mjS5ddOrtxnkrmoex27K5/edit?usp=sharing&amp;ouid=110161765628389345468&amp;rtpof=true&amp;sd=tru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www.cambridge.org/core/journals/behavioral-and-brain-sciences/article/conviction-narrative-theory-a-theory-of-choice-under-radical-uncertainty/A952C601339C479DB8CBBDA46BD3C1F9" xlink:type="simple">Conviction Narrative Theory: A theory of choice under radical uncertainty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www.cambridge.org/core/journals/behavioral-and-brain-sciences/article/conviction-narrative-theory-a-theory-of-choice-under-radical-uncertainty/A952C601339C479DB8CBBDA46BD3C1F9" xlink:type="simple">Conviction Narrative Theory: A theory of choice under radical uncertainty</text:a></text:p>
          </table:table-cell>
        </table:table-row>
        <table:table-row table:style-name="ro15">
          <table:table-cell office:value-type="string" calcext:value-type="string">
            <text:p>GuestStream</text:p>
          </table:table-cell>
          <table:table-cell office:value-type="string" calcext:value-type="string">
            <text:p>10/18/2023</text:p>
          </table:table-cell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GuestStream #060.1</text:p>
          </table:table-cell>
          <table:table-cell office:value-type="string" calcext:value-type="string">
            <text:p><text:a xlink:href="https://coda.io/d/_dTwB_SP81yq#Simple-list-view-of-Contacts-in-name-only_tu3f1/r667&amp;view=modal" xlink:type="simple">Kristen Whittle</text:a></text:p>
          </table:table-cell>
          <table:table-cell office:value-type="string" calcext:value-type="string">
            <text:p><text:a xlink:href="https://www.youtube.com/watch?v=TubYmyvsynA" xlink:type="simple">https://www.youtube.com/watch?v=TubYmyvsynA</text:a></text:p>
          </table:table-cell>
          <table:table-cell table:number-columns-repeated="3"/>
          <table:table-cell office:value-type="string" calcext:value-type="string">
            <text:p>Reflections and implications of a naïve attitude to architecture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7">
          <table:table-cell office:value-type="string" calcext:value-type="string">
            <text:p>GuestStream</text:p>
          </table:table-cell>
          <table:table-cell office:value-type="string" calcext:value-type="string">
            <text:p>9/19/2023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GuestStream #058.1</text:p>
          </table:table-cell>
          <table:table-cell office:value-type="string" calcext:value-type="string">
            <text:p><text:a xlink:href="https://coda.io/d/_dTwB_SP81yq#Simple-list-view-of-Contacts-in-name-only_tu3f1/r332&amp;view=modal" xlink:type="simple">Karl J Friston</text:a>,<text:a xlink:href="https://coda.io/d/_dTwB_SP81yq#Simple-list-view-of-Contacts-in-name-only_tu3f1/r645&amp;view=modal" xlink:type="simple">Cheng-Ming Chuong</text:a>,<text:a xlink:href="https://coda.io/d/_dTwB_SP81yq#Simple-list-view-of-Contacts-in-name-only_tu3f1/r664&amp;view=modal" xlink:type="simple">Andrew Schwartz</text:a></text:p>
          </table:table-cell>
          <table:table-cell office:value-type="string" calcext:value-type="string">
            <text:p><text:a xlink:href="https://www.youtube.com/watch?v=Sz7ZP2N6DuE" xlink:type="simple">https://www.youtube.com/watch?v=Sz7ZP2N6DuE</text:a></text:p>
          </table:table-cell>
          <table:table-cell table:number-columns-repeated="3"/>
          <table:table-cell office:value-type="string" calcext:value-type="string">
            <text:p>Working with Gerald Edelman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15">
          <table:table-cell office:value-type="string" calcext:value-type="string">
            <text:p>GuestStream</text:p>
          </table:table-cell>
          <table:table-cell office:value-type="string" calcext:value-type="string">
            <text:p>9/18/2023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GuestStream #057.1</text:p>
          </table:table-cell>
          <table:table-cell office:value-type="string" calcext:value-type="string">
            <text:p><text:a xlink:href="https://coda.io/d/_dTwB_SP81yq#Simple-list-view-of-Contacts-in-name-only_tu3f1/r654&amp;view=modal" xlink:type="simple">Andy Keller</text:a></text:p>
          </table:table-cell>
          <table:table-cell office:value-type="string" calcext:value-type="string">
            <text:p><text:a xlink:href="https://www.youtube.com/watch?v=1uIRljnLtc4" xlink:type="simple">https://www.youtube.com/watch?v=1uIRljnLtc4</text:a></text:p>
          </table:table-cell>
          <table:table-cell table:number-columns-repeated="3"/>
          <table:table-cell office:value-type="string" calcext:value-type="string">
            <text:p>Natural Neural Structure in Artificial Neural Networks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14">
          <table:table-cell office:value-type="string" calcext:value-type="string">
            <text:p>GuestStream</text:p>
          </table:table-cell>
          <table:table-cell office:value-type="string" calcext:value-type="string">
            <text:p>9/15/2023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GuestStream #056.1</text:p>
          </table:table-cell>
          <table:table-cell office:value-type="string" calcext:value-type="string">
            <text:p><text:a xlink:href="https://coda.io/d/_dTwB_SP81yq#Simple-list-view-of-Contacts-in-name-only_tu3f1/r656&amp;view=modal" xlink:type="simple">Grégoire Sergeant</text:a></text:p>
          </table:table-cell>
          <table:table-cell office:value-type="string" calcext:value-type="string">
            <text:p><text:a xlink:href="https://www.youtube.com/watch?v=h0Tfm2lw6PQ" xlink:type="simple">https://www.youtube.com/watch?v=h0Tfm2lw6PQ</text:a></text:p>
          </table:table-cell>
          <table:table-cell table:number-columns-repeated="3"/>
          <table:table-cell office:value-type="string" calcext:value-type="string">
            <text:p>Agency with structured latent state-spaces: a model for computational phenomenology.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167&amp;view=modal" xlink:type="simple">David Rudrauf</text:a></text:p>
          </table:table-cell>
          <table:table-cell table:style-name="ce5"/>
        </table:table-row>
        <table:table-row table:style-name="ro3">
          <table:table-cell office:value-type="string" calcext:value-type="string">
            <text:p>GuestStream</text:p>
          </table:table-cell>
          <table:table-cell office:value-type="string" calcext:value-type="string">
            <text:p>8/30/2023</text:p>
          </table:table-cell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GuestStream #055.1</text:p>
          </table:table-cell>
          <table:table-cell office:value-type="string" calcext:value-type="string">
            <text:p><text:a xlink:href="https://coda.io/d/_dTwB_SP81yq#Simple-list-view-of-Contacts-in-name-only_tu3f1/r286&amp;view=modal" xlink:type="simple">James Pang</text:a>,<text:a xlink:href="https://coda.io/d/_dTwB_SP81yq#Simple-list-view-of-Contacts-in-name-only_tu3f1/r30&amp;view=modal" xlink:type="simple">Alex Fornito</text:a></text:p>
          </table:table-cell>
          <table:table-cell office:value-type="string" calcext:value-type="string">
            <text:p><text:a xlink:href="https://www.youtube.com/watch?v=a4DC1YCVpsU" xlink:type="simple">https://www.youtube.com/watch?v=a4DC1YCVpsU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www.nature.com/articles/s41586-023-06098-1" xlink:type="simple">Geometric constraints on human brain function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www.nature.com/articles/s41586-023-06098-1" xlink:type="simple">Geometric constraints on human brain function</text:a></text:p>
          </table:table-cell>
        </table:table-row>
        <table:table-row table:style-name="ro16">
          <table:table-cell office:value-type="string" calcext:value-type="string">
            <text:p>GuestStream</text:p>
          </table:table-cell>
          <table:table-cell office:value-type="string" calcext:value-type="string">
            <text:p>8/25/2023</text:p>
          </table:table-cell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GuestStream #054.1</text:p>
          </table:table-cell>
          <table:table-cell office:value-type="string" calcext:value-type="string">
            <text:p><text:a xlink:href="https://coda.io/d/_dTwB_SP81yq#Simple-list-view-of-Contacts-in-name-only_tu3f1/r642&amp;view=modal" xlink:type="simple">Andrés Gómez-Emilsson</text:a>,<text:a xlink:href="https://coda.io/d/_dTwB_SP81yq#Simple-list-view-of-Contacts-in-name-only_tu3f1/r643&amp;view=modal" xlink:type="simple">Chris Percy</text:a></text:p>
          </table:table-cell>
          <table:table-cell office:value-type="string" calcext:value-type="string">
            <text:p><text:a xlink:href="https://www.youtube.com/watch?v=bhLPZaLmi2k" xlink:type="simple">https://www.youtube.com/watch?v=bhLPZaLmi2k</text:a></text:p>
          </table:table-cell>
          <table:table-cell table:number-columns-repeated="3"/>
          <table:table-cell office:value-type="string" calcext:value-type="string">
            <text:p>Electromagnetic Field Topology Consciousness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www.frontiersin.org/articles/10.3389/fnhum.2023.1233119/full" xlink:type="simple">Don’t forget the boundary problem! How EM field topology can address the overlooked cousin to the binding problem for consciousness</text:a></text:p>
          </table:table-cell>
        </table:table-row>
        <table:table-row table:style-name="ro12">
          <table:table-cell office:value-type="string" calcext:value-type="string">
            <text:p>GuestStream</text:p>
          </table:table-cell>
          <table:table-cell office:value-type="string" calcext:value-type="string">
            <text:p>8/23/2023</text:p>
          </table:table-cell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GuestStream #053.1</text:p>
          </table:table-cell>
          <table:table-cell office:value-type="string" calcext:value-type="string">
            <text:p><text:a xlink:href="https://coda.io/d/_dTwB_SP81yq#Simple-list-view-of-Contacts-in-name-only_tu3f1/r393&amp;view=modal" xlink:type="simple">Mark Solms</text:a>,<text:a xlink:href="https://coda.io/d/_dTwB_SP81yq#Simple-list-view-of-Contacts-in-name-only_tu3f1/r40&amp;view=modal" xlink:type="simple">Alexey Tolchinsky</text:a>,<text:a xlink:href="https://coda.io/d/_dTwB_SP81yq#Simple-list-view-of-Contacts-in-name-only_tu3f1/r49&amp;view=modal" xlink:type="simple">Andrea Clarici</text:a>,<text:a xlink:href="https://coda.io/d/_dTwB_SP81yq#Simple-list-view-of-Contacts-in-name-only_tu3f1/r435&amp;view=modal" xlink:type="simple">Michael Levin</text:a>,<text:a xlink:href="https://coda.io/d/_dTwB_SP81yq#Simple-list-view-of-Contacts-in-name-only_tu3f1/r107&amp;view=modal" xlink:type="simple">Bryn O’Reilly</text:a>,<text:a xlink:href="https://coda.io/d/_dTwB_SP81yq#Simple-list-view-of-Contacts-in-name-only_tu3f1/r653&amp;view=modal" xlink:type="simple">Albert D’Hulst</text:a></text:p>
          </table:table-cell>
          <table:table-cell office:value-type="string" calcext:value-type="string">
            <text:p><text:a xlink:href="https://www.youtube.com/watch?v=_GHJO_bnyrY" xlink:type="simple">https://www.youtube.com/watch?v=_GHJO_bnyrY</text:a></text:p>
          </table:table-cell>
          <table:table-cell table:style-name="ce2" office:value-type="string" calcext:value-type="string">
            <text:p><text:a xlink:href="https://drive.google.com/file/d/1cpwIjIAouafDhoIedogmZE6-V8Aru-JM/view?usp=sharing" xlink:type="simple">https://drive.google.com/file/d/1cpwIjIAouafDhoIedogmZE6-V8Aru-JM/view?usp=sharing</text:a></text:p>
          </table:table-cell>
          <table:table-cell table:style-name="ce2" office:value-type="string" calcext:value-type="string">
            <text:p>https://drive.google.com/file/d/1cpwIjIAouafDhoIedogmZE6-V8Aru-JM/view?usp=shari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www.tandfonline.com/doi/abs/10.1080/15294145.2023.2191983" xlink:type="simple">A case for chaos theory inclusion in neuropsychoanalytic modeling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www.tandfonline.com/doi/abs/10.1080/15294145.2023.2191983" xlink:type="simple">A case for chaos theory inclusion in neuropsychoanalytic modeling</text:a></text:p>
          </table:table-cell>
        </table:table-row>
        <table:table-row table:style-name="ro3">
          <table:table-cell office:value-type="string" calcext:value-type="string">
            <text:p>GuestStream</text:p>
          </table:table-cell>
          <table:table-cell office:value-type="string" calcext:value-type="string">
            <text:p>8/10/2023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GuestStream #052.1</text:p>
          </table:table-cell>
          <table:table-cell office:value-type="string" calcext:value-type="string">
            <text:p><text:a xlink:href="https://coda.io/d/_dTwB_SP81yq#Simple-list-view-of-Contacts-in-name-only_tu3f1/r19&amp;view=modal" xlink:type="simple">Ahmed ElSaid</text:a>,<text:a xlink:href="https://coda.io/d/_dTwB_SP81yq#Simple-list-view-of-Contacts-in-name-only_tu3f1/r609&amp;view=modal" xlink:type="simple">Travis Desell </text:a></text:p>
          </table:table-cell>
          <table:table-cell office:value-type="string" calcext:value-type="string">
            <text:p><text:a xlink:href="https://www.youtube.com/watch?v=KPeOC9eNDnA" xlink:type="simple">https://www.youtube.com/watch?v=KPeOC9eNDnA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arxiv.org/abs/2305.06715" xlink:type="simple">Backpropagation-Free 4D Continuous Ant-Based Neural Topology Search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arxiv.org/abs/2305.06715" xlink:type="simple">Backpropagation-Free 4D Continuous Ant-Based Neural Topology Search</text:a></text:p>
          </table:table-cell>
        </table:table-row>
        <table:table-row table:style-name="ro3">
          <table:table-cell office:value-type="string" calcext:value-type="string">
            <text:p>GuestStream</text:p>
          </table:table-cell>
          <table:table-cell office:value-type="string" calcext:value-type="string">
            <text:p>7/28/2023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GuestStream #051.1</text:p>
          </table:table-cell>
          <table:table-cell office:value-type="string" calcext:value-type="string">
            <text:p><text:a xlink:href="https://coda.io/d/_dTwB_SP81yq#Simple-list-view-of-Contacts-in-name-only_tu3f1/r607&amp;view=modal" xlink:type="simple">Tommaso Salvatori</text:a></text:p>
          </table:table-cell>
          <table:table-cell office:value-type="string" calcext:value-type="string">
            <text:p><text:a xlink:href="https://www.youtube.com/watch?v=NOj0mB8I6BI" xlink:type="simple">https://www.youtube.com/watch?v=NOj0mB8I6BI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arxiv.org/abs/2306.15479" xlink:type="simple">Causal Inference via Predictive Coding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arxiv.org/abs/2306.15479" xlink:type="simple">Causal Inference via Predictive Coding</text:a></text:p>
          </table:table-cell>
        </table:table-row>
        <table:table-row table:style-name="ro7">
          <table:table-cell office:value-type="string" calcext:value-type="string">
            <text:p>GuestStream</text:p>
          </table:table-cell>
          <table:table-cell office:value-type="string" calcext:value-type="string">
            <text:p>7/27/2023</text:p>
          </table:table-cell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GuestStream #050.1</text:p>
          </table:table-cell>
          <table:table-cell office:value-type="string" calcext:value-type="string">
            <text:p><text:a xlink:href="https://coda.io/d/_dTwB_SP81yq#Simple-list-view-of-Contacts-in-name-only_tu3f1/r611&amp;view=modal" xlink:type="simple">Valeria Becattini</text:a>,<text:a xlink:href="https://coda.io/d/_dTwB_SP81yq#Simple-list-view-of-Contacts-in-name-only_tu3f1/r61&amp;view=modal" xlink:type="simple">Anna Ciaunica</text:a></text:p>
          </table:table-cell>
          <table:table-cell office:value-type="string" calcext:value-type="string">
            <text:p><text:a xlink:href="https://www.youtube.com/watch?v=vBk0zZEy59E" xlink:type="simple">https://www.youtube.com/watch?v=vBk0zZEy59E</text:a></text:p>
          </table:table-cell>
          <table:table-cell office:value-type="string" calcext:value-type="string">
            <text:p/>
          </table:table-cell>
          <table:table-cell/>
          <table:table-cell table:style-name="ce2" office:value-type="string" calcext:value-type="string">
            <text:p><text:a xlink:href="https://github.com/ActiveInferenceInstitute/ActiveInferenceJournal/tree/main/GuestStream/GuestStream_047" xlink:type="simple">https://github.com/ActiveInferenceInstitute/ActiveInferenceJournal/tree/main/GuestStream/GuestStream_047</text:a></text:p>
          </table:table-cell>
          <table:table-cell office:value-type="string" calcext:value-type="string">
            <text:p><text:a xlink:href="https://psyarxiv.com/trg6x" xlink:type="simple">Selfless Minds, Unlimited Bodies? Homeostatic Bodily Self-Regulation in Meditative Experiences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560&amp;view=modal" xlink:type="simple">Simon Knogler</text:a>,<text:a xlink:href="https://coda.io/d/_dTwB_SP81yq#Simple-list-view-of-Contacts-in-name-only_tu3f1/r325&amp;view=modal" xlink:type="simple">Julia Ayache</text:a></text:p>
          </table:table-cell>
          <table:table-cell office:value-type="string" calcext:value-type="string">
            <text:p><text:a xlink:href="https://psyarxiv.com/trg6x" xlink:type="simple">Selfless Minds, Unlimited Bodies? Homeostatic Bodily Self-Regulation in Meditative Experiences</text:a></text:p>
          </table:table-cell>
        </table:table-row>
        <table:table-row table:style-name="ro16">
          <table:table-cell office:value-type="string" calcext:value-type="string">
            <text:p>GuestStream</text:p>
          </table:table-cell>
          <table:table-cell office:value-type="string" calcext:value-type="string">
            <text:p>7/26/2023</text:p>
          </table:table-cell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GuestStream #049.1</text:p>
          </table:table-cell>
          <table:table-cell office:value-type="string" calcext:value-type="string">
            <text:p><text:a xlink:href="https://coda.io/d/_dTwB_SP81yq#Simple-list-view-of-Contacts-in-name-only_tu3f1/r427&amp;view=modal" xlink:type="simple">Megan Peters</text:a></text:p>
          </table:table-cell>
          <table:table-cell office:value-type="string" calcext:value-type="string">
            <text:p><text:a xlink:href="https://www.youtube.com/watch?v=dUXfgzKHV1c" xlink:type="simple">https://www.youtube.com/watch?v=dUXfgzKHV1c</text:a></text:p>
          </table:table-cell>
          <table:table-cell table:number-columns-repeated="3"/>
          <table:table-cell office:value-type="string" calcext:value-type="string">
            <text:p>Clickbait, consciousness science, and responsible journalism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459&amp;view=modal" xlink:type="simple">Nora Bradford</text:a></text:p>
          </table:table-cell>
          <table:table-cell table:style-name="ce5"/>
        </table:table-row>
        <table:table-row table:style-name="ro6">
          <table:table-cell office:value-type="string" calcext:value-type="string">
            <text:p>GuestStream</text:p>
          </table:table-cell>
          <table:table-cell office:value-type="string" calcext:value-type="string">
            <text:p>7/19/2023</text:p>
          </table:table-cell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GuestStream #048.1</text:p>
          </table:table-cell>
          <table:table-cell office:value-type="string" calcext:value-type="string">
            <text:p><text:a xlink:href="https://coda.io/d/_dTwB_SP81yq#Simple-list-view-of-Contacts-in-name-only_tu3f1/r13&amp;view=modal" xlink:type="simple">Adam Safron</text:a>,<text:a xlink:href="https://coda.io/d/_dTwB_SP81yq#Simple-list-view-of-Contacts-in-name-only_tu3f1/r76&amp;view=modal" xlink:type="simple">Arthur Juliani</text:a></text:p>
          </table:table-cell>
          <table:table-cell office:value-type="string" calcext:value-type="string">
            <text:p><text:a xlink:href="https://www.youtube.com/watch?v=aFwuucck7a8" xlink:type="simple">https://www.youtube.com/watch?v=aFwuucck7a8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psyarxiv.com/uxmz6/" xlink:type="simple">Deep CANALs: A Deep Learning Approach to Refining the Canalization Theory of Psychopathology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433&amp;view=modal" xlink:type="simple">Michael Edward Johnson</text:a></text:p>
          </table:table-cell>
          <table:table-cell office:value-type="string" calcext:value-type="string">
            <text:p><text:a xlink:href="https://psyarxiv.com/uxmz6/" xlink:type="simple">Deep CANALs: A Deep Learning Approach to Refining the Canalization Theory of Psychopathology</text:a></text:p>
          </table:table-cell>
        </table:table-row>
        <table:table-row table:style-name="ro10">
          <table:table-cell office:value-type="string" calcext:value-type="string">
            <text:p>GuestStream</text:p>
          </table:table-cell>
          <table:table-cell office:value-type="string" calcext:value-type="string">
            <text:p>7/10/2023</text:p>
          </table:table-cell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GuestStream #047.1</text:p>
          </table:table-cell>
          <table:table-cell office:value-type="string" calcext:value-type="string">
            <text:p><text:a xlink:href="https://coda.io/d/_dTwB_SP81yq#Simple-list-view-of-Contacts-in-name-only_tu3f1/r533&amp;view=modal" xlink:type="simple">Samuel C. Bellini-Leite</text:a></text:p>
          </table:table-cell>
          <table:table-cell office:value-type="string" calcext:value-type="string">
            <text:p><text:a xlink:href="https://www.youtube.com/watch?v=O6adLcDhOYU" xlink:type="simple">https://www.youtube.com/watch?v=O6adLcDhOYU</text:a></text:p>
          </table:table-cell>
          <table:table-cell office:value-type="string" calcext:value-type="string">
            <text:p/>
          </table:table-cell>
          <table:table-cell/>
          <table:table-cell table:style-name="ce2" office:value-type="string" calcext:value-type="string">
            <text:p><text:a xlink:href="https://github.com/ActiveInferenceInstitute/ActiveInferenceJournal/tree/main/GuestStream/GuestStream_047/" xlink:type="simple">https://github.com/ActiveInferenceInstitute/ActiveInferenceJournal/tree/main/GuestStream/GuestStream_047/</text:a></text:p>
          </table:table-cell>
          <table:table-cell office:value-type="string" calcext:value-type="string">
            <text:p>The Predicting and Reflecting Framework for Dual Process Theory of Reasoning and Large Language Models.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452&amp;view=modal" xlink:type="simple">Nick Byrd</text:a></text:p>
          </table:table-cell>
          <table:table-cell office:value-type="string" calcext:value-type="string">
            <text:p><text:a xlink:href="https://www.frontiersin.org/articles/10.3389/fpsyg.2022.805386/full" xlink:type="simple">Dual Process Theory: Embodied and Predictive; Symbolic and Classical</text:a><text:a xlink:href="https://psyarxiv.com/n7pa4/" xlink:type="simple">Analytic Thinking (Type 2 or “System 2”) for Large Language Models: using Psychology to address hallucination and reliability issues</text:a></text:p>
          </table:table-cell>
        </table:table-row>
        <table:table-row table:style-name="ro7">
          <table:table-cell office:value-type="string" calcext:value-type="string">
            <text:p>GuestStream</text:p>
          </table:table-cell>
          <table:table-cell office:value-type="string" calcext:value-type="string">
            <text:p>6/23/2023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GuestStream #046.1</text:p>
          </table:table-cell>
          <table:table-cell office:value-type="string" calcext:value-type="string">
            <text:p><text:a xlink:href="https://coda.io/d/_dTwB_SP81yq#Simple-list-view-of-Contacts-in-name-only_tu3f1/r174&amp;view=modal" xlink:type="simple">Denise Holt</text:a></text:p>
          </table:table-cell>
          <table:table-cell office:value-type="string" calcext:value-type="string">
            <text:p><text:a xlink:href="https://www.youtube.com/watch?v=dUW8cD8XUec" xlink:type="simple">https://www.youtube.com/watch?v=dUW8cD8XUec</text:a></text:p>
          </table:table-cell>
          <table:table-cell office:value-type="string" calcext:value-type="string">
            <text:p/>
          </table:table-cell>
          <table:table-cell/>
          <table:table-cell table:style-name="ce2" office:value-type="string" calcext:value-type="string">
            <text:p><text:a xlink:href="https://github.com/ActiveInferenceInstitute/ActiveInferenceJournal/tree/main/GuestStream/GuestStream_046" xlink:type="simple">https://github.com/ActiveInferenceInstitute/ActiveInferenceJournal/tree/main/GuestStream/GuestStream_046</text:a></text:p>
          </table:table-cell>
          <table:table-cell office:value-type="string" calcext:value-type="string">
            <text:p>Active Inference AI &amp; the Spatial Web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15">
          <table:table-cell office:value-type="string" calcext:value-type="string">
            <text:p>GuestStream</text:p>
          </table:table-cell>
          <table:table-cell office:value-type="string" calcext:value-type="string">
            <text:p>6/19/2023</text:p>
          </table:table-cell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GuestStream #045.1</text:p>
          </table:table-cell>
          <table:table-cell office:value-type="string" calcext:value-type="string">
            <text:p><text:a xlink:href="https://coda.io/d/_dTwB_SP81yq#Simple-list-view-of-Contacts-in-name-only_tu3f1/r426&amp;view=modal" xlink:type="simple">Maxwell J D Ramstead</text:a>,<text:a xlink:href="https://coda.io/d/_dTwB_SP81yq#Simple-list-view-of-Contacts-in-name-only_tu3f1/r373&amp;view=modal" xlink:type="simple">Mahault Albarracin</text:a></text:p>
          </table:table-cell>
          <table:table-cell office:value-type="string" calcext:value-type="string">
            <text:p><text:a xlink:href="https://www.youtube.com/watch?v=y0Jyj6LAb8g" xlink:type="simple">https://www.youtube.com/watch?v=y0Jyj6LAb8g</text:a></text:p>
          </table:table-cell>
          <table:table-cell office:value-type="string" calcext:value-type="string">
            <text:p/>
          </table:table-cell>
          <table:table-cell/>
          <table:table-cell table:style-name="ce2" office:value-type="string" calcext:value-type="string">
            <text:p><text:a xlink:href="https://github.com/ActiveInferenceInstitute/ActiveInferenceJournal/tree/main/GuestStream/GuestStream_045" xlink:type="simple">https://github.com/ActiveInferenceInstitute/ActiveInferenceJournal/tree/main/GuestStream/GuestStream_045</text:a></text:p>
          </table:table-cell>
          <table:table-cell office:value-type="string" calcext:value-type="string">
            <text:p><text:a xlink:href="https://psyarxiv.com/6afs3/" xlink:type="simple">The inner screen model of consciousness: applying the free energy principle directly to the study of conscious experience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385&amp;view=modal" xlink:type="simple">Maria de Vasconcelos</text:a>,<text:a xlink:href="https://coda.io/d/_dTwB_SP81yq#Simple-list-view-of-Contacts-in-name-only_tu3f1/r42&amp;view=modal" xlink:type="simple">Ali Rahmjoo</text:a>,<text:a xlink:href="https://coda.io/d/_dTwB_SP81yq#Simple-list-view-of-Contacts-in-name-only_tu3f1/r533&amp;view=modal" xlink:type="simple">Samuel C. Bellini-Leite</text:a>,<text:a xlink:href="https://coda.io/d/_dTwB_SP81yq#Simple-list-view-of-Contacts-in-name-only_tu3f1/r586&amp;view=modal" xlink:type="simple">Thales Silva</text:a></text:p>
          </table:table-cell>
          <table:table-cell office:value-type="string" calcext:value-type="string">
            <text:p><text:a xlink:href="https://psyarxiv.com/6afs3/" xlink:type="simple">The inner screen model of consciousness: applying the free energy principle directly to the study of conscious experience</text:a></text:p>
          </table:table-cell>
        </table:table-row>
        <table:table-row table:style-name="ro3">
          <table:table-cell office:value-type="string" calcext:value-type="string">
            <text:p>GuestStream</text:p>
          </table:table-cell>
          <table:table-cell office:value-type="string" calcext:value-type="string">
            <text:p>6/13/2023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GuestStream #044.1</text:p>
          </table:table-cell>
          <table:table-cell office:value-type="string" calcext:value-type="string">
            <text:p><text:a xlink:href="https://coda.io/d/_dTwB_SP81yq#Simple-list-view-of-Contacts-in-name-only_tu3f1/r446&amp;view=modal" xlink:type="simple">Naotsugu Tsuchiya</text:a>,<text:a xlink:href="https://coda.io/d/_dTwB_SP81yq#Simple-list-view-of-Contacts-in-name-only_tu3f1/r252&amp;view=modal" xlink:type="simple">Hayato Saigo</text:a></text:p>
          </table:table-cell>
          <table:table-cell office:value-type="string" calcext:value-type="string">
            <text:p><text:a xlink:href="https://www.youtube.com/watch?v=FymR0rKdLZo" xlink:type="simple">https://www.youtube.com/watch?v=FymR0rKdLZo</text:a></text:p>
          </table:table-cell>
          <table:table-cell office:value-type="string" calcext:value-type="string">
            <text:p/>
          </table:table-cell>
          <table:table-cell/>
          <table:table-cell table:style-name="ce2" office:value-type="string" calcext:value-type="string">
            <text:p><text:a xlink:href="https://github.com/ActiveInferenceInstitute/ActiveInferenceJournal/tree/main/GuestStream/GuestStream_045" xlink:type="simple">https://github.com/ActiveInferenceInstitute/ActiveInferenceJournal/tree/main/GuestStream/GuestStream_045</text:a></text:p>
          </table:table-cell>
          <table:table-cell office:value-type="string" calcext:value-type="string">
            <text:p><text:a xlink:href="https://www.sciencedirect.com/science/article/pii/S0168010215002989" xlink:type="simple">Using category theory to assess the relationship between consciousness and integrated information theory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www.sciencedirect.com/science/article/pii/S0168010215002989" xlink:type="simple">Using category theory to assess the relationship between consciousness and integrated information theory</text:a></text:p>
          </table:table-cell>
        </table:table-row>
        <table:table-row table:style-name="ro14">
          <table:table-cell office:value-type="string" calcext:value-type="string">
            <text:p>GuestStream</text:p>
          </table:table-cell>
          <table:table-cell office:value-type="string" calcext:value-type="string">
            <text:p>6/1/2023</text:p>
          </table:table-cell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GuestStream #015.3</text:p>
          </table:table-cell>
          <table:table-cell office:value-type="string" calcext:value-type="string">
            <text:p><text:a xlink:href="https://coda.io/d/_dTwB_SP81yq#Simple-list-view-of-Contacts-in-name-only_tu3f1/r98&amp;view=modal" xlink:type="simple">Bobby Azarian</text:a></text:p>
          </table:table-cell>
          <table:table-cell office:value-type="string" calcext:value-type="string">
            <text:p><text:a xlink:href="https://www.youtube.com/watch?v=S-tFHIqtbSI" xlink:type="simple">https://www.youtube.com/watch?v=S-tFHIqtbSI</text:a></text:p>
          </table:table-cell>
          <table:table-cell office:value-type="string" calcext:value-type="string">
            <text:p/>
          </table:table-cell>
          <table:table-cell/>
          <table:table-cell table:style-name="ce2" office:value-type="string" calcext:value-type="string">
            <text:p><text:a xlink:href="https://github.com/ActiveInferenceInstitute/ActiveInferenceJournal/tree/main/GuestStream/GuestStream_015" xlink:type="simple">https://github.com/ActiveInferenceInstitute/ActiveInferenceJournal/tree/main/GuestStream/GuestStream_015</text:a></text:p>
          </table:table-cell>
          <table:table-cell office:value-type="string" calcext:value-type="string">
            <text:p>The Teleological Stance: The Free Energy Principle as a Basis for a Scientific Self-Help System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3">
          <table:table-cell office:value-type="string" calcext:value-type="string">
            <text:p>GuestStream</text:p>
          </table:table-cell>
          <table:table-cell office:value-type="string" calcext:value-type="string">
            <text:p>5/11/2023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GuestStream #043.1</text:p>
          </table:table-cell>
          <table:table-cell office:value-type="string" calcext:value-type="string">
            <text:p><text:a xlink:href="https://coda.io/d/_dTwB_SP81yq#Simple-list-view-of-Contacts-in-name-only_tu3f1/r605&amp;view=modal" xlink:type="simple">Tom Froese</text:a></text:p>
          </table:table-cell>
          <table:table-cell office:value-type="string" calcext:value-type="string">
            <text:p><text:a xlink:href="https://www.youtube.com/watch?v=ChO1u1mJRGE" xlink:type="simple">https://www.youtube.com/watch?v=ChO1u1mJRGE</text:a></text:p>
          </table:table-cell>
          <table:table-cell office:value-type="string" calcext:value-type="string">
            <text:p/>
          </table:table-cell>
          <table:table-cell/>
          <table:table-cell table:style-name="ce2" office:value-type="string" calcext:value-type="string">
            <text:p><text:a xlink:href="https://github.com/ActiveInferenceInstitute/ActiveInferenceJournal/tree/main/GuestStream/GuestStream_043" xlink:type="simple">https://github.com/ActiveInferenceInstitute/ActiveInferenceJournal/tree/main/GuestStream/GuestStream_043</text:a></text:p>
          </table:table-cell>
          <table:table-cell office:value-type="string" calcext:value-type="string">
            <text:p><text:a xlink:href="https://www.mdpi.com/1099-4300/25/5/748" xlink:type="simple">Irruption Theory: A Novel Conceptualization of the Enactive Account of Motivated Activity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www.mdpi.com/1099-4300/25/5/748" xlink:type="simple">Irruption Theory: A Novel Conceptualization of the Enactive Account of Motivated Activity</text:a></text:p>
          </table:table-cell>
        </table:table-row>
        <table:table-row table:style-name="ro6">
          <table:table-cell office:value-type="string" calcext:value-type="string">
            <text:p>GuestStream</text:p>
          </table:table-cell>
          <table:table-cell office:value-type="string" calcext:value-type="string">
            <text:p>5/10/2023</text:p>
          </table:table-cell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GuestStream #042.1</text:p>
          </table:table-cell>
          <table:table-cell office:value-type="string" calcext:value-type="string">
            <text:p><text:a xlink:href="https://coda.io/d/_dTwB_SP81yq#Simple-list-view-of-Contacts-in-name-only_tu3f1/r324&amp;view=modal" xlink:type="simple">Juan Diego Bogotá</text:a>,<text:a xlink:href="https://coda.io/d/_dTwB_SP81yq#Simple-list-view-of-Contacts-in-name-only_tu3f1/r638&amp;view=modal" xlink:type="simple">Zakaria Djebbara</text:a></text:p>
          </table:table-cell>
          <table:table-cell office:value-type="string" calcext:value-type="string">
            <text:p><text:a xlink:href="https://www.youtube.com/watch?v=6bZYptbETAw" xlink:type="simple">https://www.youtube.com/watch?v=6bZYptbETAw</text:a></text:p>
          </table:table-cell>
          <table:table-cell office:value-type="string" calcext:value-type="string">
            <text:p/>
          </table:table-cell>
          <table:table-cell/>
          <table:table-cell table:style-name="ce2" office:value-type="string" calcext:value-type="string">
            <text:p><text:a xlink:href="https://github.com/ActiveInferenceInstitute/ActiveInferenceJournal/tree/main/GuestStream/GuestStream_042" xlink:type="simple">https://github.com/ActiveInferenceInstitute/ActiveInferenceJournal/tree/main/GuestStream/GuestStream_042</text:a></text:p>
          </table:table-cell>
          <table:table-cell office:value-type="string" calcext:value-type="string">
            <text:p><text:a xlink:href="https://academic.oup.com/nc/article/2023/1/niad004/7079899?" xlink:type="simple">Time-consciousness in computational phenomenology: a temporal analysis of active inference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academic.oup.com/nc/article/2023/1/niad004/7079899?" xlink:type="simple">Time-consciousness in computational phenomenology: a temporal analysis of active inference</text:a></text:p>
          </table:table-cell>
        </table:table-row>
        <table:table-row table:style-name="ro10">
          <table:table-cell office:value-type="string" calcext:value-type="string">
            <text:p>GuestStream</text:p>
          </table:table-cell>
          <table:table-cell office:value-type="string" calcext:value-type="string">
            <text:p>4/25/2023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GuestStream #041.1</text:p>
          </table:table-cell>
          <table:table-cell office:value-type="string" calcext:value-type="string">
            <text:p><text:a xlink:href="https://coda.io/d/_dTwB_SP81yq#Simple-list-view-of-Contacts-in-name-only_tu3f1/r189&amp;view=modal" xlink:type="simple">Elliot Murphy</text:a>,<text:a xlink:href="https://coda.io/d/_dTwB_SP81yq#Simple-list-view-of-Contacts-in-name-only_tu3f1/r573&amp;view=modal" xlink:type="simple">Steven T. Piantadosi </text:a></text:p>
          </table:table-cell>
          <table:table-cell office:value-type="string" calcext:value-type="string">
            <text:p><text:a xlink:href="https://www.youtube.com/watch?v=EEyVd9d3D5U" xlink:type="simple">https://www.youtube.com/watch?v=EEyVd9d3D5U</text:a></text:p>
          </table:table-cell>
          <table:table-cell table:style-name="ce2" office:value-type="string" calcext:value-type="string">
            <text:p><text:a xlink:href="https://docs.google.com/presentation/d/1cG_wy9ApRV2ZpHc1l_hVA70_ahwfpSKBqAZlwRjadiE/edit?usp=sharing" xlink:type="simple">https://docs.google.com/presentation/d/1cG_wy9ApRV2ZpHc1l_hVA70_ahwfpSKBqAZlwRjadiE/edit?usp=sharing</text:a></text:p>
          </table:table-cell>
          <table:table-cell table:style-name="ce2" office:value-type="string" calcext:value-type="string">
            <text:p>https://docs.google.com/presentation/d/1cG_wy9ApRV2ZpHc1l_hVA70_ahwfpSKBqAZlwRjadiE/edit?usp=sharing</text:p>
          </table:table-cell>
          <table:table-cell table:style-name="ce2" office:value-type="string" calcext:value-type="string">
            <text:p><text:a xlink:href="https://github.com/ActiveInferenceInstitute/ActiveInferenceJournal/tree/main/GuestStream/GuestStream_041" xlink:type="simple">https://github.com/ActiveInferenceInstitute/ActiveInferenceJournal/tree/main/GuestStream/GuestStream_041</text:a></text:p>
          </table:table-cell>
          <table:table-cell office:value-type="string" calcext:value-type="string">
            <text:p>A conversation on Chomsky and Large Language Models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3">
          <table:table-cell office:value-type="string" calcext:value-type="string">
            <text:p>GuestStream</text:p>
          </table:table-cell>
          <table:table-cell office:value-type="string" calcext:value-type="string">
            <text:p>3/29/2023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GuestStream #040.1</text:p>
          </table:table-cell>
          <table:table-cell office:value-type="string" calcext:value-type="string">
            <text:p><text:a xlink:href="https://coda.io/d/_dTwB_SP81yq#Simple-list-view-of-Contacts-in-name-only_tu3f1/r620&amp;view=modal" xlink:type="simple">Wanja Wiese</text:a></text:p>
          </table:table-cell>
          <table:table-cell office:value-type="string" calcext:value-type="string">
            <text:p><text:a xlink:href="https://www.youtube.com/watch?v=eZDSNPFS0Fs" xlink:type="simple">https://www.youtube.com/watch?v=eZDSNPFS0Fs</text:a></text:p>
          </table:table-cell>
          <table:table-cell office:value-type="string" calcext:value-type="string">
            <text:p/>
          </table:table-cell>
          <table:table-cell/>
          <table:table-cell table:style-name="ce2" office:value-type="string" calcext:value-type="string">
            <text:p><text:a xlink:href="https://github.com/ActiveInferenceInstitute/ActiveInferenceJournal/tree/main/GuestStream/GuestStream_040" xlink:type="simple">https://github.com/ActiveInferenceInstitute/ActiveInferenceJournal/tree/main/GuestStream/GuestStream_040</text:a></text:p>
          </table:table-cell>
          <table:table-cell office:value-type="string" calcext:value-type="string">
            <text:p><text:a xlink:href="https://philpapers.org/rec/WIECLL" xlink:type="simple">Could large language models be conscious? A perspective from the free energy principle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philpapers.org/rec/WIECLL" xlink:type="simple">Could large language models be conscious? A perspective from the free energy principle</text:a></text:p>
          </table:table-cell>
        </table:table-row>
        <table:table-row table:style-name="ro7">
          <table:table-cell office:value-type="string" calcext:value-type="string">
            <text:p>GuestStream</text:p>
          </table:table-cell>
          <table:table-cell office:value-type="string" calcext:value-type="string">
            <text:p>3/16/2023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GuestStream #039.1</text:p>
          </table:table-cell>
          <table:table-cell office:value-type="string" calcext:value-type="string">
            <text:p><text:a xlink:href="https://coda.io/d/_dTwB_SP81yq#Simple-list-view-of-Contacts-in-name-only_tu3f1/r630&amp;view=modal" xlink:type="simple">Xu Ji</text:a>,<text:a xlink:href="https://coda.io/d/_dTwB_SP81yq#Simple-list-view-of-Contacts-in-name-only_tu3f1/r197&amp;view=modal" xlink:type="simple">Eric Elmoznino</text:a>,<text:a xlink:href="https://coda.io/d/_dTwB_SP81yq#Simple-list-view-of-Contacts-in-name-only_tu3f1/r245&amp;view=modal" xlink:type="simple">Guillaume Dumas</text:a></text:p>
          </table:table-cell>
          <table:table-cell office:value-type="string" calcext:value-type="string">
            <text:p><text:a xlink:href="https://www.youtube.com/watch?v=jXEJO_5g0ho" xlink:type="simple">https://www.youtube.com/watch?v=jXEJO_5g0ho</text:a></text:p>
          </table:table-cell>
          <table:table-cell office:value-type="string" calcext:value-type="string">
            <text:p/>
          </table:table-cell>
          <table:table-cell/>
          <table:table-cell table:style-name="ce2" office:value-type="string" calcext:value-type="string">
            <text:p><text:a xlink:href="https://github.com/ActiveInferenceInstitute/ActiveInferenceJournal/tree/main/GuestStream/GuestStream_039" xlink:type="simple">https://github.com/ActiveInferenceInstitute/ActiveInferenceJournal/tree/main/GuestStream/GuestStream_039</text:a></text:p>
          </table:table-cell>
          <table:table-cell office:value-type="string" calcext:value-type="string">
            <text:p><text:a xlink:href="https://arxiv.org/abs/2302.06403" xlink:type="simple">Sources of Richness and Ineffability for Phenomenally Conscious States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arxiv.org/abs/2302.06403" xlink:type="simple">Sources of Richness and Ineffability for Phenomenally Conscious States</text:a></text:p>
          </table:table-cell>
        </table:table-row>
        <table:table-row table:style-name="ro3">
          <table:table-cell office:value-type="string" calcext:value-type="string">
            <text:p>GuestStream</text:p>
          </table:table-cell>
          <table:table-cell office:value-type="string" calcext:value-type="string">
            <text:p>3/9/2023</text:p>
          </table:table-cell>
          <table:table-cell/>
          <table:table-cell office:value-type="string" calcext:value-type="string">
            <text:p>GuestStream #038.1</text:p>
          </table:table-cell>
          <table:table-cell office:value-type="string" calcext:value-type="string">
            <text:p><text:a xlink:href="https://coda.io/d/_dTwB_SP81yq#Simple-list-view-of-Contacts-in-name-only_tu3f1/r423&amp;view=modal" xlink:type="simple">Max Berg</text:a></text:p>
          </table:table-cell>
          <table:table-cell office:value-type="string" calcext:value-type="string">
            <text:p><text:a xlink:href="https://www.youtube.com/watch?v=mrFZwfYuthk" xlink:type="simple">https://www.youtube.com/watch?v=mrFZwfYuthk</text:a></text:p>
          </table:table-cell>
          <table:table-cell office:value-type="string" calcext:value-type="string">
            <text:p/>
          </table:table-cell>
          <table:table-cell/>
          <table:table-cell table:style-name="ce2" office:value-type="string" calcext:value-type="string">
            <text:p><text:a xlink:href="https://github.com/ActiveInferenceInstitute/ActiveInferenceJournal/tree/main/GuestStream/GuestStream_038" xlink:type="simple">https://github.com/ActiveInferenceInstitute/ActiveInferenceJournal/tree/main/GuestStream/GuestStream_038</text:a></text:p>
          </table:table-cell>
          <table:table-cell office:value-type="string" calcext:value-type="string">
            <text:p><text:a xlink:href="https://www.sciencedirect.com/science/article/abs/pii/S0149763422003621" xlink:type="simple">Oversampled and undersolved. (Depressive) Rumination from an active inference perspective.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www.sciencedirect.com/science/article/abs/pii/S0149763422003621" xlink:type="simple">Oversampled and undersolved: Depressive rumination from an active inference perspective</text:a></text:p>
          </table:table-cell>
        </table:table-row>
        <table:table-row table:style-name="ro3">
          <table:table-cell office:value-type="string" calcext:value-type="string">
            <text:p>GuestStream</text:p>
          </table:table-cell>
          <table:table-cell office:value-type="string" calcext:value-type="string">
            <text:p>2/28/2023</text:p>
          </table:table-cell>
          <table:table-cell/>
          <table:table-cell office:value-type="string" calcext:value-type="string">
            <text:p>GuestStream #037.1</text:p>
          </table:table-cell>
          <table:table-cell office:value-type="string" calcext:value-type="string">
            <text:p><text:a xlink:href="https://coda.io/d/_dTwB_SP81yq#Simple-list-view-of-Contacts-in-name-only_tu3f1/r84&amp;view=modal" xlink:type="simple">Baba Brinkman</text:a></text:p>
          </table:table-cell>
          <table:table-cell office:value-type="string" calcext:value-type="string">
            <text:p><text:a xlink:href="https://www.youtube.com/watch?v=xwybWzLFXGY" xlink:type="simple">https://www.youtube.com/watch?v=xwybWzLFXGY</text:a></text:p>
          </table:table-cell>
          <table:table-cell office:value-type="string" calcext:value-type="string">
            <text:p/>
          </table:table-cell>
          <table:table-cell/>
          <table:table-cell table:style-name="ce2" office:value-type="string" calcext:value-type="string">
            <text:p><text:a xlink:href="https://github.com/ActiveInferenceInstitute/ActiveInferenceJournal/tree/main/GuestStream/GuestStream_037" xlink:type="simple">https://github.com/ActiveInferenceInstitute/ActiveInferenceJournal/tree/main/GuestStream/GuestStream_037</text:a></text:p>
          </table:table-cell>
          <table:table-cell office:value-type="string" calcext:value-type="string">
            <text:p><text:a xlink:href="https://linktr.ee/bababrinkman" xlink:type="simple">Baba Brinkman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3">
          <table:table-cell office:value-type="string" calcext:value-type="string">
            <text:p>GuestStream</text:p>
          </table:table-cell>
          <table:table-cell office:value-type="string" calcext:value-type="string">
            <text:p>2/9/2023</text:p>
          </table:table-cell>
          <table:table-cell/>
          <table:table-cell office:value-type="string" calcext:value-type="string">
            <text:p>GuestStream #036.1</text:p>
          </table:table-cell>
          <table:table-cell office:value-type="string" calcext:value-type="string">
            <text:p><text:a xlink:href="https://coda.io/d/_dTwB_SP81yq#Simple-list-view-of-Contacts-in-name-only_tu3f1/r271&amp;view=modal" xlink:type="simple">J Benjamin Falandays</text:a></text:p>
          </table:table-cell>
          <table:table-cell office:value-type="string" calcext:value-type="string">
            <text:p><text:a xlink:href="https://www.youtube.com/watch?v=j5FVxPubslo" xlink:type="simple">https://www.youtube.com/watch?v=j5FVxPubslo</text:a></text:p>
          </table:table-cell>
          <table:table-cell office:value-type="string" calcext:value-type="string">
            <text:p/>
          </table:table-cell>
          <table:table-cell/>
          <table:table-cell table:style-name="ce2" office:value-type="string" calcext:value-type="string">
            <text:p><text:a xlink:href="https://github.com/ActiveInferenceInstitute/ActiveInferenceJournal/tree/main/GuestStream/GuestStream_036" xlink:type="simple">https://github.com/ActiveInferenceInstitute/ActiveInferenceJournal/tree/main/GuestStream/GuestStream_036</text:a></text:p>
          </table:table-cell>
          <table:table-cell office:value-type="string" calcext:value-type="string">
            <text:p><text:a xlink:href="https://psyarxiv.com/pt7bn/" xlink:type="simple">A Potential Mechanism for Gibsonian Resonance: Behavioral Entrainment Emerges from Local Homeostasis in an Unsupervised Reservoir Network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psyarxiv.com/pt7bn/" xlink:type="simple">A Potential Mechanism for Gibsonian Resonance: Behavioral Entrainment Emerges from Local Homeostasis in an Unsupervised Reservoir Network</text:a></text:p>
          </table:table-cell>
        </table:table-row>
        <table:table-row table:style-name="ro6">
          <table:table-cell office:value-type="string" calcext:value-type="string">
            <text:p>GuestStream</text:p>
          </table:table-cell>
          <table:table-cell office:value-type="string" calcext:value-type="string">
            <text:p>1/24/2023</text:p>
          </table:table-cell>
          <table:table-cell/>
          <table:table-cell office:value-type="string" calcext:value-type="string">
            <text:p>GuestStream #035.1</text:p>
          </table:table-cell>
          <table:table-cell office:value-type="string" calcext:value-type="string">
            <text:p><text:a xlink:href="https://coda.io/d/_dTwB_SP81yq#Simple-list-view-of-Contacts-in-name-only_tu3f1/r418&amp;view=modal" xlink:type="simple">Matthew Pirkowski</text:a>,<text:a xlink:href="https://coda.io/d/_dTwB_SP81yq#Simple-list-view-of-Contacts-in-name-only_tu3f1/r320&amp;view=modal" xlink:type="simple">Jordan Hall</text:a></text:p>
          </table:table-cell>
          <table:table-cell office:value-type="string" calcext:value-type="string">
            <text:p><text:a xlink:href="https://youtu.be/tbHZC6D39C4" xlink:type="simple">https://youtu.be/tbHZC6D39C4</text:a></text:p>
          </table:table-cell>
          <table:table-cell office:value-type="string" calcext:value-type="string">
            <text:p/>
          </table:table-cell>
          <table:table-cell/>
          <table:table-cell table:style-name="ce2" office:value-type="string" calcext:value-type="string">
            <text:p><text:a xlink:href="https://github.com/ActiveInferenceInstitute/ActiveInferenceJournal/tree/main/GuestStream/GuestStream_035" xlink:type="simple">https://github.com/ActiveInferenceInstitute/ActiveInferenceJournal/tree/main/GuestStream/GuestStream_035</text:a></text:p>
          </table:table-cell>
          <table:table-cell office:value-type="string" calcext:value-type="string">
            <text:p>Jordan Hall &amp; Matthew Pirkowski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14">
          <table:table-cell office:value-type="string" calcext:value-type="string">
            <text:p>GuestStream</text:p>
          </table:table-cell>
          <table:table-cell office:value-type="string" calcext:value-type="string">
            <text:p>1/23/2023</text:p>
          </table:table-cell>
          <table:table-cell/>
          <table:table-cell office:value-type="string" calcext:value-type="string">
            <text:p>GuestStream #034.1</text:p>
          </table:table-cell>
          <table:table-cell office:value-type="string" calcext:value-type="string">
            <text:p><text:a xlink:href="https://coda.io/d/_dTwB_SP81yq#Simple-list-view-of-Contacts-in-name-only_tu3f1/r81&amp;view=modal" xlink:type="simple">Avel Guénin-Carlut</text:a></text:p>
          </table:table-cell>
          <table:table-cell office:value-type="string" calcext:value-type="string">
            <text:p><text:a xlink:href="https://youtu.be/9IPx38SHGqw" xlink:type="simple">https://youtu.be/9IPx38SHGqw</text:a></text:p>
          </table:table-cell>
          <table:table-cell office:value-type="string" calcext:value-type="string">
            <text:p/>
          </table:table-cell>
          <table:table-cell/>
          <table:table-cell table:style-name="ce2" office:value-type="string" calcext:value-type="string">
            <text:p><text:a xlink:href="https://github.com/ActiveInferenceInstitute/ActiveInferenceJournal/tree/main/GuestStream/GuestStream_034" xlink:type="simple">https://github.com/ActiveInferenceInstitute/ActiveInferenceJournal/tree/main/GuestStream/GuestStream_034</text:a></text:p>
          </table:table-cell>
          <table:table-cell office:value-type="string" calcext:value-type="string">
            <text:p>Physics of Creation - Can the Free Energy Principle ground the construction of physical statespaces?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426&amp;view=modal" xlink:type="simple">Maxwell J D Ramstead</text:a>,<text:a xlink:href="https://coda.io/d/_dTwB_SP81yq#Simple-list-view-of-Contacts-in-name-only_tu3f1/r41&amp;view=modal" xlink:type="simple">Alexis Rozanski</text:a></text:p>
          </table:table-cell>
          <table:table-cell office:value-type="string" calcext:value-type="string">
            <text:p><text:a xlink:href="https://osf.io/68947/" xlink:type="simple">Physics of creation - Symmetry breaking, (en)active inference, and unfolding statespaces</text:a></text:p>
          </table:table-cell>
        </table:table-row>
        <table:table-row table:style-name="ro3">
          <table:table-cell office:value-type="string" calcext:value-type="string">
            <text:p>GuestStream</text:p>
          </table:table-cell>
          <table:table-cell office:value-type="string" calcext:value-type="string">
            <text:p>1/17/2023</text:p>
          </table:table-cell>
          <table:table-cell/>
          <table:table-cell office:value-type="string" calcext:value-type="string">
            <text:p>GuestStream #033.1</text:p>
          </table:table-cell>
          <table:table-cell office:value-type="string" calcext:value-type="string">
            <text:p><text:a xlink:href="https://coda.io/d/_dTwB_SP81yq#Simple-list-view-of-Contacts-in-name-only_tu3f1/r44&amp;view=modal" xlink:type="simple">Alireza Modirshanechi </text:a></text:p>
          </table:table-cell>
          <table:table-cell office:value-type="string" calcext:value-type="string">
            <text:p><text:a xlink:href="https://youtu.be/zICcGukKbAA" xlink:type="simple">https://youtu.be/zICcGukKbAA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www.sciencedirect.com/science/article/pii/S0022249622000517" xlink:type="simple">A taxonomy of surprise definitions</text:a></text:p>
          </table:table-cell>
          <table:table-cell office:value-type="string" calcext:value-type="string">
            <text:p><text:a xlink:href="https://coda.io/d/_dTwB_SP81yq#Simple-list-view-of-Contacts-in-name-only_tu3f1/r42&amp;view=modal" xlink:type="simple">Ali Rahmjoo</text:a>,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www.sciencedirect.com/science/article/pii/S0022249622000517" xlink:type="simple">A taxonomy of surprise definitions</text:a></text:p>
          </table:table-cell>
        </table:table-row>
        <table:table-row table:style-name="ro12">
          <table:table-cell office:value-type="string" calcext:value-type="string">
            <text:p>GuestStream</text:p>
          </table:table-cell>
          <table:table-cell office:value-type="string" calcext:value-type="string">
            <text:p>1/10/2023</text:p>
          </table:table-cell>
          <table:table-cell/>
          <table:table-cell office:value-type="string" calcext:value-type="string">
            <text:p>GuestStream #032.1</text:p>
          </table:table-cell>
          <table:table-cell office:value-type="string" calcext:value-type="string">
            <text:p><text:a xlink:href="https://coda.io/d/_dTwB_SP81yq#Simple-list-view-of-Contacts-in-name-only_tu3f1/r12&amp;view=modal" xlink:type="simple">Adam Pease</text:a></text:p>
          </table:table-cell>
          <table:table-cell office:value-type="string" calcext:value-type="string">
            <text:p><text:a xlink:href="https://youtu.be/0pMxBM3ahwQ" xlink:type="simple">https://youtu.be/0pMxBM3ahwQ</text:a></text:p>
          </table:table-cell>
          <table:table-cell office:value-type="string" calcext:value-type="string">
            <text:p/>
          </table:table-cell>
          <table:table-cell/>
          <table:table-cell table:style-name="ce2" office:value-type="string" calcext:value-type="string">
            <text:p><text:a xlink:href="https://github.com/ActiveInferenceInstitute/ActiveInferenceJournal/tree/main/GuestStream/GuestStream_032" xlink:type="simple">https://github.com/ActiveInferenceInstitute/ActiveInferenceJournal/tree/main/GuestStream/GuestStream_032</text:a></text:p>
          </table:table-cell>
          <table:table-cell office:value-type="string" calcext:value-type="string">
            <text:p>A Neuro-Symbolic Approach to Language Understanding: Using an Ontology to Create A Language Model</text:p>
          </table:table-cell>
          <table:table-cell office:value-type="string" calcext:value-type="string">
            <text:p><text:a xlink:href="https://coda.io/d/_dTwB_SP81yq#Simple-list-view-of-Contacts-in-name-only_tu3f1/r160&amp;view=modal" xlink:type="simple">David S. Douglass</text:a>,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n/a</text:p>
          </table:table-cell>
        </table:table-row>
        <table:table-row table:style-name="ro10">
          <table:table-cell office:value-type="string" calcext:value-type="string">
            <text:p>GuestStream</text:p>
          </table:table-cell>
          <table:table-cell office:value-type="string" calcext:value-type="string">
            <text:p>12/7/2022</text:p>
          </table:table-cell>
          <table:table-cell/>
          <table:table-cell office:value-type="string" calcext:value-type="string">
            <text:p>GuestStream #031.1</text:p>
          </table:table-cell>
          <table:table-cell office:value-type="string" calcext:value-type="string">
            <text:p><text:a xlink:href="https://coda.io/d/_dTwB_SP81yq#Simple-list-view-of-Contacts-in-name-only_tu3f1/r101&amp;view=modal" xlink:type="simple">Brett Kagan</text:a>,<text:a xlink:href="https://coda.io/d/_dTwB_SP81yq#Simple-list-view-of-Contacts-in-name-only_tu3f1/r15&amp;view=modal" xlink:type="simple">Adeel Razi</text:a></text:p>
          </table:table-cell>
          <table:table-cell office:value-type="string" calcext:value-type="string">
            <text:p><text:a xlink:href="https://youtu.be/57-aRIjUrC4" xlink:type="simple">https://youtu.be/57-aRIjUrC4</text:a></text:p>
          </table:table-cell>
          <table:table-cell office:value-type="string" calcext:value-type="string">
            <text:p/>
          </table:table-cell>
          <table:table-cell/>
          <table:table-cell table:style-name="ce2" office:value-type="string" calcext:value-type="string">
            <text:p><text:a xlink:href="https://github.com/ActiveInferenceInstitute/ActiveInferenceJournal/tree/main/GuestStream/GuestStream_031" xlink:type="simple">https://github.com/ActiveInferenceInstitute/ActiveInferenceJournal/tree/main/GuestStream/GuestStream_031</text:a></text:p>
          </table:table-cell>
          <table:table-cell office:value-type="string" calcext:value-type="string">
            <text:p>Free Energy Principle &amp; Active Inference in Synthetic Biological Intelligence: Existing Evidence &amp; Current Challenges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www.sciencedirect.com/science/article/pii/S0896627322008066" xlink:type="simple">In vitro neurons learn and exhibit sentience when embodied in a simulated game-world</text:a></text:p>
          </table:table-cell>
        </table:table-row>
        <table:table-row table:style-name="ro18">
          <table:table-cell office:value-type="string" calcext:value-type="string">
            <text:p>GuestStream</text:p>
          </table:table-cell>
          <table:table-cell office:value-type="string" calcext:value-type="string">
            <text:p>10/17/2022</text:p>
          </table:table-cell>
          <table:table-cell/>
          <table:table-cell office:value-type="string" calcext:value-type="string">
            <text:p>GuestStream #030.1</text:p>
          </table:table-cell>
          <table:table-cell office:value-type="string" calcext:value-type="string">
            <text:p><text:a xlink:href="https://coda.io/d/_dTwB_SP81yq#Simple-list-view-of-Contacts-in-name-only_tu3f1/r340&amp;view=modal" xlink:type="simple">Kyrtin Atreides</text:a></text:p>
          </table:table-cell>
          <table:table-cell office:value-type="string" calcext:value-type="string">
            <text:p><text:a xlink:href="https://youtu.be/QUBmgn7K_4E" xlink:type="simple">https://youtu.be/QUBmgn7K_4E</text:a></text:p>
          </table:table-cell>
          <table:table-cell table:number-columns-repeated="3"/>
          <table:table-cell office:value-type="string" calcext:value-type="string">
            <text:p>The Human Governance Problem: Complex Systems and the Limits of Human Cognition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n/a</text:p>
          </table:table-cell>
        </table:table-row>
        <table:table-row table:style-name="ro3">
          <table:table-cell office:value-type="string" calcext:value-type="string">
            <text:p>GuestStream</text:p>
          </table:table-cell>
          <table:table-cell office:value-type="string" calcext:value-type="string">
            <text:p>10/14/2022</text:p>
          </table:table-cell>
          <table:table-cell/>
          <table:table-cell office:value-type="string" calcext:value-type="string">
            <text:p>GuestStream #029.1</text:p>
          </table:table-cell>
          <table:table-cell office:value-type="string" calcext:value-type="string">
            <text:p><text:a xlink:href="https://coda.io/d/_dTwB_SP81yq#Simple-list-view-of-Contacts-in-name-only_tu3f1/r549&amp;view=modal" xlink:type="simple">Shanna Dobson</text:a></text:p>
          </table:table-cell>
          <table:table-cell office:value-type="string" calcext:value-type="string">
            <text:p><text:a xlink:href="https://youtu.be/UuXAjY9Wgdg" xlink:type="simple">https://youtu.be/UuXAjY9Wgdg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philarchive.org/rec/DOBMUO" xlink:type="simple">Making Up Our Minds: Imaginative Deconstruction in MathArt, 1920 – Present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philarchive.org/rec/DOBMUO" xlink:type="simple">Making Up Our Minds: Imaginative Deconstruction in MathArt, 1920 – Present</text:a></text:p>
          </table:table-cell>
        </table:table-row>
        <table:table-row table:style-name="ro3">
          <table:table-cell office:value-type="string" calcext:value-type="string">
            <text:p>GuestStream</text:p>
          </table:table-cell>
          <table:table-cell office:value-type="string" calcext:value-type="string">
            <text:p>10/14/2022</text:p>
          </table:table-cell>
          <table:table-cell/>
          <table:table-cell office:value-type="string" calcext:value-type="string">
            <text:p>GuestStream #028.1</text:p>
          </table:table-cell>
          <table:table-cell office:value-type="string" calcext:value-type="string">
            <text:p><text:a xlink:href="https://coda.io/d/_dTwB_SP81yq#Simple-list-view-of-Contacts-in-name-only_tu3f1/r237&amp;view=modal" xlink:type="simple">Giovanni Rolla </text:a></text:p>
          </table:table-cell>
          <table:table-cell office:value-type="string" calcext:value-type="string">
            <text:p><text:a xlink:href="https://youtu.be/KqiLO9Dfj-4" xlink:type="simple">https://youtu.be/KqiLO9Dfj-4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link.springer.com/article/10.1007/s11229-019-02362-y" xlink:type="simple">Reconceiving rationality: situating rationality into radically enactive cognition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link.springer.com/article/10.1007/s11229-019-02362-y" xlink:type="simple">Reconceiving rationality: situating rationality into radically enactive cognition</text:a></text:p>
          </table:table-cell>
        </table:table-row>
        <table:table-row table:style-name="ro3">
          <table:table-cell office:value-type="string" calcext:value-type="string">
            <text:p>GuestStream</text:p>
          </table:table-cell>
          <table:table-cell office:value-type="string" calcext:value-type="string">
            <text:p>9/13/2022</text:p>
          </table:table-cell>
          <table:table-cell/>
          <table:table-cell office:value-type="string" calcext:value-type="string">
            <text:p>GuestStream #027.1</text:p>
          </table:table-cell>
          <table:table-cell office:value-type="string" calcext:value-type="string">
            <text:p><text:a xlink:href="https://coda.io/d/_dTwB_SP81yq#Simple-list-view-of-Contacts-in-name-only_tu3f1/r316&amp;view=modal" xlink:type="simple">John Vervaeke</text:a></text:p>
          </table:table-cell>
          <table:table-cell office:value-type="string" calcext:value-type="string">
            <text:p><text:a xlink:href="https://youtu.be/Pw2vxMRxF5o" xlink:type="simple">https://youtu.be/Pw2vxMRxF5o</text:a></text:p>
          </table:table-cell>
          <table:table-cell table:number-columns-repeated="3"/>
          <table:table-cell office:value-type="string" calcext:value-type="string">
            <text:p>John Vervaeke</text:p>
          </table:table-cell>
          <table:table-cell table:style-name="ce5" table:number-columns-repeated="2"/>
        </table:table-row>
        <table:table-row table:style-name="ro12">
          <table:table-cell office:value-type="string" calcext:value-type="string">
            <text:p>GuestStream</text:p>
          </table:table-cell>
          <table:table-cell office:value-type="string" calcext:value-type="string">
            <text:p>8/12/2022</text:p>
          </table:table-cell>
          <table:table-cell/>
          <table:table-cell office:value-type="string" calcext:value-type="string">
            <text:p>GuestStream #026.1</text:p>
          </table:table-cell>
          <table:table-cell office:value-type="string" calcext:value-type="string">
            <text:p><text:a xlink:href="https://coda.io/d/_dTwB_SP81yq#Simple-list-view-of-Contacts-in-name-only_tu3f1/r144&amp;view=modal" xlink:type="simple">Dafna Shahaf</text:a>,<text:a xlink:href="https://coda.io/d/_dTwB_SP81yq#Simple-list-view-of-Contacts-in-name-only_tu3f1/r347&amp;view=modal" xlink:type="simple">Lauren Hebert</text:a>,<text:a xlink:href="https://coda.io/d/_dTwB_SP81yq#Simple-list-view-of-Contacts-in-name-only_tu3f1/r518&amp;view=modal" xlink:type="simple">Ronen Tamari</text:a>,<text:a xlink:href="https://coda.io/d/_dTwB_SP81yq#Simple-list-view-of-Contacts-in-name-only_tu3f1/r625&amp;view=modal" xlink:type="simple">William Fischer</text:a></text:p>
          </table:table-cell>
          <table:table-cell office:value-type="string" calcext:value-type="string">
            <text:p><text:a xlink:href="https://youtu.be/J7cu4slfIBA" xlink:type="simple">https://youtu.be/J7cu4slfIBA</text:a></text:p>
          </table:table-cell>
          <table:table-cell table:number-columns-repeated="3"/>
          <table:table-cell office:value-type="string" calcext:value-type="string">
            <text:p>From Users to (Sense)Makers: On the Pivotal Role of Stigmergic Social Annotation in the Quest for Collective Sensemaking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dl.acm.org/doi/abs/10.1145/3511095.3536361" xlink:type="simple">From Users to (Sense)Makers: On the Pivotal Role of Stigmergic Social Annotation in the Quest for Collective Sensemaking</text:a></text:p>
          </table:table-cell>
        </table:table-row>
        <table:table-row table:style-name="ro3">
          <table:table-cell office:value-type="string" calcext:value-type="string">
            <text:p>GuestStream</text:p>
          </table:table-cell>
          <table:table-cell office:value-type="string" calcext:value-type="string">
            <text:p>8/3/2022</text:p>
          </table:table-cell>
          <table:table-cell/>
          <table:table-cell office:value-type="string" calcext:value-type="string">
            <text:p>GuestStream #025.1</text:p>
          </table:table-cell>
          <table:table-cell office:value-type="string" calcext:value-type="string">
            <text:p><text:a xlink:href="https://coda.io/d/_dTwB_SP81yq#Simple-list-view-of-Contacts-in-name-only_tu3f1/r100&amp;view=modal" xlink:type="simple">Brett Anderson</text:a></text:p>
          </table:table-cell>
          <table:table-cell office:value-type="string" calcext:value-type="string">
            <text:p><text:a xlink:href="https://youtu.be/ZYhrtsyzS_w" xlink:type="simple">https://youtu.be/ZYhrtsyzS_w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pubmed.ncbi.nlm.nih.gov/35816687/" xlink:type="simple">Autistic-Like Traits and Positive Schizotypy as Diametric Specializations of the Predictive Mind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journals.sagepub.com/doi/10.1177/17456916221075252" xlink:type="simple">Autistic-Like Traits and Positive Schizotypy as Diametric Specializations of the Predictive Mind</text:a></text:p>
          </table:table-cell>
        </table:table-row>
        <table:table-row table:style-name="ro5">
          <table:table-cell office:value-type="string" calcext:value-type="string">
            <text:p>GuestStream</text:p>
          </table:table-cell>
          <table:table-cell office:value-type="string" calcext:value-type="string">
            <text:p>7/5/2022</text:p>
          </table:table-cell>
          <table:table-cell/>
          <table:table-cell office:value-type="string" calcext:value-type="string">
            <text:p>GuestStream #015.2</text:p>
          </table:table-cell>
          <table:table-cell office:value-type="string" calcext:value-type="string">
            <text:p><text:a xlink:href="https://coda.io/d/_dTwB_SP81yq#Simple-list-view-of-Contacts-in-name-only_tu3f1/r98&amp;view=modal" xlink:type="simple">Bobby Azarian</text:a></text:p>
          </table:table-cell>
          <table:table-cell office:value-type="string" calcext:value-type="string">
            <text:p><text:a xlink:href="https://youtu.be/WEfc9X437yY" xlink:type="simple">https://youtu.be/WEfc9X437yY</text:a></text:p>
          </table:table-cell>
          <table:table-cell office:value-type="string" calcext:value-type="string">
            <text:p/>
          </table:table-cell>
          <table:table-cell/>
          <table:table-cell table:style-name="ce2" office:value-type="string" calcext:value-type="string">
            <text:p><text:a xlink:href="https://github.com/ActiveInferenceInstitute/ActiveInferenceJournal/tree/main/GuestStream/GuestStream_015" xlink:type="simple">https://github.com/ActiveInferenceInstitute/ActiveInferenceJournal/tree/main/GuestStream/GuestStream_015</text:a></text:p>
          </table:table-cell>
          <table:table-cell office:value-type="string" calcext:value-type="string">
            <text:p>The Integrated Evolutionary Synthesis: A Unifying Theory of Reality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6">
          <table:table-cell office:value-type="string" calcext:value-type="string">
            <text:p>GuestStream</text:p>
          </table:table-cell>
          <table:table-cell office:value-type="string" calcext:value-type="string">
            <text:p>6/28/2022</text:p>
          </table:table-cell>
          <table:table-cell/>
          <table:table-cell office:value-type="string" calcext:value-type="string">
            <text:p>GuestStream #024.1</text:p>
          </table:table-cell>
          <table:table-cell office:value-type="string" calcext:value-type="string">
            <text:p><text:a xlink:href="https://coda.io/d/_dTwB_SP81yq#Simple-list-view-of-Contacts-in-name-only_tu3f1/r567&amp;view=modal" xlink:type="simple">Stephen Grossberg</text:a></text:p>
          </table:table-cell>
          <table:table-cell office:value-type="string" calcext:value-type="string">
            <text:p><text:a xlink:href="https://www.youtube.com/watch?v=tOFA7FODn8w" xlink:type="simple">https://www.youtube.com/watch?v=tOFA7FODn8w</text:a></text:p>
          </table:table-cell>
          <table:table-cell office:value-type="string" calcext:value-type="string">
            <text:p/>
          </table:table-cell>
          <table:table-cell/>
          <table:table-cell table:style-name="ce2" office:value-type="string" calcext:value-type="string">
            <text:p><text:a xlink:href="https://github.com/ActiveInferenceInstitute/ActiveInferenceJournal/tree/main/GuestStream/GuestStream_024" xlink:type="simple">https://github.com/ActiveInferenceInstitute/ActiveInferenceJournal/tree/main/GuestStream/GuestStream_024</text:a></text:p>
          </table:table-cell>
          <table:table-cell office:value-type="string" calcext:value-type="string">
            <text:p>Explainable and Reliable AI</text:p>
          </table:table-cell>
          <table:table-cell office:value-type="string" calcext:value-type="string">
            <text:p><text:a xlink:href="https://coda.io/d/_dTwB_SP81yq#Simple-list-view-of-Contacts-in-name-only_tu3f1/r42&amp;view=modal" xlink:type="simple">Ali Rahmjoo</text:a>,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7">
          <table:table-cell office:value-type="string" calcext:value-type="string">
            <text:p>GuestStream</text:p>
          </table:table-cell>
          <table:table-cell office:value-type="string" calcext:value-type="string">
            <text:p>6/13/2022</text:p>
          </table:table-cell>
          <table:table-cell/>
          <table:table-cell office:value-type="string" calcext:value-type="string">
            <text:p>GuestStream #023.1</text:p>
          </table:table-cell>
          <table:table-cell office:value-type="string" calcext:value-type="string">
            <text:p><text:a xlink:href="https://coda.io/d/_dTwB_SP81yq#Simple-list-view-of-Contacts-in-name-only_tu3f1/r426&amp;view=modal" xlink:type="simple">Maxwell J D Ramstead</text:a>,<text:a xlink:href="https://coda.io/d/_dTwB_SP81yq#Simple-list-view-of-Contacts-in-name-only_tu3f1/r145&amp;view=modal" xlink:type="simple">Dalton Sakthivadivel</text:a></text:p>
          </table:table-cell>
          <table:table-cell office:value-type="string" calcext:value-type="string">
            <text:p><text:a xlink:href="https://youtu.be/igY9iyowesc" xlink:type="simple">https://youtu.be/igY9iyowesc</text:a></text:p>
          </table:table-cell>
          <table:table-cell table:number-columns-repeated="3"/>
          <table:table-cell office:value-type="string" calcext:value-type="string">
            <text:p>Rebooting the Free Energy Principle Literature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arxiv.org/abs/2205.11543" xlink:type="simple">On Bayesian Mechanics: A Physics of and by Beliefs</text:a></text:p>
          </table:table-cell>
        </table:table-row>
        <table:table-row table:style-name="ro14">
          <table:table-cell office:value-type="string" calcext:value-type="string">
            <text:p>GuestStream</text:p>
          </table:table-cell>
          <table:table-cell office:value-type="string" calcext:value-type="string">
            <text:p>6/11/2022</text:p>
          </table:table-cell>
          <table:table-cell/>
          <table:table-cell office:value-type="string" calcext:value-type="string">
            <text:p>GuestStream #016.2</text:p>
          </table:table-cell>
          <table:table-cell office:value-type="string" calcext:value-type="string">
            <text:p><text:a xlink:href="https://coda.io/d/_dTwB_SP81yq#Simple-list-view-of-Contacts-in-name-only_tu3f1/r393&amp;view=modal" xlink:type="simple">Mark Solms</text:a></text:p>
          </table:table-cell>
          <table:table-cell office:value-type="string" calcext:value-type="string">
            <text:p><text:a xlink:href="https://youtu.be/c0_Vf5_qiWk" xlink:type="simple">https://youtu.be/c0_Vf5_qiWk</text:a></text:p>
          </table:table-cell>
          <table:table-cell table:number-columns-repeated="3"/>
          <table:table-cell office:value-type="string" calcext:value-type="string">
            <text:p>Consciousness as Precision Optimization: Some Physiological and Philosophical Considerations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drive.google.com/file/d/1ugFujtoDUs45BvVW_hDfZBOkBxVmr8mw/view" xlink:type="simple">Draft PDF</text:a></text:p>
          </table:table-cell>
        </table:table-row>
        <table:table-row table:style-name="ro3">
          <table:table-cell office:value-type="string" calcext:value-type="string">
            <text:p>GuestStream</text:p>
          </table:table-cell>
          <table:table-cell office:value-type="string" calcext:value-type="string">
            <text:p>4/26/2022</text:p>
          </table:table-cell>
          <table:table-cell/>
          <table:table-cell office:value-type="string" calcext:value-type="string">
            <text:p>GuestStream #022.1</text:p>
          </table:table-cell>
          <table:table-cell office:value-type="string" calcext:value-type="string">
            <text:p><text:a xlink:href="https://coda.io/d/_dTwB_SP81yq#Simple-list-view-of-Contacts-in-name-only_tu3f1/r62&amp;view=modal" xlink:type="simple">Anna Lembke</text:a></text:p>
          </table:table-cell>
          <table:table-cell office:value-type="string" calcext:value-type="string">
            <text:p><text:a xlink:href="https://youtu.be/4VApGjFESlE" xlink:type="simple">https://youtu.be/4VApGjFESlE</text:a></text:p>
          </table:table-cell>
          <table:table-cell office:value-type="string" calcext:value-type="string">
            <text:p/>
          </table:table-cell>
          <table:table-cell/>
          <table:table-cell table:style-name="ce2" office:value-type="string" calcext:value-type="string">
            <text:p><text:a xlink:href="https://github.com/ActiveInferenceInstitute/ActiveInferenceJournal/tree/main/GuestStream/GuestStream_022" xlink:type="simple">https://github.com/ActiveInferenceInstitute/ActiveInferenceJournal/tree/main/GuestStream/GuestStream_022</text:a></text:p>
          </table:table-cell>
          <table:table-cell office:value-type="string" calcext:value-type="string">
            <text:p>Dopamine Nation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www.annalembke.com/" xlink:type="simple">“Dopamine Nation”</text:a></text:p>
          </table:table-cell>
        </table:table-row>
        <table:table-row table:style-name="ro3">
          <table:table-cell office:value-type="string" calcext:value-type="string">
            <text:p>GuestStream</text:p>
          </table:table-cell>
          <table:table-cell office:value-type="string" calcext:value-type="string">
            <text:p>4/25/2022</text:p>
          </table:table-cell>
          <table:table-cell/>
          <table:table-cell office:value-type="string" calcext:value-type="string">
            <text:p>GuestStream #021.1</text:p>
          </table:table-cell>
          <table:table-cell office:value-type="string" calcext:value-type="string">
            <text:p><text:a xlink:href="https://coda.io/d/_dTwB_SP81yq#Simple-list-view-of-Contacts-in-name-only_tu3f1/r13&amp;view=modal" xlink:type="simple">Adam Safron</text:a></text:p>
          </table:table-cell>
          <table:table-cell office:value-type="string" calcext:value-type="string">
            <text:p><text:a xlink:href="https://youtu.be/_MH7E58zKxY" xlink:type="simple">https://youtu.be/_MH7E58zKxY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psyarxiv.com/m2p6g/" xlink:type="simple">A proposal for deflating deflationary accounts of free will; consciousness and the readiness to act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psyarxiv.com/m2p6g/" xlink:type="simple">A proposal for deflating deflationary accounts of free will; consciousness and the readiness to act</text:a></text:p>
          </table:table-cell>
        </table:table-row>
        <table:table-row table:style-name="ro3">
          <table:table-cell office:value-type="string" calcext:value-type="string">
            <text:p>GuestStream</text:p>
          </table:table-cell>
          <table:table-cell office:value-type="string" calcext:value-type="string">
            <text:p>4/21/2022</text:p>
          </table:table-cell>
          <table:table-cell/>
          <table:table-cell office:value-type="string" calcext:value-type="string">
            <text:p>GuestStream #020.1</text:p>
          </table:table-cell>
          <table:table-cell office:value-type="string" calcext:value-type="string">
            <text:p><text:a xlink:href="https://coda.io/d/_dTwB_SP81yq#Simple-list-view-of-Contacts-in-name-only_tu3f1/r550&amp;view=modal" xlink:type="simple">Shannon Proksch</text:a></text:p>
          </table:table-cell>
          <table:table-cell office:value-type="string" calcext:value-type="string">
            <text:p><text:a xlink:href="https://youtu.be/SwUzTlGNI2A" xlink:type="simple">https://youtu.be/SwUzTlGNI2A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www.nature.com/articles/s41598-021-04463-6" xlink:type="simple">Coordination dynamics of multi‑agent interaction in a musical ensemble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www.nature.com/articles/s41598-021-04463-6" xlink:type="simple">Coordination dynamics of multi‑agent interaction in a musical ensemble</text:a></text:p>
          </table:table-cell>
        </table:table-row>
        <table:table-row table:style-name="ro3">
          <table:table-cell office:value-type="string" calcext:value-type="string">
            <text:p>GuestStream</text:p>
          </table:table-cell>
          <table:table-cell office:value-type="string" calcext:value-type="string">
            <text:p>3/25/2022</text:p>
          </table:table-cell>
          <table:table-cell/>
          <table:table-cell office:value-type="string" calcext:value-type="string">
            <text:p>GuestStream #019.1</text:p>
          </table:table-cell>
          <table:table-cell office:value-type="string" calcext:value-type="string">
            <text:p><text:a xlink:href="https://coda.io/d/_dTwB_SP81yq#Simple-list-view-of-Contacts-in-name-only_tu3f1/r382&amp;view=modal" xlink:type="simple">Marco Faccin</text:a></text:p>
          </table:table-cell>
          <table:table-cell office:value-type="string" calcext:value-type="string">
            <text:p><text:a xlink:href="https://youtu.be/e_JGrt4jbhE" xlink:type="simple">https://youtu.be/e_JGrt4jbhE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link.springer.com/article/10.1007/s13164-021-00607-9" xlink:type="simple">Extended Predictive Minds: do Markov Blankets Matter?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link.springer.com/article/10.1007/s13164-021-00607-9" xlink:type="simple">Extended Predictive Minds: do Markov Blankets Matter?</text:a></text:p>
          </table:table-cell>
        </table:table-row>
        <table:table-row table:style-name="ro16">
          <table:table-cell office:value-type="string" calcext:value-type="string">
            <text:p>GuestStream</text:p>
          </table:table-cell>
          <table:table-cell office:value-type="string" calcext:value-type="string">
            <text:p>3/14/2022</text:p>
          </table:table-cell>
          <table:table-cell/>
          <table:table-cell office:value-type="string" calcext:value-type="string">
            <text:p>GuestStream #018.1</text:p>
          </table:table-cell>
          <table:table-cell office:value-type="string" calcext:value-type="string">
            <text:p><text:a xlink:href="https://coda.io/d/_dTwB_SP81yq#Simple-list-view-of-Contacts-in-name-only_tu3f1/r265&amp;view=modal" xlink:type="simple">Ian Robertson</text:a>,<text:a xlink:href="https://coda.io/d/_dTwB_SP81yq#Simple-list-view-of-Contacts-in-name-only_tu3f1/r434&amp;view=modal" xlink:type="simple">Michael Kirchhoff</text:a>,<text:a xlink:href="https://coda.io/d/_dTwB_SP81yq#Simple-list-view-of-Contacts-in-name-only_tu3f1/r326&amp;view=modal" xlink:type="simple">Julian Kiverstein</text:a></text:p>
          </table:table-cell>
          <table:table-cell office:value-type="string" calcext:value-type="string">
            <text:p><text:a xlink:href="https://youtu.be/9zq1JUnN_eg" xlink:type="simple">https://youtu.be/9zq1JUnN_eg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://philsci-archive.pitt.edu/20077/" xlink:type="simple">The Literalist Fallacy &amp; the Free Energy Principle: Model-building, Scientific Realism and Instrumentalism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://philsci-archive.pitt.edu/20077/" xlink:type="simple">The Literalist Fallacy &amp; the Free Energy Principle: Model-building, Scientific Realism and Instrumentalism</text:a></text:p>
          </table:table-cell>
        </table:table-row>
        <table:table-row table:style-name="ro3">
          <table:table-cell office:value-type="string" calcext:value-type="string">
            <text:p>GuestStream</text:p>
          </table:table-cell>
          <table:table-cell office:value-type="string" calcext:value-type="string">
            <text:p>3/9/2022</text:p>
          </table:table-cell>
          <table:table-cell/>
          <table:table-cell office:value-type="string" calcext:value-type="string">
            <text:p>GuestStream #017.1</text:p>
          </table:table-cell>
          <table:table-cell office:value-type="string" calcext:value-type="string">
            <text:p><text:a xlink:href="https://coda.io/d/_dTwB_SP81yq#Simple-list-view-of-Contacts-in-name-only_tu3f1/r373&amp;view=modal" xlink:type="simple">Mahault Albarracin</text:a></text:p>
          </table:table-cell>
          <table:table-cell office:value-type="string" calcext:value-type="string">
            <text:p><text:a xlink:href="https://youtu.be/aEYQCmFl1Bw" xlink:type="simple">https://youtu.be/aEYQCmFl1Bw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www.preprints.org/manuscript/202201.0124/v1" xlink:type="simple">Epistemic Communities under Active Inference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www.preprints.org/manuscript/202201.0124/v1" xlink:type="simple">Epistemic Communities under Active Inference</text:a></text:p>
          </table:table-cell>
        </table:table-row>
        <table:table-row table:style-name="ro14">
          <table:table-cell office:value-type="string" calcext:value-type="string">
            <text:p>GuestStream</text:p>
          </table:table-cell>
          <table:table-cell office:value-type="string" calcext:value-type="string">
            <text:p>1/22/2022</text:p>
          </table:table-cell>
          <table:table-cell/>
          <table:table-cell office:value-type="string" calcext:value-type="string">
            <text:p>GuestStream #016.1</text:p>
          </table:table-cell>
          <table:table-cell office:value-type="string" calcext:value-type="string">
            <text:p><text:a xlink:href="https://coda.io/d/_dTwB_SP81yq#Simple-list-view-of-Contacts-in-name-only_tu3f1/r393&amp;view=modal" xlink:type="simple">Mark Solms</text:a></text:p>
          </table:table-cell>
          <table:table-cell office:value-type="string" calcext:value-type="string">
            <text:p><text:a xlink:href="https://youtu.be/NHfGuwoCXI8" xlink:type="simple">https://youtu.be/NHfGuwoCXI8</text:a></text:p>
          </table:table-cell>
          <table:table-cell table:number-columns-repeated="3"/>
          <table:table-cell office:value-type="string" calcext:value-type="string">
            <text:p>Consciousness as Precision Optimization: Some Physiological and Philosophical Considerations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571&amp;view=modal" xlink:type="simple">Stephen Sillett</text:a>,<text:a xlink:href="https://coda.io/d/_dTwB_SP81yq#Simple-list-view-of-Contacts-in-name-only_tu3f1/r160&amp;view=modal" xlink:type="simple">David S. Douglass</text:a></text:p>
          </table:table-cell>
          <table:table-cell office:value-type="string" calcext:value-type="string">
            <text:p><text:a xlink:href="https://drive.google.com/file/d/1ugFujtoDUs45BvVW_hDfZBOkBxVmr8mw/view" xlink:type="simple">Draft PDF</text:a></text:p>
          </table:table-cell>
        </table:table-row>
        <table:table-row table:style-name="ro16">
          <table:table-cell office:value-type="string" calcext:value-type="string">
            <text:p>GuestStream</text:p>
          </table:table-cell>
          <table:table-cell office:value-type="string" calcext:value-type="string">
            <text:p>1/18/2022</text:p>
          </table:table-cell>
          <table:table-cell/>
          <table:table-cell office:value-type="string" calcext:value-type="string">
            <text:p>GuestStream #015.1</text:p>
          </table:table-cell>
          <table:table-cell office:value-type="string" calcext:value-type="string">
            <text:p><text:a xlink:href="https://coda.io/d/_dTwB_SP81yq#Simple-list-view-of-Contacts-in-name-only_tu3f1/r98&amp;view=modal" xlink:type="simple">Bobby Azarian</text:a></text:p>
          </table:table-cell>
          <table:table-cell office:value-type="string" calcext:value-type="string">
            <text:p><text:a xlink:href="https://youtu.be/_JCaic5Cxms" xlink:type="simple">https://youtu.be/_JCaic5Cxms</text:a></text:p>
          </table:table-cell>
          <table:table-cell office:value-type="string" calcext:value-type="string">
            <text:p/>
          </table:table-cell>
          <table:table-cell/>
          <table:table-cell table:style-name="ce2" office:value-type="string" calcext:value-type="string">
            <text:p><text:a xlink:href="https://github.com/ActiveInferenceInstitute/ActiveInferenceJournal/tree/main/GuestStream/GuestStream_015" xlink:type="simple">https://github.com/ActiveInferenceInstitute/ActiveInferenceJournal/tree/main/GuestStream/GuestStream_015</text:a></text:p>
          </table:table-cell>
          <table:table-cell office:value-type="string" calcext:value-type="string">
            <text:p>Universal Bayesianism: A New Kind of Theory of Everything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18">
          <table:table-cell office:value-type="string" calcext:value-type="string">
            <text:p>GuestStream</text:p>
          </table:table-cell>
          <table:table-cell office:value-type="string" calcext:value-type="string">
            <text:p>1/10/2022</text:p>
          </table:table-cell>
          <table:table-cell/>
          <table:table-cell office:value-type="string" calcext:value-type="string">
            <text:p>GuestStream #014.1</text:p>
          </table:table-cell>
          <table:table-cell office:value-type="string" calcext:value-type="string">
            <text:p><text:a xlink:href="https://coda.io/d/_dTwB_SP81yq#Simple-list-view-of-Contacts-in-name-only_tu3f1/r322&amp;view=modal" xlink:type="simple">Jorge E Esteves</text:a></text:p>
          </table:table-cell>
          <table:table-cell office:value-type="string" calcext:value-type="string">
            <text:p><text:a xlink:href="https://youtu.be/mjL3cGYEMNg" xlink:type="simple">https://youtu.be/mjL3cGYEMNg</text:a></text:p>
          </table:table-cell>
          <table:table-cell table:number-columns-repeated="3"/>
          <table:table-cell office:value-type="string" calcext:value-type="string">
            <text:p>Osteopathy and Mental Health: An Embodied, Predictive, and Interoceptive Framework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12">
          <table:table-cell office:value-type="string" calcext:value-type="string">
            <text:p>GuestStream</text:p>
          </table:table-cell>
          <table:table-cell office:value-type="string" calcext:value-type="string">
            <text:p>11/19/2021</text:p>
          </table:table-cell>
          <table:table-cell/>
          <table:table-cell office:value-type="string" calcext:value-type="string">
            <text:p>GuestStream #010.1</text:p>
          </table:table-cell>
          <table:table-cell office:value-type="string" calcext:value-type="string">
            <text:p><text:a xlink:href="https://coda.io/d/_dTwB_SP81yq#Simple-list-view-of-Contacts-in-name-only_tu3f1/r482&amp;view=modal" xlink:type="simple">Philip Gerrans</text:a></text:p>
          </table:table-cell>
          <table:table-cell office:value-type="string" calcext:value-type="string">
            <text:p><text:a xlink:href="https://youtu.be/Hvr-RgWZ7p4" xlink:type="simple">https://youtu.be/Hvr-RgWZ7p4</text:a></text:p>
          </table:table-cell>
          <table:table-cell table:number-columns-repeated="3"/>
          <table:table-cell office:value-type="string" calcext:value-type="string">
            <text:p>The Cotard Delusion: Case Study of the Cognitive Architecture of Self Representation. A Pilot without a vessel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160&amp;view=modal" xlink:type="simple">David S. Douglass</text:a></text:p>
          </table:table-cell>
          <table:table-cell office:value-type="string" calcext:value-type="string">
            <text:p>n/a</text:p>
          </table:table-cell>
        </table:table-row>
        <table:table-row table:style-name="ro11">
          <table:table-cell office:value-type="string" calcext:value-type="string">
            <text:p>GuestStream</text:p>
          </table:table-cell>
          <table:table-cell office:value-type="string" calcext:value-type="string">
            <text:p>11/8/2021 12:00 PM</text:p>
          </table:table-cell>
          <table:table-cell/>
          <table:table-cell office:value-type="string" calcext:value-type="string">
            <text:p>GuestStream #013.1</text:p>
          </table:table-cell>
          <table:table-cell office:value-type="string" calcext:value-type="string">
            <text:p><text:a xlink:href="https://coda.io/d/_dTwB_SP81yq#Simple-list-view-of-Contacts-in-name-only_tu3f1/r13&amp;view=modal" xlink:type="simple">Adam Safron</text:a></text:p>
          </table:table-cell>
          <table:table-cell office:value-type="string" calcext:value-type="string">
            <text:p><text:a xlink:href="https://youtu.be/eVbWeWEX9dA" xlink:type="simple">https://youtu.be/eVbWeWEX9dA</text:a></text:p>
          </table:table-cell>
          <table:table-cell table:number-columns-repeated="3"/>
          <table:table-cell office:value-type="string" calcext:value-type="string">
            <text:p>ALtered Beliefs Under pSychedelics (ALBUS): A unified predictive processing framework for states of consciousness and their alterations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97&amp;view=modal" xlink:type="simple">V. Bleu Knight</text:a></text:p>
          </table:table-cell>
          <table:table-cell office:value-type="string" calcext:value-type="string">
            <text:p>n/a</text:p>
          </table:table-cell>
        </table:table-row>
        <table:table-row table:style-name="ro10">
          <table:table-cell office:value-type="string" calcext:value-type="string">
            <text:p>GuestStream</text:p>
          </table:table-cell>
          <table:table-cell office:value-type="string" calcext:value-type="string">
            <text:p>10/25/2021</text:p>
          </table:table-cell>
          <table:table-cell/>
          <table:table-cell office:value-type="string" calcext:value-type="string">
            <text:p>GuestStream #012.1</text:p>
          </table:table-cell>
          <table:table-cell office:value-type="string" calcext:value-type="string">
            <text:p><text:a xlink:href="https://coda.io/d/_dTwB_SP81yq#Simple-list-view-of-Contacts-in-name-only_tu3f1/r404&amp;view=modal" xlink:type="simple">Martin V Butz</text:a></text:p>
          </table:table-cell>
          <table:table-cell office:value-type="string" calcext:value-type="string">
            <text:p><text:a xlink:href="https://youtu.be/zVvTAnRwigQ" xlink:type="simple">https://youtu.be/zVvTAnRwigQ</text:a></text:p>
          </table:table-cell>
          <table:table-cell table:number-columns-repeated="3"/>
          <table:table-cell office:value-type="string" calcext:value-type="string">
            <text:p>Event-Predictive Active Inference: Developing Conceptual, Compositional Cognition from Sensorimotor Experiences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n/a</text:p>
          </table:table-cell>
        </table:table-row>
        <table:table-row table:style-name="ro10">
          <table:table-cell office:value-type="string" calcext:value-type="string">
            <text:p>GuestStream</text:p>
          </table:table-cell>
          <table:table-cell office:value-type="string" calcext:value-type="string">
            <text:p>10/22/2021 10:00 AM</text:p>
          </table:table-cell>
          <table:table-cell/>
          <table:table-cell office:value-type="string" calcext:value-type="string">
            <text:p>GuestStream #011.1</text:p>
          </table:table-cell>
          <table:table-cell office:value-type="string" calcext:value-type="string">
            <text:p><text:a xlink:href="https://coda.io/d/_dTwB_SP81yq#Simple-list-view-of-Contacts-in-name-only_tu3f1/r241&amp;view=modal" xlink:type="simple">Gregg Henriques</text:a></text:p>
          </table:table-cell>
          <table:table-cell office:value-type="string" calcext:value-type="string">
            <text:p><text:a xlink:href="https://youtu.be/Zvwt-98kcFM" xlink:type="simple">https://youtu.be/Zvwt-98kcFM</text:a></text:p>
          </table:table-cell>
          <table:table-cell table:style-name="ce2" office:value-type="string" calcext:value-type="string">
            <text:p><text:a xlink:href="https://docs.google.com/presentation/d/1WelviEjpg9A2OOU3Z59SRPIkoPeeOehNXbrxPcPwXKY/edit?usp=sharing" xlink:type="simple">#011.1</text:a></text:p>
          </table:table-cell>
          <table:table-cell table:style-name="ce2" office:value-type="string" calcext:value-type="string">
            <text:p>https://docs.google.com/presentation/d/1WelviEjpg9A2OOU3Z59SRPIkoPeeOehNXbrxPcPwXKY/edit?usp=sharing</text:p>
          </table:table-cell>
          <table:table-cell/>
          <table:table-cell office:value-type="string" calcext:value-type="string">
            <text:p>The Ontology of Mental Behavior: Toward a Coherent Solution to the Problem of Psychology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97&amp;view=modal" xlink:type="simple">V. Bleu Knight</text:a></text:p>
          </table:table-cell>
          <table:table-cell office:value-type="string" calcext:value-type="string">
            <text:p>n/a</text:p>
          </table:table-cell>
        </table:table-row>
        <table:table-row table:style-name="ro7">
          <table:table-cell office:value-type="string" calcext:value-type="string">
            <text:p>GuestStream</text:p>
          </table:table-cell>
          <table:table-cell office:value-type="string" calcext:value-type="string">
            <text:p>8/20/2021</text:p>
          </table:table-cell>
          <table:table-cell/>
          <table:table-cell office:value-type="string" calcext:value-type="string">
            <text:p>GuestStream #009.1</text:p>
          </table:table-cell>
          <table:table-cell office:value-type="string" calcext:value-type="string">
            <text:p><text:a xlink:href="https://coda.io/d/_dTwB_SP81yq#Simple-list-view-of-Contacts-in-name-only_tu3f1/r493&amp;view=modal" xlink:type="simple">Rafael Kaufmann</text:a>,<text:a xlink:href="https://coda.io/d/_dTwB_SP81yq#Simple-list-view-of-Contacts-in-name-only_tu3f1/r489&amp;view=modal" xlink:type="simple">Pranav Gupta</text:a></text:p>
          </table:table-cell>
          <table:table-cell office:value-type="string" calcext:value-type="string">
            <text:p><text:a xlink:href="https://youtu.be/odkks5F9ZMM" xlink:type="simple">https://youtu.be/odkks5F9ZMM</text:a></text:p>
          </table:table-cell>
          <table:table-cell table:number-columns-repeated="3"/>
          <table:table-cell office:value-type="string" calcext:value-type="string">
            <text:p>Collective intelligence and active inference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97&amp;view=modal" xlink:type="simple">V. Bleu Knight</text:a></text:p>
          </table:table-cell>
          <table:table-cell office:value-type="string" calcext:value-type="string">
            <text:p><text:a xlink:href="https://www.mdpi.com/1099-4300/23/7/830" xlink:type="simple">An Active Inference Model of Collective Intelligence</text:a></text:p>
          </table:table-cell>
        </table:table-row>
        <table:table-row table:style-name="ro15">
          <table:table-cell office:value-type="string" calcext:value-type="string">
            <text:p>GuestStream</text:p>
          </table:table-cell>
          <table:table-cell office:value-type="string" calcext:value-type="string">
            <text:p>8/9/2021</text:p>
          </table:table-cell>
          <table:table-cell/>
          <table:table-cell office:value-type="string" calcext:value-type="string">
            <text:p>GuestStream #008.1</text:p>
          </table:table-cell>
          <table:table-cell office:value-type="string" calcext:value-type="string">
            <text:p><text:a xlink:href="https://coda.io/d/_dTwB_SP81yq#Simple-list-view-of-Contacts-in-name-only_tu3f1" xlink:type="simple">Mark Miller</text:a>,<text:a xlink:href="https://coda.io/d/_dTwB_SP81yq#Simple-list-view-of-Contacts-in-name-only_tu3f1" xlink:type="simple">Ines Hipolito</text:a>,<text:a xlink:href="https://coda.io/d/_dTwB_SP81yq#Simple-list-view-of-Contacts-in-name-only_tu3f1" xlink:type="simple">Julian Kiverstein</text:a></text:p>
          </table:table-cell>
          <table:table-cell office:value-type="string" calcext:value-type="string">
            <text:p><text:a xlink:href="https://youtu.be/m8gUev5aVFs" xlink:type="simple">https://youtu.be/m8gUev5aVFs</text:a></text:p>
          </table:table-cell>
          <table:table-cell table:number-columns-repeated="3"/>
          <table:table-cell office:value-type="string" calcext:value-type="string">
            <text:p>Exploring the Predictive Dynamics of Happiness and Well-Being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n/a</text:p>
          </table:table-cell>
        </table:table-row>
        <table:table-row table:style-name="ro16">
          <table:table-cell office:value-type="string" calcext:value-type="string">
            <text:p>GuestStream</text:p>
          </table:table-cell>
          <table:table-cell office:value-type="string" calcext:value-type="string">
            <text:p>5/28/2021</text:p>
          </table:table-cell>
          <table:table-cell/>
          <table:table-cell office:value-type="string" calcext:value-type="string">
            <text:p>GuestStream #007.1</text:p>
          </table:table-cell>
          <table:table-cell office:value-type="string" calcext:value-type="string">
            <text:p><text:a xlink:href="https://coda.io/d/_dTwB_SP81yq#Simple-list-view-of-Contacts-in-name-only_tu3f1/r439&amp;view=modal" xlink:type="simple">Miguel Aguilera</text:a>,<text:a xlink:href="https://coda.io/d/_dTwB_SP81yq#Simple-list-view-of-Contacts-in-name-only_tu3f1" xlink:type="simple">Christopher L. Buckley</text:a>,<text:a xlink:href="https://coda.io/d/_dTwB_SP81yq#Simple-list-view-of-Contacts-in-name-only_tu3f1" xlink:type="simple">Beren Millidge</text:a></text:p>
          </table:table-cell>
          <table:table-cell office:value-type="string" calcext:value-type="string">
            <text:p><text:a xlink:href="https://youtu.be/YjTD_Ifw_qA" xlink:type="simple">https://youtu.be/YjTD_Ifw_qA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arxiv.org/abs/2105.11203" xlink:type="simple">How particular is the physics of the Free Energy Principle?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arxiv.org/abs/2105.11203" xlink:type="simple">How particular is the physics of the Free Energy Principle?</text:a></text:p>
          </table:table-cell>
        </table:table-row>
        <table:table-row table:style-name="ro3">
          <table:table-cell office:value-type="string" calcext:value-type="string">
            <text:p>GuestStream</text:p>
          </table:table-cell>
          <table:table-cell office:value-type="string" calcext:value-type="string">
            <text:p>5/10/2021</text:p>
          </table:table-cell>
          <table:table-cell/>
          <table:table-cell office:value-type="string" calcext:value-type="string">
            <text:p>GuestStream #006.1</text:p>
          </table:table-cell>
          <table:table-cell office:value-type="string" calcext:value-type="string">
            <text:p><text:a xlink:href="https://coda.io/d/_dTwB_SP81yq#Simple-list-view-of-Contacts-in-name-only_tu3f1/r61&amp;view=modal" xlink:type="simple">Anna Ciaunica</text:a></text:p>
          </table:table-cell>
          <table:table-cell office:value-type="string" calcext:value-type="string">
            <text:p><text:a xlink:href="https://youtu.be/lwVIUz7O0jg" xlink:type="simple">https://youtu.be/lwVIUz7O0jg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psyarxiv.com/twubr" xlink:type="simple">The First Prior: from Co-Embodiment to Co-Homeostasis in Early Life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psyarxiv.com/twubr" xlink:type="simple">The First Prior: from Co-Embodiment to Co-Homeostasis in Early Life</text:a></text:p>
          </table:table-cell>
        </table:table-row>
        <table:table-row table:style-name="ro3">
          <table:table-cell office:value-type="string" calcext:value-type="string">
            <text:p>GuestStream</text:p>
          </table:table-cell>
          <table:table-cell office:value-type="string" calcext:value-type="string">
            <text:p>4/28/2021</text:p>
          </table:table-cell>
          <table:table-cell/>
          <table:table-cell office:value-type="string" calcext:value-type="string">
            <text:p>GuestStream #005.1</text:p>
          </table:table-cell>
          <table:table-cell office:value-type="string" calcext:value-type="string">
            <text:p><text:a xlink:href="https://coda.io/d/_dTwB_SP81yq#Simple-list-view-of-Contacts-in-name-only_tu3f1/r399&amp;view=modal" xlink:type="simple">Martin Biehl</text:a></text:p>
          </table:table-cell>
          <table:table-cell office:value-type="string" calcext:value-type="string">
            <text:p><text:a xlink:href="https://youtu.be/Sxst-xBTMvU" xlink:type="simple">https://youtu.be/Sxst-xBTMvU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arxiv.org/abs/2001.06408" xlink:type="simple">A technical critique of some parts of the Free Energy Principle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arxiv.org/abs/2001.06408" xlink:type="simple">A technical critique of some parts of the Free Energy Principle</text:a></text:p>
          </table:table-cell>
        </table:table-row>
        <table:table-row table:style-name="ro3">
          <table:table-cell office:value-type="string" calcext:value-type="string">
            <text:p>GuestStream</text:p>
          </table:table-cell>
          <table:table-cell office:value-type="string" calcext:value-type="string">
            <text:p>4/14/2021</text:p>
          </table:table-cell>
          <table:table-cell/>
          <table:table-cell office:value-type="string" calcext:value-type="string">
            <text:p>GuestStream #004.1</text:p>
          </table:table-cell>
          <table:table-cell office:value-type="string" calcext:value-type="string">
            <text:p><text:a xlink:href="https://coda.io/d/_dTwB_SP81yq#Simple-list-view-of-Contacts-in-name-only_tu3f1/r189&amp;view=modal" xlink:type="simple">Elliot Murphy</text:a></text:p>
          </table:table-cell>
          <table:table-cell office:value-type="string" calcext:value-type="string">
            <text:p><text:a xlink:href="https://youtu.be/qEkW4YsN5PY" xlink:type="simple">https://youtu.be/qEkW4YsN5PY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www.researchgate.net/publication/349996753_Natural_language_syntax_complies_with_the_free-energy_principle" xlink:type="simple">Natural language syntax complies with the free energy principle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www.researchgate.net/publication/349996753_Natural_language_syntax_complies_with_the_free-energy_principle" xlink:type="simple">Natural language syntax complies with the free energy principle</text:a></text:p>
          </table:table-cell>
        </table:table-row>
        <table:table-row table:style-name="ro7">
          <table:table-cell office:value-type="string" calcext:value-type="string">
            <text:p>GuestStream</text:p>
          </table:table-cell>
          <table:table-cell office:value-type="string" calcext:value-type="string">
            <text:p>4/7/2021</text:p>
          </table:table-cell>
          <table:table-cell/>
          <table:table-cell office:value-type="string" calcext:value-type="string">
            <text:p>GuestStream #003.1</text:p>
          </table:table-cell>
          <table:table-cell office:value-type="string" calcext:value-type="string">
            <text:p><text:a xlink:href="https://coda.io/d/_dTwB_SP81yq#Simple-list-view-of-Contacts-in-name-only_tu3f1/r538&amp;view=modal" xlink:type="simple">Sarah Hashkes</text:a></text:p>
          </table:table-cell>
          <table:table-cell office:value-type="string" calcext:value-type="string">
            <text:p><text:a xlink:href="https://youtu.be/YS2X_oW6NrM" xlink:type="simple">https://youtu.be/YS2X_oW6NrM</text:a></text:p>
          </table:table-cell>
          <table:table-cell table:number-columns-repeated="3"/>
          <table:table-cell office:value-type="string" calcext:value-type="string">
            <text:p>Active Inference, VR, and Psychedelics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n/a</text:p>
          </table:table-cell>
        </table:table-row>
        <table:table-row table:style-name="ro5">
          <table:table-cell office:value-type="string" calcext:value-type="string">
            <text:p>GuestStream</text:p>
          </table:table-cell>
          <table:table-cell office:value-type="string" calcext:value-type="string">
            <text:p>3/18/2021</text:p>
          </table:table-cell>
          <table:table-cell/>
          <table:table-cell office:value-type="string" calcext:value-type="string">
            <text:p>GuestStream #002.1</text:p>
          </table:table-cell>
          <table:table-cell office:value-type="string" calcext:value-type="string">
            <text:p><text:a xlink:href="https://coda.io/d/_dTwB_SP81yq#Simple-list-view-of-Contacts-in-name-only_tu3f1/r180&amp;view=modal" xlink:type="simple">Dimitris Bolis</text:a></text:p>
          </table:table-cell>
          <table:table-cell office:value-type="string" calcext:value-type="string">
            <text:p><text:a xlink:href="https://youtu.be/5oSqT8a6-dQ" xlink:type="simple">https://youtu.be/5oSqT8a6-dQ</text:a></text:p>
          </table:table-cell>
          <table:table-cell table:number-columns-repeated="3"/>
          <table:table-cell office:value-type="string" calcext:value-type="string">
            <text:p>‘I interact therefore I am’ Human becoming in and through social interaction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n/a</text:p>
          </table:table-cell>
        </table:table-row>
        <table:table-row table:style-name="ro3">
          <table:table-cell office:value-type="string" calcext:value-type="string">
            <text:p>GuestStream</text:p>
          </table:table-cell>
          <table:table-cell office:value-type="string" calcext:value-type="string">
            <text:p>2/24/2021</text:p>
          </table:table-cell>
          <table:table-cell/>
          <table:table-cell office:value-type="string" calcext:value-type="string">
            <text:p>GuestStream #001.1</text:p>
          </table:table-cell>
          <table:table-cell office:value-type="string" calcext:value-type="string">
            <text:p><text:a xlink:href="https://coda.io/d/_dTwB_SP81yq#Simple-list-view-of-Contacts-in-name-only_tu3f1/r374&amp;view=modal" xlink:type="simple">Majid D Beni</text:a></text:p>
          </table:table-cell>
          <table:table-cell office:value-type="string" calcext:value-type="string">
            <text:p><text:a xlink:href="https://youtu.be/HZoZtiSwMvA" xlink:type="simple">https://youtu.be/HZoZtiSwMvA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link.springer.com/article/10.1007/s11229-021-03075-x" xlink:type="simple">A critical analysis of Markovian monism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link.springer.com/article/10.1007/s11229-021-03075-x" xlink:type="simple">A critical analysis of Markovian monism</text:a></text:p>
          </table:table-cell>
        </table:table-row>
        <table:table-row table:style-name="ro5">
          <table:table-cell office:value-type="string" calcext:value-type="string">
            <text:p>GuestStream</text:p>
          </table:table-cell>
          <table:table-cell table:style-name="ce5"/>
          <table:table-cell/>
          <table:table-cell office:value-type="string" calcext:value-type="string">
            <text:p>GuestStream </text:p>
          </table:table-cell>
          <table:table-cell office:value-type="string" calcext:value-type="string">
            <text:p><text:a xlink:href="https://coda.io/d/_dTwB_SP81yq#Simple-list-view-of-Contacts-in-name-only_tu3f1/r655&amp;view=modal" xlink:type="simple">Karin Kukkonen</text:a></text:p>
          </table:table-cell>
          <table:table-cell office:value-type="string" calcext:value-type="string">
            <text:p><text:a xlink:href="https://www.youtube.com/watch?v=x6rwST67ugU" xlink:type="simple">https://www.youtube.com/watch?v=x6rwST67ugU</text:a></text:p>
          </table:table-cell>
          <table:table-cell table:number-columns-repeated="3"/>
          <table:table-cell office:value-type="string" calcext:value-type="string">
            <text:p>Literature as Uncertainty Practice – Creative Encounters with the World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7">
          <table:table-cell office:value-type="string" calcext:value-type="string">
            <text:p>Roundtable</text:p>
          </table:table-cell>
          <table:table-cell office:value-type="string" calcext:value-type="string">
            <text:p>12/13/2024</text:p>
          </table:table-cell>
          <table:table-cell/>
          <table:table-cell office:value-type="string" calcext:value-type="string">
            <text:p>Roundtable 2024.4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www.youtube.com/watch?v=bK3lIWs23RE" xlink:type="simple">https://www.youtube.com/watch?v=bK3lIWs23RE</text:a></text:p>
          </table:table-cell>
          <table:table-cell table:number-columns-repeated="3"/>
          <table:table-cell office:value-type="string" calcext:value-type="string">
            <text:p>2024 Quarterly Roundtable #4</text:p>
          </table:table-cell>
          <table:table-cell table:style-name="ce5" table:number-columns-repeated="2"/>
        </table:table-row>
        <table:table-row table:style-name="ro7">
          <table:table-cell office:value-type="string" calcext:value-type="string">
            <text:p>Roundtable</text:p>
          </table:table-cell>
          <table:table-cell office:value-type="string" calcext:value-type="string">
            <text:p>9/27/2024</text:p>
          </table:table-cell>
          <table:table-cell/>
          <table:table-cell office:value-type="string" calcext:value-type="string">
            <text:p>Roundtable 2024.3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www.youtube.com/watch?v=tlDnkNGVK1Y" xlink:type="simple">https://www.youtube.com/watch?v=tlDnkNGVK1Y</text:a></text:p>
          </table:table-cell>
          <table:table-cell table:number-columns-repeated="3"/>
          <table:table-cell office:value-type="string" calcext:value-type="string">
            <text:p>2024 Quarterly Roundtable #3</text:p>
          </table:table-cell>
          <table:table-cell table:style-name="ce5" table:number-columns-repeated="2"/>
        </table:table-row>
        <table:table-row table:style-name="ro2">
          <table:table-cell office:value-type="string" calcext:value-type="string">
            <text:p>Roundtable</text:p>
          </table:table-cell>
          <table:table-cell office:value-type="string" calcext:value-type="string">
            <text:p>6/28/2024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Roundtable 2024.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www.youtube.com/watch?v=VLP_jV_KRhc" xlink:type="simple">https://www.youtube.com/watch?v=VLP_jV_KRhc</text:a></text:p>
          </table:table-cell>
          <table:table-cell table:style-name="ce2" office:value-type="string" calcext:value-type="string">
            <text:p><text:a xlink:href="https://docs.google.com/presentation/d/1MWHXi7eNaZXPaddUrfBSShMjiHAL0RLA3eRb6Ll-u4E/edit#slide=id.g174eeeb3a64_4_0" xlink:type="simple">https://docs.google.com/presentation/d/1MWHXi7eNaZXPaddUrfBSShMjiHAL0RLA3eRb6Ll-u4E/edit#slide=id.g174eeeb3a64_4_0</text:a></text:p>
          </table:table-cell>
          <table:table-cell table:style-name="ce2" office:value-type="string" calcext:value-type="string">
            <text:p>https://docs.google.com/presentation/d/1MWHXi7eNaZXPaddUrfBSShMjiHAL0RLA3eRb6Ll-u4E/edit#slide=id.g174eeeb3a64_4_0</text:p>
          </table:table-cell>
          <table:table-cell/>
          <table:table-cell office:value-type="string" calcext:value-type="string">
            <text:p>2024 Quarterly Roundtable #2</text:p>
          </table:table-cell>
          <table:table-cell table:style-name="ce5" table:number-columns-repeated="2"/>
        </table:table-row>
        <table:table-row table:style-name="ro2">
          <table:table-cell office:value-type="string" calcext:value-type="string">
            <text:p>Roundtable</text:p>
          </table:table-cell>
          <table:table-cell office:value-type="string" calcext:value-type="string">
            <text:p>3/29/2024</text:p>
          </table:table-cell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Roundtable 2024.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www.youtube.com/watch?v=Ln_g3qynnbA" xlink:type="simple">https://www.youtube.com/watch?v=Ln_g3qynnbA</text:a></text:p>
          </table:table-cell>
          <table:table-cell table:style-name="ce2" office:value-type="string" calcext:value-type="string">
            <text:p><text:a xlink:href="https://docs.google.com/presentation/d/1itF2fcgKoRPyDwtJYBg-IAS46tEW9iTo3WAvNjqU31w/edit#slide=id.ge64b4853f6_0_0" xlink:type="simple">https://docs.google.com/presentation/d/1itF2fcgKoRPyDwtJYBg-IAS46tEW9iTo3WAvNjqU31w/edit#slide=id.ge64b4853f6_0_0</text:a></text:p>
          </table:table-cell>
          <table:table-cell table:style-name="ce2" office:value-type="string" calcext:value-type="string">
            <text:p>https://docs.google.com/presentation/d/1itF2fcgKoRPyDwtJYBg-IAS46tEW9iTo3WAvNjqU31w/edit#slide=id.ge64b4853f6_0_0</text:p>
          </table:table-cell>
          <table:table-cell/>
          <table:table-cell office:value-type="string" calcext:value-type="string">
            <text:p>2024 Quarterly Roundtable #1</text:p>
          </table:table-cell>
          <table:table-cell office:value-type="string" calcext:value-type="string">
            <text:p><text:a xlink:href="https://coda.io/d/_dTwB_SP81yq#Simple-list-view-of-Contacts-in-name-only_tu3f1/r32&amp;view=modal" xlink:type="simple">Alexander Vyatkin</text:a>,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2">
          <table:table-cell office:value-type="string" calcext:value-type="string">
            <text:p>Roundtable</text:p>
          </table:table-cell>
          <table:table-cell office:value-type="string" calcext:value-type="string">
            <text:p>12/8/2023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Roundtable 2023.4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www.youtube.com/watch?v=rKrrpoVbwWQ" xlink:type="simple">https://www.youtube.com/watch?v=rKrrpoVbwWQ</text:a></text:p>
          </table:table-cell>
          <table:table-cell table:style-name="ce2" office:value-type="string" calcext:value-type="string">
            <text:p><text:a xlink:href="https://docs.google.com/presentation/d/1M0QY0nCUg8xazcBEQm5RgQ_GufdCKAVsTnoV0rkiw94/edit#slide=id.g1347a717aea_3_12" xlink:type="simple">https://docs.google.com/presentation/d/1M0QY0nCUg8xazcBEQm5RgQ_GufdCKAVsTnoV0rkiw94/edit#slide=id.g1347a717aea_3_12</text:a></text:p>
          </table:table-cell>
          <table:table-cell table:style-name="ce2" office:value-type="string" calcext:value-type="string">
            <text:p>https://docs.google.com/presentation/d/1M0QY0nCUg8xazcBEQm5RgQ_GufdCKAVsTnoV0rkiw94/edit#slide=id.g1347a717aea_3_12</text:p>
          </table:table-cell>
          <table:table-cell/>
          <table:table-cell office:value-type="string" calcext:value-type="string">
            <text:p>2023 Quarterly Roundtable #4</text:p>
          </table:table-cell>
          <table:table-cell table:style-name="ce5" table:number-columns-repeated="2"/>
        </table:table-row>
        <table:table-row table:style-name="ro2">
          <table:table-cell office:value-type="string" calcext:value-type="string">
            <text:p>Roundtable</text:p>
          </table:table-cell>
          <table:table-cell office:value-type="string" calcext:value-type="string">
            <text:p>9/29/2023</text:p>
          </table:table-cell>
          <table:table-cell/>
          <table:table-cell office:value-type="string" calcext:value-type="string">
            <text:p>Roundtable 2023.3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www.youtube.com/watch?v=93-rNtJR-9I" xlink:type="simple">https://www.youtube.com/watch?v=93-rNtJR-9I</text:a></text:p>
          </table:table-cell>
          <table:table-cell table:style-name="ce2" office:value-type="string" calcext:value-type="string">
            <text:p><text:a xlink:href="https://docs.google.com/presentation/d/1ZhJstDTj9L-4Z60Ea1lZaBbOyYX7TF34AFOyYlU4LTo/edit#slide=id.ge64b4853f6_0_0" xlink:type="simple">https://docs.google.com/presentation/d/1ZhJstDTj9L-4Z60Ea1lZaBbOyYX7TF34AFOyYlU4LTo/edit#slide=id.ge64b4853f6_0_0</text:a></text:p>
          </table:table-cell>
          <table:table-cell table:style-name="ce2" office:value-type="string" calcext:value-type="string">
            <text:p>https://docs.google.com/presentation/d/1ZhJstDTj9L-4Z60Ea1lZaBbOyYX7TF34AFOyYlU4LTo/edit#slide=id.ge64b4853f6_0_0</text:p>
          </table:table-cell>
          <table:table-cell/>
          <table:table-cell office:value-type="string" calcext:value-type="string">
            <text:p>2023 Quarterly Roundtable #3</text:p>
          </table:table-cell>
          <table:table-cell table:style-name="ce5" table:number-columns-repeated="2"/>
        </table:table-row>
        <table:table-row table:style-name="ro2">
          <table:table-cell office:value-type="string" calcext:value-type="string">
            <text:p>Roundtable</text:p>
          </table:table-cell>
          <table:table-cell office:value-type="string" calcext:value-type="string">
            <text:p>6/30/2023</text:p>
          </table:table-cell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Roundtable 2023.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www.youtube.com/watch?v=aJ9Py86ZFjU" xlink:type="simple">https://www.youtube.com/watch?v=aJ9Py86ZFjU</text:a></text:p>
          </table:table-cell>
          <table:table-cell table:style-name="ce2" office:value-type="string" calcext:value-type="string">
            <text:p><text:a xlink:href="https://docs.google.com/presentation/d/1CQy2hUMwHgBssa93tusYy8AmyPsyqZoiWWPHfKfto1Y/edit#slide=id.ge64b4853f6_0_0" xlink:type="simple">https://docs.google.com/presentation/d/1CQy2hUMwHgBssa93tusYy8AmyPsyqZoiWWPHfKfto1Y/edit#slide=id.ge64b4853f6_0_0</text:a></text:p>
          </table:table-cell>
          <table:table-cell table:style-name="ce2" office:value-type="string" calcext:value-type="string">
            <text:p>https://docs.google.com/presentation/d/1CQy2hUMwHgBssa93tusYy8AmyPsyqZoiWWPHfKfto1Y/edit#slide=id.ge64b4853f6_0_0</text:p>
          </table:table-cell>
          <table:table-cell/>
          <table:table-cell office:value-type="string" calcext:value-type="string">
            <text:p>2023 Quarterly Roundtable #2</text:p>
          </table:table-cell>
          <table:table-cell table:style-name="ce5" table:number-columns-repeated="2"/>
        </table:table-row>
        <table:table-row table:style-name="ro2">
          <table:table-cell office:value-type="string" calcext:value-type="string">
            <text:p>Roundtable</text:p>
          </table:table-cell>
          <table:table-cell office:value-type="string" calcext:value-type="string">
            <text:p>3/31/2023</text:p>
          </table:table-cell>
          <table:table-cell/>
          <table:table-cell office:value-type="string" calcext:value-type="string">
            <text:p>Roundtable 2023.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www.youtube.com/watch?v=XYMPAAynUu8" xlink:type="simple">https://www.youtube.com/watch?v=XYMPAAynUu8</text:a></text:p>
          </table:table-cell>
          <table:table-cell table:style-name="ce2" office:value-type="string" calcext:value-type="string">
            <text:p><text:a xlink:href="https://docs.google.com/presentation/d/1eYmKDVDKBCKgN9LHGedxgxWxmuV6En0pcATrGCaN0MU/edit#slide=id.ge64b4853f6_0_0" xlink:type="simple">https://docs.google.com/presentation/d/1eYmKDVDKBCKgN9LHGedxgxWxmuV6En0pcATrGCaN0MU/edit#slide=id.ge64b4853f6_0_0</text:a></text:p>
          </table:table-cell>
          <table:table-cell table:style-name="ce2" office:value-type="string" calcext:value-type="string">
            <text:p>https://docs.google.com/presentation/d/1eYmKDVDKBCKgN9LHGedxgxWxmuV6En0pcATrGCaN0MU/edit#slide=id.ge64b4853f6_0_0</text:p>
          </table:table-cell>
          <table:table-cell/>
          <table:table-cell office:value-type="string" calcext:value-type="string">
            <text:p>2023 Quarterly Roundtable #1</text:p>
          </table:table-cell>
          <table:table-cell table:style-name="ce5" table:number-columns-repeated="2"/>
        </table:table-row>
        <table:table-row table:style-name="ro10">
          <table:table-cell office:value-type="string" calcext:value-type="string">
            <text:p>Roundtable</text:p>
          </table:table-cell>
          <table:table-cell office:value-type="string" calcext:value-type="string">
            <text:p>12/14/2022</text:p>
          </table:table-cell>
          <table:table-cell/>
          <table:table-cell office:value-type="string" calcext:value-type="string">
            <text:p>Roundtable 2022.4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W0637hJm_D4" xlink:type="simple">https://youtu.be/W0637hJm_D4</text:a></text:p>
          </table:table-cell>
          <table:table-cell table:style-name="ce2" office:value-type="string" calcext:value-type="string">
            <text:p><text:a xlink:href="https://docs.google.com/presentation/d/1_HYRnKMsKD8_d0aORvTT76DsJcGxCEgIpx1vONOcFlc/edit?usp=sharing" xlink:type="simple">#2022.4</text:a></text:p>
          </table:table-cell>
          <table:table-cell table:style-name="ce2" office:value-type="string" calcext:value-type="string">
            <text:p>https://docs.google.com/presentation/d/1_HYRnKMsKD8_d0aORvTT76DsJcGxCEgIpx1vONOcFlc/edit?usp=sharing</text:p>
          </table:table-cell>
          <table:table-cell table:style-name="ce2" office:value-type="string" calcext:value-type="string">
            <text:p><text:a xlink:href="https://github.com/ActiveInferenceInstitute/ActiveInferenceJournal/tree/main/Roundtable/Roundtable_2022.4" xlink:type="simple">https://github.com/ActiveInferenceInstitute/ActiveInferenceJournal/tree/main/Roundtable/Roundtable_2022.4</text:a></text:p>
          </table:table-cell>
          <table:table-cell office:value-type="string" calcext:value-type="string">
            <text:p>2022 Quarterly Roundtable #4</text:p>
          </table:table-cell>
          <table:table-cell table:style-name="ce5"/>
          <table:table-cell office:value-type="string" calcext:value-type="string">
            <text:p>n/a</text:p>
          </table:table-cell>
        </table:table-row>
        <table:table-row table:style-name="ro10">
          <table:table-cell office:value-type="string" calcext:value-type="string">
            <text:p>Roundtable</text:p>
          </table:table-cell>
          <table:table-cell office:value-type="string" calcext:value-type="string">
            <text:p>9/28/2022</text:p>
          </table:table-cell>
          <table:table-cell/>
          <table:table-cell office:value-type="string" calcext:value-type="string">
            <text:p>Roundtable 2022.3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DJ9n6a8mMzM" xlink:type="simple">https://youtu.be/DJ9n6a8mMzM</text:a></text:p>
          </table:table-cell>
          <table:table-cell table:style-name="ce2" office:value-type="string" calcext:value-type="string">
            <text:p><text:a xlink:href="https://docs.google.com/presentation/d/1-EoFvNCddwJT9zCihGofKVdu5-d0w6tfSU0sc_papLk/edit?usp=sharing" xlink:type="simple">#2022.3</text:a></text:p>
          </table:table-cell>
          <table:table-cell table:style-name="ce2" office:value-type="string" calcext:value-type="string">
            <text:p>https://docs.google.com/presentation/d/1-EoFvNCddwJT9zCihGofKVdu5-d0w6tfSU0sc_papLk/edit?usp=sharing</text:p>
          </table:table-cell>
          <table:table-cell table:style-name="ce2" office:value-type="string" calcext:value-type="string">
            <text:p><text:a xlink:href="https://github.com/ActiveInferenceInstitute/ActiveInferenceJournal/tree/main/Roundtable/Roundtable_2022.3" xlink:type="simple">https://github.com/ActiveInferenceInstitute/ActiveInferenceJournal/tree/main/Roundtable/Roundtable_2022.3</text:a></text:p>
          </table:table-cell>
          <table:table-cell office:value-type="string" calcext:value-type="string">
            <text:p>2022 Quarterly Roundtable #3</text:p>
          </table:table-cell>
          <table:table-cell table:style-name="ce5"/>
          <table:table-cell office:value-type="string" calcext:value-type="string">
            <text:p>n/a</text:p>
          </table:table-cell>
        </table:table-row>
        <table:table-row table:style-name="ro10">
          <table:table-cell office:value-type="string" calcext:value-type="string">
            <text:p>Roundtable</text:p>
          </table:table-cell>
          <table:table-cell office:value-type="string" calcext:value-type="string">
            <text:p>6/29/2022</text:p>
          </table:table-cell>
          <table:table-cell/>
          <table:table-cell office:value-type="string" calcext:value-type="string">
            <text:p>Roundtable 2022.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2s27lSZDqGM" xlink:type="simple">https://youtu.be/2s27lSZDqGM</text:a></text:p>
          </table:table-cell>
          <table:table-cell table:style-name="ce2" office:value-type="string" calcext:value-type="string">
            <text:p><text:a xlink:href="https://docs.google.com/presentation/d/12i4-HtZeJlmPiIJsFOvVNNERVMBTrIrLYTW7Z1glfgg/edit?usp=sharing" xlink:type="simple">#2022.2</text:a></text:p>
          </table:table-cell>
          <table:table-cell table:style-name="ce2" office:value-type="string" calcext:value-type="string">
            <text:p>https://docs.google.com/presentation/d/12i4-HtZeJlmPiIJsFOvVNNERVMBTrIrLYTW7Z1glfgg/edit?usp=sharing</text:p>
          </table:table-cell>
          <table:table-cell table:style-name="ce2" office:value-type="string" calcext:value-type="string">
            <text:p><text:a xlink:href="https://github.com/ActiveInferenceInstitute/ActiveInferenceJournal/tree/main/Roundtable/Roundtable_2022.2" xlink:type="simple">https://github.com/ActiveInferenceInstitute/ActiveInferenceJournal/tree/main/Roundtable/Roundtable_2022.2</text:a></text:p>
          </table:table-cell>
          <table:table-cell office:value-type="string" calcext:value-type="string">
            <text:p>2022 Quarterly Roundtable #2</text:p>
          </table:table-cell>
          <table:table-cell table:style-name="ce5"/>
          <table:table-cell office:value-type="string" calcext:value-type="string">
            <text:p>n/a</text:p>
          </table:table-cell>
        </table:table-row>
        <table:table-row table:style-name="ro10">
          <table:table-cell office:value-type="string" calcext:value-type="string">
            <text:p>Roundtable</text:p>
          </table:table-cell>
          <table:table-cell office:value-type="string" calcext:value-type="string">
            <text:p>3/30/2022</text:p>
          </table:table-cell>
          <table:table-cell/>
          <table:table-cell office:value-type="string" calcext:value-type="string">
            <text:p>Roundtable 2022.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ozuzf6Pvlyg" xlink:type="simple">https://youtu.be/ozuzf6Pvlyg</text:a></text:p>
          </table:table-cell>
          <table:table-cell table:style-name="ce2" office:value-type="string" calcext:value-type="string">
            <text:p><text:a xlink:href="https://docs.google.com/presentation/d/1z9sd31xbDeDuIjCiuSztb_NgrJt16I9v37Qt3Pji1VI/edit?usp=sharing" xlink:type="simple">#2022.1</text:a></text:p>
          </table:table-cell>
          <table:table-cell table:style-name="ce2" office:value-type="string" calcext:value-type="string">
            <text:p>https://docs.google.com/presentation/d/1z9sd31xbDeDuIjCiuSztb_NgrJt16I9v37Qt3Pji1VI/edit?usp=sharing</text:p>
          </table:table-cell>
          <table:table-cell table:style-name="ce2" office:value-type="string" calcext:value-type="string">
            <text:p><text:a xlink:href="https://github.com/ActiveInferenceInstitute/ActiveInferenceJournal/tree/main/Roundtable/Roundtable_2022.1" xlink:type="simple">https://github.com/ActiveInferenceInstitute/ActiveInferenceJournal/tree/main/Roundtable/Roundtable_2022.1</text:a></text:p>
          </table:table-cell>
          <table:table-cell office:value-type="string" calcext:value-type="string">
            <text:p>2022 Quarterly Roundtable #1</text:p>
          </table:table-cell>
          <table:table-cell table:style-name="ce5"/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Roundtable</text:p>
          </table:table-cell>
          <table:table-cell office:value-type="string" calcext:value-type="string">
            <text:p>11/2/2021</text:p>
          </table:table-cell>
          <table:table-cell/>
          <table:table-cell office:value-type="string" calcext:value-type="string">
            <text:p>Roundtable 2021.4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j4dt5a1f30g" xlink:type="simple">https://youtu.be/j4dt5a1f30g</text:a></text:p>
          </table:table-cell>
          <table:table-cell table:style-name="ce2" office:value-type="string" calcext:value-type="string">
            <text:p><text:a xlink:href="https://docs.google.com/presentation/d/1MzPuhRci_2hI88LWxKMRPsmEyhpJVpF9Ib3EG3_MDc8/edit?usp=sharing" xlink:type="simple">#2021.4</text:a></text:p>
          </table:table-cell>
          <table:table-cell table:style-name="ce2" office:value-type="string" calcext:value-type="string">
            <text:p>https://docs.google.com/presentation/d/1MzPuhRci_2hI88LWxKMRPsmEyhpJVpF9Ib3EG3_MDc8/edit?usp=sharing</text:p>
          </table:table-cell>
          <table:table-cell table:style-name="ce2" office:value-type="string" calcext:value-type="string">
            <text:p><text:a xlink:href="https://github.com/ActiveInferenceInstitute/ActiveInferenceJournal/tree/main/Roundtable/Roundtable_2021.4" xlink:type="simple">https://github.com/ActiveInferenceInstitute/ActiveInferenceJournal/tree/main/Roundtable/Roundtable_2021.4</text:a></text:p>
          </table:table-cell>
          <table:table-cell office:value-type="string" calcext:value-type="string">
            <text:p>2021 Quarterly Roundtable #4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97&amp;view=modal" xlink:type="simple">V. Bleu Knight</text:a>,<text:a xlink:href="https://coda.io/d/_dTwB_SP81yq#Simple-list-view-of-Contacts-in-name-only_tu3f1/r270&amp;view=modal" xlink:type="simple">Ivan Metelkin</text:a>,<text:a xlink:href="https://coda.io/d/_dTwB_SP81yq#Simple-list-view-of-Contacts-in-name-only_tu3f1/r571&amp;view=modal" xlink:type="simple">Stephen Sillett</text:a>,<text:a xlink:href="https://coda.io/d/_dTwB_SP81yq#Simple-list-view-of-Contacts-in-name-only_tu3f1/r160&amp;view=modal" xlink:type="simple">David S. Douglass</text:a>,<text:a xlink:href="https://coda.io/d/_dTwB_SP81yq#Simple-list-view-of-Contacts-in-name-only_tu3f1/r172&amp;view=modal" xlink:type="simple">Dean Tickles</text:a>,<text:a xlink:href="https://coda.io/d/_dTwB_SP81yq#Simple-list-view-of-Contacts-in-name-only_tu3f1/r541&amp;view=modal" xlink:type="simple">Scott David</text:a>,<text:a xlink:href="https://coda.io/d/_dTwB_SP81yq#Simple-list-view-of-Contacts-in-name-only_tu3f1/r32&amp;view=modal" xlink:type="simple">Alexander Vyatkin</text:a>,<text:a xlink:href="https://coda.io/d/_dTwB_SP81yq#Simple-list-view-of-Contacts-in-name-only_tu3f1/r510&amp;view=modal" xlink:type="simple">RJ Cordes</text:a></text:p>
          </table:table-cell>
          <table:table-cell office:value-type="string" calcext:value-type="string">
            <text:p>n/a</text:p>
          </table:table-cell>
        </table:table-row>
        <table:table-row table:style-name="ro11">
          <table:table-cell office:value-type="string" calcext:value-type="string">
            <text:p>Roundtable</text:p>
          </table:table-cell>
          <table:table-cell office:value-type="string" calcext:value-type="string">
            <text:p>8/3/2021</text:p>
          </table:table-cell>
          <table:table-cell/>
          <table:table-cell office:value-type="string" calcext:value-type="string">
            <text:p>Roundtable 2021.3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hGoZierAPbU" xlink:type="simple">https://youtu.be/hGoZierAPbU</text:a></text:p>
          </table:table-cell>
          <table:table-cell table:style-name="ce2" office:value-type="string" calcext:value-type="string">
            <text:p><text:a xlink:href="https://docs.google.com/presentation/d/106RFUP8_afQ-ePZiMEJ_qky0M03-qw1Re8KuMiDCmY0/edit?usp=sharing" xlink:type="simple">#2021.3</text:a></text:p>
          </table:table-cell>
          <table:table-cell table:style-name="ce2" office:value-type="string" calcext:value-type="string">
            <text:p>https://docs.google.com/presentation/d/106RFUP8_afQ-ePZiMEJ_qky0M03-qw1Re8KuMiDCmY0/edit?usp=sharing</text:p>
          </table:table-cell>
          <table:table-cell table:style-name="ce2" office:value-type="string" calcext:value-type="string">
            <text:p><text:a xlink:href="https://github.com/ActiveInferenceInstitute/ActiveInferenceJournal/tree/main/Roundtable/Roundtable_2021.3" xlink:type="simple">https://github.com/ActiveInferenceInstitute/ActiveInferenceJournal/tree/main/Roundtable/Roundtable_2021.3</text:a></text:p>
          </table:table-cell>
          <table:table-cell office:value-type="string" calcext:value-type="string">
            <text:p>2021 Quarterly Roundtable #3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32&amp;view=modal" xlink:type="simple">Alexander Vyatkin</text:a>,<text:a xlink:href="https://coda.io/d/_dTwB_SP81yq#Simple-list-view-of-Contacts-in-name-only_tu3f1/r160&amp;view=modal" xlink:type="simple">David S. Douglass</text:a>,<text:a xlink:href="https://coda.io/d/_dTwB_SP81yq#Simple-list-view-of-Contacts-in-name-only_tu3f1/r571&amp;view=modal" xlink:type="simple">Stephen Sillett</text:a>,<text:a xlink:href="https://coda.io/d/_dTwB_SP81yq#Simple-list-view-of-Contacts-in-name-only_tu3f1/r541&amp;view=modal" xlink:type="simple">Scott David</text:a></text:p>
          </table:table-cell>
          <table:table-cell office:value-type="string" calcext:value-type="string">
            <text:p>n/a</text:p>
          </table:table-cell>
        </table:table-row>
        <table:table-row table:style-name="ro10">
          <table:table-cell office:value-type="string" calcext:value-type="string">
            <text:p>Roundtable</text:p>
          </table:table-cell>
          <table:table-cell office:value-type="string" calcext:value-type="string">
            <text:p>6/1/2021</text:p>
          </table:table-cell>
          <table:table-cell/>
          <table:table-cell office:value-type="string" calcext:value-type="string">
            <text:p>Roundtable 2021.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AUXWQzpr2x8" xlink:type="simple">https://youtu.be/AUXWQzpr2x8</text:a></text:p>
          </table:table-cell>
          <table:table-cell table:style-name="ce2" office:value-type="string" calcext:value-type="string">
            <text:p><text:a xlink:href="https://docs.google.com/presentation/d/1WXFow-tmdiXIqCIbziRdh76r0_Gc24_8itJA40XYVYE/edit?usp=sharing" xlink:type="simple">#2021.2</text:a></text:p>
          </table:table-cell>
          <table:table-cell table:style-name="ce2" office:value-type="string" calcext:value-type="string">
            <text:p>https://docs.google.com/presentation/d/1WXFow-tmdiXIqCIbziRdh76r0_Gc24_8itJA40XYVYE/edit?usp=sharing</text:p>
          </table:table-cell>
          <table:table-cell table:style-name="ce2" office:value-type="string" calcext:value-type="string">
            <text:p><text:a xlink:href="https://github.com/ActiveInferenceInstitute/ActiveInferenceJournal/tree/main/Roundtable/Roundtable_2021.2" xlink:type="simple">https://github.com/ActiveInferenceInstitute/ActiveInferenceJournal/tree/main/Roundtable/Roundtable_2021.2</text:a></text:p>
          </table:table-cell>
          <table:table-cell office:value-type="string" calcext:value-type="string">
            <text:p>2021 Quarterly Roundtable #2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385&amp;view=modal" xlink:type="simple">Maria de Vasconcelos</text:a>,<text:a xlink:href="https://coda.io/d/_dTwB_SP81yq#Simple-list-view-of-Contacts-in-name-only_tu3f1/r270&amp;view=modal" xlink:type="simple">Ivan Metelkin</text:a>,<text:a xlink:href="https://coda.io/d/_dTwB_SP81yq#Simple-list-view-of-Contacts-in-name-only_tu3f1/r32&amp;view=modal" xlink:type="simple">Alexander Vyatkin</text:a>,<text:a xlink:href="https://coda.io/d/_dTwB_SP81yq#Simple-list-view-of-Contacts-in-name-only_tu3f1/r571&amp;view=modal" xlink:type="simple">Stephen Sillett</text:a>,<text:a xlink:href="https://coda.io/d/_dTwB_SP81yq#Simple-list-view-of-Contacts-in-name-only_tu3f1/r172&amp;view=modal" xlink:type="simple">Dean Tickles</text:a>,<text:a xlink:href="https://coda.io/d/_dTwB_SP81yq#Simple-list-view-of-Contacts-in-name-only_tu3f1/r97&amp;view=modal" xlink:type="simple">V. Bleu Knight</text:a></text:p>
          </table:table-cell>
          <table:table-cell office:value-type="string" calcext:value-type="string">
            <text:p>n/a</text:p>
          </table:table-cell>
        </table:table-row>
        <table:table-row table:style-name="ro10">
          <table:table-cell office:value-type="string" calcext:value-type="string">
            <text:p>Roundtable</text:p>
          </table:table-cell>
          <table:table-cell office:value-type="string" calcext:value-type="string">
            <text:p>3/2/2021</text:p>
          </table:table-cell>
          <table:table-cell/>
          <table:table-cell office:value-type="string" calcext:value-type="string">
            <text:p>Roundtable 2021.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jaw0QmAvAQU" xlink:type="simple">https://youtu.be/jaw0QmAvAQU</text:a></text:p>
          </table:table-cell>
          <table:table-cell table:style-name="ce2" office:value-type="string" calcext:value-type="string">
            <text:p><text:a xlink:href="https://docs.google.com/presentation/d/1k68Ie51yY8u3s92Kf58Y8CxaT4GfDU6vhoVF_qtQ6sg/edit?usp=sharing" xlink:type="simple">#2021.1</text:a></text:p>
          </table:table-cell>
          <table:table-cell table:style-name="ce2" office:value-type="string" calcext:value-type="string">
            <text:p>https://docs.google.com/presentation/d/1k68Ie51yY8u3s92Kf58Y8CxaT4GfDU6vhoVF_qtQ6sg/edit?usp=sharing</text:p>
          </table:table-cell>
          <table:table-cell table:style-name="ce2" office:value-type="string" calcext:value-type="string">
            <text:p><text:a xlink:href="https://github.com/ActiveInferenceInstitute/ActiveInferenceJournal/tree/main/Roundtable/Roundtable_2021.1" xlink:type="simple">https://github.com/ActiveInferenceInstitute/ActiveInferenceJournal/tree/main/Roundtable/Roundtable_2021.1</text:a></text:p>
          </table:table-cell>
          <table:table-cell office:value-type="string" calcext:value-type="string">
            <text:p>2021 Quarterly Roundtable #1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571&amp;view=modal" xlink:type="simple">Stephen Sillett</text:a>,<text:a xlink:href="https://coda.io/d/_dTwB_SP81yq#Simple-list-view-of-Contacts-in-name-only_tu3f1/r32&amp;view=modal" xlink:type="simple">Alexander Vyatkin</text:a>,<text:a xlink:href="https://coda.io/d/_dTwB_SP81yq#Simple-list-view-of-Contacts-in-name-only_tu3f1/r541&amp;view=modal" xlink:type="simple">Scott David</text:a>,<text:a xlink:href="https://coda.io/d/_dTwB_SP81yq#Simple-list-view-of-Contacts-in-name-only_tu3f1/r539&amp;view=modal" xlink:type="simple">Sasha Mikhailova</text:a>,<text:a xlink:href="https://coda.io/d/_dTwB_SP81yq#Simple-list-view-of-Contacts-in-name-only_tu3f1/r270&amp;view=modal" xlink:type="simple">Ivan Metelkin</text:a>,<text:a xlink:href="https://coda.io/d/_dTwB_SP81yq#Simple-list-view-of-Contacts-in-name-only_tu3f1/r97&amp;view=modal" xlink:type="simple">V. Bleu Knight</text:a></text:p>
          </table:table-cell>
          <table:table-cell office:value-type="string" calcext:value-type="string">
            <text:p>n/a</text:p>
          </table:table-cell>
        </table:table-row>
        <table:table-row table:style-name="ro16">
          <table:table-cell office:value-type="string" calcext:value-type="string">
            <text:p>Twitter Spaces</text:p>
          </table:table-cell>
          <table:table-cell office:value-type="string" calcext:value-type="string">
            <text:p>9/14/2022</text:p>
          </table:table-cell>
          <table:table-cell/>
          <table:table-cell office:value-type="string" calcext:value-type="string">
            <text:p>Twitter Spaces #002.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Sb8A0jNzWPE" xlink:type="simple">https://youtu.be/Sb8A0jNzWPE</text:a></text:p>
          </table:table-cell>
          <table:table-cell office:value-type="string" calcext:value-type="string">
            <text:p/>
          </table:table-cell>
          <table:table-cell/>
          <table:table-cell table:style-name="ce2" office:value-type="string" calcext:value-type="string">
            <text:p><text:a xlink:href="https://github.com/ActiveInferenceInstitute/ActiveInferenceJournal/tree/main/Twitter%20Spaces/TwitterSpaces_002" xlink:type="simple">https://github.com/ActiveInferenceInstitute/ActiveInferenceJournal/tree/main/Twitter%20Spaces/TwitterSpaces_002</text:a></text:p>
          </table:table-cell>
          <table:table-cell office:value-type="string" calcext:value-type="string">
            <text:p>Can Web3 survive without cognitive modeling?</text:p>
          </table:table-cell>
          <table:table-cell table:style-name="ce5" table:number-columns-repeated="2"/>
        </table:table-row>
        <table:table-row table:style-name="ro15">
          <table:table-cell office:value-type="string" calcext:value-type="string">
            <text:p>Twitter Spaces</text:p>
          </table:table-cell>
          <table:table-cell office:value-type="string" calcext:value-type="string">
            <text:p>12/9/2021</text:p>
          </table:table-cell>
          <table:table-cell/>
          <table:table-cell office:value-type="string" calcext:value-type="string">
            <text:p>Twitter Spaces #001.1</text:p>
          </table:table-cell>
          <table:table-cell office:value-type="string" calcext:value-type="string">
            <text:p><text:a xlink:href="https://coda.io/d/_dTwB_SP81yq#Simple-list-view-of-Contacts-in-name-only_tu3f1/r339&amp;view=modal" xlink:type="simple">Krzysztof Woś</text:a></text:p>
          </table:table-cell>
          <table:table-cell office:value-type="string" calcext:value-type="string">
            <text:p><text:a xlink:href="https://youtu.be/3SjbReGPZME" xlink:type="simple">https://youtu.be/3SjbReGPZME</text:a></text:p>
          </table:table-cell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string" calcext:value-type="string">
            <text:p><text:a xlink:href="https://github.com/ActiveInferenceInstitute/ActiveInferenceJournal/tree/main/Twitter%20Spaces/TwitterSpaces_001" xlink:type="simple">https://github.com/ActiveInferenceInstitute/ActiveInferenceJournal/tree/main/Twitter%20Spaces/TwitterSpaces_001</text:a></text:p>
          </table:table-cell>
          <table:table-cell office:value-type="string" calcext:value-type="string">
            <text:p>What is Buddha Mind? How does Active Inference relate?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97&amp;view=modal" xlink:type="simple">V. Bleu Knight</text:a></text:p>
          </table:table-cell>
          <table:table-cell office:value-type="string" calcext:value-type="string">
            <text:p>n/a</text:p>
          </table:table-cell>
        </table:table-row>
        <table:table-row table:style-name="ro3">
          <table:table-cell office:value-type="string" calcext:value-type="string">
            <text:p>OrgStream</text:p>
          </table:table-cell>
          <table:table-cell office:value-type="string" calcext:value-type="string">
            <text:p>4/9/2024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OrgStream #008.1</text:p>
          </table:table-cell>
          <table:table-cell office:value-type="string" calcext:value-type="string">
            <text:p><text:a xlink:href="https://coda.io/d/_dTwB_SP81yq#Simple-list-view-of-Contacts-in-name-only_tu3f1/r719&amp;view=modal" xlink:type="simple">Nathan Schneider</text:a></text:p>
          </table:table-cell>
          <table:table-cell office:value-type="string" calcext:value-type="string">
            <text:p><text:a xlink:href="https://www.youtube.com/watch?v=KwFpamHzmUc" xlink:type="simple">https://www.youtube.com/watch?v=KwFpamHzmUc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www.ucpress.edu/book/9780520393943/governable-spaces" xlink:type="simple">Governable Spaces: Democratic Design for Online Life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16">
          <table:table-cell office:value-type="string" calcext:value-type="string">
            <text:p>OrgStream</text:p>
          </table:table-cell>
          <table:table-cell office:value-type="string" calcext:value-type="string">
            <text:p>3/20/2024</text:p>
          </table:table-cell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OrgStream #007.1</text:p>
          </table:table-cell>
          <table:table-cell office:value-type="string" calcext:value-type="string">
            <text:p><text:a xlink:href="https://coda.io/d/_dTwB_SP81yq#Simple-list-view-of-Contacts-in-name-only_tu3f1/r724&amp;view=modal" xlink:type="simple">Jamie Joyce</text:a>,<text:a xlink:href="https://coda.io/d/_dTwB_SP81yq#Simple-list-view-of-Contacts-in-name-only_tu3f1/r725&amp;view=modal" xlink:type="simple">John Ash</text:a></text:p>
          </table:table-cell>
          <table:table-cell office:value-type="string" calcext:value-type="string">
            <text:p><text:a xlink:href="https://www.youtube.com/watch?v=cPv4TVBFANc" xlink:type="simple">https://www.youtube.com/watch?v=cPv4TVBFANc</text:a></text:p>
          </table:table-cell>
          <table:table-cell table:number-columns-repeated="3"/>
          <table:table-cell office:value-type="string" calcext:value-type="string">
            <text:p>Harnessing Collective Intelligence to Map AI Debates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15">
          <table:table-cell office:value-type="string" calcext:value-type="string">
            <text:p>OrgStream</text:p>
          </table:table-cell>
          <table:table-cell office:value-type="string" calcext:value-type="string">
            <text:p>1/22/2024</text:p>
          </table:table-cell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OrgStream #006.1</text:p>
          </table:table-cell>
          <table:table-cell office:value-type="string" calcext:value-type="string">
            <text:p><text:a xlink:href="https://coda.io/d/_dTwB_SP81yq#Simple-list-view-of-Contacts-in-name-only_tu3f1/r684&amp;view=modal" xlink:type="simple">Cent Hosten</text:a>,<text:a xlink:href="https://coda.io/d/_dTwB_SP81yq#Simple-list-view-of-Contacts-in-name-only_tu3f1/r686&amp;view=modal" xlink:type="simple">Janita Chalam</text:a>,<text:a xlink:href="https://coda.io/d/_dTwB_SP81yq#Simple-list-view-of-Contacts-in-name-only_tu3f1/r685&amp;view=modal" xlink:type="simple">Hazel</text:a></text:p>
          </table:table-cell>
          <table:table-cell office:value-type="string" calcext:value-type="string">
            <text:p><text:a xlink:href="https://www.youtube.com/watch?v=SerC9wYOMHs" xlink:type="simple">https://www.youtube.com/watch?v=SerC9wYOMHs</text:a></text:p>
          </table:table-cell>
          <table:table-cell table:number-columns-repeated="3"/>
          <table:table-cell office:value-type="string" calcext:value-type="string">
            <text:p>d20 Governance: an experimental governance environment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2">
          <table:table-cell office:value-type="string" calcext:value-type="string">
            <text:p>OrgStream</text:p>
          </table:table-cell>
          <table:table-cell office:value-type="string" calcext:value-type="string">
            <text:p>11/20/2023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OrgStream #005.1</text:p>
          </table:table-cell>
          <table:table-cell office:value-type="string" calcext:value-type="string">
            <text:p><text:a xlink:href="https://coda.io/d/_dTwB_SP81yq#Simple-list-view-of-Contacts-in-name-only_tu3f1/r662&amp;view=modal" xlink:type="simple">Anna-Marie Swan</text:a></text:p>
          </table:table-cell>
          <table:table-cell office:value-type="string" calcext:value-type="string">
            <text:p><text:a xlink:href="https://www.youtube.com/watch?v=q8OIuyFXqQ0" xlink:type="simple">https://www.youtube.com/watch?v=q8OIuyFXqQ0</text:a></text:p>
          </table:table-cell>
          <table:table-cell table:number-columns-repeated="3"/>
          <table:table-cell office:value-type="string" calcext:value-type="string">
            <text:p>Ecological organisations: reimagining our organisations and communities as radically responsible and responsive ecosystem members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3">
          <table:table-cell office:value-type="string" calcext:value-type="string">
            <text:p>OrgStream</text:p>
          </table:table-cell>
          <table:table-cell office:value-type="string" calcext:value-type="string">
            <text:p>3/31/2023</text:p>
          </table:table-cell>
          <table:table-cell/>
          <table:table-cell office:value-type="string" calcext:value-type="string">
            <text:p>OrgStream #004.1</text:p>
          </table:table-cell>
          <table:table-cell office:value-type="string" calcext:value-type="string">
            <text:p><text:a xlink:href="https://coda.io/d/_dTwB_SP81yq#Simple-list-view-of-Contacts-in-name-only_tu3f1/r556&amp;view=modal" xlink:type="simple">Shrey Jain</text:a></text:p>
          </table:table-cell>
          <table:table-cell office:value-type="string" calcext:value-type="string">
            <text:p><text:a xlink:href="https://www.youtube.com/watch?v=xXAllRLtyoc" xlink:type="simple">https://www.youtube.com/watch?v=xXAllRLtyoc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gettingplurality.org/2023/03/18/plural-publics/" xlink:type="simple">Plural Publics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gettingplurality.org/2023/03/18/plural-publics/" xlink:type="simple">Plural Publics</text:a></text:p>
          </table:table-cell>
        </table:table-row>
        <table:table-row table:style-name="ro3">
          <table:table-cell office:value-type="string" calcext:value-type="string">
            <text:p>OrgStream</text:p>
          </table:table-cell>
          <table:table-cell office:value-type="string" calcext:value-type="string">
            <text:p>11/3/2022</text:p>
          </table:table-cell>
          <table:table-cell/>
          <table:table-cell office:value-type="string" calcext:value-type="string">
            <text:p>OrgStream #003.1</text:p>
          </table:table-cell>
          <table:table-cell office:value-type="string" calcext:value-type="string">
            <text:p><text:a xlink:href="https://coda.io/d/_dTwB_SP81yq#Simple-list-view-of-Contacts-in-name-only_tu3f1/r95&amp;view=modal" xlink:type="simple">Bijan Khezri</text:a></text:p>
          </table:table-cell>
          <table:table-cell office:value-type="string" calcext:value-type="string">
            <text:p><text:a xlink:href="https://youtu.be/OwGNVmQIO9E" xlink:type="simple">https://youtu.be/OwGNVmQIO9E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link.springer.com/book/10.1007/978-3-030-95473-4" xlink:type="simple">Governing Continuous Transformation: Re-framing the Strategy-Governance Conversation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3">
          <table:table-cell office:value-type="string" calcext:value-type="string">
            <text:p>OrgStream</text:p>
          </table:table-cell>
          <table:table-cell office:value-type="string" calcext:value-type="string">
            <text:p>1/21/2022</text:p>
          </table:table-cell>
          <table:table-cell/>
          <table:table-cell office:value-type="string" calcext:value-type="string">
            <text:p>OrgStream #002.1</text:p>
          </table:table-cell>
          <table:table-cell office:value-type="string" calcext:value-type="string">
            <text:p><text:a xlink:href="https://coda.io/d/_dTwB_SP81yq#Simple-list-view-of-Contacts-in-name-only_tu3f1/r201&amp;view=modal" xlink:type="simple">Eugene Leventhal</text:a></text:p>
          </table:table-cell>
          <table:table-cell office:value-type="string" calcext:value-type="string">
            <text:p><text:a xlink:href="https://youtu.be/eUBT37LMlLo" xlink:type="simple">https://youtu.be/eUBT37LMlLo</text:a></text:p>
          </table:table-cell>
          <table:table-cell office:value-type="string" calcext:value-type="string">
            <text:p/>
          </table:table-cell>
          <table:table-cell/>
          <table:table-cell table:style-name="ce2" office:value-type="string" calcext:value-type="string">
            <text:p><text:a xlink:href="https://github.com/ActiveInferenceInstitute/ActiveInferenceJournal/tree/main/OrgStream/OrgStream_002" xlink:type="simple">https://github.com/ActiveInferenceInstitute/ActiveInferenceJournal/tree/main/OrgStream/OrgStream_002</text:a></text:p>
          </table:table-cell>
          <table:table-cell office:value-type="string" calcext:value-type="string">
            <text:p>Eugene Leventhal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3">
          <table:table-cell office:value-type="string" calcext:value-type="string">
            <text:p>OrgStream</text:p>
          </table:table-cell>
          <table:table-cell office:value-type="string" calcext:value-type="string">
            <text:p>10/28/2021</text:p>
          </table:table-cell>
          <table:table-cell/>
          <table:table-cell office:value-type="string" calcext:value-type="string">
            <text:p>OrgStream #001.1</text:p>
          </table:table-cell>
          <table:table-cell office:value-type="string" calcext:value-type="string">
            <text:p><text:a xlink:href="https://coda.io/d/_dTwB_SP81yq#Simple-list-view-of-Contacts-in-name-only_tu3f1/r506&amp;view=modal" xlink:type="simple">Richard Bartlett</text:a></text:p>
          </table:table-cell>
          <table:table-cell office:value-type="string" calcext:value-type="string">
            <text:p><text:a xlink:href="https://youtu.be/bUr87RcOQUQ" xlink:type="simple">https://youtu.be/bUr87RcOQUQ</text:a></text:p>
          </table:table-cell>
          <table:table-cell office:value-type="string" calcext:value-type="string">
            <text:p/>
          </table:table-cell>
          <table:table-cell/>
          <table:table-cell table:style-name="ce2" office:value-type="string" calcext:value-type="string">
            <text:p><text:a xlink:href="https://github.com/ActiveInferenceInstitute/ActiveInferenceJournal/tree/main/OrgStream/OrgStream_001" xlink:type="simple">https://github.com/ActiveInferenceInstitute/ActiveInferenceJournal/tree/main/OrgStream/OrgStream_001</text:a></text:p>
          </table:table-cell>
          <table:table-cell office:value-type="string" calcext:value-type="string">
            <text:p>Richard D. Bartlett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18">
          <table:table-cell office:value-type="string" calcext:value-type="string">
            <text:p>MathStream</text:p>
          </table:table-cell>
          <table:table-cell office:value-type="string" calcext:value-type="string">
            <text:p>8/12/2024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MathStream #011.1</text:p>
          </table:table-cell>
          <table:table-cell office:value-type="string" calcext:value-type="string">
            <text:p><text:a xlink:href="https://coda.io/d/_dTwB_SP81yq#Simple-list-view-of-Contacts-in-name-only_tu3f1/r603&amp;view=modal" xlink:type="simple">Toby St Clere Smithe</text:a></text:p>
          </table:table-cell>
          <table:table-cell office:value-type="string" calcext:value-type="string">
            <text:p><text:a xlink:href="https://www.youtube.com/live/IPiazKlNZ4g" xlink:type="simple">https://www.youtube.com/live/IPiazKlNZ4g</text:a></text:p>
          </table:table-cell>
          <table:table-cell table:style-name="ce2" office:value-type="string" calcext:value-type="string">
            <text:p><text:a xlink:href="https://drive.google.com/file/d/1b9FsOKr5SKpXdR7Q72PJ-417OmXDcO0m/view?usp=sharing" xlink:type="simple">https://drive.google.com/file/d/1b9FsOKr5SKpXdR7Q72PJ-417OmXDcO0m/view?usp=sharing</text:a></text:p>
          </table:table-cell>
          <table:table-cell table:style-name="ce2" office:value-type="string" calcext:value-type="string">
            <text:p>https://drive.google.com/file/d/1b9FsOKr5SKpXdR7Q72PJ-417OmXDcO0m/view?usp=sharing</text:p>
          </table:table-cell>
          <table:table-cell/>
          <table:table-cell office:value-type="string" calcext:value-type="string">
            <text:p>Structured Active Inference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3">
          <table:table-cell office:value-type="string" calcext:value-type="string">
            <text:p>MathStream</text:p>
          </table:table-cell>
          <table:table-cell office:value-type="string" calcext:value-type="string">
            <text:p>3/29/2024</text:p>
          </table:table-cell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MathStream #010.1</text:p>
          </table:table-cell>
          <table:table-cell office:value-type="string" calcext:value-type="string">
            <text:p><text:a xlink:href="https://coda.io/d/_dTwB_SP81yq#Simple-list-view-of-Contacts-in-name-only_tu3f1/r717&amp;view=modal" xlink:type="simple">Thomas Varley</text:a></text:p>
          </table:table-cell>
          <table:table-cell office:value-type="string" calcext:value-type="string">
            <text:p><text:a xlink:href="https://www.youtube.com/watch?v=3iY8ICcmd2E" xlink:type="simple">https://www.youtube.com/watch?v=3iY8ICcmd2E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www.ncbi.nlm.nih.gov/pmc/articles/PMC10843128/" xlink:type="simple">Generalized decomposition of multivariate information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15">
          <table:table-cell office:value-type="string" calcext:value-type="string">
            <text:p>MathStream</text:p>
          </table:table-cell>
          <table:table-cell office:value-type="string" calcext:value-type="string">
            <text:p>3/5/2024</text:p>
          </table:table-cell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MathStream #009.1</text:p>
          </table:table-cell>
          <table:table-cell office:value-type="string" calcext:value-type="string">
            <text:p><text:a xlink:href="https://coda.io/d/_dTwB_SP81yq#Simple-list-view-of-Contacts-in-name-only_tu3f1/r723&amp;view=modal" xlink:type="simple">Jonathan Gorard</text:a></text:p>
          </table:table-cell>
          <table:table-cell office:value-type="string" calcext:value-type="string">
            <text:p><text:a xlink:href="https://www.youtube.com/watch?v=I3rhsT-8isk" xlink:type="simple">https://www.youtube.com/watch?v=I3rhsT-8isk</text:a></text:p>
          </table:table-cell>
          <table:table-cell table:number-columns-repeated="3"/>
          <table:table-cell office:value-type="string" calcext:value-type="string">
            <text:p>A computational perspective on observation and cognition</text:p>
          </table:table-cell>
          <table:table-cell table:style-name="ce5" table:number-columns-repeated="2"/>
        </table:table-row>
        <table:table-row table:style-name="ro15">
          <table:table-cell office:value-type="string" calcext:value-type="string">
            <text:p>MathStream</text:p>
          </table:table-cell>
          <table:table-cell office:value-type="string" calcext:value-type="string">
            <text:p>2/2/2024</text:p>
          </table:table-cell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MathStream #008.2</text:p>
          </table:table-cell>
          <table:table-cell office:value-type="string" calcext:value-type="string">
            <text:p><text:a xlink:href="https://coda.io/d/_dTwB_SP81yq#Simple-list-view-of-Contacts-in-name-only_tu3f1/r702&amp;view=modal" xlink:type="simple">Richard Servajean</text:a></text:p>
          </table:table-cell>
          <table:table-cell office:value-type="string" calcext:value-type="string">
            <text:p><text:a xlink:href="https://youtube.com/live/S-6qpCNq4uA?feature=share" xlink:type="simple">https://youtube.com/live/S-6qpCNq4uA?feature=share</text:a></text:p>
          </table:table-cell>
          <table:table-cell table:number-columns-repeated="3"/>
          <table:table-cell office:value-type="string" calcext:value-type="string">
            <text:p>Introduction to Bayesian mechanics: paths-based formalism (part 2)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15">
          <table:table-cell office:value-type="string" calcext:value-type="string">
            <text:p>MathStream</text:p>
          </table:table-cell>
          <table:table-cell office:value-type="string" calcext:value-type="string">
            <text:p>1/26/2024</text:p>
          </table:table-cell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MathStream #008.1</text:p>
          </table:table-cell>
          <table:table-cell office:value-type="string" calcext:value-type="string">
            <text:p><text:a xlink:href="https://coda.io/d/_dTwB_SP81yq#Simple-list-view-of-Contacts-in-name-only_tu3f1/r702&amp;view=modal" xlink:type="simple">Richard Servajean</text:a></text:p>
          </table:table-cell>
          <table:table-cell office:value-type="string" calcext:value-type="string">
            <text:p><text:a xlink:href="https://www.youtube.com/watch?v=bXOAOqJxujs" xlink:type="simple">https://www.youtube.com/watch?v=bXOAOqJxujs</text:a></text:p>
          </table:table-cell>
          <table:table-cell table:number-columns-repeated="3"/>
          <table:table-cell office:value-type="string" calcext:value-type="string">
            <text:p>Introduction to Bayesian mechanics: state-based formalism (part 1)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6">
          <table:table-cell office:value-type="string" calcext:value-type="string">
            <text:p>MathStream</text:p>
          </table:table-cell>
          <table:table-cell office:value-type="string" calcext:value-type="string">
            <text:p>9/19/2023</text:p>
          </table:table-cell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MathStream #007.1</text:p>
          </table:table-cell>
          <table:table-cell office:value-type="string" calcext:value-type="string">
            <text:p><text:a xlink:href="https://coda.io/d/_dTwB_SP81yq#Simple-list-view-of-Contacts-in-name-only_tu3f1/r657&amp;view=modal" xlink:type="simple">Vincent Wang-Mascianica</text:a></text:p>
          </table:table-cell>
          <table:table-cell office:value-type="string" calcext:value-type="string">
            <text:p><text:a xlink:href="https://www.youtube.com/watch?v=kJUVdt-fN7U" xlink:type="simple">https://www.youtube.com/watch?v=kJUVdt-fN7U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act2023.github.io/papers/paper27.pdf" xlink:type="simple">Constructor Theory as Process Theory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663&amp;view=modal" xlink:type="simple">Muhammad Hamza Waseem</text:a></text:p>
          </table:table-cell>
          <table:table-cell office:value-type="string" calcext:value-type="string">
            <text:p><text:a xlink:href="https://act2023.github.io/papers/paper27.pdf" xlink:type="simple">Constructor Theory as Process Theory</text:a></text:p>
          </table:table-cell>
        </table:table-row>
        <table:table-row table:style-name="ro7">
          <table:table-cell office:value-type="string" calcext:value-type="string">
            <text:p>MathStream</text:p>
          </table:table-cell>
          <table:table-cell office:value-type="string" calcext:value-type="string">
            <text:p>9/1/2023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MathStream #006.1</text:p>
          </table:table-cell>
          <table:table-cell office:value-type="string" calcext:value-type="string">
            <text:p><text:a xlink:href="https://coda.io/d/_dTwB_SP81yq#Simple-list-view-of-Contacts-in-name-only_tu3f1/r542&amp;view=modal" xlink:type="simple">Sean Tull</text:a></text:p>
          </table:table-cell>
          <table:table-cell office:value-type="string" calcext:value-type="string">
            <text:p><text:a xlink:href="https://www.youtube.com/watch?v=p1GMPGBJGfw" xlink:type="simple">https://www.youtube.com/watch?v=p1GMPGBJGfw</text:a></text:p>
          </table:table-cell>
          <table:table-cell table:number-columns-repeated="3"/>
          <table:table-cell office:value-type="string" calcext:value-type="string">
            <text:p>Active Inference in String Diagrams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arxiv.org/abs/2308.00861" xlink:type="simple">Active Inference in String Diagrams: A Categorical Account of Predictive Processing and Free Energy</text:a></text:p>
          </table:table-cell>
        </table:table-row>
        <table:table-row table:style-name="ro3">
          <table:table-cell office:value-type="string" calcext:value-type="string">
            <text:p>MathStream</text:p>
          </table:table-cell>
          <table:table-cell office:value-type="string" calcext:value-type="string">
            <text:p>7/17/2023</text:p>
          </table:table-cell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MathStream #005.1</text:p>
          </table:table-cell>
          <table:table-cell office:value-type="string" calcext:value-type="string">
            <text:p><text:a xlink:href="https://coda.io/d/_dTwB_SP81yq#Simple-list-view-of-Contacts-in-name-only_tu3f1/r139&amp;view=modal" xlink:type="simple">Cristian Bodnar</text:a></text:p>
          </table:table-cell>
          <table:table-cell office:value-type="string" calcext:value-type="string">
            <text:p><text:a xlink:href="https://www.youtube.com/watch?v=QqEp4jtaQ2E" xlink:type="simple">https://www.youtube.com/watch?v=QqEp4jtaQ2E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www.repository.cam.ac.uk/items/06b0b8e5-57d1-4120-8fad-643ce4d40eda" xlink:type="simple">Topological Deep Learning: Graphs, Complexes, Sheaves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6">
          <table:table-cell office:value-type="string" calcext:value-type="string">
            <text:p>MathStream</text:p>
          </table:table-cell>
          <table:table-cell office:value-type="string" calcext:value-type="string">
            <text:p>9/13/2022</text:p>
          </table:table-cell>
          <table:table-cell/>
          <table:table-cell office:value-type="string" calcext:value-type="string">
            <text:p>MathStream #004.1</text:p>
          </table:table-cell>
          <table:table-cell office:value-type="string" calcext:value-type="string">
            <text:p><text:a xlink:href="https://coda.io/d/_dTwB_SP81yq#Simple-list-view-of-Contacts-in-name-only_tu3f1/r168&amp;view=modal" xlink:type="simple">David Spivak</text:a></text:p>
          </table:table-cell>
          <table:table-cell office:value-type="string" calcext:value-type="string">
            <text:p><text:a xlink:href="https://youtu.be/aN1GXOZp6xY" xlink:type="simple">https://youtu.be/aN1GXOZp6xY</text:a></text:p>
          </table:table-cell>
          <table:table-cell table:number-columns-repeated="3"/>
          <table:table-cell office:value-type="string" calcext:value-type="string">
            <text:p>David Spivak, Category Theory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97&amp;view=modal" xlink:type="simple">V. Bleu Knight</text:a></text:p>
          </table:table-cell>
          <table:table-cell table:style-name="ce5"/>
        </table:table-row>
        <table:table-row table:style-name="ro10">
          <table:table-cell office:value-type="string" calcext:value-type="string">
            <text:p>MathStream</text:p>
          </table:table-cell>
          <table:table-cell office:value-type="string" calcext:value-type="string">
            <text:p>6/9/2021</text:p>
          </table:table-cell>
          <table:table-cell/>
          <table:table-cell office:value-type="string" calcext:value-type="string">
            <text:p>MathStream #003.1</text:p>
          </table:table-cell>
          <table:table-cell office:value-type="string" calcext:value-type="string">
            <text:p><text:a xlink:href="https://coda.io/d/_dTwB_SP81yq#Simple-list-view-of-Contacts-in-name-only_tu3f1/r549&amp;view=modal" xlink:type="simple">Shanna Dobson</text:a>,<text:a xlink:href="https://coda.io/d/_dTwB_SP81yq#Simple-list-view-of-Contacts-in-name-only_tu3f1/r511&amp;view=modal" xlink:type="simple">Robert Prentner</text:a>,<text:a xlink:href="https://coda.io/d/_dTwB_SP81yq#Simple-list-view-of-Contacts-in-name-only_tu3f1/r13&amp;view=modal" xlink:type="simple">Adam Safron</text:a></text:p>
          </table:table-cell>
          <table:table-cell office:value-type="string" calcext:value-type="string">
            <text:p><text:a xlink:href="https://youtu.be/bBE2w_BpuAw" xlink:type="simple">https://youtu.be/bBE2w_BpuAw</text:a></text:p>
          </table:table-cell>
          <table:table-cell table:style-name="ce2" office:value-type="string" calcext:value-type="string">
            <text:p><text:a xlink:href="https://docs.google.com/presentation/d/1_tqPS1D54F83tzGhXSXIUVbv93o6JlR-bkk-Ok3e23I/edit?usp=sharing" xlink:type="simple">#003.1</text:a></text:p>
          </table:table-cell>
          <table:table-cell table:style-name="ce2" office:value-type="string" calcext:value-type="string">
            <text:p>https://docs.google.com/presentation/d/1_tqPS1D54F83tzGhXSXIUVbv93o6JlR-bkk-Ok3e23I/edit?usp=sharing</text:p>
          </table:table-cell>
          <table:table-cell/>
          <table:table-cell office:value-type="string" calcext:value-type="string">
            <text:p>Shanna Dobson et al.</text:p>
          </table:table-cell>
          <table:table-cell office:value-type="string" calcext:value-type="string">
            <text:p><text:a xlink:href="https://coda.io/d/_dTwB_SP81yq#Simple-list-view-of-Contacts-in-name-only_tu3f1/r97&amp;view=modal" xlink:type="simple">V. Bleu Knight</text:a>,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16">
          <table:table-cell office:value-type="string" calcext:value-type="string">
            <text:p>MathStream</text:p>
          </table:table-cell>
          <table:table-cell office:value-type="string" calcext:value-type="string">
            <text:p>5/6/2021</text:p>
          </table:table-cell>
          <table:table-cell/>
          <table:table-cell office:value-type="string" calcext:value-type="string">
            <text:p>MathStream #002.1</text:p>
          </table:table-cell>
          <table:table-cell office:value-type="string" calcext:value-type="string">
            <text:p><text:a xlink:href="https://coda.io/d/_dTwB_SP81yq#Simple-list-view-of-Contacts-in-name-only_tu3f1/r549&amp;view=modal" xlink:type="simple">Shanna Dobson</text:a></text:p>
          </table:table-cell>
          <table:table-cell office:value-type="string" calcext:value-type="string">
            <text:p><text:a xlink:href="https://youtu.be/RQb6wLWoYok" xlink:type="simple">https://youtu.be/RQb6wLWoYok</text:a></text:p>
          </table:table-cell>
          <table:table-cell table:number-columns-repeated="3"/>
          <table:table-cell office:value-type="string" calcext:value-type="string">
            <text:p>“Diamond Holographic Principle and D-Emergent Time”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7">
          <table:table-cell office:value-type="string" calcext:value-type="string">
            <text:p>MathStream</text:p>
          </table:table-cell>
          <table:table-cell office:value-type="string" calcext:value-type="string">
            <text:p>3/24/2021</text:p>
          </table:table-cell>
          <table:table-cell/>
          <table:table-cell office:value-type="string" calcext:value-type="string">
            <text:p>MathStream #001.1</text:p>
          </table:table-cell>
          <table:table-cell office:value-type="string" calcext:value-type="string">
            <text:p><text:a xlink:href="https://coda.io/d/_dTwB_SP81yq#Simple-list-view-of-Contacts-in-name-only_tu3f1/r549&amp;view=modal" xlink:type="simple">Shanna Dobson</text:a></text:p>
          </table:table-cell>
          <table:table-cell office:value-type="string" calcext:value-type="string">
            <text:p><text:a xlink:href="https://youtu.be/1HKjMeEGLyY" xlink:type="simple">https://youtu.be/1HKjMeEGLyY</text:a></text:p>
          </table:table-cell>
          <table:table-cell table:number-columns-repeated="3"/>
          <table:table-cell office:value-type="string" calcext:value-type="string">
            <text:p>"Emergent Time and Chromatic Types"</text:p>
          </table:table-cell>
          <table:table-cell office:value-type="string" calcext:value-type="string">
            <text:p><text:a xlink:href="https://coda.io/d/_dTwB_SP81yq#Simple-list-view-of-Contacts-in-name-only_tu3f1/r117&amp;view=modal" xlink:type="simple">Cere Davis</text:a>,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2">
          <table:table-cell office:value-type="string" calcext:value-type="string">
            <text:p>ReviewStream</text:p>
          </table:table-cell>
          <table:table-cell office:value-type="string" calcext:value-type="string">
            <text:p>12/22/2023</text:p>
          </table:table-cell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ReviewStream 2023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www.youtube.com/watch?v=ykmasEwYSqQ" xlink:type="simple">https://www.youtube.com/watch?v=ykmasEwYSqQ</text:a></text:p>
          </table:table-cell>
          <table:table-cell table:style-name="ce2" office:value-type="string" calcext:value-type="string">
            <text:p><text:a xlink:href="https://docs.google.com/presentation/d/1cH9zD03gpQiYfFGrwBFltyTfl_VkQBbFLg9iDMWjlxM/edit#slide=id.gbae9eeb266_0_1707" xlink:type="simple">https://docs.google.com/presentation/d/1cH9zD03gpQiYfFGrwBFltyTfl_VkQBbFLg9iDMWjlxM/edit#slide=id.gbae9eeb266_0_1707</text:a></text:p>
          </table:table-cell>
          <table:table-cell table:style-name="ce2" office:value-type="string" calcext:value-type="string">
            <text:p>https://docs.google.com/presentation/d/1cH9zD03gpQiYfFGrwBFltyTfl_VkQBbFLg9iDMWjlxM/edit#slide=id.gbae9eeb266_0_1707</text:p>
          </table:table-cell>
          <table:table-cell/>
          <table:table-cell office:value-type="string" calcext:value-type="string">
            <text:p>2023 Active Inference Livestream Review</text:p>
          </table:table-cell>
          <table:table-cell office:value-type="string" calcext:value-type="string">
            <text:p><text:a xlink:href="https://coda.io/d/_dTwB_SP81yq#Simple-list-view-of-Contacts-in-name-only_tu3f1/r172&amp;view=modal" xlink:type="simple">Dean Tickles</text:a>,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10">
          <table:table-cell office:value-type="string" calcext:value-type="string">
            <text:p>ReviewStream</text:p>
          </table:table-cell>
          <table:table-cell office:value-type="string" calcext:value-type="string">
            <text:p>12/31/2022</text:p>
          </table:table-cell>
          <table:table-cell/>
          <table:table-cell office:value-type="string" calcext:value-type="string">
            <text:p>ReviewStream 202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4IL6KtlCn_o" xlink:type="simple">https://youtu.be/4IL6KtlCn_o</text:a></text:p>
          </table:table-cell>
          <table:table-cell table:style-name="ce2" office:value-type="string" calcext:value-type="string">
            <text:p><text:a xlink:href="https://docs.google.com/presentation/d/1JBxebOmv3VcdlV10mANXnworn9hQFOD5N3HlmySIjKc/edit?usp=sharing" xlink:type="simple">https://docs.google.com/presentation/d/1JBxebOmv3VcdlV10mANXnworn9hQFOD5N3HlmySIjKc/edit?usp=sharing</text:a></text:p>
          </table:table-cell>
          <table:table-cell table:style-name="ce2" office:value-type="string" calcext:value-type="string">
            <text:p>https://docs.google.com/presentation/d/1JBxebOmv3VcdlV10mANXnworn9hQFOD5N3HlmySIjKc/edit?usp=sharing</text:p>
          </table:table-cell>
          <table:table-cell table:style-name="ce2" office:value-type="string" calcext:value-type="string">
            <text:p><text:a xlink:href="https://github.com/ActiveInferenceInstitute/ActiveInferenceJournal/tree/main/ReviewStream/End%20of%202022%20Review" xlink:type="simple">https://github.com/ActiveInferenceInstitute/ActiveInferenceJournal/tree/main/ReviewStream/End%20of%202022%20Review</text:a></text:p>
          </table:table-cell>
          <table:table-cell office:value-type="string" calcext:value-type="string">
            <text:p>2022 Active Inference Livestream Review</text:p>
          </table:table-cell>
          <table:table-cell office:value-type="string" calcext:value-type="string">
            <text:p><text:a xlink:href="https://coda.io/d/_dTwB_SP81yq#Simple-list-view-of-Contacts-in-name-only_tu3f1/r172&amp;view=modal" xlink:type="simple">Dean Tickles</text:a>,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4/8/2024</text:p>
          </table:table-cell>
          <table:table-cell/>
          <table:table-cell office:value-type="string" calcext:value-type="string">
            <text:p>Parr, Pezzulo, Friston 2022 Textbook Cohort 5, Chapter 10 part 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0sS-Qf60Uaw" xlink:type="simple">https://youtu.be/0sS-Qf60Uaw</text:a></text:p>
          </table:table-cell>
          <table:table-cell table:number-columns-repeated="3"/>
          <table:table-cell office:value-type="string" calcext:value-type="string">
            <text:p>Cohort 5 <text:a xlink:href="https://www.activeinference.org/education/textbook-group" xlink:type="simple">Textbook Group</text:a> (<text:a xlink:href="https://www.youtube.com/playlist?list=PLNm0u2n1IwdqflC8oVfAqw6frUrmaDS0Y" xlink:type="simple">full playlist for Cohort 5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4/8/2024</text:p>
          </table:table-cell>
          <table:table-cell/>
          <table:table-cell office:value-type="string" calcext:value-type="string">
            <text:p>Parr, Pezzulo, Friston 2022 Textbook Cohort 6, Chapter 5, part 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HEGhyTjMJOo" xlink:type="simple">https://youtu.be/HEGhyTjMJOo</text:a></text:p>
          </table:table-cell>
          <table:table-cell table:number-columns-repeated="3"/>
          <table:table-cell office:value-type="string" calcext:value-type="string">
            <text:p>Cohort 6 <text:a xlink:href="https://www.activeinference.org/education/textbook-group" xlink:type="simple">Textbook Group</text:a> (<text:a xlink:href="https://www.youtube.com/playlist?list=PLNm0u2n1IwdqflC8oVfAqw6frUrmaDS0Y" xlink:type="simple">full playlist for Cohort 6</text:a>) of “Active Inference The Free Energy Principle in Mind, Brain, and Behavior” (Parr, Pezzulo, Friston 2022)</text:p>
          </table:table-cell>
          <table:table-cell table:style-name="ce5" table:number-columns-repeated="2"/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4/1/2024</text:p>
          </table:table-cell>
          <table:table-cell/>
          <table:table-cell office:value-type="string" calcext:value-type="string">
            <text:p>Parr, Pezzulo, Friston 2022 Textbook Cohort 6, Chapter 5, part 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Ke0x0TrBROk" xlink:type="simple">https://youtu.be/Ke0x0TrBROk</text:a></text:p>
          </table:table-cell>
          <table:table-cell table:number-columns-repeated="3"/>
          <table:table-cell office:value-type="string" calcext:value-type="string">
            <text:p>Cohort 6 <text:a xlink:href="https://www.activeinference.org/education/textbook-group" xlink:type="simple">Textbook Group</text:a> (<text:a xlink:href="https://www.youtube.com/playlist?list=PLNm0u2n1IwdqflC8oVfAqw6frUrmaDS0Y" xlink:type="simple">full playlist for Cohort 6</text:a>) of “Active Inference The Free Energy Principle in Mind, Brain, and Behavior” (Parr, Pezzulo, Friston 2022)</text:p>
          </table:table-cell>
          <table:table-cell table:style-name="ce5" table:number-columns-repeated="2"/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3/25/2024</text:p>
          </table:table-cell>
          <table:table-cell/>
          <table:table-cell office:value-type="string" calcext:value-type="string">
            <text:p>Parr, Pezzulo, Friston 2022 Textbook Cohort 5, Chapter 9 part 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DgppOdct0JE" xlink:type="simple">https://youtu.be/DgppOdct0JE</text:a></text:p>
          </table:table-cell>
          <table:table-cell table:number-columns-repeated="3"/>
          <table:table-cell office:value-type="string" calcext:value-type="string">
            <text:p>Cohort 5 <text:a xlink:href="https://www.activeinference.org/education/textbook-group" xlink:type="simple">Textbook Group</text:a> (<text:a xlink:href="https://www.youtube.com/playlist?list=PLNm0u2n1IwdqflC8oVfAqw6frUrmaDS0Y" xlink:type="simple">full playlist for Cohort 5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3/25/2024</text:p>
          </table:table-cell>
          <table:table-cell/>
          <table:table-cell office:value-type="string" calcext:value-type="string">
            <text:p>Parr, Pezzulo, Friston 2022 Textbook Cohort 6, Chapter 4, part 5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L6FW9v3m-JA" xlink:type="simple">https://youtu.be/L6FW9v3m-JA</text:a></text:p>
          </table:table-cell>
          <table:table-cell table:number-columns-repeated="3"/>
          <table:table-cell office:value-type="string" calcext:value-type="string">
            <text:p>Cohort 6 <text:a xlink:href="https://www.activeinference.org/education/textbook-group" xlink:type="simple">Textbook Group</text:a> (<text:a xlink:href="https://www.youtube.com/playlist?list=PLNm0u2n1IwdqflC8oVfAqw6frUrmaDS0Y" xlink:type="simple">full playlist for Cohort 6</text:a>) of “Active Inference The Free Energy Principle in Mind, Brain, and Behavior” (Parr, Pezzulo, Friston 2022)</text:p>
          </table:table-cell>
          <table:table-cell table:style-name="ce5" table:number-columns-repeated="2"/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3/18/2024</text:p>
          </table:table-cell>
          <table:table-cell/>
          <table:table-cell office:value-type="string" calcext:value-type="string">
            <text:p>Parr, Pezzulo, Friston 2022 Textbook Cohort 5, Chapter 9 part 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jhAy18rnFEM" xlink:type="simple">https://youtu.be/jhAy18rnFEM</text:a></text:p>
          </table:table-cell>
          <table:table-cell table:number-columns-repeated="3"/>
          <table:table-cell office:value-type="string" calcext:value-type="string">
            <text:p>Cohort 5 <text:a xlink:href="https://www.activeinference.org/education/textbook-group" xlink:type="simple">Textbook Group</text:a> (<text:a xlink:href="https://www.youtube.com/playlist?list=PLNm0u2n1IwdqflC8oVfAqw6frUrmaDS0Y" xlink:type="simple">full playlist for Cohort 5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3/18/2024</text:p>
          </table:table-cell>
          <table:table-cell/>
          <table:table-cell office:value-type="string" calcext:value-type="string">
            <text:p>Parr, Pezzulo, Friston 2022 Textbook Cohort 6, Chapter 4, part 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Gt5vADpuw_g" xlink:type="simple">https://youtu.be/Gt5vADpuw_g</text:a></text:p>
          </table:table-cell>
          <table:table-cell table:number-columns-repeated="3"/>
          <table:table-cell office:value-type="string" calcext:value-type="string">
            <text:p>Cohort 6 <text:a xlink:href="https://www.activeinference.org/education/textbook-group" xlink:type="simple">Textbook Group</text:a> (<text:a xlink:href="https://www.youtube.com/playlist?list=PLNm0u2n1IwdqflC8oVfAqw6frUrmaDS0Y" xlink:type="simple">full playlist for Cohort 6</text:a>) of “Active Inference The Free Energy Principle in Mind, Brain, and Behavior” (Parr, Pezzulo, Friston 2022)</text:p>
          </table:table-cell>
          <table:table-cell table:style-name="ce5" table:number-columns-repeated="2"/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3/11/2024</text:p>
          </table:table-cell>
          <table:table-cell/>
          <table:table-cell office:value-type="string" calcext:value-type="string">
            <text:p>Parr, Pezzulo, Friston 2022 Textbook Cohort 5, Chapter 8 part 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hf7V9oJAK6I" xlink:type="simple">https://youtu.be/hf7V9oJAK6I</text:a></text:p>
          </table:table-cell>
          <table:table-cell table:number-columns-repeated="3"/>
          <table:table-cell office:value-type="string" calcext:value-type="string">
            <text:p>Cohort 5 <text:a xlink:href="https://www.activeinference.org/education/textbook-group" xlink:type="simple">Textbook Group</text:a> (<text:a xlink:href="https://www.youtube.com/playlist?list=PLNm0u2n1IwdqflC8oVfAqw6frUrmaDS0Y" xlink:type="simple">full playlist for Cohort 5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3/11/2024</text:p>
          </table:table-cell>
          <table:table-cell/>
          <table:table-cell office:value-type="string" calcext:value-type="string">
            <text:p>Parr, Pezzulo, Friston 2022 Textbook Cohort 6, Chapter 3, part 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ExQZpv43sSo" xlink:type="simple">https://youtu.be/ExQZpv43sSo</text:a></text:p>
          </table:table-cell>
          <table:table-cell table:number-columns-repeated="3"/>
          <table:table-cell office:value-type="string" calcext:value-type="string">
            <text:p>Cohort 6 <text:a xlink:href="https://www.activeinference.org/education/textbook-group" xlink:type="simple">Textbook Group</text:a> (<text:a xlink:href="https://www.youtube.com/playlist?list=PLNm0u2n1IwdqflC8oVfAqw6frUrmaDS0Y" xlink:type="simple">full playlist for Cohort 6</text:a>) of “Active Inference The Free Energy Principle in Mind, Brain, and Behavior” (Parr, Pezzulo, Friston 2022)</text:p>
          </table:table-cell>
          <table:table-cell table:style-name="ce5" table:number-columns-repeated="2"/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3/4/2024</text:p>
          </table:table-cell>
          <table:table-cell/>
          <table:table-cell office:value-type="string" calcext:value-type="string">
            <text:p>Parr, Pezzulo, Friston 2022 Textbook Cohort 5, Chapter 8 part 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0pd6BtofNkY" xlink:type="simple">https://youtu.be/0pd6BtofNkY</text:a></text:p>
          </table:table-cell>
          <table:table-cell table:number-columns-repeated="3"/>
          <table:table-cell office:value-type="string" calcext:value-type="string">
            <text:p>Cohort 5 <text:a xlink:href="https://www.activeinference.org/education/textbook-group" xlink:type="simple">Textbook Group</text:a> (<text:a xlink:href="https://www.youtube.com/playlist?list=PLNm0u2n1IwdqflC8oVfAqw6frUrmaDS0Y" xlink:type="simple">full playlist for Cohort 5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3/4/2024</text:p>
          </table:table-cell>
          <table:table-cell/>
          <table:table-cell office:value-type="string" calcext:value-type="string">
            <text:p>Parr, Pezzulo, Friston 2022 Textbook Cohort 6, Chapter 3, part 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www.youtube.com/watch?v=7Ru_taOprEA" xlink:type="simple">https://www.youtube.com/watch?v=7Ru_taOprEA</text:a></text:p>
          </table:table-cell>
          <table:table-cell table:number-columns-repeated="3"/>
          <table:table-cell office:value-type="string" calcext:value-type="string">
            <text:p>Cohort 6 <text:a xlink:href="https://www.activeinference.org/education/textbook-group" xlink:type="simple">Textbook Group</text:a> (<text:a xlink:href="https://www.youtube.com/playlist?list=PLNm0u2n1IwdqflC8oVfAqw6frUrmaDS0Y" xlink:type="simple">full playlist for Cohort 6</text:a>) of “Active Inference The Free Energy Principle in Mind, Brain, and Behavior” (Parr, Pezzulo, Friston 2022)</text:p>
          </table:table-cell>
          <table:table-cell table:style-name="ce5" table:number-columns-repeated="2"/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2/26/2024</text:p>
          </table:table-cell>
          <table:table-cell/>
          <table:table-cell office:value-type="string" calcext:value-type="string">
            <text:p>Parr, Pezzulo, Friston 2022 Textbook Cohort 5, Chapter 7 part 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0pd6BtofNkY" xlink:type="simple">https://youtu.be/0pd6BtofNkY</text:a></text:p>
          </table:table-cell>
          <table:table-cell table:number-columns-repeated="3"/>
          <table:table-cell office:value-type="string" calcext:value-type="string">
            <text:p>Cohort 5 <text:a xlink:href="https://www.activeinference.org/education/textbook-group" xlink:type="simple">Textbook Group</text:a> (<text:a xlink:href="https://www.youtube.com/playlist?list=PLNm0u2n1IwdqflC8oVfAqw6frUrmaDS0Y" xlink:type="simple">full playlist for Cohort 5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2/26/2024</text:p>
          </table:table-cell>
          <table:table-cell/>
          <table:table-cell office:value-type="string" calcext:value-type="string">
            <text:p>Parr, Pezzulo, Friston 2022 Textbook Cohort 6, Chapter 2, part 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s3iUvrVuckc" xlink:type="simple">https://youtu.be/s3iUvrVuckc</text:a></text:p>
          </table:table-cell>
          <table:table-cell table:number-columns-repeated="3"/>
          <table:table-cell office:value-type="string" calcext:value-type="string">
            <text:p>Cohort 6 <text:a xlink:href="https://www.activeinference.org/education/textbook-group" xlink:type="simple">Textbook Group</text:a> (<text:a xlink:href="https://www.youtube.com/playlist?list=PLNm0u2n1IwdqflC8oVfAqw6frUrmaDS0Y" xlink:type="simple">full playlist for Cohort 6</text:a>) of “Active Inference The Free Energy Principle in Mind, Brain, and Behavior” (Parr, Pezzulo, Friston 2022)</text:p>
          </table:table-cell>
          <table:table-cell table:style-name="ce5" table:number-columns-repeated="2"/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2/19/2024</text:p>
          </table:table-cell>
          <table:table-cell/>
          <table:table-cell office:value-type="string" calcext:value-type="string">
            <text:p>Parr, Pezzulo, Friston 2022 Textbook Cohort 5, Chapter 7 part 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mqB1ZW3wVHc" xlink:type="simple">https://youtu.be/mqB1ZW3wVHc</text:a></text:p>
          </table:table-cell>
          <table:table-cell table:number-columns-repeated="3"/>
          <table:table-cell office:value-type="string" calcext:value-type="string">
            <text:p>Cohort 5 <text:a xlink:href="https://www.activeinference.org/education/textbook-group" xlink:type="simple">Textbook Group</text:a> (<text:a xlink:href="https://www.youtube.com/playlist?list=PLNm0u2n1IwdqflC8oVfAqw6frUrmaDS0Y" xlink:type="simple">full playlist for Cohort 5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2/19/2024</text:p>
          </table:table-cell>
          <table:table-cell/>
          <table:table-cell office:value-type="string" calcext:value-type="string">
            <text:p>Parr, Pezzulo, Friston 2022 Textbook Cohort 6, Chapter 2, part 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AJ245K2DC44" xlink:type="simple">https://youtu.be/AJ245K2DC44</text:a></text:p>
          </table:table-cell>
          <table:table-cell table:number-columns-repeated="3"/>
          <table:table-cell office:value-type="string" calcext:value-type="string">
            <text:p>Cohort 6 <text:a xlink:href="https://www.activeinference.org/education/textbook-group" xlink:type="simple">Textbook Group</text:a> (<text:a xlink:href="https://www.youtube.com/playlist?list=PLNm0u2n1IwdqflC8oVfAqw6frUrmaDS0Y" xlink:type="simple">full playlist for Cohort 6</text:a>) of “Active Inference The Free Energy Principle in Mind, Brain, and Behavior” (Parr, Pezzulo, Friston 2022)</text:p>
          </table:table-cell>
          <table:table-cell table:style-name="ce5" table:number-columns-repeated="2"/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2/12/2024</text:p>
          </table:table-cell>
          <table:table-cell/>
          <table:table-cell office:value-type="string" calcext:value-type="string">
            <text:p>Parr, Pezzulo, Friston 2022 Textbook Cohort 5, Chapter 6 part 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Da6PnLlK9oc" xlink:type="simple">https://youtu.be/Da6PnLlK9oc</text:a></text:p>
          </table:table-cell>
          <table:table-cell table:number-columns-repeated="3"/>
          <table:table-cell office:value-type="string" calcext:value-type="string">
            <text:p>Cohort 5 <text:a xlink:href="https://www.activeinference.org/education/textbook-group" xlink:type="simple">Textbook Group</text:a> (<text:a xlink:href="https://www.youtube.com/playlist?list=PLNm0u2n1IwdqflC8oVfAqw6frUrmaDS0Y" xlink:type="simple">full playlist for Cohort 5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2/12/2024</text:p>
          </table:table-cell>
          <table:table-cell/>
          <table:table-cell office:value-type="string" calcext:value-type="string">
            <text:p>Parr, Pezzulo, Friston 2022 Textbook Cohort 6, Chapter 1, part 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qYImZ0Gk298" xlink:type="simple">https://youtu.be/qYImZ0Gk298</text:a></text:p>
          </table:table-cell>
          <table:table-cell table:number-columns-repeated="3"/>
          <table:table-cell office:value-type="string" calcext:value-type="string">
            <text:p>Cohort 6 <text:a xlink:href="https://www.activeinference.org/education/textbook-group" xlink:type="simple">Textbook Group</text:a> (<text:a xlink:href="https://www.youtube.com/playlist?list=PLNm0u2n1IwdqflC8oVfAqw6frUrmaDS0Y" xlink:type="simple">full playlist for Cohort 6</text:a>) of “Active Inference The Free Energy Principle in Mind, Brain, and Behavior” (Parr, Pezzulo, Friston 2022)</text:p>
          </table:table-cell>
          <table:table-cell table:style-name="ce5" table:number-columns-repeated="2"/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2/5/2024</text:p>
          </table:table-cell>
          <table:table-cell/>
          <table:table-cell office:value-type="string" calcext:value-type="string">
            <text:p>Parr, Pezzulo, Friston 2022 Textbook Cohort 5, Chapter 6 part 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WZ_rsHiwXRk" xlink:type="simple">https://youtu.be/WZ_rsHiwXRk</text:a></text:p>
          </table:table-cell>
          <table:table-cell table:number-columns-repeated="3"/>
          <table:table-cell office:value-type="string" calcext:value-type="string">
            <text:p>Cohort 5 <text:a xlink:href="https://www.activeinference.org/education/textbook-group" xlink:type="simple">Textbook Group</text:a> (<text:a xlink:href="https://www.youtube.com/playlist?list=PLNm0u2n1IwdqflC8oVfAqw6frUrmaDS0Y" xlink:type="simple">full playlist for Cohort 5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2/5/2024</text:p>
          </table:table-cell>
          <table:table-cell/>
          <table:table-cell office:value-type="string" calcext:value-type="string">
            <text:p>Parr, Pezzulo, Friston 2022 Textbook Cohort 6, Chapter 1, part 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imqNCmLJMts" xlink:type="simple">https://youtu.be/imqNCmLJMts</text:a></text:p>
          </table:table-cell>
          <table:table-cell table:number-columns-repeated="3"/>
          <table:table-cell office:value-type="string" calcext:value-type="string">
            <text:p>Cohort 6 <text:a xlink:href="https://www.activeinference.org/education/textbook-group" xlink:type="simple">Textbook Group</text:a> (<text:a xlink:href="https://www.youtube.com/playlist?list=PLNm0u2n1IwdqflC8oVfAqw6frUrmaDS0Y" xlink:type="simple">full playlist for Cohort 6</text:a>) of “Active Inference The Free Energy Principle in Mind, Brain, and Behavior” (Parr, Pezzulo, Friston 2022)</text:p>
          </table:table-cell>
          <table:table-cell table:style-name="ce5" table:number-columns-repeated="2"/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11/21/2023 12:00 PM</text:p>
          </table:table-cell>
          <table:table-cell/>
          <table:table-cell office:value-type="string" calcext:value-type="string">
            <text:p>Parr, Pezzulo, Friston 2022 Textbook Cohort 4, Chapter 10 part 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82jRowV0oqA" xlink:type="simple">https://youtu.be/82jRowV0oqA</text:a></text:p>
          </table:table-cell>
          <table:table-cell table:number-columns-repeated="3"/>
          <table:table-cell office:value-type="string" calcext:value-type="string">
            <text:p>Cohort 4 <text:a xlink:href="https://www.activeinference.org/education/textbook-group" xlink:type="simple">Textbook Group</text:a> (<text:a xlink:href="https://www.youtube.com/playlist?list=PLNm0u2n1Iwdpm1wcq9DOGSdKDDvnEt_xG" xlink:type="simple">full playlist for Cohort 4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11/21/2023 12:00 PM</text:p>
          </table:table-cell>
          <table:table-cell/>
          <table:table-cell office:value-type="string" calcext:value-type="string">
            <text:p>Parr, Pezzulo, Friston 2022 Textbook Cohort 5, Chapter 5 part 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MMOsuWNoPSo" xlink:type="simple">https://youtu.be/MMOsuWNoPSo</text:a></text:p>
          </table:table-cell>
          <table:table-cell table:number-columns-repeated="3"/>
          <table:table-cell office:value-type="string" calcext:value-type="string">
            <text:p>Cohort 5 <text:a xlink:href="https://www.activeinference.org/education/textbook-group" xlink:type="simple">Textbook Group</text:a> (<text:a xlink:href="https://www.youtube.com/playlist?list=PLNm0u2n1IwdqflC8oVfAqw6frUrmaDS0Y" xlink:type="simple">full playlist for Cohort 5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11/14/2023 12:00 PM</text:p>
          </table:table-cell>
          <table:table-cell/>
          <table:table-cell office:value-type="string" calcext:value-type="string">
            <text:p>Parr, Pezzulo, Friston 2022 Textbook Cohort 4, Chapter 10 part 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yICyXcr2idI" xlink:type="simple">https://youtu.be/yICyXcr2idI</text:a></text:p>
          </table:table-cell>
          <table:table-cell table:number-columns-repeated="3"/>
          <table:table-cell office:value-type="string" calcext:value-type="string">
            <text:p>Cohort 4 <text:a xlink:href="https://www.activeinference.org/education/textbook-group" xlink:type="simple">Textbook Group</text:a> (<text:a xlink:href="https://www.youtube.com/playlist?list=PLNm0u2n1Iwdpm1wcq9DOGSdKDDvnEt_xG" xlink:type="simple">full playlist for Cohort 4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11/14/2023 12:00 PM</text:p>
          </table:table-cell>
          <table:table-cell/>
          <table:table-cell office:value-type="string" calcext:value-type="string">
            <text:p>Parr, Pezzulo, Friston 2022 Textbook Cohort 5, Chapter 4 part 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D0eSAByd_Ak" xlink:type="simple">https://youtu.be/D0eSAByd_Ak</text:a></text:p>
          </table:table-cell>
          <table:table-cell table:number-columns-repeated="3"/>
          <table:table-cell office:value-type="string" calcext:value-type="string">
            <text:p>Cohort 5 <text:a xlink:href="https://www.activeinference.org/education/textbook-group" xlink:type="simple">Textbook Group</text:a> (<text:a xlink:href="https://www.youtube.com/playlist?list=PLNm0u2n1IwdqflC8oVfAqw6frUrmaDS0Y" xlink:type="simple">full playlist for Cohort 5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11/7/2023 12:00 PM</text:p>
          </table:table-cell>
          <table:table-cell/>
          <table:table-cell office:value-type="string" calcext:value-type="string">
            <text:p>Parr, Pezzulo, Friston 2022 Textbook Cohort 4, Chapter 9 part 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rOchZu64b3A" xlink:type="simple">https://youtu.be/rOchZu64b3A</text:a></text:p>
          </table:table-cell>
          <table:table-cell table:number-columns-repeated="3"/>
          <table:table-cell office:value-type="string" calcext:value-type="string">
            <text:p>Cohort 4 <text:a xlink:href="https://www.activeinference.org/education/textbook-group" xlink:type="simple">Textbook Group</text:a> (<text:a xlink:href="https://www.youtube.com/playlist?list=PLNm0u2n1Iwdpm1wcq9DOGSdKDDvnEt_xG" xlink:type="simple">full playlist for Cohort 4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11/7/2023 12:00 PM</text:p>
          </table:table-cell>
          <table:table-cell/>
          <table:table-cell office:value-type="string" calcext:value-type="string">
            <text:p>Parr, Pezzulo, Friston 2022 Textbook Cohort 5, Chapter 4 part 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wFZSLtbhDLE" xlink:type="simple">https://youtu.be/wFZSLtbhDLE</text:a></text:p>
          </table:table-cell>
          <table:table-cell table:number-columns-repeated="3"/>
          <table:table-cell office:value-type="string" calcext:value-type="string">
            <text:p>Cohort 5 <text:a xlink:href="https://www.activeinference.org/education/textbook-group" xlink:type="simple">Textbook Group</text:a> (<text:a xlink:href="https://www.youtube.com/playlist?list=PLNm0u2n1IwdqflC8oVfAqw6frUrmaDS0Y" xlink:type="simple">full playlist for Cohort 5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10/31/2023 12:00 PM</text:p>
          </table:table-cell>
          <table:table-cell/>
          <table:table-cell office:value-type="string" calcext:value-type="string">
            <text:p>Parr, Pezzulo, Friston 2022 Textbook Cohort 4, Chapter 9 part 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5a8zJ25BLYU" xlink:type="simple">https://youtu.be/5a8zJ25BLYU</text:a></text:p>
          </table:table-cell>
          <table:table-cell table:number-columns-repeated="3"/>
          <table:table-cell office:value-type="string" calcext:value-type="string">
            <text:p>Cohort 4 <text:a xlink:href="https://www.activeinference.org/education/textbook-group" xlink:type="simple">Textbook Group</text:a> (<text:a xlink:href="https://www.youtube.com/playlist?list=PLNm0u2n1Iwdpm1wcq9DOGSdKDDvnEt_xG" xlink:type="simple">full playlist for Cohort 4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10/31/2023 12:00 PM</text:p>
          </table:table-cell>
          <table:table-cell/>
          <table:table-cell office:value-type="string" calcext:value-type="string">
            <text:p>Parr, Pezzulo, Friston 2022 Textbook Cohort 5, Chapter 3 part 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hREkvTcNNRo" xlink:type="simple">https://youtu.be/hREkvTcNNRo</text:a></text:p>
          </table:table-cell>
          <table:table-cell table:number-columns-repeated="3"/>
          <table:table-cell office:value-type="string" calcext:value-type="string">
            <text:p>Cohort 5 <text:a xlink:href="https://www.activeinference.org/education/textbook-group" xlink:type="simple">Textbook Group</text:a> (<text:a xlink:href="https://www.youtube.com/playlist?list=PLNm0u2n1IwdqflC8oVfAqw6frUrmaDS0Y" xlink:type="simple">full playlist for Cohort 5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10/24/2023 12:00 PM</text:p>
          </table:table-cell>
          <table:table-cell/>
          <table:table-cell office:value-type="string" calcext:value-type="string">
            <text:p>Parr, Pezzulo, Friston 2022 Textbook Cohort 4, Chapter 8 part 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Gz0yDB6VOSI" xlink:type="simple">https://youtu.be/Gz0yDB6VOSI</text:a></text:p>
          </table:table-cell>
          <table:table-cell table:number-columns-repeated="3"/>
          <table:table-cell office:value-type="string" calcext:value-type="string">
            <text:p>Cohort 4 <text:a xlink:href="https://www.activeinference.org/education/textbook-group" xlink:type="simple">Textbook Group</text:a> (<text:a xlink:href="https://www.youtube.com/playlist?list=PLNm0u2n1Iwdpm1wcq9DOGSdKDDvnEt_xG" xlink:type="simple">full playlist for Cohort 4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10/24/2023 12:00 PM</text:p>
          </table:table-cell>
          <table:table-cell/>
          <table:table-cell office:value-type="string" calcext:value-type="string">
            <text:p>Parr, Pezzulo, Friston 2022 Textbook Cohort 5, Chapter 3 part 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v8DiGoR29z8" xlink:type="simple">https://youtu.be/v8DiGoR29z8</text:a></text:p>
          </table:table-cell>
          <table:table-cell table:number-columns-repeated="3"/>
          <table:table-cell office:value-type="string" calcext:value-type="string">
            <text:p>Cohort 5 <text:a xlink:href="https://www.activeinference.org/education/textbook-group" xlink:type="simple">Textbook Group</text:a> (<text:a xlink:href="https://www.youtube.com/playlist?list=PLNm0u2n1IwdqflC8oVfAqw6frUrmaDS0Y" xlink:type="simple">full playlist for Cohort 5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10/17/2023 12:00 PM</text:p>
          </table:table-cell>
          <table:table-cell/>
          <table:table-cell office:value-type="string" calcext:value-type="string">
            <text:p>Parr, Pezzulo, Friston 2022 Textbook Cohort 4, Chapter 8 part 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Z8hWG4Qf92w" xlink:type="simple">https://youtu.be/Z8hWG4Qf92w</text:a></text:p>
          </table:table-cell>
          <table:table-cell table:number-columns-repeated="3"/>
          <table:table-cell office:value-type="string" calcext:value-type="string">
            <text:p>Cohort 4 <text:a xlink:href="https://www.activeinference.org/education/textbook-group" xlink:type="simple">Textbook Group</text:a> (<text:a xlink:href="https://www.youtube.com/playlist?list=PLNm0u2n1Iwdpm1wcq9DOGSdKDDvnEt_xG" xlink:type="simple">full playlist for Cohort 4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10/17/2023 12:00 PM</text:p>
          </table:table-cell>
          <table:table-cell/>
          <table:table-cell office:value-type="string" calcext:value-type="string">
            <text:p>Parr, Pezzulo, Friston 2022 Textbook Cohort 5, Chapter 2 part 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snOZwtTgX3Q" xlink:type="simple">https://youtu.be/snOZwtTgX3Q</text:a></text:p>
          </table:table-cell>
          <table:table-cell table:number-columns-repeated="3"/>
          <table:table-cell office:value-type="string" calcext:value-type="string">
            <text:p>Cohort 5 <text:a xlink:href="https://www.activeinference.org/education/textbook-group" xlink:type="simple">Textbook Group</text:a> (<text:a xlink:href="https://www.youtube.com/playlist?list=PLNm0u2n1IwdqflC8oVfAqw6frUrmaDS0Y" xlink:type="simple">full playlist for Cohort 5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10/10/2023 12:00 PM</text:p>
          </table:table-cell>
          <table:table-cell/>
          <table:table-cell office:value-type="string" calcext:value-type="string">
            <text:p>Parr, Pezzulo, Friston 2022 Textbook Cohort 4, Chapter 7 part 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gEL56jY7CY0" xlink:type="simple">https://youtu.be/gEL56jY7CY0</text:a></text:p>
          </table:table-cell>
          <table:table-cell table:number-columns-repeated="3"/>
          <table:table-cell office:value-type="string" calcext:value-type="string">
            <text:p>Cohort 4 <text:a xlink:href="https://www.activeinference.org/education/textbook-group" xlink:type="simple">Textbook Group</text:a> (<text:a xlink:href="https://www.youtube.com/playlist?list=PLNm0u2n1Iwdpm1wcq9DOGSdKDDvnEt_xG" xlink:type="simple">full playlist for Cohort 4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10/10/2023 12:00 PM</text:p>
          </table:table-cell>
          <table:table-cell/>
          <table:table-cell office:value-type="string" calcext:value-type="string">
            <text:p>Parr, Pezzulo, Friston 2022 Textbook Cohort 5, Chapter 2 part 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Wbl_xK_-ldM" xlink:type="simple">https://youtu.be/Wbl_xK_-ldM</text:a></text:p>
          </table:table-cell>
          <table:table-cell table:number-columns-repeated="3"/>
          <table:table-cell office:value-type="string" calcext:value-type="string">
            <text:p>Cohort 5 <text:a xlink:href="https://www.activeinference.org/education/textbook-group" xlink:type="simple">Textbook Group</text:a> (<text:a xlink:href="https://www.youtube.com/playlist?list=PLNm0u2n1IwdqflC8oVfAqw6frUrmaDS0Y" xlink:type="simple">full playlist for Cohort 5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10/3/2023</text:p>
          </table:table-cell>
          <table:table-cell/>
          <table:table-cell office:value-type="string" calcext:value-type="string">
            <text:p>Parr, Pezzulo, Friston 2022 Textbook Cohort 5, Chapter 1 part 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1w2JUt-xHH4" xlink:type="simple">https://youtu.be/1w2JUt-xHH4</text:a></text:p>
          </table:table-cell>
          <table:table-cell table:number-columns-repeated="3"/>
          <table:table-cell office:value-type="string" calcext:value-type="string">
            <text:p>Cohort 5 <text:a xlink:href="https://www.activeinference.org/education/textbook-group" xlink:type="simple">Textbook Group</text:a> (<text:a xlink:href="https://www.youtube.com/playlist?list=PLNm0u2n1IwdqflC8oVfAqw6frUrmaDS0Y" xlink:type="simple">full playlist for Cohort 5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9/26/2023</text:p>
          </table:table-cell>
          <table:table-cell/>
          <table:table-cell office:value-type="string" calcext:value-type="string">
            <text:p>Parr, Pezzulo, Friston 2022 Textbook Cohort 4, Chapter 6 part 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-j5JXt79H3w" xlink:type="simple">https://youtu.be/-j5JXt79H3w</text:a></text:p>
          </table:table-cell>
          <table:table-cell table:number-columns-repeated="3"/>
          <table:table-cell office:value-type="string" calcext:value-type="string">
            <text:p>Cohort 4 <text:a xlink:href="https://www.activeinference.org/education/textbook-group" xlink:type="simple">Textbook Group</text:a> (<text:a xlink:href="https://www.youtube.com/playlist?list=PLNm0u2n1Iwdpm1wcq9DOGSdKDDvnEt_xG" xlink:type="simple">full playlist for Cohort 4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9/26/2023</text:p>
          </table:table-cell>
          <table:table-cell/>
          <table:table-cell office:value-type="string" calcext:value-type="string">
            <text:p>Parr, Pezzulo, Friston 2022 Textbook Cohort 5, Chapter 1 part 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85HzeHfna08" xlink:type="simple">https://youtu.be/85HzeHfna08</text:a></text:p>
          </table:table-cell>
          <table:table-cell table:number-columns-repeated="3"/>
          <table:table-cell office:value-type="string" calcext:value-type="string">
            <text:p>Cohort 5 <text:a xlink:href="https://www.activeinference.org/education/textbook-group" xlink:type="simple">Textbook Group</text:a> (<text:a xlink:href="https://www.youtube.com/playlist?list=PLNm0u2n1IwdqflC8oVfAqw6frUrmaDS0Y" xlink:type="simple">full playlist for Cohort 5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9/19/2023 12:00 PM</text:p>
          </table:table-cell>
          <table:table-cell/>
          <table:table-cell office:value-type="string" calcext:value-type="string">
            <text:p>Parr, Pezzulo, Friston 2022 Textbook Cohort 4, Chapter 6 part 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dlZk_iF9EqM" xlink:type="simple">https://youtu.be/dlZk_iF9EqM</text:a></text:p>
          </table:table-cell>
          <table:table-cell table:number-columns-repeated="3"/>
          <table:table-cell office:value-type="string" calcext:value-type="string">
            <text:p>Cohort 4 <text:a xlink:href="https://www.activeinference.org/education/textbook-group" xlink:type="simple">Textbook Group</text:a> (<text:a xlink:href="https://www.youtube.com/playlist?list=PLNm0u2n1Iwdpm1wcq9DOGSdKDDvnEt_xG" xlink:type="simple">full playlist for Cohort 4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9/19/2023</text:p>
          </table:table-cell>
          <table:table-cell/>
          <table:table-cell office:value-type="string" calcext:value-type="string">
            <text:p>Parr, Pezzulo, Friston 2022 Textbook Cohort 5 Onboarding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3CQmexsuF64" xlink:type="simple">https://youtu.be/3CQmexsuF64</text:a></text:p>
          </table:table-cell>
          <table:table-cell table:number-columns-repeated="3"/>
          <table:table-cell office:value-type="string" calcext:value-type="string">
            <text:p>Cohort 5 <text:a xlink:href="https://www.activeinference.org/education/textbook-group" xlink:type="simple">Textbook Group</text:a> (<text:a xlink:href="https://www.youtube.com/playlist?list=PLNm0u2n1IwdqflC8oVfAqw6frUrmaDS0Y" xlink:type="simple">full playlist for Cohort 5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8/22/2023 10:00 PM</text:p>
          </table:table-cell>
          <table:table-cell/>
          <table:table-cell office:value-type="string" calcext:value-type="string">
            <text:p>Parr, Pezzulo, Friston 2022 Textbook Cohort 4, Chapter 5 part 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1Ooz_N1HJ58" xlink:type="simple">https://youtu.be/1Ooz_N1HJ58</text:a></text:p>
          </table:table-cell>
          <table:table-cell table:number-columns-repeated="3"/>
          <table:table-cell office:value-type="string" calcext:value-type="string">
            <text:p>Cohort 4 <text:a xlink:href="https://www.activeinference.org/education/textbook-group" xlink:type="simple">Textbook Group</text:a> (<text:a xlink:href="https://www.youtube.com/playlist?list=PLNm0u2n1Iwdpm1wcq9DOGSdKDDvnEt_xG" xlink:type="simple">full playlist for Cohort 4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8/15/2023 1:00 PM</text:p>
          </table:table-cell>
          <table:table-cell/>
          <table:table-cell office:value-type="string" calcext:value-type="string">
            <text:p>Parr, Pezzulo, Friston 2022 Textbook Cohort 4, Chapter 5 part 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q5nQWvYZDrE" xlink:type="simple">https://youtu.be/q5nQWvYZDrE</text:a></text:p>
          </table:table-cell>
          <table:table-cell table:number-columns-repeated="3"/>
          <table:table-cell office:value-type="string" calcext:value-type="string">
            <text:p>Cohort 4 <text:a xlink:href="https://www.activeinference.org/education/textbook-group" xlink:type="simple">Textbook Group</text:a> (<text:a xlink:href="https://www.youtube.com/playlist?list=PLNm0u2n1Iwdpm1wcq9DOGSdKDDvnEt_xG" xlink:type="simple">full playlist for Cohort 4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8/15/2023</text:p>
          </table:table-cell>
          <table:table-cell/>
          <table:table-cell office:value-type="string" calcext:value-type="string">
            <text:p>Parr, Pezzulo, Friston 2022 Textbook Cohort 3, Chapter 1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0x3TIoZal9Q" xlink:type="simple">https://youtu.be/0x3TIoZal9Q</text:a></text:p>
          </table:table-cell>
          <table:table-cell table:number-columns-repeated="3"/>
          <table:table-cell office:value-type="string" calcext:value-type="string">
            <text:p>Cohort 3 <text:a xlink:href="https://www.activeinference.org/education/textbook-group" xlink:type="simple">Textbook Group</text:a> (<text:a xlink:href="https://www.youtube.com/playlist?list=PLNm0u2n1Iwdob1pSM1q9yzDboE3uvQqq-" xlink:type="simple">full playlist for Cohort 3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8/8/2023 10:00 PM</text:p>
          </table:table-cell>
          <table:table-cell/>
          <table:table-cell office:value-type="string" calcext:value-type="string">
            <text:p>Parr, Pezzulo, Friston 2022 Textbook Cohort 4, Chapter 4 part 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nsi6IAmt4Zc" xlink:type="simple">https://youtu.be/nsi6IAmt4Zc</text:a></text:p>
          </table:table-cell>
          <table:table-cell table:number-columns-repeated="3"/>
          <table:table-cell office:value-type="string" calcext:value-type="string">
            <text:p>Cohort 4 <text:a xlink:href="https://www.activeinference.org/education/textbook-group" xlink:type="simple">Textbook Group</text:a> (<text:a xlink:href="https://www.youtube.com/playlist?list=PLNm0u2n1Iwdpm1wcq9DOGSdKDDvnEt_xG" xlink:type="simple">full playlist for Cohort 4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8/8/2023 1:00 PM</text:p>
          </table:table-cell>
          <table:table-cell/>
          <table:table-cell office:value-type="string" calcext:value-type="string">
            <text:p>Parr, Pezzulo, Friston 2022 Textbook Cohort 3, Chapter 1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2UBBVXykuTMz" xlink:type="simple">https://youtu.be/2UBBVXykuTMz</text:a></text:p>
          </table:table-cell>
          <table:table-cell table:number-columns-repeated="3"/>
          <table:table-cell office:value-type="string" calcext:value-type="string">
            <text:p>Cohort 3 <text:a xlink:href="https://www.activeinference.org/education/textbook-group" xlink:type="simple">Textbook Group</text:a> (<text:a xlink:href="https://www.youtube.com/playlist?list=PLNm0u2n1Iwdob1pSM1q9yzDboE3uvQqq-" xlink:type="simple">full playlist for Cohort 3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8/1/2023 10:00 PM</text:p>
          </table:table-cell>
          <table:table-cell/>
          <table:table-cell office:value-type="string" calcext:value-type="string">
            <text:p>Parr, Pezzulo, Friston 2022 Textbook Cohort 3, Chapter 9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QBEOnqGqeRY" xlink:type="simple">https://youtu.be/QBEOnqGqeRY</text:a></text:p>
          </table:table-cell>
          <table:table-cell table:number-columns-repeated="3"/>
          <table:table-cell office:value-type="string" calcext:value-type="string">
            <text:p>Cohort 3 <text:a xlink:href="https://www.activeinference.org/education/textbook-group" xlink:type="simple">Textbook Group</text:a> (<text:a xlink:href="https://www.youtube.com/playlist?list=PLNm0u2n1Iwdob1pSM1q9yzDboE3uvQqq-" xlink:type="simple">full playlist for Cohort 3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8/1/2023 1:00 PM</text:p>
          </table:table-cell>
          <table:table-cell/>
          <table:table-cell office:value-type="string" calcext:value-type="string">
            <text:p>Parr, Pezzulo, Friston 2022 Textbook Cohort 4, Chapter 4 part 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PKyPg32Lq9A" xlink:type="simple">https://youtu.be/PKyPg32Lq9A</text:a></text:p>
          </table:table-cell>
          <table:table-cell table:number-columns-repeated="3"/>
          <table:table-cell office:value-type="string" calcext:value-type="string">
            <text:p>Cohort 4 <text:a xlink:href="https://www.activeinference.org/education/textbook-group" xlink:type="simple">Textbook Group</text:a> (<text:a xlink:href="https://www.youtube.com/playlist?list=PLNm0u2n1Iwdpm1wcq9DOGSdKDDvnEt_xG" xlink:type="simple">full playlist for Cohort 4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7/25/2023 10:00 PM</text:p>
          </table:table-cell>
          <table:table-cell/>
          <table:table-cell office:value-type="string" calcext:value-type="string">
            <text:p>Parr, Pezzulo, Friston 2022 Textbook Cohort 4, Chapter 3 part 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BKgKVl_soZA" xlink:type="simple">https://youtu.be/BKgKVl_soZA</text:a></text:p>
          </table:table-cell>
          <table:table-cell table:number-columns-repeated="3"/>
          <table:table-cell office:value-type="string" calcext:value-type="string">
            <text:p>Cohort 4 <text:a xlink:href="https://www.activeinference.org/education/textbook-group" xlink:type="simple">Textbook Group</text:a> (<text:a xlink:href="https://www.youtube.com/playlist?list=PLNm0u2n1Iwdpm1wcq9DOGSdKDDvnEt_xG" xlink:type="simple">full playlist for Cohort 4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7/25/2023 1:00 PM</text:p>
          </table:table-cell>
          <table:table-cell/>
          <table:table-cell office:value-type="string" calcext:value-type="string">
            <text:p>Parr, Pezzulo, Friston 2022 Textbook Cohort 3, Chapter 9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F-kYst2mxTQ" xlink:type="simple">https://youtu.be/F-kYst2mxTQ</text:a></text:p>
          </table:table-cell>
          <table:table-cell table:number-columns-repeated="3"/>
          <table:table-cell office:value-type="string" calcext:value-type="string">
            <text:p>Cohort 3 <text:a xlink:href="https://www.activeinference.org/education/textbook-group" xlink:type="simple">Textbook Group</text:a> (<text:a xlink:href="https://www.youtube.com/playlist?list=PLNm0u2n1Iwdob1pSM1q9yzDboE3uvQqq-" xlink:type="simple">full playlist for Cohort 3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7/18/2023 10:00 PM</text:p>
          </table:table-cell>
          <table:table-cell/>
          <table:table-cell office:value-type="string" calcext:value-type="string">
            <text:p>Parr, Pezzulo, Friston 2022 Textbook Cohort 3, Chapter 8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6w-2IBLM6KU" xlink:type="simple">https://youtu.be/6w-2IBLM6KU</text:a></text:p>
          </table:table-cell>
          <table:table-cell table:number-columns-repeated="3"/>
          <table:table-cell office:value-type="string" calcext:value-type="string">
            <text:p>Cohort 3 <text:a xlink:href="https://www.activeinference.org/education/textbook-group" xlink:type="simple">Textbook Group</text:a> (<text:a xlink:href="https://www.youtube.com/playlist?list=PLNm0u2n1Iwdob1pSM1q9yzDboE3uvQqq-" xlink:type="simple">full playlist for Cohort 3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7/18/2023 1:00 PM</text:p>
          </table:table-cell>
          <table:table-cell/>
          <table:table-cell office:value-type="string" calcext:value-type="string">
            <text:p>Parr, Pezzulo, Friston 2022 Textbook Cohort 4, Chapter 3 part 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MIcDVLoElk8" xlink:type="simple">https://youtu.be/MIcDVLoElk8</text:a></text:p>
          </table:table-cell>
          <table:table-cell table:number-columns-repeated="3"/>
          <table:table-cell office:value-type="string" calcext:value-type="string">
            <text:p>Cohort 4 <text:a xlink:href="https://www.activeinference.org/education/textbook-group" xlink:type="simple">Textbook Group</text:a> (<text:a xlink:href="https://www.youtube.com/playlist?list=PLNm0u2n1Iwdpm1wcq9DOGSdKDDvnEt_xG" xlink:type="simple">full playlist for Cohort 4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7/11/2023 10:00 PM</text:p>
          </table:table-cell>
          <table:table-cell/>
          <table:table-cell office:value-type="string" calcext:value-type="string">
            <text:p>Parr, Pezzulo, Friston 2022 Textbook Cohort 4, Chapter 2 part 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QdyHzs1Slec" xlink:type="simple">https://youtu.be/QdyHzs1Slec</text:a></text:p>
          </table:table-cell>
          <table:table-cell table:number-columns-repeated="3"/>
          <table:table-cell office:value-type="string" calcext:value-type="string">
            <text:p>Cohort 4 <text:a xlink:href="https://www.activeinference.org/education/textbook-group" xlink:type="simple">Textbook Group</text:a> (<text:a xlink:href="https://www.youtube.com/playlist?list=PLNm0u2n1Iwdpm1wcq9DOGSdKDDvnEt_xG" xlink:type="simple">full playlist for Cohort 4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7/11/2023 1:00 PM</text:p>
          </table:table-cell>
          <table:table-cell/>
          <table:table-cell office:value-type="string" calcext:value-type="string">
            <text:p>Parr, Pezzulo, Friston 2022 Textbook Cohort 3, Chapter 8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4ZffpVN-Pe4" xlink:type="simple">https://youtu.be/4ZffpVN-Pe4</text:a></text:p>
          </table:table-cell>
          <table:table-cell table:number-columns-repeated="3"/>
          <table:table-cell office:value-type="string" calcext:value-type="string">
            <text:p>Cohort 3 <text:a xlink:href="https://www.activeinference.org/education/textbook-group" xlink:type="simple">Textbook Group</text:a> (<text:a xlink:href="https://www.youtube.com/playlist?list=PLNm0u2n1Iwdob1pSM1q9yzDboE3uvQqq-" xlink:type="simple">full playlist for Cohort 3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7/4/2023 10:00 PM</text:p>
          </table:table-cell>
          <table:table-cell/>
          <table:table-cell office:value-type="string" calcext:value-type="string">
            <text:p>Parr, Pezzulo, Friston 2022 Textbook Cohort 3, Chapter 7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Q5G-5FgTCFQ" xlink:type="simple">https://youtu.be/Q5G-5FgTCFQ</text:a></text:p>
          </table:table-cell>
          <table:table-cell table:number-columns-repeated="3"/>
          <table:table-cell office:value-type="string" calcext:value-type="string">
            <text:p>Cohort 3 <text:a xlink:href="https://www.activeinference.org/education/textbook-group" xlink:type="simple">Textbook Group</text:a> (<text:a xlink:href="https://www.youtube.com/playlist?list=PLNm0u2n1Iwdob1pSM1q9yzDboE3uvQqq-" xlink:type="simple">full playlist for Cohort 3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7/4/2023 1:00 PM</text:p>
          </table:table-cell>
          <table:table-cell/>
          <table:table-cell office:value-type="string" calcext:value-type="string">
            <text:p>Parr, Pezzulo, Friston 2022 Textbook Cohort 4, Chapter 2 part 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k7nySEbMQDI" xlink:type="simple">https://youtu.be/k7nySEbMQDI</text:a></text:p>
          </table:table-cell>
          <table:table-cell table:number-columns-repeated="3"/>
          <table:table-cell office:value-type="string" calcext:value-type="string">
            <text:p>Cohort 4 <text:a xlink:href="https://www.activeinference.org/education/textbook-group" xlink:type="simple">Textbook Group</text:a> (<text:a xlink:href="https://www.youtube.com/playlist?list=PLNm0u2n1Iwdpm1wcq9DOGSdKDDvnEt_xG" xlink:type="simple">full playlist for Cohort 4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6/27/2023 10:00 PM</text:p>
          </table:table-cell>
          <table:table-cell/>
          <table:table-cell office:value-type="string" calcext:value-type="string">
            <text:p>Parr, Pezzulo, Friston 2022 Textbook Cohort 4, Chapter 1 part 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ceHICB7bm_c" xlink:type="simple">https://youtu.be/ceHICB7bm_c</text:a></text:p>
          </table:table-cell>
          <table:table-cell table:number-columns-repeated="3"/>
          <table:table-cell office:value-type="string" calcext:value-type="string">
            <text:p>Cohort 4 <text:a xlink:href="https://www.activeinference.org/education/textbook-group" xlink:type="simple">Textbook Group</text:a> (<text:a xlink:href="https://www.youtube.com/playlist?list=PLNm0u2n1Iwdpm1wcq9DOGSdKDDvnEt_xG" xlink:type="simple">full playlist for Cohort 4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6/27/2023 1:00 PM</text:p>
          </table:table-cell>
          <table:table-cell/>
          <table:table-cell office:value-type="string" calcext:value-type="string">
            <text:p>Parr, Pezzulo, Friston 2022 Textbook Cohort 3, Chapter 7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ych0eX3C3YY" xlink:type="simple">https://youtu.be/ych0eX3C3YY</text:a></text:p>
          </table:table-cell>
          <table:table-cell table:number-columns-repeated="3"/>
          <table:table-cell office:value-type="string" calcext:value-type="string">
            <text:p>Cohort 3 <text:a xlink:href="https://www.activeinference.org/education/textbook-group" xlink:type="simple">Textbook Group</text:a> (<text:a xlink:href="https://www.youtube.com/playlist?list=PLNm0u2n1Iwdob1pSM1q9yzDboE3uvQqq-" xlink:type="simple">full playlist for Cohort 3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6/20/2023 10:00 PM</text:p>
          </table:table-cell>
          <table:table-cell/>
          <table:table-cell office:value-type="string" calcext:value-type="string">
            <text:p>Parr, Pezzulo, Friston 2022 Textbook Cohort 3, Chapter 6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5F8kbj05KHU" xlink:type="simple">https://youtu.be/5F8kbj05KHU</text:a></text:p>
          </table:table-cell>
          <table:table-cell table:number-columns-repeated="3"/>
          <table:table-cell office:value-type="string" calcext:value-type="string">
            <text:p>Cohort 3 <text:a xlink:href="https://www.activeinference.org/education/textbook-group" xlink:type="simple">Textbook Group</text:a> (<text:a xlink:href="https://www.youtube.com/playlist?list=PLNm0u2n1Iwdob1pSM1q9yzDboE3uvQqq-" xlink:type="simple">full playlist for Cohort 3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6/20/2023 1:00 PM</text:p>
          </table:table-cell>
          <table:table-cell/>
          <table:table-cell office:value-type="string" calcext:value-type="string">
            <text:p>Parr, Pezzulo, Friston 2022 Textbook Cohort 4, Chapter 1 part 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F6-0JpsrzFA" xlink:type="simple">https://youtu.be/F6-0JpsrzFA</text:a></text:p>
          </table:table-cell>
          <table:table-cell table:number-columns-repeated="3"/>
          <table:table-cell office:value-type="string" calcext:value-type="string">
            <text:p>Cohort 4 <text:a xlink:href="https://www.activeinference.org/education/textbook-group" xlink:type="simple">Textbook Group</text:a> (<text:a xlink:href="https://www.youtube.com/playlist?list=PLNm0u2n1Iwdpm1wcq9DOGSdKDDvnEt_xG" xlink:type="simple">full playlist for Cohort 4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6/13/2023 1:00 PM</text:p>
          </table:table-cell>
          <table:table-cell/>
          <table:table-cell office:value-type="string" calcext:value-type="string">
            <text:p>Parr, Pezzulo, Friston 2022 Textbook Cohort 3, Chapter 6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wI9O5B2m3xM" xlink:type="simple">https://youtu.be/wI9O5B2m3xM</text:a></text:p>
          </table:table-cell>
          <table:table-cell table:number-columns-repeated="3"/>
          <table:table-cell office:value-type="string" calcext:value-type="string">
            <text:p>Cohort 3 <text:a xlink:href="https://www.activeinference.org/education/textbook-group" xlink:type="simple">Textbook Group</text:a> (<text:a xlink:href="https://www.youtube.com/playlist?list=PLNm0u2n1Iwdob1pSM1q9yzDboE3uvQqq-" xlink:type="simple">full playlist for Cohort 3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6/6/2023 1:00 PM</text:p>
          </table:table-cell>
          <table:table-cell/>
          <table:table-cell office:value-type="string" calcext:value-type="string">
            <text:p>Parr, Pezzulo, Friston 2022 Textbook Cohort 4 Onboarding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3U8AXcIaUFI" xlink:type="simple">https://youtu.be/3U8AXcIaUFI</text:a></text:p>
          </table:table-cell>
          <table:table-cell table:number-columns-repeated="3"/>
          <table:table-cell office:value-type="string" calcext:value-type="string">
            <text:p>Cohort 4 <text:a xlink:href="https://www.activeinference.org/education/textbook-group" xlink:type="simple">Textbook Group</text:a> (<text:a xlink:href="https://www.youtube.com/playlist?list=PLNm0u2n1Iwdpm1wcq9DOGSdKDDvnEt_xG" xlink:type="simple">full playlist for Cohort 4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4/5/2023 4:00 PM</text:p>
          </table:table-cell>
          <table:table-cell/>
          <table:table-cell office:value-type="string" calcext:value-type="string">
            <text:p>Parr, Pezzulo, Friston 2022 Textbook Cohort 3, Chapter 5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Ui8SwfQDhmA" xlink:type="simple">https://youtu.be/Ui8SwfQDhmA</text:a></text:p>
          </table:table-cell>
          <table:table-cell table:number-columns-repeated="3"/>
          <table:table-cell office:value-type="string" calcext:value-type="string">
            <text:p>Cohort 3 <text:a xlink:href="https://www.activeinference.org/education/textbook-group" xlink:type="simple">Textbook Group</text:a> (<text:a xlink:href="https://www.youtube.com/playlist?list=PLNm0u2n1Iwdob1pSM1q9yzDboE3uvQqq-" xlink:type="simple">full playlist for Cohort 3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4/5/2023 3:00 PM</text:p>
          </table:table-cell>
          <table:table-cell/>
          <table:table-cell office:value-type="string" calcext:value-type="string">
            <text:p>Parr, Pezzulo, Friston 2022 Textbook Cohort 2, Chapter 6 Welcome back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1-2-DNekZdM" xlink:type="simple">https://youtu.be/1-2-DNekZdM</text:a></text:p>
          </table:table-cell>
          <table:table-cell table:number-columns-repeated="3"/>
          <table:table-cell office:value-type="string" calcext:value-type="string">
            <text:p>Cohort 2 <text:a xlink:href="https://www.activeinference.org/education/textbook-group" xlink:type="simple">Textbook Group</text:a> (<text:a xlink:href="https://www.youtube.com/playlist?list=PLNm0u2n1IwdrnPDKke26QaATAKc-L19xA" xlink:type="simple">full playlist for Cohort 2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3/29/2023 4:00 PM</text:p>
          </table:table-cell>
          <table:table-cell/>
          <table:table-cell office:value-type="string" calcext:value-type="string">
            <text:p>Parr, Pezzulo, Friston 2022 Textbook Cohort 3, Chapter 5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l6aGBYmFGCc" xlink:type="simple">https://youtu.be/l6aGBYmFGCc</text:a></text:p>
          </table:table-cell>
          <table:table-cell table:number-columns-repeated="3"/>
          <table:table-cell office:value-type="string" calcext:value-type="string">
            <text:p>Cohort 3 <text:a xlink:href="https://www.activeinference.org/education/textbook-group" xlink:type="simple">Textbook Group</text:a> (<text:a xlink:href="https://www.youtube.com/playlist?list=PLNm0u2n1Iwdob1pSM1q9yzDboE3uvQqq-" xlink:type="simple">full playlist for Cohort 3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3/29/2023 3:00 PM</text:p>
          </table:table-cell>
          <table:table-cell/>
          <table:table-cell office:value-type="string" calcext:value-type="string">
            <text:p>Parr, Pezzulo, Friston 2022 Textbook Cohort 2, Chapter 1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On8-Ngn8pIE" xlink:type="simple">https://youtu.be/On8-Ngn8pIE</text:a></text:p>
          </table:table-cell>
          <table:table-cell table:number-columns-repeated="3"/>
          <table:table-cell office:value-type="string" calcext:value-type="string">
            <text:p>Cohort 2 <text:a xlink:href="https://www.activeinference.org/education/textbook-group" xlink:type="simple">Textbook Group</text:a> (<text:a xlink:href="https://www.youtube.com/playlist?list=PLNm0u2n1IwdrnPDKke26QaATAKc-L19xA" xlink:type="simple">full playlist for Cohort 2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3/22/2023 4:00 PM</text:p>
          </table:table-cell>
          <table:table-cell/>
          <table:table-cell office:value-type="string" calcext:value-type="string">
            <text:p>Parr, Pezzulo, Friston 2022 Textbook Cohort 3, Chapter 4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Nak508NmYYA" xlink:type="simple">https://youtu.be/Nak508NmYYA</text:a></text:p>
          </table:table-cell>
          <table:table-cell table:number-columns-repeated="3"/>
          <table:table-cell office:value-type="string" calcext:value-type="string">
            <text:p>Cohort 3 <text:a xlink:href="https://www.activeinference.org/education/textbook-group" xlink:type="simple">Textbook Group</text:a> (<text:a xlink:href="https://www.youtube.com/playlist?list=PLNm0u2n1Iwdob1pSM1q9yzDboE3uvQqq-" xlink:type="simple">full playlist for Cohort 3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3/22/2023 3:00 PM</text:p>
          </table:table-cell>
          <table:table-cell/>
          <table:table-cell office:value-type="string" calcext:value-type="string">
            <text:p>Parr, Pezzulo, Friston 2022 Textbook Cohort 2, Chapter 1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YQ1galAHOIw" xlink:type="simple">https://youtu.be/YQ1galAHOIw</text:a></text:p>
          </table:table-cell>
          <table:table-cell table:number-columns-repeated="3"/>
          <table:table-cell office:value-type="string" calcext:value-type="string">
            <text:p>Cohort 2 <text:a xlink:href="https://www.activeinference.org/education/textbook-group" xlink:type="simple">Textbook Group</text:a> (<text:a xlink:href="https://www.youtube.com/playlist?list=PLNm0u2n1IwdrnPDKke26QaATAKc-L19xA" xlink:type="simple">full playlist for Cohort 2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3/15/2023 4:00 PM</text:p>
          </table:table-cell>
          <table:table-cell/>
          <table:table-cell office:value-type="string" calcext:value-type="string">
            <text:p>Parr, Pezzulo, Friston 2022 Textbook Cohort 3, Chapter 4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JEz3du5S1os" xlink:type="simple">https://youtu.be/JEz3du5S1os</text:a></text:p>
          </table:table-cell>
          <table:table-cell table:number-columns-repeated="3"/>
          <table:table-cell office:value-type="string" calcext:value-type="string">
            <text:p>Cohort 3 <text:a xlink:href="https://www.activeinference.org/education/textbook-group" xlink:type="simple">Textbook Group</text:a> (<text:a xlink:href="https://www.youtube.com/playlist?list=PLNm0u2n1Iwdob1pSM1q9yzDboE3uvQqq-" xlink:type="simple">full playlist for Cohort 3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3/15/2023 3:00 PM</text:p>
          </table:table-cell>
          <table:table-cell/>
          <table:table-cell office:value-type="string" calcext:value-type="string">
            <text:p>Parr, Pezzulo, Friston 2022 Textbook Cohort 2, Chapter 9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e9Yoha7yhk8" xlink:type="simple">https://youtu.be/e9Yoha7yhk8</text:a></text:p>
          </table:table-cell>
          <table:table-cell table:number-columns-repeated="3"/>
          <table:table-cell office:value-type="string" calcext:value-type="string">
            <text:p>Cohort 2 <text:a xlink:href="https://www.activeinference.org/education/textbook-group" xlink:type="simple">Textbook Group</text:a> (<text:a xlink:href="https://www.youtube.com/playlist?list=PLNm0u2n1IwdrnPDKke26QaATAKc-L19xA" xlink:type="simple">full playlist for Cohort 2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3/8/2023 4:00 PM</text:p>
          </table:table-cell>
          <table:table-cell/>
          <table:table-cell office:value-type="string" calcext:value-type="string">
            <text:p>Parr, Pezzulo, Friston 2022 Textbook Cohort 3, Chapter 3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0zUYswqn8aI" xlink:type="simple">https://youtu.be/0zUYswqn8aI</text:a></text:p>
          </table:table-cell>
          <table:table-cell table:number-columns-repeated="3"/>
          <table:table-cell office:value-type="string" calcext:value-type="string">
            <text:p>Cohort 3 <text:a xlink:href="https://www.activeinference.org/education/textbook-group" xlink:type="simple">Textbook Group</text:a> (<text:a xlink:href="https://www.youtube.com/playlist?list=PLNm0u2n1Iwdob1pSM1q9yzDboE3uvQqq-" xlink:type="simple">full playlist for Cohort 3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3/8/2023 3:00 PM</text:p>
          </table:table-cell>
          <table:table-cell/>
          <table:table-cell office:value-type="string" calcext:value-type="string">
            <text:p>Parr, Pezzulo, Friston 2022 Textbook Cohort 2, Chapter 9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QjGcN1l6NXg" xlink:type="simple">https://youtu.be/QjGcN1l6NXg</text:a></text:p>
          </table:table-cell>
          <table:table-cell table:number-columns-repeated="3"/>
          <table:table-cell office:value-type="string" calcext:value-type="string">
            <text:p>Cohort 2 <text:a xlink:href="https://www.activeinference.org/education/textbook-group" xlink:type="simple">Textbook Group</text:a> (<text:a xlink:href="https://www.youtube.com/playlist?list=PLNm0u2n1IwdrnPDKke26QaATAKc-L19xA" xlink:type="simple">full playlist for Cohort 2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3/1/2023 4:00 PM</text:p>
          </table:table-cell>
          <table:table-cell/>
          <table:table-cell office:value-type="string" calcext:value-type="string">
            <text:p>Parr, Pezzulo, Friston 2022 Textbook Cohort 3, Chapter 3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lMsOOXaM2-E" xlink:type="simple">https://youtu.be/lMsOOXaM2-E</text:a></text:p>
          </table:table-cell>
          <table:table-cell table:number-columns-repeated="3"/>
          <table:table-cell office:value-type="string" calcext:value-type="string">
            <text:p>Cohort 3 <text:a xlink:href="https://www.activeinference.org/education/textbook-group" xlink:type="simple">Textbook Group</text:a> (<text:a xlink:href="https://www.youtube.com/playlist?list=PLNm0u2n1Iwdob1pSM1q9yzDboE3uvQqq-" xlink:type="simple">full playlist for Cohort 3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3/1/2023 3:00 PM</text:p>
          </table:table-cell>
          <table:table-cell/>
          <table:table-cell office:value-type="string" calcext:value-type="string">
            <text:p>Parr, Pezzulo, Friston 2022 Textbook Cohort 2, Chapter 8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3GJS1uVnQo4" xlink:type="simple">https://youtu.be/3GJS1uVnQo4</text:a></text:p>
          </table:table-cell>
          <table:table-cell table:number-columns-repeated="3"/>
          <table:table-cell office:value-type="string" calcext:value-type="string">
            <text:p>Cohort 2 <text:a xlink:href="https://www.activeinference.org/education/textbook-group" xlink:type="simple">Textbook Group</text:a> (<text:a xlink:href="https://www.youtube.com/playlist?list=PLNm0u2n1IwdrnPDKke26QaATAKc-L19xA" xlink:type="simple">full playlist for Cohort 2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2/22/2023 4:00 PM</text:p>
          </table:table-cell>
          <table:table-cell/>
          <table:table-cell office:value-type="string" calcext:value-type="string">
            <text:p>Parr, Pezzulo, Friston 2022 Textbook Cohort 3, Chapter 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MJXyGtYuK1U" xlink:type="simple">https://youtu.be/MJXyGtYuK1U</text:a></text:p>
          </table:table-cell>
          <table:table-cell table:number-columns-repeated="3"/>
          <table:table-cell office:value-type="string" calcext:value-type="string">
            <text:p>Cohort 3 <text:a xlink:href="https://www.activeinference.org/education/textbook-group" xlink:type="simple">Textbook Group</text:a> (<text:a xlink:href="https://www.youtube.com/playlist?list=PLNm0u2n1Iwdob1pSM1q9yzDboE3uvQqq-" xlink:type="simple">full playlist for Cohort 3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2/22/2023 3:00 PM</text:p>
          </table:table-cell>
          <table:table-cell/>
          <table:table-cell office:value-type="string" calcext:value-type="string">
            <text:p>Parr, Pezzulo, Friston 2022 Textbook Cohort 2, Chapter 8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mNw1JOM71Os" xlink:type="simple">https://youtu.be/mNw1JOM71Os</text:a></text:p>
          </table:table-cell>
          <table:table-cell table:number-columns-repeated="3"/>
          <table:table-cell office:value-type="string" calcext:value-type="string">
            <text:p>Cohort 2 <text:a xlink:href="https://www.activeinference.org/education/textbook-group" xlink:type="simple">Textbook Group</text:a> (<text:a xlink:href="https://www.youtube.com/playlist?list=PLNm0u2n1IwdrnPDKke26QaATAKc-L19xA" xlink:type="simple">full playlist for Cohort 2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2/15/2023 4:00 PM</text:p>
          </table:table-cell>
          <table:table-cell/>
          <table:table-cell office:value-type="string" calcext:value-type="string">
            <text:p>Parr, Pezzulo, Friston 2022 Textbook Cohort 3, Chapter 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wFjXz896pKU" xlink:type="simple">https://youtu.be/wFjXz896pKU</text:a></text:p>
          </table:table-cell>
          <table:table-cell table:number-columns-repeated="3"/>
          <table:table-cell office:value-type="string" calcext:value-type="string">
            <text:p>Cohort 3 <text:a xlink:href="https://www.activeinference.org/education/textbook-group" xlink:type="simple">Textbook Group</text:a> (<text:a xlink:href="https://www.youtube.com/playlist?list=PLNm0u2n1Iwdob1pSM1q9yzDboE3uvQqq-" xlink:type="simple">full playlist for Cohort 3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2/15/2023 3:00 PM</text:p>
          </table:table-cell>
          <table:table-cell/>
          <table:table-cell office:value-type="string" calcext:value-type="string">
            <text:p>Parr, Pezzulo, Friston 2022 Textbook Cohort 2, Chapter 7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W4lIy05RycM" xlink:type="simple">https://youtu.be/W4lIy05RycM</text:a></text:p>
          </table:table-cell>
          <table:table-cell table:number-columns-repeated="3"/>
          <table:table-cell office:value-type="string" calcext:value-type="string">
            <text:p>Cohort 2 <text:a xlink:href="https://www.activeinference.org/education/textbook-group" xlink:type="simple">Textbook Group</text:a> (<text:a xlink:href="https://www.youtube.com/playlist?list=PLNm0u2n1IwdrnPDKke26QaATAKc-L19xA" xlink:type="simple">full playlist for Cohort 2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2/8/2023 4:00 PM</text:p>
          </table:table-cell>
          <table:table-cell/>
          <table:table-cell office:value-type="string" calcext:value-type="string">
            <text:p>Parr, Pezzulo, Friston 2022 Textbook Cohort 3, Chapter 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awqzJPntNz4" xlink:type="simple">https://youtu.be/awqzJPntNz4</text:a></text:p>
          </table:table-cell>
          <table:table-cell table:number-columns-repeated="3"/>
          <table:table-cell office:value-type="string" calcext:value-type="string">
            <text:p>Cohort 3 <text:a xlink:href="https://www.activeinference.org/education/textbook-group" xlink:type="simple">Textbook Group</text:a> (<text:a xlink:href="https://www.youtube.com/playlist?list=PLNm0u2n1Iwdob1pSM1q9yzDboE3uvQqq-" xlink:type="simple">full playlist for Cohort 3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2/8/2023 3:00 PM</text:p>
          </table:table-cell>
          <table:table-cell/>
          <table:table-cell office:value-type="string" calcext:value-type="string">
            <text:p>Parr, Pezzulo, Friston 2022 Textbook Cohort 2, Chapter 7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GhUTj0OVEU8" xlink:type="simple">https://youtu.be/GhUTj0OVEU8</text:a></text:p>
          </table:table-cell>
          <table:table-cell table:number-columns-repeated="3"/>
          <table:table-cell office:value-type="string" calcext:value-type="string">
            <text:p>Cohort 2 <text:a xlink:href="https://www.activeinference.org/education/textbook-group" xlink:type="simple">Textbook Group</text:a> (<text:a xlink:href="https://www.youtube.com/playlist?list=PLNm0u2n1IwdrnPDKke26QaATAKc-L19xA" xlink:type="simple">full playlist for Cohort 2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2/1/2023 4:00 PM</text:p>
          </table:table-cell>
          <table:table-cell/>
          <table:table-cell office:value-type="string" calcext:value-type="string">
            <text:p>Parr, Pezzulo, Friston 2022 Textbook Cohort 3, Chapter 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HyKS1A0Ga8s" xlink:type="simple">https://youtu.be/HyKS1A0Ga8s</text:a></text:p>
          </table:table-cell>
          <table:table-cell table:number-columns-repeated="3"/>
          <table:table-cell office:value-type="string" calcext:value-type="string">
            <text:p>Cohort 3 <text:a xlink:href="https://www.activeinference.org/education/textbook-group" xlink:type="simple">Textbook Group</text:a> (<text:a xlink:href="https://www.youtube.com/playlist?list=PLNm0u2n1Iwdob1pSM1q9yzDboE3uvQqq-" xlink:type="simple">full playlist for Cohort 3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2/1/2023 3:00 PM</text:p>
          </table:table-cell>
          <table:table-cell/>
          <table:table-cell office:value-type="string" calcext:value-type="string">
            <text:p>Parr, Pezzulo, Friston 2022 Textbook Cohort 2, Chapter 6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Jwu2UJi5xNA" xlink:type="simple">https://youtu.be/Jwu2UJi5xNA</text:a></text:p>
          </table:table-cell>
          <table:table-cell table:number-columns-repeated="3"/>
          <table:table-cell office:value-type="string" calcext:value-type="string">
            <text:p>Cohort 2 <text:a xlink:href="https://www.activeinference.org/education/textbook-group" xlink:type="simple">Textbook Group</text:a> (<text:a xlink:href="https://www.youtube.com/playlist?list=PLNm0u2n1IwdrnPDKke26QaATAKc-L19xA" xlink:type="simple">full playlist for Cohort 2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1/25/2023 4:00 PM</text:p>
          </table:table-cell>
          <table:table-cell/>
          <table:table-cell office:value-type="string" calcext:value-type="string">
            <text:p>Parr, Pezzulo, Friston 2022 Textbook Cohort 3 Onboarding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G9GfOMjF4g0" xlink:type="simple">https://youtu.be/G9GfOMjF4g0</text:a></text:p>
          </table:table-cell>
          <table:table-cell table:number-columns-repeated="3"/>
          <table:table-cell office:value-type="string" calcext:value-type="string">
            <text:p>Cohort 3 <text:a xlink:href="https://www.activeinference.org/education/textbook-group" xlink:type="simple">Textbook Group</text:a> (<text:a xlink:href="https://www.youtube.com/playlist?list=PLNm0u2n1Iwdob1pSM1q9yzDboE3uvQqq-" xlink:type="simple">full playlist for Cohort 3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1/25/2023 3:00 PM</text:p>
          </table:table-cell>
          <table:table-cell/>
          <table:table-cell office:value-type="string" calcext:value-type="string">
            <text:p>Parr, Pezzulo, Friston 2022 Textbook Cohort 2, Chapter 6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sOo0Ti6-U54" xlink:type="simple">https://youtu.be/sOo0Ti6-U54</text:a></text:p>
          </table:table-cell>
          <table:table-cell table:number-columns-repeated="3"/>
          <table:table-cell office:value-type="string" calcext:value-type="string">
            <text:p>Cohort 2 <text:a xlink:href="https://www.activeinference.org/education/textbook-group" xlink:type="simple">Textbook Group</text:a> (<text:a xlink:href="https://www.youtube.com/playlist?list=PLNm0u2n1IwdrnPDKke26QaATAKc-L19xA" xlink:type="simple">full playlist for Cohort 2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11/11/2022 6:00 AM</text:p>
          </table:table-cell>
          <table:table-cell/>
          <table:table-cell office:value-type="string" calcext:value-type="string">
            <text:p>Parr, Pezzulo, Friston 2022 Textbook Cohort 2, Chapter 5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zE3ESd6vy9I" xlink:type="simple">https://youtu.be/zE3ESd6vy9I</text:a></text:p>
          </table:table-cell>
          <table:table-cell table:number-columns-repeated="3"/>
          <table:table-cell office:value-type="string" calcext:value-type="string">
            <text:p>Cohort 2 <text:a xlink:href="https://www.activeinference.org/education/textbook-group" xlink:type="simple">Textbook Group</text:a> (<text:a xlink:href="https://www.youtube.com/playlist?list=PLNm0u2n1IwdrnPDKke26QaATAKc-L19xA" xlink:type="simple">full playlist for Cohort 2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11/11/2022</text:p>
          </table:table-cell>
          <table:table-cell/>
          <table:table-cell office:value-type="string" calcext:value-type="string">
            <text:p>Parr, Pezzulo, Friston 2022 Textbook Cohort 1, Chapter 1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DrNJfmf_IdA" xlink:type="simple">https://youtu.be/DrNJfmf_IdA</text:a></text:p>
          </table:table-cell>
          <table:table-cell table:number-columns-repeated="3"/>
          <table:table-cell office:value-type="string" calcext:value-type="string">
            <text:p>Cohort 1 <text:a xlink:href="https://www.activeinference.org/education/textbook-group" xlink:type="simple">Textbook Group</text:a> (<text:a xlink:href="https://www.youtube.com/playlist?list=PLNm0u2n1Iwdq74rPEYLx4VwYCI_QiXbEd" xlink:type="simple">full playlist for Cohort 1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11/4/2022 6:00 AM</text:p>
          </table:table-cell>
          <table:table-cell/>
          <table:table-cell office:value-type="string" calcext:value-type="string">
            <text:p>Parr, Pezzulo, Friston 2022 Textbook Cohort 2, Chapter 5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7bKXo3caFH8" xlink:type="simple">https://youtu.be/7bKXo3caFH8</text:a></text:p>
          </table:table-cell>
          <table:table-cell table:number-columns-repeated="3"/>
          <table:table-cell office:value-type="string" calcext:value-type="string">
            <text:p>Cohort 2 <text:a xlink:href="https://www.activeinference.org/education/textbook-group" xlink:type="simple">Textbook Group</text:a> (<text:a xlink:href="https://www.youtube.com/playlist?list=PLNm0u2n1IwdrnPDKke26QaATAKc-L19xA" xlink:type="simple">full playlist for Cohort 2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11/4/2022</text:p>
          </table:table-cell>
          <table:table-cell/>
          <table:table-cell office:value-type="string" calcext:value-type="string">
            <text:p>Parr, Pezzulo, Friston 2022 Textbook Cohort 1, Chapter 10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7Ti-r8f15So" xlink:type="simple">https://youtu.be/7Ti-r8f15So</text:a></text:p>
          </table:table-cell>
          <table:table-cell table:number-columns-repeated="3"/>
          <table:table-cell office:value-type="string" calcext:value-type="string">
            <text:p>Cohort 1 <text:a xlink:href="https://www.activeinference.org/education/textbook-group" xlink:type="simple">Textbook Group</text:a> (<text:a xlink:href="https://www.youtube.com/playlist?list=PLNm0u2n1Iwdq74rPEYLx4VwYCI_QiXbEd" xlink:type="simple">full playlist for Cohort 1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10/28/2022 7:00 AM</text:p>
          </table:table-cell>
          <table:table-cell/>
          <table:table-cell office:value-type="string" calcext:value-type="string">
            <text:p>Parr, Pezzulo, Friston 2022 Textbook Cohort 2, Chapter 4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_cmYWZ8X4J4" xlink:type="simple">https://youtu.be/_cmYWZ8X4J4</text:a></text:p>
          </table:table-cell>
          <table:table-cell table:number-columns-repeated="3"/>
          <table:table-cell office:value-type="string" calcext:value-type="string">
            <text:p>Cohort 2 <text:a xlink:href="https://www.activeinference.org/education/textbook-group" xlink:type="simple">Textbook Group</text:a> (<text:a xlink:href="https://www.youtube.com/playlist?list=PLNm0u2n1IwdrnPDKke26QaATAKc-L19xA" xlink:type="simple">full playlist for Cohort 2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10/28/2022</text:p>
          </table:table-cell>
          <table:table-cell/>
          <table:table-cell office:value-type="string" calcext:value-type="string">
            <text:p>Parr, Pezzulo, Friston 2022 Textbook Cohort 1, Chapter 9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GYBF_c-ajgI" xlink:type="simple">https://youtu.be/GYBF_c-ajgI</text:a></text:p>
          </table:table-cell>
          <table:table-cell table:number-columns-repeated="3"/>
          <table:table-cell office:value-type="string" calcext:value-type="string">
            <text:p>Cohort 1 <text:a xlink:href="https://www.activeinference.org/education/textbook-group" xlink:type="simple">Textbook Group</text:a> (<text:a xlink:href="https://www.youtube.com/playlist?list=PLNm0u2n1Iwdq74rPEYLx4VwYCI_QiXbEd" xlink:type="simple">full playlist for Cohort 1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10/21/2022 2:00 PM</text:p>
          </table:table-cell>
          <table:table-cell/>
          <table:table-cell office:value-type="string" calcext:value-type="string">
            <text:p>Parr, Pezzulo, Friston 2022 Textbook Cohort 2, Chapter 4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s8gjDh7sin4" xlink:type="simple">https://youtu.be/s8gjDh7sin4</text:a></text:p>
          </table:table-cell>
          <table:table-cell table:number-columns-repeated="3"/>
          <table:table-cell office:value-type="string" calcext:value-type="string">
            <text:p>Cohort 2 <text:a xlink:href="https://www.activeinference.org/education/textbook-group" xlink:type="simple">Textbook Group</text:a> (<text:a xlink:href="https://www.youtube.com/playlist?list=PLNm0u2n1IwdrnPDKke26QaATAKc-L19xA" xlink:type="simple">full playlist for Cohort 2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10/21/2022</text:p>
          </table:table-cell>
          <table:table-cell/>
          <table:table-cell office:value-type="string" calcext:value-type="string">
            <text:p>Parr, Pezzulo, Friston 2022 Textbook Cohort 1, Chapter 9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HCuGxvefPOE" xlink:type="simple">https://youtu.be/HCuGxvefPOE</text:a></text:p>
          </table:table-cell>
          <table:table-cell table:number-columns-repeated="3"/>
          <table:table-cell office:value-type="string" calcext:value-type="string">
            <text:p>Cohort 1 <text:a xlink:href="https://www.activeinference.org/education/textbook-group" xlink:type="simple">Textbook Group</text:a> (<text:a xlink:href="https://www.youtube.com/playlist?list=PLNm0u2n1Iwdq74rPEYLx4VwYCI_QiXbEd" xlink:type="simple">full playlist for Cohort 1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10/14/2022</text:p>
          </table:table-cell>
          <table:table-cell/>
          <table:table-cell office:value-type="string" calcext:value-type="string">
            <text:p>Parr, Pezzulo, Friston 2022 Textbook Cohort 1, Chapter 8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QvAApEfYBmk" xlink:type="simple">https://youtu.be/QvAApEfYBmk</text:a></text:p>
          </table:table-cell>
          <table:table-cell table:number-columns-repeated="3"/>
          <table:table-cell office:value-type="string" calcext:value-type="string">
            <text:p>Cohort 1 <text:a xlink:href="https://www.activeinference.org/education/textbook-group" xlink:type="simple">Textbook Group</text:a> (<text:a xlink:href="https://www.youtube.com/playlist?list=PLNm0u2n1Iwdq74rPEYLx4VwYCI_QiXbEd" xlink:type="simple">full playlist for Cohort 1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10/7/2022 2:00 PM</text:p>
          </table:table-cell>
          <table:table-cell/>
          <table:table-cell office:value-type="string" calcext:value-type="string">
            <text:p>Parr, Pezzulo, Friston 2022 Textbook Cohort 2, Chapter 3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cULb4SvpD34" xlink:type="simple">https://youtu.be/cULb4SvpD34</text:a></text:p>
          </table:table-cell>
          <table:table-cell table:number-columns-repeated="3"/>
          <table:table-cell office:value-type="string" calcext:value-type="string">
            <text:p>Cohort 2 <text:a xlink:href="https://www.activeinference.org/education/textbook-group" xlink:type="simple">Textbook Group</text:a> (<text:a xlink:href="https://www.youtube.com/playlist?list=PLNm0u2n1IwdrnPDKke26QaATAKc-L19xA" xlink:type="simple">full playlist for Cohort 2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10/7/2022</text:p>
          </table:table-cell>
          <table:table-cell/>
          <table:table-cell office:value-type="string" calcext:value-type="string">
            <text:p>Parr, Pezzulo, Friston 2022 Textbook Cohort 1, Chapter 8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dLWepm5noE8" xlink:type="simple">https://youtu.be/dLWepm5noE8</text:a></text:p>
          </table:table-cell>
          <table:table-cell table:number-columns-repeated="3"/>
          <table:table-cell office:value-type="string" calcext:value-type="string">
            <text:p>Cohort 1 <text:a xlink:href="https://www.activeinference.org/education/textbook-group" xlink:type="simple">Textbook Group</text:a> (<text:a xlink:href="https://www.youtube.com/playlist?list=PLNm0u2n1Iwdq74rPEYLx4VwYCI_QiXbEd" xlink:type="simple">full playlist for Cohort 1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9/30/2022 2:00 PM</text:p>
          </table:table-cell>
          <table:table-cell/>
          <table:table-cell office:value-type="string" calcext:value-type="string">
            <text:p>Parr, Pezzulo, Friston 2022 Textbook Cohort 2, Chapter 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mGlgngiIH40" xlink:type="simple">https://youtu.be/mGlgngiIH40</text:a></text:p>
          </table:table-cell>
          <table:table-cell table:number-columns-repeated="3"/>
          <table:table-cell office:value-type="string" calcext:value-type="string">
            <text:p>Cohort 2 <text:a xlink:href="https://www.activeinference.org/education/textbook-group" xlink:type="simple">Textbook Group</text:a> (<text:a xlink:href="https://www.youtube.com/playlist?list=PLNm0u2n1IwdrnPDKke26QaATAKc-L19xA" xlink:type="simple">full playlist for Cohort 2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9/30/2022</text:p>
          </table:table-cell>
          <table:table-cell/>
          <table:table-cell office:value-type="string" calcext:value-type="string">
            <text:p>Parr, Pezzulo, Friston 2022 Textbook Cohort 1, Chapter 7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wNrcVOKwpOY" xlink:type="simple">https://youtu.be/wNrcVOKwpOY</text:a></text:p>
          </table:table-cell>
          <table:table-cell table:number-columns-repeated="3"/>
          <table:table-cell office:value-type="string" calcext:value-type="string">
            <text:p>Cohort 1 <text:a xlink:href="https://www.activeinference.org/education/textbook-group" xlink:type="simple">Textbook Group</text:a> (<text:a xlink:href="https://www.youtube.com/playlist?list=PLNm0u2n1Iwdq74rPEYLx4VwYCI_QiXbEd" xlink:type="simple">full playlist for Cohort 1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9/23/2022 2:00 PM</text:p>
          </table:table-cell>
          <table:table-cell/>
          <table:table-cell office:value-type="string" calcext:value-type="string">
            <text:p>Parr, Pezzulo, Friston 2022 Textbook Cohort 2, Chapter 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WPYR76Pfzuc" xlink:type="simple">https://youtu.be/WPYR76Pfzuc</text:a></text:p>
          </table:table-cell>
          <table:table-cell table:number-columns-repeated="3"/>
          <table:table-cell office:value-type="string" calcext:value-type="string">
            <text:p>Cohort 2 <text:a xlink:href="https://www.activeinference.org/education/textbook-group" xlink:type="simple">Textbook Group</text:a> (<text:a xlink:href="https://www.youtube.com/playlist?list=PLNm0u2n1IwdrnPDKke26QaATAKc-L19xA" xlink:type="simple">full playlist for Cohort 2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9/23/2022</text:p>
          </table:table-cell>
          <table:table-cell/>
          <table:table-cell office:value-type="string" calcext:value-type="string">
            <text:p>Parr, Pezzulo, Friston 2022 Textbook Cohort 1, Chapter 7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8HKcr0bOLG4" xlink:type="simple">https://youtu.be/8HKcr0bOLG4</text:a></text:p>
          </table:table-cell>
          <table:table-cell table:number-columns-repeated="3"/>
          <table:table-cell office:value-type="string" calcext:value-type="string">
            <text:p>Cohort 1 <text:a xlink:href="https://www.activeinference.org/education/textbook-group" xlink:type="simple">Textbook Group</text:a> (<text:a xlink:href="https://www.youtube.com/playlist?list=PLNm0u2n1Iwdq74rPEYLx4VwYCI_QiXbEd" xlink:type="simple">full playlist for Cohort 1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9/16/2022 2:00 PM</text:p>
          </table:table-cell>
          <table:table-cell/>
          <table:table-cell office:value-type="string" calcext:value-type="string">
            <text:p>Parr, Pezzulo, Friston 2022 Textbook Cohort 2, Chapter 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r9Oa35eVI8c" xlink:type="simple">https://youtu.be/r9Oa35eVI8c</text:a></text:p>
          </table:table-cell>
          <table:table-cell table:number-columns-repeated="3"/>
          <table:table-cell office:value-type="string" calcext:value-type="string">
            <text:p>Cohort 2 <text:a xlink:href="https://www.activeinference.org/education/textbook-group" xlink:type="simple">Textbook Group</text:a> (<text:a xlink:href="https://www.youtube.com/playlist?list=PLNm0u2n1IwdrnPDKke26QaATAKc-L19xA" xlink:type="simple">full playlist for Cohort 2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9/16/2022</text:p>
          </table:table-cell>
          <table:table-cell/>
          <table:table-cell office:value-type="string" calcext:value-type="string">
            <text:p>Parr, Pezzulo, Friston 2022 Textbook Cohort 1, Chapter 6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8DlXH6Wk_h8" xlink:type="simple">https://youtu.be/8DlXH6Wk_h8</text:a></text:p>
          </table:table-cell>
          <table:table-cell table:number-columns-repeated="3"/>
          <table:table-cell office:value-type="string" calcext:value-type="string">
            <text:p>Cohort 1 <text:a xlink:href="https://www.activeinference.org/education/textbook-group" xlink:type="simple">Textbook Group</text:a> (<text:a xlink:href="https://www.youtube.com/playlist?list=PLNm0u2n1Iwdq74rPEYLx4VwYCI_QiXbEd" xlink:type="simple">full playlist for Cohort 1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9/9/2022 2:00 PM</text:p>
          </table:table-cell>
          <table:table-cell/>
          <table:table-cell office:value-type="string" calcext:value-type="string">
            <text:p>Parr, Pezzulo, Friston 2022 Textbook Cohort 2, Chapter 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tIjKJ8RAPfA" xlink:type="simple">https://youtu.be/tIjKJ8RAPfA</text:a></text:p>
          </table:table-cell>
          <table:table-cell table:number-columns-repeated="3"/>
          <table:table-cell office:value-type="string" calcext:value-type="string">
            <text:p>Cohort 2 <text:a xlink:href="https://www.activeinference.org/education/textbook-group" xlink:type="simple">Textbook Group</text:a> (<text:a xlink:href="https://www.youtube.com/playlist?list=PLNm0u2n1IwdrnPDKke26QaATAKc-L19xA" xlink:type="simple">full playlist for Cohort 2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9/9/2022</text:p>
          </table:table-cell>
          <table:table-cell/>
          <table:table-cell office:value-type="string" calcext:value-type="string">
            <text:p>Parr, Pezzulo, Friston 2022 Textbook Cohort 1, Chapter 6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4q-UYQMMrDg" xlink:type="simple">https://youtu.be/4q-UYQMMrDg</text:a></text:p>
          </table:table-cell>
          <table:table-cell table:number-columns-repeated="3"/>
          <table:table-cell office:value-type="string" calcext:value-type="string">
            <text:p>Cohort 1 <text:a xlink:href="https://www.activeinference.org/education/textbook-group" xlink:type="simple">Textbook Group</text:a> (<text:a xlink:href="https://www.youtube.com/playlist?list=PLNm0u2n1Iwdq74rPEYLx4VwYCI_QiXbEd" xlink:type="simple">full playlist for Cohort 1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9/2/2022 2:00 PM</text:p>
          </table:table-cell>
          <table:table-cell/>
          <table:table-cell office:value-type="string" calcext:value-type="string">
            <text:p>Parr, Pezzulo, Friston 2022 Textbook Cohort 2 Onboarding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Fg3NqmI2R1g" xlink:type="simple">https://youtu.be/Fg3NqmI2R1g</text:a></text:p>
          </table:table-cell>
          <table:table-cell table:number-columns-repeated="3"/>
          <table:table-cell office:value-type="string" calcext:value-type="string">
            <text:p>Cohort 2 <text:a xlink:href="https://www.activeinference.org/education/textbook-group" xlink:type="simple">Textbook Group</text:a> (<text:a xlink:href="https://www.youtube.com/playlist?list=PLNm0u2n1IwdrnPDKke26QaATAKc-L19xA" xlink:type="simple">full playlist for Cohort 2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9/2/2022</text:p>
          </table:table-cell>
          <table:table-cell/>
          <table:table-cell office:value-type="string" calcext:value-type="string">
            <text:p>Parr, Pezzulo, Friston 2022 Textbook Cohort 1, Review &amp; Welcome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ogvzkg-0qjY" xlink:type="simple">https://youtu.be/ogvzkg-0qjY</text:a></text:p>
          </table:table-cell>
          <table:table-cell table:number-columns-repeated="3"/>
          <table:table-cell office:value-type="string" calcext:value-type="string">
            <text:p>Cohort 1 <text:a xlink:href="https://www.activeinference.org/education/textbook-group" xlink:type="simple">Textbook Group</text:a> (<text:a xlink:href="https://www.youtube.com/playlist?list=PLNm0u2n1Iwdq74rPEYLx4VwYCI_QiXbEd" xlink:type="simple">full playlist for Cohort 1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7/28/2022</text:p>
          </table:table-cell>
          <table:table-cell/>
          <table:table-cell office:value-type="string" calcext:value-type="string">
            <text:p>Parr, Pezzulo, Friston 2022 Textbook Cohort 1, Feedback &amp; Projects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Cd6rz0HzOe8" xlink:type="simple">https://youtu.be/Cd6rz0HzOe8</text:a></text:p>
          </table:table-cell>
          <table:table-cell table:number-columns-repeated="3"/>
          <table:table-cell office:value-type="string" calcext:value-type="string">
            <text:p>Cohort 1 <text:a xlink:href="https://www.activeinference.org/education/textbook-group" xlink:type="simple">Textbook Group</text:a> (<text:a xlink:href="https://www.youtube.com/playlist?list=PLNm0u2n1Iwdq74rPEYLx4VwYCI_QiXbEd" xlink:type="simple">full playlist for Cohort 1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7/21/2022</text:p>
          </table:table-cell>
          <table:table-cell/>
          <table:table-cell office:value-type="string" calcext:value-type="string">
            <text:p>Parr, Pezzulo, Friston 2022 Textbook Cohort 1, Part 1 review &amp; synthesis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kpBrzN8X1ZA" xlink:type="simple">https://youtu.be/kpBrzN8X1ZA</text:a></text:p>
          </table:table-cell>
          <table:table-cell table:number-columns-repeated="3"/>
          <table:table-cell office:value-type="string" calcext:value-type="string">
            <text:p>Cohort 1 <text:a xlink:href="https://www.activeinference.org/education/textbook-group" xlink:type="simple">Textbook Group</text:a> (<text:a xlink:href="https://www.youtube.com/playlist?list=PLNm0u2n1Iwdq74rPEYLx4VwYCI_QiXbEd" xlink:type="simple">full playlist for Cohort 1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7/14/2022</text:p>
          </table:table-cell>
          <table:table-cell/>
          <table:table-cell office:value-type="string" calcext:value-type="string">
            <text:p>Parr, Pezzulo, Friston 2022 Textbook Cohort 1, Chapter 5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ZATda5W08qY" xlink:type="simple">https://youtu.be/ZATda5W08qY</text:a></text:p>
          </table:table-cell>
          <table:table-cell table:number-columns-repeated="3"/>
          <table:table-cell office:value-type="string" calcext:value-type="string">
            <text:p>Cohort 1 <text:a xlink:href="https://www.activeinference.org/education/textbook-group" xlink:type="simple">Textbook Group</text:a> (<text:a xlink:href="https://www.youtube.com/playlist?list=PLNm0u2n1Iwdq74rPEYLx4VwYCI_QiXbEd" xlink:type="simple">full playlist for Cohort 1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7/7/2022</text:p>
          </table:table-cell>
          <table:table-cell/>
          <table:table-cell office:value-type="string" calcext:value-type="string">
            <text:p>Parr, Pezzulo, Friston 2022 Textbook Cohort 1, Chapter 5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NT30pJ_sb6A" xlink:type="simple">https://youtu.be/NT30pJ_sb6A</text:a></text:p>
          </table:table-cell>
          <table:table-cell table:number-columns-repeated="3"/>
          <table:table-cell office:value-type="string" calcext:value-type="string">
            <text:p>Cohort 1 <text:a xlink:href="https://www.activeinference.org/education/textbook-group" xlink:type="simple">Textbook Group</text:a> (<text:a xlink:href="https://www.youtube.com/playlist?list=PLNm0u2n1Iwdq74rPEYLx4VwYCI_QiXbEd" xlink:type="simple">full playlist for Cohort 1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6/30/2022</text:p>
          </table:table-cell>
          <table:table-cell/>
          <table:table-cell office:value-type="string" calcext:value-type="string">
            <text:p>Parr, Pezzulo, Friston 2022 Textbook Cohort 1, Chapter 4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rvwMeZpA91U" xlink:type="simple">https://youtu.be/rvwMeZpA91U</text:a></text:p>
          </table:table-cell>
          <table:table-cell table:number-columns-repeated="3"/>
          <table:table-cell office:value-type="string" calcext:value-type="string">
            <text:p>Cohort 1 <text:a xlink:href="https://www.activeinference.org/education/textbook-group" xlink:type="simple">Textbook Group</text:a> (<text:a xlink:href="https://www.youtube.com/playlist?list=PLNm0u2n1Iwdq74rPEYLx4VwYCI_QiXbEd" xlink:type="simple">full playlist for Cohort 1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6/23/2022</text:p>
          </table:table-cell>
          <table:table-cell/>
          <table:table-cell office:value-type="string" calcext:value-type="string">
            <text:p>Parr, Pezzulo, Friston 2022 Textbook Cohort 1, Chapter 4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08iZGLAqI8E" xlink:type="simple">https://youtu.be/08iZGLAqI8E</text:a></text:p>
          </table:table-cell>
          <table:table-cell table:number-columns-repeated="3"/>
          <table:table-cell office:value-type="string" calcext:value-type="string">
            <text:p>Cohort 1 <text:a xlink:href="https://www.activeinference.org/education/textbook-group" xlink:type="simple">Textbook Group</text:a> (<text:a xlink:href="https://www.youtube.com/playlist?list=PLNm0u2n1Iwdq74rPEYLx4VwYCI_QiXbEd" xlink:type="simple">full playlist for Cohort 1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6/16/2022</text:p>
          </table:table-cell>
          <table:table-cell/>
          <table:table-cell office:value-type="string" calcext:value-type="string">
            <text:p>Parr, Pezzulo, Friston 2022 Textbook Cohort 1, Chapter 3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AKeKLERgmQA" xlink:type="simple">https://youtu.be/AKeKLERgmQA</text:a></text:p>
          </table:table-cell>
          <table:table-cell table:number-columns-repeated="3"/>
          <table:table-cell office:value-type="string" calcext:value-type="string">
            <text:p>Cohort 1 <text:a xlink:href="https://www.activeinference.org/education/textbook-group" xlink:type="simple">Textbook Group</text:a> (<text:a xlink:href="https://www.youtube.com/playlist?list=PLNm0u2n1Iwdq74rPEYLx4VwYCI_QiXbEd" xlink:type="simple">full playlist for Cohort 1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6/9/2022</text:p>
          </table:table-cell>
          <table:table-cell/>
          <table:table-cell office:value-type="string" calcext:value-type="string">
            <text:p>Parr, Pezzulo, Friston 2022 Textbook Cohort 1, Chapter 3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MXbknE8EZp0" xlink:type="simple">https://youtu.be/MXbknE8EZp0</text:a></text:p>
          </table:table-cell>
          <table:table-cell table:number-columns-repeated="3"/>
          <table:table-cell office:value-type="string" calcext:value-type="string">
            <text:p>Cohort 1 <text:a xlink:href="https://www.activeinference.org/education/textbook-group" xlink:type="simple">Textbook Group</text:a> (<text:a xlink:href="https://www.youtube.com/playlist?list=PLNm0u2n1Iwdq74rPEYLx4VwYCI_QiXbEd" xlink:type="simple">full playlist for Cohort 1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6/2/2022</text:p>
          </table:table-cell>
          <table:table-cell/>
          <table:table-cell office:value-type="string" calcext:value-type="string">
            <text:p>Parr, Pezzulo, Friston 2022 Textbook Cohort 1, Chapter 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JJaQ0F81Ucs" xlink:type="simple">https://youtu.be/JJaQ0F81Ucs</text:a></text:p>
          </table:table-cell>
          <table:table-cell table:number-columns-repeated="3"/>
          <table:table-cell office:value-type="string" calcext:value-type="string">
            <text:p>Cohort 1 <text:a xlink:href="https://www.activeinference.org/education/textbook-group" xlink:type="simple">Textbook Group</text:a> (<text:a xlink:href="https://www.youtube.com/playlist?list=PLNm0u2n1Iwdq74rPEYLx4VwYCI_QiXbEd" xlink:type="simple">full playlist for Cohort 1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5/26/2022</text:p>
          </table:table-cell>
          <table:table-cell/>
          <table:table-cell office:value-type="string" calcext:value-type="string">
            <text:p>Parr, Pezzulo, Friston 2022 Textbook Cohort 1, Chapter 2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www.youtube.com/watch?v=Z7Z29pu6NnY&amp;list=PLNm0u2n1Iwdq74rPEYLx4VwYCI_QiXbEd" xlink:type="simple">https://www.youtube.com/watch?v=Z7Z29pu6NnY&amp;list=PLNm0u2n1Iwdq74rPEYLx4VwYCI_QiXbEd</text:a></text:p>
          </table:table-cell>
          <table:table-cell table:number-columns-repeated="3"/>
          <table:table-cell office:value-type="string" calcext:value-type="string">
            <text:p>Cohort 1 <text:a xlink:href="https://www.activeinference.org/education/textbook-group" xlink:type="simple">Textbook Group</text:a> (<text:a xlink:href="https://www.youtube.com/playlist?list=PLNm0u2n1Iwdq74rPEYLx4VwYCI_QiXbEd" xlink:type="simple">full playlist for Cohort 1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5/19/2022</text:p>
          </table:table-cell>
          <table:table-cell/>
          <table:table-cell office:value-type="string" calcext:value-type="string">
            <text:p>Parr, Pezzulo, Friston 2022 Textbook Cohort 1, Appendix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8OT2EC-l0N4" xlink:type="simple">https://youtu.be/8OT2EC-l0N4</text:a></text:p>
          </table:table-cell>
          <table:table-cell table:number-columns-repeated="3"/>
          <table:table-cell office:value-type="string" calcext:value-type="string">
            <text:p>Cohort 1 <text:a xlink:href="https://www.activeinference.org/education/textbook-group" xlink:type="simple">Textbook Group</text:a> (<text:a xlink:href="https://www.youtube.com/playlist?list=PLNm0u2n1Iwdq74rPEYLx4VwYCI_QiXbEd" xlink:type="simple">full playlist for Cohort 1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5/12/2022</text:p>
          </table:table-cell>
          <table:table-cell/>
          <table:table-cell office:value-type="string" calcext:value-type="string">
            <text:p>Parr, Pezzulo, Friston 2022 Textbook Cohort 1, Chapter 1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youtu.be/pJy1M1RnirA" xlink:type="simple">https://youtu.be/pJy1M1RnirA</text:a></text:p>
          </table:table-cell>
          <table:table-cell table:number-columns-repeated="3"/>
          <table:table-cell office:value-type="string" calcext:value-type="string">
            <text:p>Cohort 1 <text:a xlink:href="https://www.activeinference.org/education/textbook-group" xlink:type="simple">Textbook Group</text:a> (<text:a xlink:href="https://www.youtube.com/playlist?list=PLNm0u2n1Iwdq74rPEYLx4VwYCI_QiXbEd" xlink:type="simple">full playlist for Cohort 1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2">
          <table:table-cell office:value-type="string" calcext:value-type="string">
            <text:p>Parr, Pezzulo, Friston 2022 Textbook</text:p>
          </table:table-cell>
          <table:table-cell office:value-type="string" calcext:value-type="string">
            <text:p>5/5/2022</text:p>
          </table:table-cell>
          <table:table-cell/>
          <table:table-cell office:value-type="string" calcext:value-type="string">
            <text:p>Parr, Pezzulo, Friston 2022 Textbook Cohort 1 Onboarding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www.youtube.com/watch?v=ogV63M3uTlQ&amp;list=PLNm0u2n1Iwdq74rPEYLx4VwYCI_QiXbEd" xlink:type="simple">https://www.youtube.com/watch?v=ogV63M3uTlQ&amp;list=PLNm0u2n1Iwdq74rPEYLx4VwYCI_QiXbEd</text:a></text:p>
          </table:table-cell>
          <table:table-cell table:number-columns-repeated="3"/>
          <table:table-cell office:value-type="string" calcext:value-type="string">
            <text:p>Cohort 1 <text:a xlink:href="https://www.activeinference.org/education/textbook-group" xlink:type="simple">Textbook Group</text:a> (<text:a xlink:href="https://www.youtube.com/playlist?list=PLNm0u2n1Iwdq74rPEYLx4VwYCI_QiXbEd" xlink:type="simple">full playlist for Cohort 1</text:a>) of “Active Inference The Free Energy Principle in Mind, Brain, and Behavior” (Parr, Pezzulo, Friston 2022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mitpress.mit.edu/9780262045353/active-inference/" xlink:type="simple">Active Inference: The Free Energy Principle in Mind, Brain, and Behavior</text:a></text:p>
          </table:table-cell>
        </table:table-row>
        <table:table-row table:style-name="ro15">
          <table:table-cell office:value-type="string" calcext:value-type="string">
            <text:p>Chris Fields ~ Physics As Information Processing ~ 2023</text:p>
          </table:table-cell>
          <table:table-cell office:value-type="string" calcext:value-type="string">
            <text:p>10/28/2023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Chris Fields ~ Physics As Information Processing ~ 2023 Discussion 6</text:p>
          </table:table-cell>
          <table:table-cell office:value-type="string" calcext:value-type="string">
            <text:p><text:a xlink:href="https://coda.io/d/_dTwB_SP81yq#Simple-list-view-of-Contacts-in-name-only_tu3f1/r47&amp;view=modal" xlink:type="simple">Ander Aguirre</text:a></text:p>
          </table:table-cell>
          <table:table-cell office:value-type="string" calcext:value-type="string">
            <text:p><text:a xlink:href="https://www.youtube.com/watch?v=dAolShffDWo&amp;list=PLNm0u2n1Iwdq0UnnnnkUr446lUz00x6E7&amp;" xlink:type="simple">https://www.youtube.com/watch?v=dAolShffDWo&amp;list=PLNm0u2n1Iwdq0UnnnnkUr446lUz00x6E7&amp;</text:a></text:p>
          </table:table-cell>
          <table:table-cell office:value-type="string" calcext:value-type="string">
            <text:p/>
          </table:table-cell>
          <table:table-cell/>
          <table:table-cell table:style-name="ce2" office:value-type="string" calcext:value-type="string">
            <text:p><text:a xlink:href="https://github.com/ActiveInferenceInstitute/ActiveInferenceJournal/tree/main/Courses/PhysicsAsInformationProcessing_ChrisFields" xlink:type="simple">https://github.com/ActiveInferenceInstitute/ActiveInferenceJournal/tree/main/Courses/PhysicsAsInformationProcessing_ChrisFields</text:a></text:p>
          </table:table-cell>
          <table:table-cell office:value-type="string" calcext:value-type="string">
            <text:p>Discussion 6 — <text:a xlink:href="https://www.activeinference.org/education/Physics-Fields-2023" xlink:type="simple">Course information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18">
          <table:table-cell office:value-type="string" calcext:value-type="string">
            <text:p>Chris Fields ~ Physics As Information Processing ~ 2023</text:p>
          </table:table-cell>
          <table:table-cell office:value-type="string" calcext:value-type="string">
            <text:p>10/12/2023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Chris Fields ~ Physics As Information Processing ~ 2023 Lecture 6</text:p>
          </table:table-cell>
          <table:table-cell office:value-type="string" calcext:value-type="string">
            <text:p><text:a xlink:href="https://coda.io/d/_dTwB_SP81yq#Simple-list-view-of-Contacts-in-name-only_tu3f1/r124&amp;view=modal" xlink:type="simple">Chris Fields</text:a></text:p>
          </table:table-cell>
          <table:table-cell office:value-type="string" calcext:value-type="string">
            <text:p><text:a xlink:href="https://www.youtube.com/watch?v=bSPQ3BkqTh4&amp;list=PLNm0u2n1Iwdq0UnnnnkUr446lUz00x6E7&amp;" xlink:type="simple">https://www.youtube.com/watch?v=bSPQ3BkqTh4&amp;list=PLNm0u2n1Iwdq0UnnnnkUr446lUz00x6E7&amp;</text:a></text:p>
          </table:table-cell>
          <table:table-cell table:style-name="ce2" office:value-type="string" calcext:value-type="string">
            <text:p><text:a xlink:href="https://drive.google.com/file/d/1V-AN9r-I9Qzqwl6Vsqfho5GiJj92rNAV/view?usp=sharing" xlink:type="simple">https://drive.google.com/file/d/1V-AN9r-I9Qzqwl6Vsqfho5GiJj92rNAV/view?usp=sharing</text:a></text:p>
          </table:table-cell>
          <table:table-cell table:style-name="ce2" office:value-type="string" calcext:value-type="string">
            <text:p>https://drive.google.com/file/d/1V-AN9r-I9Qzqwl6Vsqfho5GiJj92rNAV/view?usp=sharing</text:p>
          </table:table-cell>
          <table:table-cell table:style-name="ce2" office:value-type="string" calcext:value-type="string">
            <text:p><text:a xlink:href="https://github.com/ActiveInferenceInstitute/ActiveInferenceJournal/tree/main/Courses/PhysicsAsInformationProcessing_ChrisFields" xlink:type="simple">https://github.com/ActiveInferenceInstitute/ActiveInferenceJournal/tree/main/Courses/PhysicsAsInformationProcessing_ChrisFields</text:a></text:p>
          </table:table-cell>
          <table:table-cell office:value-type="string" calcext:value-type="string">
            <text:p>Lecture 6 — <text:a xlink:href="https://www.activeinference.org/education/Physics-Fields-2023" xlink:type="simple">Course information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15">
          <table:table-cell office:value-type="string" calcext:value-type="string">
            <text:p>Chris Fields ~ Physics As Information Processing ~ 2023</text:p>
          </table:table-cell>
          <table:table-cell office:value-type="string" calcext:value-type="string">
            <text:p>9/30/2023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Chris Fields ~ Physics As Information Processing ~ 2023 Discussion 5</text:p>
          </table:table-cell>
          <table:table-cell office:value-type="string" calcext:value-type="string">
            <text:p><text:a xlink:href="https://coda.io/d/_dTwB_SP81yq#Simple-list-view-of-Contacts-in-name-only_tu3f1/r47&amp;view=modal" xlink:type="simple">Ander Aguirre</text:a></text:p>
          </table:table-cell>
          <table:table-cell office:value-type="string" calcext:value-type="string">
            <text:p><text:a xlink:href="https://www.youtube.com/watch?v=_NfqCpsZPeM&amp;list=PLNm0u2n1Iwdq0UnnnnkUr446lUz00x6E7&amp;" xlink:type="simple">https://www.youtube.com/watch?v=_NfqCpsZPeM&amp;list=PLNm0u2n1Iwdq0UnnnnkUr446lUz00x6E7&amp;</text:a></text:p>
          </table:table-cell>
          <table:table-cell office:value-type="string" calcext:value-type="string">
            <text:p/>
          </table:table-cell>
          <table:table-cell/>
          <table:table-cell table:style-name="ce2" office:value-type="string" calcext:value-type="string">
            <text:p><text:a xlink:href="https://github.com/ActiveInferenceInstitute/ActiveInferenceJournal/tree/main/Courses/PhysicsAsInformationProcessing_ChrisFields" xlink:type="simple">https://github.com/ActiveInferenceInstitute/ActiveInferenceJournal/tree/main/Courses/PhysicsAsInformationProcessing_ChrisFields</text:a></text:p>
          </table:table-cell>
          <table:table-cell office:value-type="string" calcext:value-type="string">
            <text:p>Discussion 5 — <text:a xlink:href="https://www.activeinference.org/education/Physics-Fields-2023" xlink:type="simple">Course information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12">
          <table:table-cell office:value-type="string" calcext:value-type="string">
            <text:p>Chris Fields ~ Physics As Information Processing ~ 2023</text:p>
          </table:table-cell>
          <table:table-cell office:value-type="string" calcext:value-type="string">
            <text:p>9/14/2023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Chris Fields ~ Physics As Information Processing ~ 2023 Lecture 5</text:p>
          </table:table-cell>
          <table:table-cell office:value-type="string" calcext:value-type="string">
            <text:p><text:a xlink:href="https://coda.io/d/_dTwB_SP81yq#Simple-list-view-of-Contacts-in-name-only_tu3f1/r124&amp;view=modal" xlink:type="simple">Chris Fields</text:a></text:p>
          </table:table-cell>
          <table:table-cell office:value-type="string" calcext:value-type="string">
            <text:p><text:a xlink:href="https://www.youtube.com/watch?v=Il9sBNAia7g&amp;list=PLNm0u2n1Iwdq0UnnnnkUr446lUz00x6E7" xlink:type="simple">https://www.youtube.com/watch?v=Il9sBNAia7g&amp;list=PLNm0u2n1Iwdq0UnnnnkUr446lUz00x6E7</text:a></text:p>
          </table:table-cell>
          <table:table-cell table:style-name="ce2" office:value-type="string" calcext:value-type="string">
            <text:p><text:a xlink:href="https://drive.google.com/file/d/131GgMEWdwjSD-yjVM77sRhnBN-CE1_Rv/view?usp=sharing" xlink:type="simple">https://drive.google.com/file/d/131GgMEWdwjSD-yjVM77sRhnBN-CE1_Rv/view?usp=sharing</text:a></text:p>
          </table:table-cell>
          <table:table-cell table:style-name="ce2" office:value-type="string" calcext:value-type="string">
            <text:p>https://drive.google.com/file/d/131GgMEWdwjSD-yjVM77sRhnBN-CE1_Rv/view?usp=sharing</text:p>
          </table:table-cell>
          <table:table-cell table:style-name="ce2" office:value-type="string" calcext:value-type="string">
            <text:p><text:a xlink:href="https://github.com/ActiveInferenceInstitute/ActiveInferenceJournal/tree/main/Courses/PhysicsAsInformationProcessing_ChrisFields" xlink:type="simple">https://github.com/ActiveInferenceInstitute/ActiveInferenceJournal/tree/main/Courses/PhysicsAsInformationProcessing_ChrisFields</text:a></text:p>
          </table:table-cell>
          <table:table-cell office:value-type="string" calcext:value-type="string">
            <text:p>Lecture 5 — <text:a xlink:href="https://www.activeinference.org/education/Physics-Fields-2023" xlink:type="simple">Course information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15">
          <table:table-cell office:value-type="string" calcext:value-type="string">
            <text:p>Chris Fields ~ Physics As Information Processing ~ 2023</text:p>
          </table:table-cell>
          <table:table-cell office:value-type="string" calcext:value-type="string">
            <text:p>8/26/2023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Chris Fields ~ Physics As Information Processing ~ 2023 Discussion 4</text:p>
          </table:table-cell>
          <table:table-cell office:value-type="string" calcext:value-type="string">
            <text:p><text:a xlink:href="https://coda.io/d/_dTwB_SP81yq#Simple-list-view-of-Contacts-in-name-only_tu3f1/r47&amp;view=modal" xlink:type="simple">Ander Aguirre</text:a>,<text:a xlink:href="https://coda.io/d/_dTwB_SP81yq#Simple-list-view-of-Contacts-in-name-only_tu3f1/r124&amp;view=modal" xlink:type="simple">Chris Fields</text:a></text:p>
          </table:table-cell>
          <table:table-cell office:value-type="string" calcext:value-type="string">
            <text:p><text:a xlink:href="https://www.youtube.com/watch?v=jWEcQVcgleM&amp;list=PLNm0u2n1Iwdq0UnnnnkUr446lUz00x6E7&amp;" xlink:type="simple">https://www.youtube.com/watch?v=jWEcQVcgleM&amp;list=PLNm0u2n1Iwdq0UnnnnkUr446lUz00x6E7&amp;</text:a></text:p>
          </table:table-cell>
          <table:table-cell office:value-type="string" calcext:value-type="string">
            <text:p/>
          </table:table-cell>
          <table:table-cell/>
          <table:table-cell table:style-name="ce2" office:value-type="string" calcext:value-type="string">
            <text:p><text:a xlink:href="https://github.com/ActiveInferenceInstitute/ActiveInferenceJournal/tree/main/Courses/PhysicsAsInformationProcessing_ChrisFields" xlink:type="simple">https://github.com/ActiveInferenceInstitute/ActiveInferenceJournal/tree/main/Courses/PhysicsAsInformationProcessing_ChrisFields</text:a></text:p>
          </table:table-cell>
          <table:table-cell office:value-type="string" calcext:value-type="string">
            <text:p>Discussion 4 — <text:a xlink:href="https://www.activeinference.org/education/Physics-Fields-2023" xlink:type="simple">Course information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10">
          <table:table-cell office:value-type="string" calcext:value-type="string">
            <text:p>Chris Fields ~ Physics As Information Processing ~ 2023</text:p>
          </table:table-cell>
          <table:table-cell office:value-type="string" calcext:value-type="string">
            <text:p>8/10/2023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Chris Fields ~ Physics As Information Processing ~ 2023 Lecture 4</text:p>
          </table:table-cell>
          <table:table-cell office:value-type="string" calcext:value-type="string">
            <text:p><text:a xlink:href="https://coda.io/d/_dTwB_SP81yq#Simple-list-view-of-Contacts-in-name-only_tu3f1/r124&amp;view=modal" xlink:type="simple">Chris Fields</text:a></text:p>
          </table:table-cell>
          <table:table-cell office:value-type="string" calcext:value-type="string">
            <text:p><text:a xlink:href="https://www.youtube.com/watch?v=k55mAFCIQ60&amp;list=PLNm0u2n1Iwdq0UnnnnkUr446lUz00x6E7&amp;" xlink:type="simple">https://www.youtube.com/watch?v=k55mAFCIQ60&amp;list=PLNm0u2n1Iwdq0UnnnnkUr446lUz00x6E7&amp;</text:a></text:p>
          </table:table-cell>
          <table:table-cell table:style-name="ce2" office:value-type="string" calcext:value-type="string">
            <text:p><text:a xlink:href="https://docs.google.com/presentation/d/15hFks9gZybszI2R8EDUwO0JbnoQUZeEG_HmR4WfFqOc/edit?usp=sharing" xlink:type="simple">https://docs.google.com/presentation/d/15hFks9gZybszI2R8EDUwO0JbnoQUZeEG_HmR4WfFqOc/edit?usp=sharing</text:a></text:p>
          </table:table-cell>
          <table:table-cell table:style-name="ce2" office:value-type="string" calcext:value-type="string">
            <text:p>https://docs.google.com/presentation/d/15hFks9gZybszI2R8EDUwO0JbnoQUZeEG_HmR4WfFqOc/edit?usp=sharing</text:p>
          </table:table-cell>
          <table:table-cell table:style-name="ce2" office:value-type="string" calcext:value-type="string">
            <text:p><text:a xlink:href="https://github.com/ActiveInferenceInstitute/ActiveInferenceJournal/tree/main/Courses/PhysicsAsInformationProcessing_ChrisFields" xlink:type="simple">https://github.com/ActiveInferenceInstitute/ActiveInferenceJournal/tree/main/Courses/PhysicsAsInformationProcessing_ChrisFields</text:a></text:p>
          </table:table-cell>
          <table:table-cell office:value-type="string" calcext:value-type="string">
            <text:p>Lecture 4 — <text:a xlink:href="https://www.activeinference.org/education/Physics-Fields-2023" xlink:type="simple">Course information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15">
          <table:table-cell office:value-type="string" calcext:value-type="string">
            <text:p>Chris Fields ~ Physics As Information Processing ~ 2023</text:p>
          </table:table-cell>
          <table:table-cell office:value-type="string" calcext:value-type="string">
            <text:p>7/29/2023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Chris Fields ~ Physics As Information Processing ~ 2023 Discussion 3</text:p>
          </table:table-cell>
          <table:table-cell office:value-type="string" calcext:value-type="string">
            <text:p><text:a xlink:href="https://coda.io/d/_dTwB_SP81yq#Simple-list-view-of-Contacts-in-name-only_tu3f1/r47&amp;view=modal" xlink:type="simple">Ander Aguirre</text:a></text:p>
          </table:table-cell>
          <table:table-cell office:value-type="string" calcext:value-type="string">
            <text:p><text:a xlink:href="https://www.youtube.com/watch?v=hOto96Q8sYQ&amp;list=PLNm0u2n1Iwdq0UnnnnkUr446lUz00x6E7&amp;" xlink:type="simple">https://www.youtube.com/watch?v=hOto96Q8sYQ&amp;list=PLNm0u2n1Iwdq0UnnnnkUr446lUz00x6E7&amp;</text:a></text:p>
          </table:table-cell>
          <table:table-cell office:value-type="string" calcext:value-type="string">
            <text:p/>
          </table:table-cell>
          <table:table-cell/>
          <table:table-cell table:style-name="ce2" office:value-type="string" calcext:value-type="string">
            <text:p><text:a xlink:href="https://github.com/ActiveInferenceInstitute/ActiveInferenceJournal/tree/main/Courses/PhysicsAsInformationProcessing_ChrisFields" xlink:type="simple">https://github.com/ActiveInferenceInstitute/ActiveInferenceJournal/tree/main/Courses/PhysicsAsInformationProcessing_ChrisFields</text:a></text:p>
          </table:table-cell>
          <table:table-cell office:value-type="string" calcext:value-type="string">
            <text:p>Discussion 3 — <text:a xlink:href="https://www.activeinference.org/education/Physics-Fields-2023" xlink:type="simple">Course information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10">
          <table:table-cell office:value-type="string" calcext:value-type="string">
            <text:p>Chris Fields ~ Physics As Information Processing ~ 2023</text:p>
          </table:table-cell>
          <table:table-cell office:value-type="string" calcext:value-type="string">
            <text:p>7/13/2023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Chris Fields ~ Physics As Information Processing ~ 2023 Lecture 3</text:p>
          </table:table-cell>
          <table:table-cell office:value-type="string" calcext:value-type="string">
            <text:p><text:a xlink:href="https://coda.io/d/_dTwB_SP81yq#Simple-list-view-of-Contacts-in-name-only_tu3f1/r124&amp;view=modal" xlink:type="simple">Chris Fields</text:a></text:p>
          </table:table-cell>
          <table:table-cell office:value-type="string" calcext:value-type="string">
            <text:p><text:a xlink:href="https://www.youtube.com/watch?v=TOZp_XNYijQ&amp;list=PLNm0u2n1Iwdq0UnnnnkUr446lUz00x6E7&amp;" xlink:type="simple">https://www.youtube.com/watch?v=TOZp_XNYijQ&amp;list=PLNm0u2n1Iwdq0UnnnnkUr446lUz00x6E7&amp;</text:a></text:p>
          </table:table-cell>
          <table:table-cell table:style-name="ce2" office:value-type="string" calcext:value-type="string">
            <text:p><text:a xlink:href="https://docs.google.com/presentation/d/1YZS8aunpEfoZGvhVk01fulDFOkIKj9PMUeszcKZ195g/edit?usp=sharing" xlink:type="simple">https://docs.google.com/presentation/d/1YZS8aunpEfoZGvhVk01fulDFOkIKj9PMUeszcKZ195g/edit?usp=sharing</text:a></text:p>
          </table:table-cell>
          <table:table-cell table:style-name="ce2" office:value-type="string" calcext:value-type="string">
            <text:p>https://docs.google.com/presentation/d/1YZS8aunpEfoZGvhVk01fulDFOkIKj9PMUeszcKZ195g/edit?usp=sharing</text:p>
          </table:table-cell>
          <table:table-cell table:style-name="ce2" office:value-type="string" calcext:value-type="string">
            <text:p><text:a xlink:href="https://github.com/ActiveInferenceInstitute/ActiveInferenceJournal/tree/main/Courses/PhysicsAsInformationProcessing_ChrisFields" xlink:type="simple">https://github.com/ActiveInferenceInstitute/ActiveInferenceJournal/tree/main/Courses/PhysicsAsInformationProcessing_ChrisFields</text:a></text:p>
          </table:table-cell>
          <table:table-cell office:value-type="string" calcext:value-type="string">
            <text:p>Lecture 3 — <text:a xlink:href="https://www.activeinference.org/education/Physics-Fields-2023" xlink:type="simple">Course information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15">
          <table:table-cell office:value-type="string" calcext:value-type="string">
            <text:p>Chris Fields ~ Physics As Information Processing ~ 2023</text:p>
          </table:table-cell>
          <table:table-cell office:value-type="string" calcext:value-type="string">
            <text:p>7/1/2023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Chris Fields ~ Physics As Information Processing ~ 2023 Discussion 2</text:p>
          </table:table-cell>
          <table:table-cell office:value-type="string" calcext:value-type="string">
            <text:p><text:a xlink:href="https://coda.io/d/_dTwB_SP81yq#Simple-list-view-of-Contacts-in-name-only_tu3f1/r47&amp;view=modal" xlink:type="simple">Ander Aguirre</text:a>,<text:a xlink:href="https://coda.io/d/_dTwB_SP81yq#Simple-list-view-of-Contacts-in-name-only_tu3f1/r124&amp;view=modal" xlink:type="simple">Chris Fields</text:a></text:p>
          </table:table-cell>
          <table:table-cell office:value-type="string" calcext:value-type="string">
            <text:p><text:a xlink:href="https://www.youtube.com/watch?v=hSj7eOYuZe4&amp;list=PLNm0u2n1Iwdq0UnnnnkUr446lUz00x6E7&amp;" xlink:type="simple">https://www.youtube.com/watch?v=hSj7eOYuZe4&amp;list=PLNm0u2n1Iwdq0UnnnnkUr446lUz00x6E7&amp;</text:a></text:p>
          </table:table-cell>
          <table:table-cell office:value-type="string" calcext:value-type="string">
            <text:p/>
          </table:table-cell>
          <table:table-cell/>
          <table:table-cell table:style-name="ce2" office:value-type="string" calcext:value-type="string">
            <text:p><text:a xlink:href="https://github.com/ActiveInferenceInstitute/ActiveInferenceJournal/tree/main/Courses/PhysicsAsInformationProcessing_ChrisFields" xlink:type="simple">https://github.com/ActiveInferenceInstitute/ActiveInferenceJournal/tree/main/Courses/PhysicsAsInformationProcessing_ChrisFields</text:a></text:p>
          </table:table-cell>
          <table:table-cell office:value-type="string" calcext:value-type="string">
            <text:p>Discussion 2 — <text:a xlink:href="https://www.activeinference.org/education/Physics-Fields-2023" xlink:type="simple">Course information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10">
          <table:table-cell office:value-type="string" calcext:value-type="string">
            <text:p>Chris Fields ~ Physics As Information Processing ~ 2023</text:p>
          </table:table-cell>
          <table:table-cell office:value-type="string" calcext:value-type="string">
            <text:p>6/15/2023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Chris Fields ~ Physics As Information Processing ~ 2023 Lecture 2</text:p>
          </table:table-cell>
          <table:table-cell office:value-type="string" calcext:value-type="string">
            <text:p><text:a xlink:href="https://coda.io/d/_dTwB_SP81yq#Simple-list-view-of-Contacts-in-name-only_tu3f1/r124&amp;view=modal" xlink:type="simple">Chris Fields</text:a></text:p>
          </table:table-cell>
          <table:table-cell office:value-type="string" calcext:value-type="string">
            <text:p><text:a xlink:href="https://www.youtube.com/watch?v=WkWIqpxWRM4&amp;list=PLNm0u2n1Iwdq0UnnnnkUr446lUz00x6E7" xlink:type="simple">https://www.youtube.com/watch?v=WkWIqpxWRM4&amp;list=PLNm0u2n1Iwdq0UnnnnkUr446lUz00x6E7</text:a></text:p>
          </table:table-cell>
          <table:table-cell table:style-name="ce2" office:value-type="string" calcext:value-type="string">
            <text:p><text:a xlink:href="https://docs.google.com/presentation/d/1LL5t6OgkeFTXWdmHoAmUphVc21xEdb758UruGRR_eLw/edit?usp=sharing" xlink:type="simple">https://docs.google.com/presentation/d/1LL5t6OgkeFTXWdmHoAmUphVc21xEdb758UruGRR_eLw/edit?usp=sharing</text:a></text:p>
          </table:table-cell>
          <table:table-cell table:style-name="ce2" office:value-type="string" calcext:value-type="string">
            <text:p>https://docs.google.com/presentation/d/1LL5t6OgkeFTXWdmHoAmUphVc21xEdb758UruGRR_eLw/edit?usp=sharing</text:p>
          </table:table-cell>
          <table:table-cell table:style-name="ce2" office:value-type="string" calcext:value-type="string">
            <text:p><text:a xlink:href="https://github.com/ActiveInferenceInstitute/ActiveInferenceJournal/tree/main/Courses/PhysicsAsInformationProcessing_ChrisFields" xlink:type="simple">https://github.com/ActiveInferenceInstitute/ActiveInferenceJournal/tree/main/Courses/PhysicsAsInformationProcessing_ChrisFields</text:a></text:p>
          </table:table-cell>
          <table:table-cell office:value-type="string" calcext:value-type="string">
            <text:p>Lecture 2 — <text:a xlink:href="https://www.activeinference.org/education/Physics-Fields-2023" xlink:type="simple">Course information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15">
          <table:table-cell office:value-type="string" calcext:value-type="string">
            <text:p>Chris Fields ~ Physics As Information Processing ~ 2023</text:p>
          </table:table-cell>
          <table:table-cell office:value-type="string" calcext:value-type="string">
            <text:p>6/3/2023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Chris Fields ~ Physics As Information Processing ~ 2023 Discussion 1</text:p>
          </table:table-cell>
          <table:table-cell office:value-type="string" calcext:value-type="string">
            <text:p><text:a xlink:href="https://coda.io/d/_dTwB_SP81yq#Simple-list-view-of-Contacts-in-name-only_tu3f1/r47&amp;view=modal" xlink:type="simple">Ander Aguirre</text:a></text:p>
          </table:table-cell>
          <table:table-cell office:value-type="string" calcext:value-type="string">
            <text:p><text:a xlink:href="https://www.youtube.com/watch?v=rOoTkgLI1Z8&amp;list=PLNm0u2n1Iwdq0UnnnnkUr446lUz00x6E7" xlink:type="simple">https://www.youtube.com/watch?v=rOoTkgLI1Z8&amp;list=PLNm0u2n1Iwdq0UnnnnkUr446lUz00x6E7</text:a></text:p>
          </table:table-cell>
          <table:table-cell office:value-type="string" calcext:value-type="string">
            <text:p/>
          </table:table-cell>
          <table:table-cell/>
          <table:table-cell table:style-name="ce2" office:value-type="string" calcext:value-type="string">
            <text:p><text:a xlink:href="https://github.com/ActiveInferenceInstitute/ActiveInferenceJournal/tree/main/Courses/PhysicsAsInformationProcessing_ChrisFields" xlink:type="simple">https://github.com/ActiveInferenceInstitute/ActiveInferenceJournal/tree/main/Courses/PhysicsAsInformationProcessing_ChrisFields</text:a></text:p>
          </table:table-cell>
          <table:table-cell office:value-type="string" calcext:value-type="string">
            <text:p>Discussion 1 — <text:a xlink:href="https://www.activeinference.org/education/Physics-Fields-2023" xlink:type="simple">Course information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10">
          <table:table-cell office:value-type="string" calcext:value-type="string">
            <text:p>Chris Fields ~ Physics As Information Processing ~ 2023</text:p>
          </table:table-cell>
          <table:table-cell office:value-type="string" calcext:value-type="string">
            <text:p>5/18/2023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Chris Fields ~ Physics As Information Processing ~ 2023 Lecture 1</text:p>
          </table:table-cell>
          <table:table-cell office:value-type="string" calcext:value-type="string">
            <text:p><text:a xlink:href="https://coda.io/d/_dTwB_SP81yq#Simple-list-view-of-Contacts-in-name-only_tu3f1/r124&amp;view=modal" xlink:type="simple">Chris Fields</text:a></text:p>
          </table:table-cell>
          <table:table-cell office:value-type="string" calcext:value-type="string">
            <text:p><text:a xlink:href="https://www.youtube.com/watch?v=RpOrRw4EhTo&amp;list=PLNm0u2n1Iwdq0UnnnnkUr446lUz00x6E7" xlink:type="simple">https://www.youtube.com/watch?v=RpOrRw4EhTo&amp;list=PLNm0u2n1Iwdq0UnnnnkUr446lUz00x6E7</text:a></text:p>
          </table:table-cell>
          <table:table-cell table:style-name="ce2" office:value-type="string" calcext:value-type="string">
            <text:p><text:a xlink:href="https://docs.google.com/presentation/d/1LD2xBOsz0wSPN2c2zPCLpInK0xwO8IFj4aNqIOACioA/edit?usp=sharing" xlink:type="simple">https://docs.google.com/presentation/d/1LD2xBOsz0wSPN2c2zPCLpInK0xwO8IFj4aNqIOACioA/edit?usp=sharing</text:a></text:p>
          </table:table-cell>
          <table:table-cell table:style-name="ce2" office:value-type="string" calcext:value-type="string">
            <text:p>https://docs.google.com/presentation/d/1LD2xBOsz0wSPN2c2zPCLpInK0xwO8IFj4aNqIOACioA/edit?usp=sharing</text:p>
          </table:table-cell>
          <table:table-cell table:style-name="ce2" office:value-type="string" calcext:value-type="string">
            <text:p><text:a xlink:href="https://github.com/ActiveInferenceInstitute/ActiveInferenceJournal/tree/main/Courses/PhysicsAsInformationProcessing_ChrisFields" xlink:type="simple">https://github.com/ActiveInferenceInstitute/ActiveInferenceJournal/tree/main/Courses/PhysicsAsInformationProcessing_ChrisFields</text:a></text:p>
          </table:table-cell>
          <table:table-cell office:value-type="string" calcext:value-type="string">
            <text:p>Lecture 1 — <text:a xlink:href="https://www.activeinference.org/education/Physics-Fields-2023" xlink:type="simple">Course information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15">
          <table:table-cell office:value-type="string" calcext:value-type="string">
            <text:p>Active Inference for the Social Sciences</text:p>
          </table:table-cell>
          <table:table-cell office:value-type="string" calcext:value-type="string">
            <text:p>11/1/2023</text:p>
          </table:table-cell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Active Inference for the Social Sciences — Conclusion (Discussion) </text:p>
          </table:table-cell>
          <table:table-cell office:value-type="string" calcext:value-type="string">
            <text:p><text:a xlink:href="https://coda.io/d/_dTwB_SP81yq#Simple-list-view-of-Contacts-in-name-only_tu3f1/r81&amp;view=modal" xlink:type="simple">Avel Guénin-Carlut</text:a></text:p>
          </table:table-cell>
          <table:table-cell office:value-type="string" calcext:value-type="string">
            <text:p><text:a xlink:href="https://www.youtube.com/watch?v=cGW-ZAvybz8&amp;list=PLNm0u2n1IwdoE8kkRwf1B6o4qhrbVcyFw&amp;" xlink:type="simple">https://www.youtube.com/watch?v=cGW-ZAvybz8&amp;list=PLNm0u2n1IwdoE8kkRwf1B6o4qhrbVcyFw&amp;</text:a></text:p>
          </table:table-cell>
          <table:table-cell table:number-columns-repeated="3"/>
          <table:table-cell office:value-type="string" calcext:value-type="string">
            <text:p>Conclusion (Discussion) — <text:a xlink:href="https://coda.io/@active-inference-institute/active-inference-social-science-aii-2023" xlink:type="simple">Course home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5">
          <table:table-cell office:value-type="string" calcext:value-type="string">
            <text:p>Active Inference for the Social Sciences</text:p>
          </table:table-cell>
          <table:table-cell office:value-type="string" calcext:value-type="string">
            <text:p>10/25/2023</text:p>
          </table:table-cell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Active Inference for the Social Sciences — Social constraints (Discussion) </text:p>
          </table:table-cell>
          <table:table-cell office:value-type="string" calcext:value-type="string">
            <text:p><text:a xlink:href="https://coda.io/d/_dTwB_SP81yq#Simple-list-view-of-Contacts-in-name-only_tu3f1/r81&amp;view=modal" xlink:type="simple">Avel Guénin-Carlut</text:a></text:p>
          </table:table-cell>
          <table:table-cell office:value-type="string" calcext:value-type="string">
            <text:p><text:a xlink:href="https://www.youtube.com/watch?v=pJit1ONOYcM&amp;list=PLNm0u2n1IwdoE8kkRwf1B6o4qhrbVcyFw" xlink:type="simple">https://www.youtube.com/watch?v=pJit1ONOYcM&amp;list=PLNm0u2n1IwdoE8kkRwf1B6o4qhrbVcyFw</text:a></text:p>
          </table:table-cell>
          <table:table-cell table:number-columns-repeated="3"/>
          <table:table-cell office:value-type="string" calcext:value-type="string">
            <text:p>Social constraints (Discussion) — <text:a xlink:href="https://coda.io/@active-inference-institute/active-inference-social-science-aii-2023" xlink:type="simple">Course home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5">
          <table:table-cell office:value-type="string" calcext:value-type="string">
            <text:p>Active Inference for the Social Sciences</text:p>
          </table:table-cell>
          <table:table-cell office:value-type="string" calcext:value-type="string">
            <text:p>10/18/2023</text:p>
          </table:table-cell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Active Inference for the Social Sciences — Social constraints (Lecture)</text:p>
          </table:table-cell>
          <table:table-cell office:value-type="string" calcext:value-type="string">
            <text:p><text:a xlink:href="https://coda.io/d/_dTwB_SP81yq#Simple-list-view-of-Contacts-in-name-only_tu3f1/r81&amp;view=modal" xlink:type="simple">Avel Guénin-Carlut</text:a></text:p>
          </table:table-cell>
          <table:table-cell office:value-type="string" calcext:value-type="string">
            <text:p><text:a xlink:href="https://www.youtube.com/watch?v=StyeVhPobXg&amp;list=PLNm0u2n1IwdoE8kkRwf1B6o4qhrbVcyFw&amp;" xlink:type="simple">https://www.youtube.com/watch?v=StyeVhPobXg&amp;list=PLNm0u2n1IwdoE8kkRwf1B6o4qhrbVcyFw&amp;</text:a></text:p>
          </table:table-cell>
          <table:table-cell table:number-columns-repeated="3"/>
          <table:table-cell office:value-type="string" calcext:value-type="string">
            <text:p>Social constraints (Lecture) — <text:a xlink:href="https://coda.io/@active-inference-institute/active-inference-social-science-aii-2023" xlink:type="simple">Course home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373&amp;view=modal" xlink:type="simple">Mahault Albarracin</text:a>,<text:a xlink:href="https://coda.io/d/_dTwB_SP81yq#Simple-list-view-of-Contacts-in-name-only_tu3f1/r385&amp;view=modal" xlink:type="simple">Maria de Vasconcelos</text:a></text:p>
          </table:table-cell>
          <table:table-cell table:style-name="ce5"/>
        </table:table-row>
        <table:table-row table:style-name="ro14">
          <table:table-cell office:value-type="string" calcext:value-type="string">
            <text:p>Active Inference for the Social Sciences</text:p>
          </table:table-cell>
          <table:table-cell office:value-type="string" calcext:value-type="string">
            <text:p>9/20/2023</text:p>
          </table:table-cell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Active Inference for the Social Sciences — Norms, Scripts, Narratives, Languages (Lecture)</text:p>
          </table:table-cell>
          <table:table-cell office:value-type="string" calcext:value-type="string">
            <text:p><text:a xlink:href="https://coda.io/d/_dTwB_SP81yq#Simple-list-view-of-Contacts-in-name-only_tu3f1/r373&amp;view=modal" xlink:type="simple">Mahault Albarracin</text:a></text:p>
          </table:table-cell>
          <table:table-cell office:value-type="string" calcext:value-type="string">
            <text:p><text:a xlink:href="https://www.youtube.com/watch?v=Qbmuu61dnWY&amp;list=PLNm0u2n1IwdoE8kkRwf1B6o4qhrbVcyFw&amp;" xlink:type="simple">https://www.youtube.com/watch?v=Qbmuu61dnWY&amp;list=PLNm0u2n1IwdoE8kkRwf1B6o4qhrbVcyFw&amp;</text:a></text:p>
          </table:table-cell>
          <table:table-cell table:style-name="ce2" office:value-type="string" calcext:value-type="string">
            <text:p><text:a xlink:href="https://drive.google.com/file/d/1utqWPJpdOu6Y3Zd2eAK_Vg94Fsk8EOom/view?usp=sharing" xlink:type="simple">https://drive.google.com/file/d/1utqWPJpdOu6Y3Zd2eAK_Vg94Fsk8EOom/view?usp=sharing</text:a></text:p>
          </table:table-cell>
          <table:table-cell table:style-name="ce2" office:value-type="string" calcext:value-type="string">
            <text:p>https://drive.google.com/file/d/1utqWPJpdOu6Y3Zd2eAK_Vg94Fsk8EOom/view?usp=sharing</text:p>
          </table:table-cell>
          <table:table-cell/>
          <table:table-cell office:value-type="string" calcext:value-type="string">
            <text:p>Norms, Scripts, Narratives, Languages (Lecture) — <text:a xlink:href="https://coda.io/@active-inference-institute/active-inference-social-science-aii-2023" xlink:type="simple">Course home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5">
          <table:table-cell office:value-type="string" calcext:value-type="string">
            <text:p>Active Inference for the Social Sciences</text:p>
          </table:table-cell>
          <table:table-cell office:value-type="string" calcext:value-type="string">
            <text:p>9/12/2023</text:p>
          </table:table-cell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Active Inference for the Social Sciences — Semiotics and Semantics (Discussion)</text:p>
          </table:table-cell>
          <table:table-cell office:value-type="string" calcext:value-type="string">
            <text:p><text:a xlink:href="https://coda.io/d/_dTwB_SP81yq#Simple-list-view-of-Contacts-in-name-only_tu3f1/r359&amp;view=modal" xlink:type="simple">Lorena Sganzerla</text:a></text:p>
          </table:table-cell>
          <table:table-cell office:value-type="string" calcext:value-type="string">
            <text:p><text:a xlink:href="https://www.youtube.com/watch?v=MrAiB9X7Ock&amp;list=PLNm0u2n1IwdoE8kkRwf1B6o4qhrbVcyFw&amp;" xlink:type="simple">https://www.youtube.com/watch?v=MrAiB9X7Ock&amp;list=PLNm0u2n1IwdoE8kkRwf1B6o4qhrbVcyFw&amp;</text:a></text:p>
          </table:table-cell>
          <table:table-cell table:number-columns-repeated="3"/>
          <table:table-cell office:value-type="string" calcext:value-type="string">
            <text:p>Semiotics and Semantics (Discussion) — <text:a xlink:href="https://coda.io/@active-inference-institute/active-inference-social-science-aii-2023" xlink:type="simple">Course home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5">
          <table:table-cell office:value-type="string" calcext:value-type="string">
            <text:p>Active Inference for the Social Sciences</text:p>
          </table:table-cell>
          <table:table-cell office:value-type="string" calcext:value-type="string">
            <text:p>8/30/2023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ctive Inference for the Social Sciences — Semiotics and Semantics (Lecture)</text:p>
          </table:table-cell>
          <table:table-cell office:value-type="string" calcext:value-type="string">
            <text:p><text:a xlink:href="https://coda.io/d/_dTwB_SP81yq#Simple-list-view-of-Contacts-in-name-only_tu3f1/r359&amp;view=modal" xlink:type="simple">Lorena Sganzerla</text:a></text:p>
          </table:table-cell>
          <table:table-cell office:value-type="string" calcext:value-type="string">
            <text:p><text:a xlink:href="https://www.youtube.com/watch?v=4ijYLWm4P2I&amp;list=PLNm0u2n1IwdoE8kkRwf1B6o4qhrbVcyFw&amp;" xlink:type="simple">https://www.youtube.com/watch?v=4ijYLWm4P2I&amp;list=PLNm0u2n1IwdoE8kkRwf1B6o4qhrbVcyFw&amp;</text:a></text:p>
          </table:table-cell>
          <table:table-cell table:number-columns-repeated="3"/>
          <table:table-cell office:value-type="string" calcext:value-type="string">
            <text:p>Semiotics and Semantics (Lecture) — <text:a xlink:href="https://coda.io/@active-inference-institute/active-inference-social-science-aii-2023" xlink:type="simple">Course home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5">
          <table:table-cell office:value-type="string" calcext:value-type="string">
            <text:p>Active Inference for the Social Sciences</text:p>
          </table:table-cell>
          <table:table-cell office:value-type="string" calcext:value-type="string">
            <text:p>8/16/2023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Active Inference for the Social Sciences — Collective Behavior (Discussion) 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youtube.com/watch?v=2IxxzY2ZDHA&amp;list=PLNm0u2n1IwdoE8kkRwf1B6o4qhrbVcyFw&amp;" xlink:type="simple">https://youtube.com/watch?v=2IxxzY2ZDHA&amp;list=PLNm0u2n1IwdoE8kkRwf1B6o4qhrbVcyFw&amp;</text:a></text:p>
          </table:table-cell>
          <table:table-cell table:number-columns-repeated="3"/>
          <table:table-cell office:value-type="string" calcext:value-type="string">
            <text:p>Collective Behavior (Discussion) — <text:a xlink:href="https://coda.io/@active-inference-institute/active-inference-social-science-aii-2023" xlink:type="simple">Course home</text:a></text:p>
          </table:table-cell>
          <table:table-cell table:style-name="ce5" table:number-columns-repeated="2"/>
        </table:table-row>
        <table:table-row table:style-name="ro10">
          <table:table-cell office:value-type="string" calcext:value-type="string">
            <text:p>Active Inference for the Social Sciences</text:p>
          </table:table-cell>
          <table:table-cell office:value-type="string" calcext:value-type="string">
            <text:p>8/2/2023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Active Inference for the Social Sciences — Collective Behavior (Lecture)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www.youtube.com/watch?v=ran1M2UmD80&amp;list=PLNm0u2n1IwdoE8kkRwf1B6o4qhrbVcyFw" xlink:type="simple">https://www.youtube.com/watch?v=ran1M2UmD80&amp;list=PLNm0u2n1IwdoE8kkRwf1B6o4qhrbVcyFw</text:a></text:p>
          </table:table-cell>
          <table:table-cell table:style-name="ce2" office:value-type="string" calcext:value-type="string">
            <text:p><text:a xlink:href="https://docs.google.com/presentation/d/1p_WWdvLkIuaeJW0JeCXeN3FlbNTWjJhCp8uySPpY1x4/edit?usp=sharing" xlink:type="simple">https://docs.google.com/presentation/d/1p_WWdvLkIuaeJW0JeCXeN3FlbNTWjJhCp8uySPpY1x4/edit?usp=sharing</text:a></text:p>
          </table:table-cell>
          <table:table-cell table:style-name="ce2" office:value-type="string" calcext:value-type="string">
            <text:p>https://docs.google.com/presentation/d/1p_WWdvLkIuaeJW0JeCXeN3FlbNTWjJhCp8uySPpY1x4/edit?usp=sharing</text:p>
          </table:table-cell>
          <table:table-cell/>
          <table:table-cell office:value-type="string" calcext:value-type="string">
            <text:p>Collective Behavior (Lecture) — <text:a xlink:href="https://coda.io/@active-inference-institute/active-inference-social-science-aii-2023" xlink:type="simple">Course home</text:a></text:p>
          </table:table-cell>
          <table:table-cell table:style-name="ce5" table:number-columns-repeated="2"/>
        </table:table-row>
        <table:table-row table:style-name="ro5">
          <table:table-cell office:value-type="string" calcext:value-type="string">
            <text:p>Active Inference for the Social Sciences</text:p>
          </table:table-cell>
          <table:table-cell office:value-type="string" calcext:value-type="string">
            <text:p>7/25/2023</text:p>
          </table:table-cell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Active Inference for the Social Sciences — Basics of ActInf (Discussion)</text:p>
          </table:table-cell>
          <table:table-cell office:value-type="string" calcext:value-type="string">
            <text:p><text:a xlink:href="https://coda.io/d/_dTwB_SP81yq#Simple-list-view-of-Contacts-in-name-only_tu3f1/r90&amp;view=modal" xlink:type="simple">Ben White</text:a></text:p>
          </table:table-cell>
          <table:table-cell office:value-type="string" calcext:value-type="string">
            <text:p><text:a xlink:href="https://www.youtube.com/watch?v=u6taX0npOY8&amp;list=PLNm0u2n1IwdoE8kkRwf1B6o4qhrbVcyFw&amp;" xlink:type="simple">https://www.youtube.com/watch?v=u6taX0npOY8&amp;list=PLNm0u2n1IwdoE8kkRwf1B6o4qhrbVcyFw&amp;</text:a></text:p>
          </table:table-cell>
          <table:table-cell table:number-columns-repeated="3"/>
          <table:table-cell office:value-type="string" calcext:value-type="string">
            <text:p>Basics of ActInf (Discussion) — <text:a xlink:href="https://coda.io/@active-inference-institute/active-inference-social-science-aii-2023" xlink:type="simple">Course home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5">
          <table:table-cell office:value-type="string" calcext:value-type="string">
            <text:p>Active Inference for the Social Sciences</text:p>
          </table:table-cell>
          <table:table-cell office:value-type="string" calcext:value-type="string">
            <text:p>7/11/2023</text:p>
          </table:table-cell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Active Inference for the Social Sciences — Basics of ActInf (Lecture)</text:p>
          </table:table-cell>
          <table:table-cell office:value-type="string" calcext:value-type="string">
            <text:p><text:a xlink:href="https://coda.io/d/_dTwB_SP81yq#Simple-list-view-of-Contacts-in-name-only_tu3f1/r90&amp;view=modal" xlink:type="simple">Ben White</text:a></text:p>
          </table:table-cell>
          <table:table-cell office:value-type="string" calcext:value-type="string">
            <text:p><text:a xlink:href="https://www.youtube.com/watch?v=BNLnbOFdgc0&amp;list=PLNm0u2n1IwdoE8kkRwf1B6o4qhrbVcyFw&amp;" xlink:type="simple">https://www.youtube.com/watch?v=BNLnbOFdgc0&amp;list=PLNm0u2n1IwdoE8kkRwf1B6o4qhrbVcyFw&amp;</text:a></text:p>
          </table:table-cell>
          <table:table-cell table:number-columns-repeated="3"/>
          <table:table-cell office:value-type="string" calcext:value-type="string">
            <text:p>Basics of ActInf (Lecture) — <text:a xlink:href="https://coda.io/@active-inference-institute/active-inference-social-science-aii-2023" xlink:type="simple">Course home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15">
          <table:table-cell office:value-type="string" calcext:value-type="string">
            <text:p>Active Inference for the Social Sciences</text:p>
          </table:table-cell>
          <table:table-cell office:value-type="string" calcext:value-type="string">
            <text:p>7/7/2023</text:p>
          </table:table-cell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Active Inference for the Social Sciences — Introduction Lecture</text:p>
          </table:table-cell>
          <table:table-cell office:value-type="string" calcext:value-type="string">
            <text:p><text:a xlink:href="https://coda.io/d/_dTwB_SP81yq#Simple-list-view-of-Contacts-in-name-only_tu3f1/r81&amp;view=modal" xlink:type="simple">Avel Guénin-Carlut</text:a></text:p>
          </table:table-cell>
          <table:table-cell office:value-type="string" calcext:value-type="string">
            <text:p><text:a xlink:href="https://www.youtube.com/watch?v=JkORFoyk8o8&amp;list=PLNm0u2n1IwdoE8kkRwf1B6o4qhrbVcyFw" xlink:type="simple">https://www.youtube.com/watch?v=JkORFoyk8o8&amp;list=PLNm0u2n1IwdoE8kkRwf1B6o4qhrbVcyFw</text:a></text:p>
          </table:table-cell>
          <table:table-cell table:number-columns-repeated="3"/>
          <table:table-cell office:value-type="string" calcext:value-type="string">
            <text:p>Introduction (Lecture) — <text:a xlink:href="https://coda.io/@active-inference-institute/active-inference-social-science-aii-2023" xlink:type="simple">Course home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90&amp;view=modal" xlink:type="simple">Ben White</text:a></text:p>
          </table:table-cell>
          <table:table-cell table:style-name="ce5"/>
        </table:table-row>
        <table:table-row table:style-name="ro12">
          <table:table-cell office:value-type="string" calcext:value-type="string">
            <text:p>Applied Active Inference Symposium</text:p>
          </table:table-cell>
          <table:table-cell office:value-type="string" calcext:value-type="string">
            <text:p>8/22/2023</text:p>
          </table:table-cell>
          <table:table-cell/>
          <table:table-cell office:value-type="string" calcext:value-type="string">
            <text:p>Applied Active Inference Symposium — Enacting Ecosystems 2023</text:p>
          </table:table-cell>
          <table:table-cell office:value-type="string" calcext:value-type="string">
            <text:p><text:a xlink:href="https://coda.io/d/_dTwB_SP81yq#Simple-list-view-of-Contacts-in-name-only_tu3f1/r648&amp;view=modal" xlink:type="simple">Keith Duggar</text:a>,<text:a xlink:href="https://coda.io/d/_dTwB_SP81yq#Simple-list-view-of-Contacts-in-name-only_tu3f1/r651&amp;view=modal" xlink:type="simple">Sanjeev Namjoshi</text:a>,<text:a xlink:href="https://coda.io/d/_dTwB_SP81yq#Simple-list-view-of-Contacts-in-name-only_tu3f1/r268&amp;view=modal" xlink:type="simple">Inês Hipólito</text:a>,<text:a xlink:href="https://coda.io/d/_dTwB_SP81yq#Simple-list-view-of-Contacts-in-name-only_tu3f1/r80&amp;view=modal" xlink:type="simple">Aswin Paul</text:a>,<text:a xlink:href="https://coda.io/d/_dTwB_SP81yq#Simple-list-view-of-Contacts-in-name-only_tu3f1/r581&amp;view=modal" xlink:type="simple">Takuya Isomura</text:a>,<text:a xlink:href="https://coda.io/d/_dTwB_SP81yq#Simple-list-view-of-Contacts-in-name-only_tu3f1/r549&amp;view=modal" xlink:type="simple">Shanna Dobson</text:a>,<text:a xlink:href="https://coda.io/d/_dTwB_SP81yq#Simple-list-view-of-Contacts-in-name-only_tu3f1/r649&amp;view=modal" xlink:type="simple">Nynke Boiten</text:a>,<text:a xlink:href="https://coda.io/d/_dTwB_SP81yq#Simple-list-view-of-Contacts-in-name-only_tu3f1/r48&amp;view=modal" xlink:type="simple">André Bastos</text:a></text:p>
          </table:table-cell>
          <table:table-cell office:value-type="string" calcext:value-type="string">
            <text:p><text:a xlink:href="https://www.youtube.com/watch?v=PVeyvHSAwmk" xlink:type="simple">https://www.youtube.com/watch?v=PVeyvHSAwmk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coda.io/@active-inference-institute/3rd-applied-active-inference-symposium" xlink:type="simple">3rd Applied Active Inference Symposium “Enacting Ecosystems of Shared Intelligence”, part 2</text:a></text:p>
          </table:table-cell>
          <table:table-cell table:style-name="ce5" table:number-columns-repeated="2"/>
        </table:table-row>
        <table:table-row table:style-name="ro19">
          <table:table-cell office:value-type="string" calcext:value-type="string">
            <text:p>Applied Active Inference Symposium</text:p>
          </table:table-cell>
          <table:table-cell office:value-type="string" calcext:value-type="string">
            <text:p>8/22/2023</text:p>
          </table:table-cell>
          <table:table-cell/>
          <table:table-cell office:value-type="string" calcext:value-type="string">
            <text:p>Applied Active Inference Symposium — Enacting Ecosystems 2023</text:p>
          </table:table-cell>
          <table:table-cell office:value-type="string" calcext:value-type="string">
            <text:p><text:a xlink:href="https://coda.io/d/_dTwB_SP81yq#Simple-list-view-of-Contacts-in-name-only_tu3f1/r302&amp;view=modal" xlink:type="simple">JF Cloutier</text:a>,<text:a xlink:href="https://coda.io/d/_dTwB_SP81yq#Simple-list-view-of-Contacts-in-name-only_tu3f1/r137&amp;view=modal" xlink:type="simple">Conor Heins</text:a>,<text:a xlink:href="https://coda.io/d/_dTwB_SP81yq#Simple-list-view-of-Contacts-in-name-only_tu3f1/r94&amp;view=modal" xlink:type="simple">Bert de Vries</text:a>,<text:a xlink:href="https://coda.io/d/_dTwB_SP81yq#Simple-list-view-of-Contacts-in-name-only_tu3f1/r647&amp;view=modal" xlink:type="simple">Dmitry Bagaev</text:a>,<text:a xlink:href="https://coda.io/d/_dTwB_SP81yq#Simple-list-view-of-Contacts-in-name-only_tu3f1/r644&amp;view=modal" xlink:type="simple">Bart van Erp</text:a>,<text:a xlink:href="https://coda.io/d/_dTwB_SP81yq#Simple-list-view-of-Contacts-in-name-only_tu3f1/r493&amp;view=modal" xlink:type="simple">Rafael Kaufmann</text:a>,<text:a xlink:href="https://coda.io/d/_dTwB_SP81yq#Simple-list-view-of-Contacts-in-name-only_tu3f1/r81&amp;view=modal" xlink:type="simple">Avel Guénin-Carlut</text:a>,<text:a xlink:href="https://coda.io/d/_dTwB_SP81yq#Simple-list-view-of-Contacts-in-name-only_tu3f1/r650&amp;view=modal" xlink:type="simple">Pablo Fernandez-Maquieira</text:a>,<text:a xlink:href="https://coda.io/d/_dTwB_SP81yq#Simple-list-view-of-Contacts-in-name-only_tu3f1/r62&amp;view=modal" xlink:type="simple">Anna Lembke</text:a>,<text:a xlink:href="https://coda.io/d/_dTwB_SP81yq#Simple-list-view-of-Contacts-in-name-only_tu3f1/r646&amp;view=modal" xlink:type="simple">Curt Jaimungal</text:a>,<text:a xlink:href="https://coda.io/d/_dTwB_SP81yq#Simple-list-view-of-Contacts-in-name-only_tu3f1/r332&amp;view=modal" xlink:type="simple">Karl J Friston</text:a></text:p>
          </table:table-cell>
          <table:table-cell office:value-type="string" calcext:value-type="string">
            <text:p><text:a xlink:href="https://www.youtube.com/watch?v=rIemcswLfGg" xlink:type="simple">https://www.youtube.com/watch?v=rIemcswLfGg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coda.io/@active-inference-institute/3rd-applied-active-inference-symposium" xlink:type="simple">3rd Applied Active Inference Symposium “Enacting Ecosystems of Shared Intelligence”, part 1</text:a></text:p>
          </table:table-cell>
          <table:table-cell table:style-name="ce5" table:number-columns-repeated="2"/>
        </table:table-row>
        <table:table-row table:style-name="ro15">
          <table:table-cell office:value-type="string" calcext:value-type="string">
            <text:p>Applied Active Inference Symposium</text:p>
          </table:table-cell>
          <table:table-cell office:value-type="string" calcext:value-type="string">
            <text:p>7/31/2022</text:p>
          </table:table-cell>
          <table:table-cell/>
          <table:table-cell office:value-type="string" calcext:value-type="string">
            <text:p>Applied Active Inference Symposium — Robotics 2022</text:p>
          </table:table-cell>
          <table:table-cell office:value-type="string" calcext:value-type="string">
            <text:p><text:a xlink:href="https://coda.io/d/_dTwB_SP81yq#Simple-list-view-of-Contacts-in-name-only_tu3f1/r597&amp;view=modal" xlink:type="simple">Tim Schneider</text:a>,<text:a xlink:href="https://coda.io/d/_dTwB_SP81yq#Simple-list-view-of-Contacts-in-name-only_tu3f1/r598&amp;view=modal" xlink:type="simple">Tim Verbelen</text:a>,<text:a xlink:href="https://coda.io/d/_dTwB_SP81yq#Simple-list-view-of-Contacts-in-name-only_tu3f1/r90&amp;view=modal" xlink:type="simple">Ben White</text:a>,<text:a xlink:href="https://coda.io/d/_dTwB_SP81yq#Simple-list-view-of-Contacts-in-name-only_tu3f1/r458&amp;view=modal" xlink:type="simple">Noor Sajid</text:a>,<text:a xlink:href="https://coda.io/d/_dTwB_SP81yq#Simple-list-view-of-Contacts-in-name-only_tu3f1/r622&amp;view=modal" xlink:type="simple">Wen-Hua Chen</text:a></text:p>
          </table:table-cell>
          <table:table-cell office:value-type="string" calcext:value-type="string">
            <text:p><text:a xlink:href="https://youtu.be/zm2d9o5n0PU" xlink:type="simple">https://youtu.be/zm2d9o5n0PU</text:a></text:p>
          </table:table-cell>
          <table:table-cell office:value-type="string" calcext:value-type="string">
            <text:p/>
          </table:table-cell>
          <table:table-cell/>
          <table:table-cell table:style-name="ce2" office:value-type="string" calcext:value-type="string">
            <text:p><text:a xlink:href="https://github.com/ActiveInferenceInstitute/ActiveInferenceJournal/tree/main/Applied%20Active%20Inference%20Symposium/2022%20Symposium%20on%20Robotics" xlink:type="simple">https://github.com/ActiveInferenceInstitute/ActiveInferenceJournal/tree/main/Applied%20Active%20Inference%20Symposium/2022%20Symposium%20on%20Robotics</text:a></text:p>
          </table:table-cell>
          <table:table-cell office:value-type="string" calcext:value-type="string">
            <text:p><text:a xlink:href="https://coda.io/@active-inference-institute/2nd-applied-active-inference-symposium" xlink:type="simple">2nd Applied Active Inference Symposium, part 1</text:a>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coda.io/@active-inference-institute/2nd-applied-active-inference-symposium" xlink:type="simple">2nd Applied Active Inference Symposium Program</text:a></text:p>
          </table:table-cell>
        </table:table-row>
        <table:table-row table:style-name="ro15">
          <table:table-cell office:value-type="string" calcext:value-type="string">
            <text:p>Applied Active Inference Symposium</text:p>
          </table:table-cell>
          <table:table-cell office:value-type="string" calcext:value-type="string">
            <text:p>7/31/2022</text:p>
          </table:table-cell>
          <table:table-cell/>
          <table:table-cell office:value-type="string" calcext:value-type="string">
            <text:p>Applied Active Inference Symposium — Robotics 2022</text:p>
          </table:table-cell>
          <table:table-cell office:value-type="string" calcext:value-type="string">
            <text:p><text:a xlink:href="https://coda.io/d/_dTwB_SP81yq#Simple-list-view-of-Contacts-in-name-only_tu3f1/r106&amp;view=modal" xlink:type="simple">Bruno Lara</text:a>,<text:a xlink:href="https://coda.io/d/_dTwB_SP81yq#Simple-list-view-of-Contacts-in-name-only_tu3f1/r412&amp;view=modal" xlink:type="simple">Matt Brown</text:a>,<text:a xlink:href="https://coda.io/d/_dTwB_SP81yq#Simple-list-view-of-Contacts-in-name-only_tu3f1/r13&amp;view=modal" xlink:type="simple">Adam Safron</text:a>,<text:a xlink:href="https://coda.io/d/_dTwB_SP81yq#Simple-list-view-of-Contacts-in-name-only_tu3f1/r302&amp;view=modal" xlink:type="simple">JF Cloutier</text:a>,<text:a xlink:href="https://coda.io/d/_dTwB_SP81yq#Simple-list-view-of-Contacts-in-name-only_tu3f1/r332&amp;view=modal" xlink:type="simple">Karl J Friston</text:a></text:p>
          </table:table-cell>
          <table:table-cell office:value-type="string" calcext:value-type="string">
            <text:p><text:a xlink:href="https://youtu.be/dTVHHenms_Y" xlink:type="simple">https://youtu.be/dTVHHenms_Y</text:a></text:p>
          </table:table-cell>
          <table:table-cell office:value-type="string" calcext:value-type="string">
            <text:p/>
          </table:table-cell>
          <table:table-cell/>
          <table:table-cell table:style-name="ce2" office:value-type="string" calcext:value-type="string">
            <text:p><text:a xlink:href="https://github.com/ActiveInferenceInstitute/ActiveInferenceJournal/tree/main/Applied%20Active%20Inference%20Symposium/2022%20Symposium%20on%20Robotics" xlink:type="simple">https://github.com/ActiveInferenceInstitute/ActiveInferenceJournal/tree/main/Applied%20Active%20Inference%20Symposium/2022%20Symposium%20on%20Robotics</text:a></text:p>
          </table:table-cell>
          <table:table-cell office:value-type="string" calcext:value-type="string">
            <text:p><text:a xlink:href="https://coda.io/@active-inference-institute/2nd-applied-active-inference-symposium" xlink:type="simple">2nd Applied Active Inference Symposium, part 2</text:a>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coda.io/@active-inference-institute/2nd-applied-active-inference-symposium" xlink:type="simple">2nd Applied Active Inference Symposium Program</text:a></text:p>
          </table:table-cell>
        </table:table-row>
        <table:table-row table:style-name="ro12">
          <table:table-cell office:value-type="string" calcext:value-type="string">
            <text:p>Applied Active Inference Symposium</text:p>
          </table:table-cell>
          <table:table-cell office:value-type="string" calcext:value-type="string">
            <text:p>6/21/2021</text:p>
          </table:table-cell>
          <table:table-cell/>
          <table:table-cell office:value-type="string" calcext:value-type="string">
            <text:p>Applied Active Inference Symposium — Karl Friston 2021</text:p>
          </table:table-cell>
          <table:table-cell office:value-type="string" calcext:value-type="string">
            <text:p><text:a xlink:href="https://coda.io/d/_dTwB_SP81yq#Simple-list-view-of-Contacts-in-name-only_tu3f1/r332&amp;view=modal" xlink:type="simple">Karl J Friston</text:a></text:p>
          </table:table-cell>
          <table:table-cell office:value-type="string" calcext:value-type="string">
            <text:p><text:a xlink:href="https://youtu.be/INRaCBikpso" xlink:type="simple">https://youtu.be/INRaCBikpso</text:a></text:p>
          </table:table-cell>
          <table:table-cell table:style-name="ce2" office:value-type="string" calcext:value-type="string">
            <text:p><text:a xlink:href="https://docs.google.com/presentation/d/1gU16Kv-P7GFABKOeaC0P_axW9DllHuc7hoLKx-TVhTg/edit?usp=sharing" xlink:type="simple">Karl Friston 2021, Part 1 (.edu)</text:a></text:p>
          </table:table-cell>
          <table:table-cell table:style-name="ce2" office:value-type="string" calcext:value-type="string">
            <text:p>https://docs.google.com/presentation/d/1gU16Kv-P7GFABKOeaC0P_axW9DllHuc7hoLKx-TVhTg/edit?usp=sharing</text:p>
          </table:table-cell>
          <table:table-cell table:style-name="ce2" office:value-type="string" calcext:value-type="string">
            <text:p><text:a xlink:href="https://github.com/ActiveInferenceInstitute/ActiveInferenceJournal/tree/main/Applied%20Active%20Inference%20Symposium/2021%20Symposium%20with%20Karl%20Friston" xlink:type="simple">https://github.com/ActiveInferenceInstitute/ActiveInferenceJournal/tree/main/Applied%20Active%20Inference%20Symposium/2021%20Symposium%20with%20Karl%20Friston</text:a></text:p>
          </table:table-cell>
          <table:table-cell office:value-type="string" calcext:value-type="string">
            <text:p>1st Applied Active Inference Symposium, part 1 (.edu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zenodo.org/record/5797041" xlink:type="simple">Transcript of: Karl Friston, 1st Applied Active Inference Symposium, Active Inference Lab, June 21, 2021</text:a></text:p>
          </table:table-cell>
        </table:table-row>
        <table:table-row table:style-name="ro12">
          <table:table-cell office:value-type="string" calcext:value-type="string">
            <text:p>Applied Active Inference Symposium</text:p>
          </table:table-cell>
          <table:table-cell office:value-type="string" calcext:value-type="string">
            <text:p>6/21/2021</text:p>
          </table:table-cell>
          <table:table-cell/>
          <table:table-cell office:value-type="string" calcext:value-type="string">
            <text:p>Applied Active Inference Symposium — Karl Friston 2021</text:p>
          </table:table-cell>
          <table:table-cell office:value-type="string" calcext:value-type="string">
            <text:p><text:a xlink:href="https://coda.io/d/_dTwB_SP81yq#Simple-list-view-of-Contacts-in-name-only_tu3f1/r332&amp;view=modal" xlink:type="simple">Karl J Friston</text:a></text:p>
          </table:table-cell>
          <table:table-cell office:value-type="string" calcext:value-type="string">
            <text:p><text:a xlink:href="https://youtu.be/INRaCBikpso" xlink:type="simple">https://youtu.be/INRaCBikpso</text:a></text:p>
          </table:table-cell>
          <table:table-cell table:style-name="ce2" office:value-type="string" calcext:value-type="string">
            <text:p><text:a xlink:href="https://docs.google.com/presentation/d/1gU16Kv-P7GFABKOeaC0P_axW9DllHuc7hoLKx-TVhTg/edit?usp=sharing" xlink:type="simple">Karl Friston 2021, Part 2 (.comms)</text:a></text:p>
          </table:table-cell>
          <table:table-cell table:style-name="ce2" office:value-type="string" calcext:value-type="string">
            <text:p>https://docs.google.com/presentation/d/1gU16Kv-P7GFABKOeaC0P_axW9DllHuc7hoLKx-TVhTg/edit?usp=sharing</text:p>
          </table:table-cell>
          <table:table-cell table:style-name="ce2" office:value-type="string" calcext:value-type="string">
            <text:p><text:a xlink:href="https://github.com/ActiveInferenceInstitute/ActiveInferenceJournal/tree/main/Applied%20Active%20Inference%20Symposium/2021%20Symposium%20with%20Karl%20Friston" xlink:type="simple">https://github.com/ActiveInferenceInstitute/ActiveInferenceJournal/tree/main/Applied%20Active%20Inference%20Symposium/2021%20Symposium%20with%20Karl%20Friston</text:a></text:p>
          </table:table-cell>
          <table:table-cell office:value-type="string" calcext:value-type="string">
            <text:p>1st Applied Active Inference Symposium, part 2 (.comms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zenodo.org/record/5797041" xlink:type="simple">Transcript of: Karl Friston, 1st Applied Active Inference Symposium, Active Inference Lab, June 21, 2021</text:a></text:p>
          </table:table-cell>
        </table:table-row>
        <table:table-row table:style-name="ro12">
          <table:table-cell office:value-type="string" calcext:value-type="string">
            <text:p>Applied Active Inference Symposium</text:p>
          </table:table-cell>
          <table:table-cell office:value-type="string" calcext:value-type="string">
            <text:p>6/21/2021</text:p>
          </table:table-cell>
          <table:table-cell/>
          <table:table-cell office:value-type="string" calcext:value-type="string">
            <text:p>Applied Active Inference Symposium — Karl Friston 2021</text:p>
          </table:table-cell>
          <table:table-cell office:value-type="string" calcext:value-type="string">
            <text:p><text:a xlink:href="https://coda.io/d/_dTwB_SP81yq#Simple-list-view-of-Contacts-in-name-only_tu3f1/r332&amp;view=modal" xlink:type="simple">Karl J Friston</text:a></text:p>
          </table:table-cell>
          <table:table-cell office:value-type="string" calcext:value-type="string">
            <text:p><text:a xlink:href="https://youtu.be/hW9IiOujS1E" xlink:type="simple">https://youtu.be/hW9IiOujS1E</text:a></text:p>
          </table:table-cell>
          <table:table-cell table:style-name="ce2" office:value-type="string" calcext:value-type="string">
            <text:p><text:a xlink:href="https://docs.google.com/presentation/d/1gU16Kv-P7GFABKOeaC0P_axW9DllHuc7hoLKx-TVhTg/edit?usp=sharing" xlink:type="simple">Karl Friston 2021, Part 3 (.tools)</text:a></text:p>
          </table:table-cell>
          <table:table-cell table:style-name="ce2" office:value-type="string" calcext:value-type="string">
            <text:p>https://docs.google.com/presentation/d/1gU16Kv-P7GFABKOeaC0P_axW9DllHuc7hoLKx-TVhTg/edit?usp=sharing</text:p>
          </table:table-cell>
          <table:table-cell table:style-name="ce2" office:value-type="string" calcext:value-type="string">
            <text:p><text:a xlink:href="https://github.com/ActiveInferenceInstitute/ActiveInferenceJournal/tree/main/Applied%20Active%20Inference%20Symposium/2021%20Symposium%20with%20Karl%20Friston" xlink:type="simple">https://github.com/ActiveInferenceInstitute/ActiveInferenceJournal/tree/main/Applied%20Active%20Inference%20Symposium/2021%20Symposium%20with%20Karl%20Friston</text:a></text:p>
          </table:table-cell>
          <table:table-cell office:value-type="string" calcext:value-type="string">
            <text:p>1st Applied Active Inference Symposium, part 3 (.tools)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zenodo.org/record/5797041" xlink:type="simple">Transcript of: Karl Friston, 1st Applied Active Inference Symposium, Active Inference Lab, June 21, 2021</text:a></text:p>
          </table:table-cell>
        </table:table-row>
        <table:table-row table:style-name="ro16">
          <table:table-cell office:value-type="string" calcext:value-type="string">
            <text:p>MorphStream</text:p>
          </table:table-cell>
          <table:table-cell office:value-type="string" calcext:value-type="string">
            <text:p>3/1/2024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MorphStream #003.1</text:p>
          </table:table-cell>
          <table:table-cell office:value-type="string" calcext:value-type="string">
            <text:p><text:a xlink:href="https://coda.io/d/_dTwB_SP81yq#Simple-list-view-of-Contacts-in-name-only_tu3f1/r722&amp;view=modal" xlink:type="simple">Anand Subramoney</text:a></text:p>
          </table:table-cell>
          <table:table-cell office:value-type="string" calcext:value-type="string">
            <text:p><text:a xlink:href="https://www.youtube.com/watch?v=T5nG_5UZ_yk" xlink:type="simple">https://www.youtube.com/watch?v=T5nG_5UZ_yk</text:a></text:p>
          </table:table-cell>
          <table:table-cell table:number-columns-repeated="3"/>
          <table:table-cell office:value-type="string" calcext:value-type="string">
            <text:p>Principles of scalability and biological inspirations</text:p>
          </table:table-cell>
          <table:table-cell office:value-type="string" calcext:value-type="string">
            <text:p><text:a xlink:href="https://coda.io/d/_dTwB_SP81yq#Simple-list-view-of-Contacts-in-name-only_tu3f1/r660&amp;view=modal" xlink:type="simple">Sarah Hamburg</text:a></text:p>
          </table:table-cell>
          <table:table-cell table:style-name="ce5"/>
        </table:table-row>
        <table:table-row table:style-name="ro3">
          <table:table-cell office:value-type="string" calcext:value-type="string">
            <text:p>MorphStream</text:p>
          </table:table-cell>
          <table:table-cell office:value-type="string" calcext:value-type="string">
            <text:p>12/19/2023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MorphStream #002.1</text:p>
          </table:table-cell>
          <table:table-cell office:value-type="string" calcext:value-type="string">
            <text:p><text:a xlink:href="https://coda.io/d/_dTwB_SP81yq#Simple-list-view-of-Contacts-in-name-only_tu3f1/r679&amp;view=modal" xlink:type="simple">Alon Loeffler</text:a></text:p>
          </table:table-cell>
          <table:table-cell office:value-type="string" calcext:value-type="string">
            <text:p><text:a xlink:href="https://youtu.be/Wp7OebX_k70" xlink:type="simple">https://youtu.be/Wp7OebX_k70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coda.io/d/_dTwB_SP81yq#Simple-list-view-of-Contacts-in-name-only_tu3f1/r660&amp;view=modal" xlink:type="simple">Sarah Hamburg</text:a>,<text:a xlink:href="https://coda.io/d/_dTwB_SP81yq#Simple-list-view-of-Contacts-in-name-only_tu3f1/r659&amp;view=modal" xlink:type="simple">David Kappel</text:a></text:p>
          </table:table-cell>
          <table:table-cell table:style-name="ce5"/>
        </table:table-row>
        <table:table-row table:style-name="ro3">
          <table:table-cell office:value-type="string" calcext:value-type="string">
            <text:p>MorphStream</text:p>
          </table:table-cell>
          <table:table-cell office:value-type="string" calcext:value-type="string">
            <text:p>9/26/2023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MorphStream #001.1</text:p>
          </table:table-cell>
          <table:table-cell office:value-type="string" calcext:value-type="string">
            <text:p><text:a xlink:href="https://coda.io/d/_dTwB_SP81yq#Simple-list-view-of-Contacts-in-name-only_tu3f1/r659&amp;view=modal" xlink:type="simple">David Kappel</text:a>,<text:a xlink:href="https://coda.io/d/_dTwB_SP81yq#Simple-list-view-of-Contacts-in-name-only_tu3f1/r660&amp;view=modal" xlink:type="simple">Sarah Hamburg</text:a></text:p>
          </table:table-cell>
          <table:table-cell office:value-type="string" calcext:value-type="string">
            <text:p><text:a xlink:href="https://www.youtube.com/watch?v=MzYmdBaJIYc" xlink:type="simple">https://www.youtube.com/watch?v=MzYmdBaJIYc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6">
          <table:table-cell office:value-type="string" calcext:value-type="string">
            <text:p>Insights</text:p>
          </table:table-cell>
          <table:table-cell office:value-type="string" calcext:value-type="string">
            <text:p>7/8/2024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Insights #024</text:p>
          </table:table-cell>
          <table:table-cell office:value-type="string" calcext:value-type="string">
            <text:p><text:a xlink:href="https://coda.io/d/_dTwB_SP81yq#Simple-list-view-of-Contacts-in-name-only_tu3f1/r676&amp;view=modal" xlink:type="simple">Darius Parvizi-Wayne</text:a></text:p>
          </table:table-cell>
          <table:table-cell office:value-type="string" calcext:value-type="string">
            <text:p><text:a xlink:href="https://www.youtube.com/live/1Xu8jYKWsGM" xlink:type="simple">https://www.youtube.com/live/1Xu8jYKWsGM</text:a></text:p>
          </table:table-cell>
          <table:table-cell table:number-columns-repeated="3"/>
          <table:table-cell office:value-type="string" calcext:value-type="string">
            <text:p>Season Finale // Reflection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16">
          <table:table-cell office:value-type="string" calcext:value-type="string">
            <text:p>Insights</text:p>
          </table:table-cell>
          <table:table-cell office:value-type="string" calcext:value-type="string">
            <text:p>6/28/2024</text:p>
          </table:table-cell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Insights #023</text:p>
          </table:table-cell>
          <table:table-cell office:value-type="string" calcext:value-type="string">
            <text:p><text:a xlink:href="https://coda.io/d/_dTwB_SP81yq#Simple-list-view-of-Contacts-in-name-only_tu3f1/r748&amp;view=modal" xlink:type="simple">Iain McGilchrist</text:a></text:p>
          </table:table-cell>
          <table:table-cell office:value-type="string" calcext:value-type="string">
            <text:p><text:a xlink:href="https://youtu.be/sKVZykutOD0" xlink:type="simple">https://youtu.be/sKVZykutOD0</text:a></text:p>
          </table:table-cell>
          <table:table-cell table:number-columns-repeated="3"/>
          <table:table-cell office:value-type="string" calcext:value-type="string">
            <text:p>Hemispheric Lateralisation, Relationality, Being-In-The-World</text:p>
          </table:table-cell>
          <table:table-cell office:value-type="string" calcext:value-type="string">
            <text:p><text:a xlink:href="https://coda.io/d/_dTwB_SP81yq#Simple-list-view-of-Contacts-in-name-only_tu3f1/r676&amp;view=modal" xlink:type="simple">Darius Parvizi-Wayne</text:a></text:p>
          </table:table-cell>
          <table:table-cell table:style-name="ce5"/>
        </table:table-row>
        <table:table-row table:style-name="ro16">
          <table:table-cell office:value-type="string" calcext:value-type="string">
            <text:p>Insights</text:p>
          </table:table-cell>
          <table:table-cell office:value-type="string" calcext:value-type="string">
            <text:p>5/2/2024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Insights #022</text:p>
          </table:table-cell>
          <table:table-cell office:value-type="string" calcext:value-type="string">
            <text:p><text:a xlink:href="https://coda.io/d/_dTwB_SP81yq#Simple-list-view-of-Contacts-in-name-only_tu3f1/r736&amp;view=modal" xlink:type="simple">Krys Dolega</text:a></text:p>
          </table:table-cell>
          <table:table-cell office:value-type="string" calcext:value-type="string">
            <text:p><text:a xlink:href="https://youtu.be/TvZcxUuosh0" xlink:type="simple">https://youtu.be/TvZcxUuosh0</text:a></text:p>
          </table:table-cell>
          <table:table-cell table:number-columns-repeated="3"/>
          <table:table-cell office:value-type="string" calcext:value-type="string">
            <text:p>Emperor’s New Markov Blankets, Attention, Dan Dennett</text:p>
          </table:table-cell>
          <table:table-cell office:value-type="string" calcext:value-type="string">
            <text:p><text:a xlink:href="https://coda.io/d/_dTwB_SP81yq#Simple-list-view-of-Contacts-in-name-only_tu3f1/r676&amp;view=modal" xlink:type="simple">Darius Parvizi-Wayne</text:a></text:p>
          </table:table-cell>
          <table:table-cell table:style-name="ce5"/>
        </table:table-row>
        <table:table-row table:style-name="ro16">
          <table:table-cell office:value-type="string" calcext:value-type="string">
            <text:p>Insights</text:p>
          </table:table-cell>
          <table:table-cell office:value-type="string" calcext:value-type="string">
            <text:p>4/25/2024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Insights #021</text:p>
          </table:table-cell>
          <table:table-cell office:value-type="string" calcext:value-type="string">
            <text:p><text:a xlink:href="https://coda.io/d/_dTwB_SP81yq#Simple-list-view-of-Contacts-in-name-only_tu3f1/r734&amp;view=modal" xlink:type="simple">Thomas Metzinger</text:a></text:p>
          </table:table-cell>
          <table:table-cell office:value-type="string" calcext:value-type="string">
            <text:p><text:a xlink:href="https://youtu.be/IjWBAyJeCsc" xlink:type="simple">https://youtu.be/IjWBAyJeCsc</text:a></text:p>
          </table:table-cell>
          <table:table-cell table:number-columns-repeated="3"/>
          <table:table-cell office:value-type="string" calcext:value-type="string">
            <text:p>Pure Awareness, Self-Models, Phenomenal Transparency</text:p>
          </table:table-cell>
          <table:table-cell office:value-type="string" calcext:value-type="string">
            <text:p><text:a xlink:href="https://coda.io/d/_dTwB_SP81yq#Simple-list-view-of-Contacts-in-name-only_tu3f1/r676&amp;view=modal" xlink:type="simple">Darius Parvizi-Wayne</text:a></text:p>
          </table:table-cell>
          <table:table-cell table:style-name="ce5"/>
        </table:table-row>
        <table:table-row table:style-name="ro3">
          <table:table-cell office:value-type="string" calcext:value-type="string">
            <text:p>Insights</text:p>
          </table:table-cell>
          <table:table-cell office:value-type="string" calcext:value-type="string">
            <text:p>4/18/2024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Insights #020</text:p>
          </table:table-cell>
          <table:table-cell office:value-type="string" calcext:value-type="string">
            <text:p><text:a xlink:href="https://coda.io/d/_dTwB_SP81yq#Simple-list-view-of-Contacts-in-name-only_tu3f1/r733&amp;view=modal" xlink:type="simple">Kathryn Nave</text:a></text:p>
          </table:table-cell>
          <table:table-cell office:value-type="string" calcext:value-type="string">
            <text:p><text:a xlink:href="https://youtu.be/2hLeKUdOUrg" xlink:type="simple">https://youtu.be/2hLeKUdOUrg</text:a></text:p>
          </table:table-cell>
          <table:table-cell table:number-columns-repeated="3"/>
          <table:table-cell office:value-type="string" calcext:value-type="string">
            <text:p>Agency, Vision, Life </text:p>
          </table:table-cell>
          <table:table-cell office:value-type="string" calcext:value-type="string">
            <text:p><text:a xlink:href="https://coda.io/d/_dTwB_SP81yq#Simple-list-view-of-Contacts-in-name-only_tu3f1/r676&amp;view=modal" xlink:type="simple">Darius Parvizi-Wayne</text:a></text:p>
          </table:table-cell>
          <table:table-cell table:style-name="ce5"/>
        </table:table-row>
        <table:table-row table:style-name="ro15">
          <table:table-cell office:value-type="string" calcext:value-type="string">
            <text:p>Insights</text:p>
          </table:table-cell>
          <table:table-cell office:value-type="string" calcext:value-type="string">
            <text:p>4/11/2024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Insights #019</text:p>
          </table:table-cell>
          <table:table-cell office:value-type="string" calcext:value-type="string">
            <text:p><text:a xlink:href="https://coda.io/d/_dTwB_SP81yq#Simple-list-view-of-Contacts-in-name-only_tu3f1/r137&amp;view=modal" xlink:type="simple">Conor Heins</text:a></text:p>
          </table:table-cell>
          <table:table-cell office:value-type="string" calcext:value-type="string">
            <text:p><text:a xlink:href="https://youtu.be/nf57wi3qLjk" xlink:type="simple">https://youtu.be/nf57wi3qLjk</text:a></text:p>
          </table:table-cell>
          <table:table-cell table:number-columns-repeated="3"/>
          <table:table-cell office:value-type="string" calcext:value-type="string">
            <text:p>Collective Behaviour, Enslaved Attention, Building Intelligence</text:p>
          </table:table-cell>
          <table:table-cell office:value-type="string" calcext:value-type="string">
            <text:p><text:a xlink:href="https://coda.io/d/_dTwB_SP81yq#Simple-list-view-of-Contacts-in-name-only_tu3f1/r676&amp;view=modal" xlink:type="simple">Darius Parvizi-Wayne</text:a></text:p>
          </table:table-cell>
          <table:table-cell table:style-name="ce5"/>
        </table:table-row>
        <table:table-row table:style-name="ro7">
          <table:table-cell office:value-type="string" calcext:value-type="string">
            <text:p>Insights</text:p>
          </table:table-cell>
          <table:table-cell office:value-type="string" calcext:value-type="string">
            <text:p>4/4/2024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Insights #018</text:p>
          </table:table-cell>
          <table:table-cell office:value-type="string" calcext:value-type="string">
            <text:p><text:a xlink:href="https://coda.io/d/_dTwB_SP81yq#Simple-list-view-of-Contacts-in-name-only_tu3f1/r651&amp;view=modal" xlink:type="simple">Sanjeev Namjoshi</text:a></text:p>
          </table:table-cell>
          <table:table-cell office:value-type="string" calcext:value-type="string">
            <text:p><text:a xlink:href="https://youtu.be/sAwPXw-WNg4" xlink:type="simple">https://youtu.be/sAwPXw-WNg4</text:a></text:p>
          </table:table-cell>
          <table:table-cell table:number-columns-repeated="3"/>
          <table:table-cell office:value-type="string" calcext:value-type="string">
            <text:p>Education, Expectation-Maximisation, Evolution </text:p>
          </table:table-cell>
          <table:table-cell office:value-type="string" calcext:value-type="string">
            <text:p><text:a xlink:href="https://coda.io/d/_dTwB_SP81yq#Simple-list-view-of-Contacts-in-name-only_tu3f1/r676&amp;view=modal" xlink:type="simple">Darius Parvizi-Wayne</text:a></text:p>
          </table:table-cell>
          <table:table-cell table:style-name="ce5"/>
        </table:table-row>
        <table:table-row table:style-name="ro6">
          <table:table-cell office:value-type="string" calcext:value-type="string">
            <text:p>Insights</text:p>
          </table:table-cell>
          <table:table-cell office:value-type="string" calcext:value-type="string">
            <text:p>3/28/2024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Insights #017</text:p>
          </table:table-cell>
          <table:table-cell office:value-type="string" calcext:value-type="string">
            <text:p><text:a xlink:href="https://coda.io/d/_dTwB_SP81yq#Simple-list-view-of-Contacts-in-name-only_tu3f1/r393&amp;view=modal" xlink:type="simple">Mark Solms</text:a></text:p>
          </table:table-cell>
          <table:table-cell office:value-type="string" calcext:value-type="string">
            <text:p><text:a xlink:href="https://youtu.be/gpUuttKJoDM" xlink:type="simple">https://youtu.be/gpUuttKJoDM</text:a></text:p>
          </table:table-cell>
          <table:table-cell table:number-columns-repeated="3"/>
          <table:table-cell office:value-type="string" calcext:value-type="string">
            <text:p>Affect, Consciousness, Dreams</text:p>
          </table:table-cell>
          <table:table-cell office:value-type="string" calcext:value-type="string">
            <text:p><text:a xlink:href="https://coda.io/d/_dTwB_SP81yq#Simple-list-view-of-Contacts-in-name-only_tu3f1/r676&amp;view=modal" xlink:type="simple">Darius Parvizi-Wayne</text:a></text:p>
          </table:table-cell>
          <table:table-cell table:style-name="ce5"/>
        </table:table-row>
        <table:table-row table:style-name="ro7">
          <table:table-cell office:value-type="string" calcext:value-type="string">
            <text:p>Insights</text:p>
          </table:table-cell>
          <table:table-cell office:value-type="string" calcext:value-type="string">
            <text:p>3/21/2024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Insights #016</text:p>
          </table:table-cell>
          <table:table-cell office:value-type="string" calcext:value-type="string">
            <text:p><text:a xlink:href="https://coda.io/d/_dTwB_SP81yq#Simple-list-view-of-Contacts-in-name-only_tu3f1/r620&amp;view=modal" xlink:type="simple">Wanja Wiese</text:a></text:p>
          </table:table-cell>
          <table:table-cell office:value-type="string" calcext:value-type="string">
            <text:p><text:a xlink:href="https://youtu.be/uO1QgxI9B3g" xlink:type="simple">https://youtu.be/uO1QgxI9B3g</text:a></text:p>
          </table:table-cell>
          <table:table-cell table:number-columns-repeated="3"/>
          <table:table-cell office:value-type="string" calcext:value-type="string">
            <text:p>Consciousness, Information Geometry, Ethical AI</text:p>
          </table:table-cell>
          <table:table-cell office:value-type="string" calcext:value-type="string">
            <text:p><text:a xlink:href="https://coda.io/d/_dTwB_SP81yq#Simple-list-view-of-Contacts-in-name-only_tu3f1/r676&amp;view=modal" xlink:type="simple">Darius Parvizi-Wayne</text:a></text:p>
          </table:table-cell>
          <table:table-cell table:style-name="ce5"/>
        </table:table-row>
        <table:table-row table:style-name="ro6">
          <table:table-cell office:value-type="string" calcext:value-type="string">
            <text:p>Insights</text:p>
          </table:table-cell>
          <table:table-cell office:value-type="string" calcext:value-type="string">
            <text:p>3/14/2024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Insights #015</text:p>
          </table:table-cell>
          <table:table-cell office:value-type="string" calcext:value-type="string">
            <text:p><text:a xlink:href="https://coda.io/d/_dTwB_SP81yq#Simple-list-view-of-Contacts-in-name-only_tu3f1/r435&amp;view=modal" xlink:type="simple">Michael Levin</text:a>,<text:a xlink:href="https://coda.io/d/_dTwB_SP81yq#Simple-list-view-of-Contacts-in-name-only_tu3f1/r223&amp;view=modal" xlink:type="simple">Franz Kuchling</text:a></text:p>
          </table:table-cell>
          <table:table-cell office:value-type="string" calcext:value-type="string">
            <text:p><text:a xlink:href="https://youtu.be/v6ddfMkuSpo" xlink:type="simple">https://youtu.be/v6ddfMkuSpo</text:a></text:p>
          </table:table-cell>
          <table:table-cell table:number-columns-repeated="3"/>
          <table:table-cell office:value-type="string" calcext:value-type="string">
            <text:p>Morphogenesis, Selfhood, Teleonomy</text:p>
          </table:table-cell>
          <table:table-cell office:value-type="string" calcext:value-type="string">
            <text:p><text:a xlink:href="https://coda.io/d/_dTwB_SP81yq#Simple-list-view-of-Contacts-in-name-only_tu3f1/r676&amp;view=modal" xlink:type="simple">Darius Parvizi-Wayne</text:a></text:p>
          </table:table-cell>
          <table:table-cell table:style-name="ce5"/>
        </table:table-row>
        <table:table-row table:style-name="ro7">
          <table:table-cell office:value-type="string" calcext:value-type="string">
            <text:p>Insights</text:p>
          </table:table-cell>
          <table:table-cell office:value-type="string" calcext:value-type="string">
            <text:p>3/7/2024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Insights #014</text:p>
          </table:table-cell>
          <table:table-cell office:value-type="string" calcext:value-type="string">
            <text:p><text:a xlink:href="https://coda.io/d/_dTwB_SP81yq#Simple-list-view-of-Contacts-in-name-only_tu3f1/r31&amp;view=modal" xlink:type="simple">Alex Kiefer</text:a></text:p>
          </table:table-cell>
          <table:table-cell office:value-type="string" calcext:value-type="string">
            <text:p><text:a xlink:href="https://youtu.be/HIvGyLlZx4I" xlink:type="simple">https://youtu.be/HIvGyLlZx4I</text:a></text:p>
          </table:table-cell>
          <table:table-cell table:number-columns-repeated="3"/>
          <table:table-cell office:value-type="string" calcext:value-type="string">
            <text:p>Representations, Predictive Coding, Teleology</text:p>
          </table:table-cell>
          <table:table-cell office:value-type="string" calcext:value-type="string">
            <text:p><text:a xlink:href="https://coda.io/d/_dTwB_SP81yq#Simple-list-view-of-Contacts-in-name-only_tu3f1/r676&amp;view=modal" xlink:type="simple">Darius Parvizi-Wayne</text:a></text:p>
          </table:table-cell>
          <table:table-cell table:style-name="ce5"/>
        </table:table-row>
        <table:table-row table:style-name="ro6">
          <table:table-cell office:value-type="string" calcext:value-type="string">
            <text:p>Insights</text:p>
          </table:table-cell>
          <table:table-cell office:value-type="string" calcext:value-type="string">
            <text:p>2/29/2024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Insights #013</text:p>
          </table:table-cell>
          <table:table-cell office:value-type="string" calcext:value-type="string">
            <text:p><text:a xlink:href="https://coda.io/d/_dTwB_SP81yq#Simple-list-view-of-Contacts-in-name-only_tu3f1/r524&amp;view=modal" xlink:type="simple">Ryan Smith</text:a></text:p>
          </table:table-cell>
          <table:table-cell office:value-type="string" calcext:value-type="string">
            <text:p><text:a xlink:href="https://youtu.be/bQAJKi5ewDI" xlink:type="simple">https://youtu.be/bQAJKi5ewDI</text:a></text:p>
          </table:table-cell>
          <table:table-cell table:number-columns-repeated="3"/>
          <table:table-cell office:value-type="string" calcext:value-type="string">
            <text:p>Wellbeing, Modelling, Precision</text:p>
          </table:table-cell>
          <table:table-cell office:value-type="string" calcext:value-type="string">
            <text:p><text:a xlink:href="https://coda.io/d/_dTwB_SP81yq#Simple-list-view-of-Contacts-in-name-only_tu3f1/r676&amp;view=modal" xlink:type="simple">Darius Parvizi-Wayne</text:a></text:p>
          </table:table-cell>
          <table:table-cell table:style-name="ce5"/>
        </table:table-row>
        <table:table-row table:style-name="ro3">
          <table:table-cell office:value-type="string" calcext:value-type="string">
            <text:p>Insights</text:p>
          </table:table-cell>
          <table:table-cell office:value-type="string" calcext:value-type="string">
            <text:p>2/22/2024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Insights #012</text:p>
          </table:table-cell>
          <table:table-cell office:value-type="string" calcext:value-type="string">
            <text:p><text:a xlink:href="https://coda.io/d/_dTwB_SP81yq#Simple-list-view-of-Contacts-in-name-only_tu3f1/r709&amp;view=modal" xlink:type="simple">Ronald Sladky</text:a></text:p>
          </table:table-cell>
          <table:table-cell office:value-type="string" calcext:value-type="string">
            <text:p><text:a xlink:href="https://youtu.be/kNel8V3TFZs" xlink:type="simple">https://youtu.be/kNel8V3TFZs</text:a></text:p>
          </table:table-cell>
          <table:table-cell table:number-columns-repeated="3"/>
          <table:table-cell office:value-type="string" calcext:value-type="string">
            <text:p>Amygdala, Priors, fMRI</text:p>
          </table:table-cell>
          <table:table-cell office:value-type="string" calcext:value-type="string">
            <text:p><text:a xlink:href="https://coda.io/d/_dTwB_SP81yq#Simple-list-view-of-Contacts-in-name-only_tu3f1/r676&amp;view=modal" xlink:type="simple">Darius Parvizi-Wayne</text:a></text:p>
          </table:table-cell>
          <table:table-cell table:style-name="ce5"/>
        </table:table-row>
        <table:table-row table:style-name="ro7">
          <table:table-cell office:value-type="string" calcext:value-type="string">
            <text:p>Insights</text:p>
          </table:table-cell>
          <table:table-cell office:value-type="string" calcext:value-type="string">
            <text:p>2/15/2024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Insights #011</text:p>
          </table:table-cell>
          <table:table-cell office:value-type="string" calcext:value-type="string">
            <text:p><text:a xlink:href="https://coda.io/d/_dTwB_SP81yq#Simple-list-view-of-Contacts-in-name-only_tu3f1/r326&amp;view=modal" xlink:type="simple">Julian Kiverstein</text:a></text:p>
          </table:table-cell>
          <table:table-cell office:value-type="string" calcext:value-type="string">
            <text:p><text:a xlink:href="https://youtu.be/5OSdKU3Viu0" xlink:type="simple">https://youtu.be/5OSdKU3Viu0</text:a></text:p>
          </table:table-cell>
          <table:table-cell table:number-columns-repeated="3"/>
          <table:table-cell office:value-type="string" calcext:value-type="string">
            <text:p>Affordances, Enaction, Phenomenology</text:p>
          </table:table-cell>
          <table:table-cell office:value-type="string" calcext:value-type="string">
            <text:p><text:a xlink:href="https://coda.io/d/_dTwB_SP81yq#Simple-list-view-of-Contacts-in-name-only_tu3f1/r676&amp;view=modal" xlink:type="simple">Darius Parvizi-Wayne</text:a></text:p>
          </table:table-cell>
          <table:table-cell table:style-name="ce5"/>
        </table:table-row>
        <table:table-row table:style-name="ro6">
          <table:table-cell office:value-type="string" calcext:value-type="string">
            <text:p>Insights</text:p>
          </table:table-cell>
          <table:table-cell office:value-type="string" calcext:value-type="string">
            <text:p>2/8/2024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Insights #010</text:p>
          </table:table-cell>
          <table:table-cell office:value-type="string" calcext:value-type="string">
            <text:p><text:a xlink:href="https://coda.io/d/_dTwB_SP81yq#Simple-list-view-of-Contacts-in-name-only_tu3f1/r342&amp;view=modal" xlink:type="simple">Lancelot Da Costa</text:a></text:p>
          </table:table-cell>
          <table:table-cell office:value-type="string" calcext:value-type="string">
            <text:p><text:a xlink:href="https://youtu.be/kLLMB91DMPA" xlink:type="simple">https://youtu.be/kLLMB91DMPA</text:a></text:p>
          </table:table-cell>
          <table:table-cell table:number-columns-repeated="3"/>
          <table:table-cell office:value-type="string" calcext:value-type="string">
            <text:p>Mathematics, Time, Selfhood</text:p>
          </table:table-cell>
          <table:table-cell office:value-type="string" calcext:value-type="string">
            <text:p><text:a xlink:href="https://coda.io/d/_dTwB_SP81yq#Simple-list-view-of-Contacts-in-name-only_tu3f1/r676&amp;view=modal" xlink:type="simple">Darius Parvizi-Wayne</text:a></text:p>
          </table:table-cell>
          <table:table-cell table:style-name="ce5"/>
        </table:table-row>
        <table:table-row table:style-name="ro16">
          <table:table-cell office:value-type="string" calcext:value-type="string">
            <text:p>Insights</text:p>
          </table:table-cell>
          <table:table-cell office:value-type="string" calcext:value-type="string">
            <text:p>2/1/2024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Insights #009</text:p>
          </table:table-cell>
          <table:table-cell office:value-type="string" calcext:value-type="string">
            <text:p><text:a xlink:href="https://coda.io/d/_dTwB_SP81yq#Simple-list-view-of-Contacts-in-name-only_tu3f1/r130&amp;view=modal" xlink:type="simple">Christopher D Frith</text:a></text:p>
          </table:table-cell>
          <table:table-cell office:value-type="string" calcext:value-type="string">
            <text:p><text:a xlink:href="https://youtu.be/23XMBqlFi78" xlink:type="simple">https://youtu.be/23XMBqlFi78</text:a></text:p>
          </table:table-cell>
          <table:table-cell table:number-columns-repeated="3"/>
          <table:table-cell office:value-type="string" calcext:value-type="string">
            <text:p>Mentalizing, Schizophrenia, Consciousness</text:p>
          </table:table-cell>
          <table:table-cell office:value-type="string" calcext:value-type="string">
            <text:p><text:a xlink:href="https://coda.io/d/_dTwB_SP81yq#Simple-list-view-of-Contacts-in-name-only_tu3f1/r676&amp;view=modal" xlink:type="simple">Darius Parvizi-Wayne</text:a></text:p>
          </table:table-cell>
          <table:table-cell table:style-name="ce5"/>
        </table:table-row>
        <table:table-row table:style-name="ro7">
          <table:table-cell office:value-type="string" calcext:value-type="string">
            <text:p>Insights</text:p>
          </table:table-cell>
          <table:table-cell office:value-type="string" calcext:value-type="string">
            <text:p>1/25/2024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Insights #008</text:p>
          </table:table-cell>
          <table:table-cell office:value-type="string" calcext:value-type="string">
            <text:p><text:a xlink:href="https://coda.io/d/_dTwB_SP81yq#Simple-list-view-of-Contacts-in-name-only_tu3f1/r34&amp;view=modal" xlink:type="simple">Alexander Ororbia</text:a></text:p>
          </table:table-cell>
          <table:table-cell office:value-type="string" calcext:value-type="string">
            <text:p><text:a xlink:href="https://youtu.be/oJZSGW2kCYY" xlink:type="simple">https://youtu.be/oJZSGW2kCYY</text:a></text:p>
          </table:table-cell>
          <table:table-cell table:number-columns-repeated="3"/>
          <table:table-cell office:value-type="string" calcext:value-type="string">
            <text:p>Mortal Computation, Cybernetics, AI</text:p>
          </table:table-cell>
          <table:table-cell office:value-type="string" calcext:value-type="string">
            <text:p><text:a xlink:href="https://coda.io/d/_dTwB_SP81yq#Simple-list-view-of-Contacts-in-name-only_tu3f1/r676&amp;view=modal" xlink:type="simple">Darius Parvizi-Wayne</text:a></text:p>
          </table:table-cell>
          <table:table-cell table:style-name="ce5"/>
        </table:table-row>
        <table:table-row table:style-name="ro6">
          <table:table-cell office:value-type="string" calcext:value-type="string">
            <text:p>Insights</text:p>
          </table:table-cell>
          <table:table-cell office:value-type="string" calcext:value-type="string">
            <text:p>1/11/2024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Insights #007</text:p>
          </table:table-cell>
          <table:table-cell office:value-type="string" calcext:value-type="string">
            <text:p><text:a xlink:href="https://coda.io/d/_dTwB_SP81yq#Simple-list-view-of-Contacts-in-name-only_tu3f1/r697&amp;view=modal" xlink:type="simple">Vicente Raja</text:a>,<text:a xlink:href="https://coda.io/d/_dTwB_SP81yq#Simple-list-view-of-Contacts-in-name-only_tu3f1/r698&amp;view=modal" xlink:type="simple">Jeff Beck</text:a></text:p>
          </table:table-cell>
          <table:table-cell office:value-type="string" calcext:value-type="string">
            <text:p><text:a xlink:href="https://youtu.be/1wxxhVjSo6w" xlink:type="simple">https://youtu.be/1wxxhVjSo6w</text:a></text:p>
          </table:table-cell>
          <table:table-cell table:number-columns-repeated="3"/>
          <table:table-cell office:value-type="string" calcext:value-type="string">
            <text:p>The Markov Blanket Trick Debate</text:p>
          </table:table-cell>
          <table:table-cell office:value-type="string" calcext:value-type="string">
            <text:p><text:a xlink:href="https://coda.io/d/_dTwB_SP81yq#Simple-list-view-of-Contacts-in-name-only_tu3f1/r676&amp;view=modal" xlink:type="simple">Darius Parvizi-Wayne</text:a></text:p>
          </table:table-cell>
          <table:table-cell table:style-name="ce5"/>
        </table:table-row>
        <table:table-row table:style-name="ro6">
          <table:table-cell office:value-type="string" calcext:value-type="string">
            <text:p>Insights</text:p>
          </table:table-cell>
          <table:table-cell office:value-type="string" calcext:value-type="string">
            <text:p>1/4/2024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Insights #006</text:p>
          </table:table-cell>
          <table:table-cell office:value-type="string" calcext:value-type="string">
            <text:p><text:a xlink:href="https://coda.io/d/_dTwB_SP81yq#Simple-list-view-of-Contacts-in-name-only_tu3f1/r13&amp;view=modal" xlink:type="simple">Adam Safron</text:a></text:p>
          </table:table-cell>
          <table:table-cell office:value-type="string" calcext:value-type="string">
            <text:p><text:a xlink:href="https://youtu.be/7GGGBMFuRXE" xlink:type="simple">https://youtu.be/7GGGBMFuRXE</text:a></text:p>
          </table:table-cell>
          <table:table-cell table:number-columns-repeated="3"/>
          <table:table-cell office:value-type="string" calcext:value-type="string">
            <text:p>Psychedelics, Emotions, The Body</text:p>
          </table:table-cell>
          <table:table-cell office:value-type="string" calcext:value-type="string">
            <text:p><text:a xlink:href="https://coda.io/d/_dTwB_SP81yq#Simple-list-view-of-Contacts-in-name-only_tu3f1/r676&amp;view=modal" xlink:type="simple">Darius Parvizi-Wayne</text:a></text:p>
          </table:table-cell>
          <table:table-cell table:style-name="ce5"/>
        </table:table-row>
        <table:table-row table:style-name="ro6">
          <table:table-cell office:value-type="string" calcext:value-type="string">
            <text:p>Insights</text:p>
          </table:table-cell>
          <table:table-cell office:value-type="string" calcext:value-type="string">
            <text:p>12/21/2023</text:p>
          </table:table-cell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Insights #005</text:p>
          </table:table-cell>
          <table:table-cell office:value-type="string" calcext:value-type="string">
            <text:p><text:a xlink:href="https://coda.io/d/_dTwB_SP81yq#Simple-list-view-of-Contacts-in-name-only_tu3f1/r683&amp;view=modal" xlink:type="simple">Marilyn Stendera</text:a></text:p>
          </table:table-cell>
          <table:table-cell office:value-type="string" calcext:value-type="string">
            <text:p><text:a xlink:href="https://youtu.be/Jutffqjgy18" xlink:type="simple">https://youtu.be/Jutffqjgy18</text:a></text:p>
          </table:table-cell>
          <table:table-cell table:number-columns-repeated="3"/>
          <table:table-cell office:value-type="string" calcext:value-type="string">
            <text:p>Autopoiesis, Heidegger, Futurity</text:p>
          </table:table-cell>
          <table:table-cell office:value-type="string" calcext:value-type="string">
            <text:p><text:a xlink:href="https://coda.io/d/_dTwB_SP81yq#Simple-list-view-of-Contacts-in-name-only_tu3f1/r676&amp;view=modal" xlink:type="simple">Darius Parvizi-Wayne</text:a></text:p>
          </table:table-cell>
          <table:table-cell table:style-name="ce5"/>
        </table:table-row>
        <table:table-row table:style-name="ro7">
          <table:table-cell office:value-type="string" calcext:value-type="string">
            <text:p>Insights</text:p>
          </table:table-cell>
          <table:table-cell office:value-type="string" calcext:value-type="string">
            <text:p>12/14/2023</text:p>
          </table:table-cell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Insights #004</text:p>
          </table:table-cell>
          <table:table-cell office:value-type="string" calcext:value-type="string">
            <text:p><text:a xlink:href="https://coda.io/d/_dTwB_SP81yq#Simple-list-view-of-Contacts-in-name-only_tu3f1/r268&amp;view=modal" xlink:type="simple">Inês Hipólito</text:a></text:p>
          </table:table-cell>
          <table:table-cell office:value-type="string" calcext:value-type="string">
            <text:p><text:a xlink:href="https://youtu.be/cKZIJQLhudk" xlink:type="simple">https://youtu.be/cKZIJQLhudk</text:a></text:p>
          </table:table-cell>
          <table:table-cell table:number-columns-repeated="3"/>
          <table:table-cell office:value-type="string" calcext:value-type="string">
            <text:p>Markov Blankets, Modularity, Enactivism</text:p>
          </table:table-cell>
          <table:table-cell office:value-type="string" calcext:value-type="string">
            <text:p><text:a xlink:href="https://coda.io/d/_dTwB_SP81yq#Simple-list-view-of-Contacts-in-name-only_tu3f1/r676&amp;view=modal" xlink:type="simple">Darius Parvizi-Wayne</text:a></text:p>
          </table:table-cell>
          <table:table-cell table:style-name="ce5"/>
        </table:table-row>
        <table:table-row table:style-name="ro16">
          <table:table-cell office:value-type="string" calcext:value-type="string">
            <text:p>Insights</text:p>
          </table:table-cell>
          <table:table-cell office:value-type="string" calcext:value-type="string">
            <text:p>12/7/2023</text:p>
          </table:table-cell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Insights #003</text:p>
          </table:table-cell>
          <table:table-cell office:value-type="string" calcext:value-type="string">
            <text:p><text:a xlink:href="https://coda.io/d/_dTwB_SP81yq#Simple-list-view-of-Contacts-in-name-only_tu3f1/r316&amp;view=modal" xlink:type="simple">John Vervaeke</text:a></text:p>
          </table:table-cell>
          <table:table-cell office:value-type="string" calcext:value-type="string">
            <text:p><text:a xlink:href="https://www.youtube.com/watch?v=aC8GC15sqME" xlink:type="simple">https://www.youtube.com/watch?v=aC8GC15sqME</text:a></text:p>
          </table:table-cell>
          <table:table-cell table:number-columns-repeated="3"/>
          <table:table-cell office:value-type="string" calcext:value-type="string">
            <text:p>Relevance Realisation, Predictive Processing, Flow</text:p>
          </table:table-cell>
          <table:table-cell office:value-type="string" calcext:value-type="string">
            <text:p><text:a xlink:href="https://coda.io/d/_dTwB_SP81yq#Simple-list-view-of-Contacts-in-name-only_tu3f1/r676&amp;view=modal" xlink:type="simple">Darius Parvizi-Wayne</text:a></text:p>
          </table:table-cell>
          <table:table-cell table:style-name="ce5"/>
        </table:table-row>
        <table:table-row table:style-name="ro7">
          <table:table-cell office:value-type="string" calcext:value-type="string">
            <text:p>Insights</text:p>
          </table:table-cell>
          <table:table-cell office:value-type="string" calcext:value-type="string">
            <text:p>11/30/2023</text:p>
          </table:table-cell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Insights #002</text:p>
          </table:table-cell>
          <table:table-cell office:value-type="string" calcext:value-type="string">
            <text:p><text:a xlink:href="https://coda.io/d/_dTwB_SP81yq#Simple-list-view-of-Contacts-in-name-only_tu3f1/r373&amp;view=modal" xlink:type="simple">Mahault Albarracin</text:a></text:p>
          </table:table-cell>
          <table:table-cell office:value-type="string" calcext:value-type="string">
            <text:p><text:a xlink:href="https://www.youtube.com/watch?v=njbpi3YTMPY" xlink:type="simple">https://www.youtube.com/watch?v=njbpi3YTMPY</text:a></text:p>
          </table:table-cell>
          <table:table-cell table:number-columns-repeated="3"/>
          <table:table-cell office:value-type="string" calcext:value-type="string">
            <text:p>Epistemic Communities, Social Scripts, AI</text:p>
          </table:table-cell>
          <table:table-cell office:value-type="string" calcext:value-type="string">
            <text:p><text:a xlink:href="https://coda.io/d/_dTwB_SP81yq#Simple-list-view-of-Contacts-in-name-only_tu3f1/r676&amp;view=modal" xlink:type="simple">Darius Parvizi-Wayne</text:a></text:p>
          </table:table-cell>
          <table:table-cell table:style-name="ce5"/>
        </table:table-row>
        <table:table-row table:style-name="ro7">
          <table:table-cell office:value-type="string" calcext:value-type="string">
            <text:p>Insights</text:p>
          </table:table-cell>
          <table:table-cell office:value-type="string" calcext:value-type="string">
            <text:p>11/22/2023</text:p>
          </table:table-cell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Insights #001</text:p>
          </table:table-cell>
          <table:table-cell office:value-type="string" calcext:value-type="string">
            <text:p><text:a xlink:href="https://coda.io/d/_dTwB_SP81yq#Simple-list-view-of-Contacts-in-name-only_tu3f1/r332&amp;view=modal" xlink:type="simple">Karl J Friston</text:a></text:p>
          </table:table-cell>
          <table:table-cell office:value-type="string" calcext:value-type="string">
            <text:p><text:a xlink:href="https://www.youtube.com/watch?v=N5H5I6cvcrQ" xlink:type="simple">https://www.youtube.com/watch?v=N5H5I6cvcrQ</text:a></text:p>
          </table:table-cell>
          <table:table-cell table:number-columns-repeated="3"/>
          <table:table-cell office:value-type="string" calcext:value-type="string">
            <text:p>Free Energy, Time, Consciousness</text:p>
          </table:table-cell>
          <table:table-cell office:value-type="string" calcext:value-type="string">
            <text:p><text:a xlink:href="https://coda.io/d/_dTwB_SP81yq#Simple-list-view-of-Contacts-in-name-only_tu3f1/r676&amp;view=modal" xlink:type="simple">Darius Parvizi-Wayne</text:a></text:p>
          </table:table-cell>
          <table:table-cell table:style-name="ce5"/>
        </table:table-row>
        <table:table-row table:style-name="ro3">
          <table:table-cell office:value-type="string" calcext:value-type="string">
            <text:p>ArtStream</text:p>
          </table:table-cell>
          <table:table-cell office:value-type="string" calcext:value-type="string">
            <text:p>9/9/2024</text:p>
          </table:table-cell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ArtStream #003.1</text:p>
          </table:table-cell>
          <table:table-cell office:value-type="string" calcext:value-type="string">
            <text:p><text:a xlink:href="https://coda.io/d/_dTwB_SP81yq#Simple-list-view-of-Contacts-in-name-only_tu3f1/r176&amp;view=modal" xlink:type="simple">Diana Omigie</text:a></text:p>
          </table:table-cell>
          <table:table-cell office:value-type="string" calcext:value-type="string">
            <text:p><text:a xlink:href="https://www.youtube.com/live/ZfGRa_n4gB4" xlink:type="simple">https://www.youtube.com/live/ZfGRa_n4gB4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royalsocietypublishing.org/doi/full/10.1098/rstb.2022.0421" xlink:type="simple">A model of time-varying music engagement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3">
          <table:table-cell office:value-type="string" calcext:value-type="string">
            <text:p>ArtStream</text:p>
          </table:table-cell>
          <table:table-cell office:value-type="string" calcext:value-type="string">
            <text:p>7/8/2024</text:p>
          </table:table-cell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ArtStream #002.1</text:p>
          </table:table-cell>
          <table:table-cell office:value-type="string" calcext:value-type="string">
            <text:p><text:a xlink:href="https://coda.io/d/_dTwB_SP81yq#Simple-list-view-of-Contacts-in-name-only_tu3f1/r743&amp;view=modal" xlink:type="simple">Aenne Brielmann</text:a></text:p>
          </table:table-cell>
          <table:table-cell office:value-type="string" calcext:value-type="string">
            <text:p><text:a xlink:href="https://www.youtube.com/live/UD-VfVJ41WA" xlink:type="simple">https://www.youtube.com/live/UD-VfVJ41WA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royalsocietypublishing.org/doi/full/10.1098/rstb.2022.0414" xlink:type="simple">Modelling individual aesthetic judgements over time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6">
          <table:table-cell office:value-type="string" calcext:value-type="string">
            <text:p>ArtStream</text:p>
          </table:table-cell>
          <table:table-cell office:value-type="string" calcext:value-type="string">
            <text:p>4/26/2024</text:p>
          </table:table-cell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ArtStream #001.1</text:p>
          </table:table-cell>
          <table:table-cell office:value-type="string" calcext:value-type="string">
            <text:p><text:a xlink:href="https://coda.io/d/_dTwB_SP81yq#Simple-list-view-of-Contacts-in-name-only_tu3f1/r730&amp;view=modal" xlink:type="simple">Sander Van de Cruys</text:a>,<text:a xlink:href="https://coda.io/d/_dTwB_SP81yq#Simple-list-view-of-Contacts-in-name-only_tu3f1/r729&amp;view=modal" xlink:type="simple">Jacopo Frascaroli</text:a></text:p>
          </table:table-cell>
          <table:table-cell office:value-type="string" calcext:value-type="string">
            <text:p><text:a xlink:href="https://www.youtube.com/watch?v=q_fAglCMvPw" xlink:type="simple">https://www.youtube.com/watch?v=q_fAglCMvPw</text:a></text:p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royalsocietypublishing.org/doi/10.1098/rstb.2022.0411" xlink:type="simple">Order and change in art: towards an active inference account of aesthetic experience</text:a>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,<text:a xlink:href="https://coda.io/d/_dTwB_SP81yq#Simple-list-view-of-Contacts-in-name-only_tu3f1/r83&amp;view=modal" xlink:type="simple">Axel Constant</text:a></text:p>
          </table:table-cell>
          <table:table-cell table:style-name="ce5"/>
        </table:table-row>
        <table:table-row table:style-name="ro6">
          <table:table-cell office:value-type="string" calcext:value-type="string">
            <text:p>MathArtStream</text:p>
          </table:table-cell>
          <table:table-cell office:value-type="string" calcext:value-type="string">
            <text:p>12/13/2024</text:p>
          </table:table-cell>
          <table:table-cell/>
          <table:table-cell office:value-type="string" calcext:value-type="string">
            <text:p>MathArtStream 10</text:p>
          </table:table-cell>
          <table:table-cell office:value-type="string" calcext:value-type="string">
            <text:p><text:a xlink:href="https://coda.io/d/_dTwB_SP81yq#Simple-list-view-of-Contacts-in-name-only_tu3f1/r549&amp;view=modal" xlink:type="simple">Shanna Dobson</text:a>,<text:a xlink:href="https://coda.io/d/_dTwB_SP81yq#Simple-list-view-of-Contacts-in-name-only_tu3f1/r790&amp;view=modal" xlink:type="simple">Emily Lutken</text:a></text:p>
          </table:table-cell>
          <table:table-cell table:style-name="ce5"/>
          <table:table-cell table:number-columns-repeated="3"/>
          <table:table-cell office:value-type="string" calcext:value-type="string">
            <text:p>Mathematical Holiday Poetry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6">
          <table:table-cell office:value-type="string" calcext:value-type="string">
            <text:p>MathArtStream</text:p>
          </table:table-cell>
          <table:table-cell office:value-type="string" calcext:value-type="string">
            <text:p>11/1/2024</text:p>
          </table:table-cell>
          <table:table-cell/>
          <table:table-cell office:value-type="string" calcext:value-type="string">
            <text:p>MathArtStream 9</text:p>
          </table:table-cell>
          <table:table-cell office:value-type="string" calcext:value-type="string">
            <text:p><text:a xlink:href="https://coda.io/d/_dTwB_SP81yq#Simple-list-view-of-Contacts-in-name-only_tu3f1/r549&amp;view=modal" xlink:type="simple">Shanna Dobson</text:a>,<text:a xlink:href="https://coda.io/d/_dTwB_SP81yq#Simple-list-view-of-Contacts-in-name-only_tu3f1/r789&amp;view=modal" xlink:type="simple">Sonia de Jager</text:a>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/>
          </table:table-cell>
          <table:table-cell/>
          <table:table-cell office:value-type="string" calcext:value-type="string">
            <text:p/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7">
          <table:table-cell office:value-type="string" calcext:value-type="string">
            <text:p>MathArtStream</text:p>
          </table:table-cell>
          <table:table-cell office:value-type="string" calcext:value-type="string">
            <text:p>9/6/2024</text:p>
          </table:table-cell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MathArtStream 8</text:p>
          </table:table-cell>
          <table:table-cell office:value-type="string" calcext:value-type="string">
            <text:p><text:a xlink:href="https://coda.io/d/_dTwB_SP81yq#Simple-list-view-of-Contacts-in-name-only_tu3f1/r549&amp;view=modal" xlink:type="simple">Shanna Dobson</text:a>,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www.youtube.com/live/yIS0OW2o18s" xlink:type="simple">https://www.youtube.com/live/yIS0OW2o18s</text:a></text:p>
          </table:table-cell>
          <table:table-cell table:number-columns-repeated="3"/>
          <table:table-cell office:value-type="string" calcext:value-type="string">
            <text:p>William Blake, Kierkegaard, Gothic</text:p>
          </table:table-cell>
          <table:table-cell table:style-name="ce5" table:number-columns-repeated="2"/>
        </table:table-row>
        <table:table-row table:style-name="ro11">
          <table:table-cell office:value-type="string" calcext:value-type="string">
            <text:p>MathArtStream</text:p>
          </table:table-cell>
          <table:table-cell office:value-type="string" calcext:value-type="string">
            <text:p>8/16/2024</text:p>
          </table:table-cell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MathArtStream 7</text:p>
          </table:table-cell>
          <table:table-cell office:value-type="string" calcext:value-type="string">
            <text:p><text:a xlink:href="https://coda.io/d/_dTwB_SP81yq#Simple-list-view-of-Contacts-in-name-only_tu3f1/r549&amp;view=modal" xlink:type="simple">Shanna Dobson</text:a>,<text:a xlink:href="https://coda.io/d/_dTwB_SP81yq#Simple-list-view-of-Contacts-in-name-only_tu3f1/r255&amp;view=modal" xlink:type="simple">Héctor Manrique</text:a></text:p>
          </table:table-cell>
          <table:table-cell office:value-type="string" calcext:value-type="string">
            <text:p><text:a xlink:href="https://www.youtube.com/live/dtw7RaxaFTo" xlink:type="simple">https://www.youtube.com/live/dtw7RaxaFTo</text:a></text:p>
          </table:table-cell>
          <table:table-cell table:number-columns-repeated="3"/>
          <table:table-cell office:value-type="string" calcext:value-type="string">
            <text:p>Dementors, Animagus and Episodic Memory: an Active Inference exploration of Harry Potter and the Prisoner of Azkaban Part II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10">
          <table:table-cell office:value-type="string" calcext:value-type="string">
            <text:p>MathArtStream</text:p>
          </table:table-cell>
          <table:table-cell office:value-type="string" calcext:value-type="string">
            <text:p>8/2/2024</text:p>
          </table:table-cell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MathArtStream 6</text:p>
          </table:table-cell>
          <table:table-cell office:value-type="string" calcext:value-type="string">
            <text:p><text:a xlink:href="https://coda.io/d/_dTwB_SP81yq#Simple-list-view-of-Contacts-in-name-only_tu3f1/r549&amp;view=modal" xlink:type="simple">Shanna Dobson</text:a>,<text:a xlink:href="https://coda.io/d/_dTwB_SP81yq#Simple-list-view-of-Contacts-in-name-only_tu3f1/r255&amp;view=modal" xlink:type="simple">Héctor Manrique</text:a></text:p>
          </table:table-cell>
          <table:table-cell office:value-type="string" calcext:value-type="string">
            <text:p><text:a xlink:href="https://www.youtube.com/live/qDilepcGCNs" xlink:type="simple">https://www.youtube.com/live/qDilepcGCNs</text:a></text:p>
          </table:table-cell>
          <table:table-cell table:number-columns-repeated="3"/>
          <table:table-cell office:value-type="string" calcext:value-type="string">
            <text:p>Dementors, Animagus and Episodic Memory: an Active Inference exploration of “Harry Potter and the Prisoner of Azkaban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15">
          <table:table-cell office:value-type="string" calcext:value-type="string">
            <text:p>MathArtStream</text:p>
          </table:table-cell>
          <table:table-cell office:value-type="string" calcext:value-type="string">
            <text:p>7/26/2024</text:p>
          </table:table-cell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MathArtStream 5</text:p>
          </table:table-cell>
          <table:table-cell office:value-type="string" calcext:value-type="string">
            <text:p><text:a xlink:href="https://coda.io/d/_dTwB_SP81yq#Simple-list-view-of-Contacts-in-name-only_tu3f1/r742&amp;view=modal" xlink:type="simple">Jim Zhong</text:a>,<text:a xlink:href="https://coda.io/d/_dTwB_SP81yq#Simple-list-view-of-Contacts-in-name-only_tu3f1/r549&amp;view=modal" xlink:type="simple">Shanna Dobson</text:a>,<text:a xlink:href="https://coda.io/d/_dTwB_SP81yq#Simple-list-view-of-Contacts-in-name-only_tu3f1/r255&amp;view=modal" xlink:type="simple">Héctor Manrique</text:a>,<text:a xlink:href="https://coda.io/d/_dTwB_SP81yq#Simple-list-view-of-Contacts-in-name-only_tu3f1/r755&amp;view=modal" xlink:type="simple">Estelle Perchaud</text:a></text:p>
          </table:table-cell>
          <table:table-cell office:value-type="string" calcext:value-type="string">
            <text:p><text:a xlink:href="https://www.youtube.com/live/MUcsN43HPoI" xlink:type="simple">https://www.youtube.com/live/MUcsN43HPoI</text:a></text:p>
          </table:table-cell>
          <table:table-cell table:number-columns-repeated="3"/>
          <table:table-cell office:value-type="string" calcext:value-type="string">
            <text:p>Visualizing the 4th Dimension II: Retinal Path and 5D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6">
          <table:table-cell office:value-type="string" calcext:value-type="string">
            <text:p>MathArtStream</text:p>
          </table:table-cell>
          <table:table-cell office:value-type="string" calcext:value-type="string">
            <text:p>7/12/2024</text:p>
          </table:table-cell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MathArtStream 4</text:p>
          </table:table-cell>
          <table:table-cell office:value-type="string" calcext:value-type="string">
            <text:p><text:a xlink:href="https://coda.io/d/_dTwB_SP81yq#Simple-list-view-of-Contacts-in-name-only_tu3f1/r752&amp;view=modal" xlink:type="simple">Kirby Urner</text:a></text:p>
          </table:table-cell>
          <table:table-cell office:value-type="string" calcext:value-type="string">
            <text:p><text:a xlink:href="https://www.youtube.com/live/i9oij02oje0" xlink:type="simple">https://www.youtube.com/live/i9oij02oje0</text:a></text:p>
          </table:table-cell>
          <table:table-cell table:number-columns-repeated="3"/>
          <table:table-cell office:value-type="string" calcext:value-type="string">
            <text:p>“Dimension” in Synergetics</text:p>
          </table:table-cell>
          <table:table-cell office:value-type="string" calcext:value-type="string">
            <text:p><text:a xlink:href="https://coda.io/d/_dTwB_SP81yq#Simple-list-view-of-Contacts-in-name-only_tu3f1/r549&amp;view=modal" xlink:type="simple">Shanna Dobson</text:a>,<text:a xlink:href="https://coda.io/d/_dTwB_SP81yq#Simple-list-view-of-Contacts-in-name-only_tu3f1/r172&amp;view=modal" xlink:type="simple">Dean Tickles</text:a>,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5">
          <table:table-cell office:value-type="string" calcext:value-type="string">
            <text:p>MathArtStream</text:p>
          </table:table-cell>
          <table:table-cell office:value-type="string" calcext:value-type="string">
            <text:p>5/31/2024</text:p>
          </table:table-cell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MathArtStream 3</text:p>
          </table:table-cell>
          <table:table-cell office:value-type="string" calcext:value-type="string">
            <text:p><text:a xlink:href="https://coda.io/d/_dTwB_SP81yq#Simple-list-view-of-Contacts-in-name-only_tu3f1/r742&amp;view=modal" xlink:type="simple">Jim Zhong</text:a>,<text:a xlink:href="https://coda.io/d/_dTwB_SP81yq#Simple-list-view-of-Contacts-in-name-only_tu3f1/r549&amp;view=modal" xlink:type="simple">Shanna Dobson</text:a></text:p>
          </table:table-cell>
          <table:table-cell office:value-type="string" calcext:value-type="string">
            <text:p><text:a xlink:href="https://www.youtube.com/live/WnC3mZ1TAxk" xlink:type="simple">https://www.youtube.com/live/WnC3mZ1TAxk</text:a></text:p>
          </table:table-cell>
          <table:table-cell table:number-columns-repeated="3"/>
          <table:table-cell office:value-type="string" calcext:value-type="string">
            <text:p>Categorical Mental Imagery: Visualizing the 4th Spatial Dimension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18">
          <table:table-cell office:value-type="string" calcext:value-type="string">
            <text:p>MathArtStream</text:p>
          </table:table-cell>
          <table:table-cell office:value-type="string" calcext:value-type="string">
            <text:p>5/24/2024</text:p>
          </table:table-cell>
          <table:table-cell table:style-name="ce2" office:value-type="float" office:value="18.5" calcext:value-type="float">
            <text:p>18.5</text:p>
          </table:table-cell>
          <table:table-cell office:value-type="string" calcext:value-type="string">
            <text:p>MathArtStream 2</text:p>
          </table:table-cell>
          <table:table-cell office:value-type="string" calcext:value-type="string">
            <text:p><text:a xlink:href="https://coda.io/d/_dTwB_SP81yq#Simple-list-view-of-Contacts-in-name-only_tu3f1/r549&amp;view=modal" xlink:type="simple">Shanna Dobson</text:a>,<text:a xlink:href="https://coda.io/d/_dTwB_SP81yq#Simple-list-view-of-Contacts-in-name-only_tu3f1/r571&amp;view=modal" xlink:type="simple">Stephen Sillett</text:a>,<text:a xlink:href="https://coda.io/d/_dTwB_SP81yq#Simple-list-view-of-Contacts-in-name-only_tu3f1/r172&amp;view=modal" xlink:type="simple">Dean Tickles</text:a></text:p>
          </table:table-cell>
          <table:table-cell office:value-type="string" calcext:value-type="string">
            <text:p><text:a xlink:href="https://www.youtube.com/watch?v=XQKjFV-pCXQ" xlink:type="simple">https://www.youtube.com/watch?v=XQKjFV-pCXQ</text:a></text:p>
          </table:table-cell>
          <table:table-cell table:number-columns-repeated="3"/>
          <table:table-cell office:value-type="string" calcext:value-type="string">
            <text:p>Towards Tractable Insights: Dynamics and Immersion in, out and between MathArt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6">
          <table:table-cell office:value-type="string" calcext:value-type="string">
            <text:p>MathArtStream</text:p>
          </table:table-cell>
          <table:table-cell office:value-type="string" calcext:value-type="string">
            <text:p>5/17/2024</text:p>
          </table:table-cell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MathArtStream 1</text:p>
          </table:table-cell>
          <table:table-cell office:value-type="string" calcext:value-type="string">
            <text:p><text:a xlink:href="https://coda.io/d/_dTwB_SP81yq#Simple-list-view-of-Contacts-in-name-only_tu3f1/r549&amp;view=modal" xlink:type="simple">Shanna Dobson</text:a>,<text:a xlink:href="https://coda.io/d/_dTwB_SP81yq#Simple-list-view-of-Contacts-in-name-only_tu3f1/r255&amp;view=modal" xlink:type="simple">Héctor Manrique</text:a></text:p>
          </table:table-cell>
          <table:table-cell office:value-type="string" calcext:value-type="string">
            <text:p><text:a xlink:href="https://www.youtube.com/watch?v=9DNxiBDYLzg" xlink:type="simple">https://www.youtube.com/watch?v=9DNxiBDYLzg</text:a></text:p>
          </table:table-cell>
          <table:table-cell table:number-columns-repeated="3"/>
          <table:table-cell office:value-type="string" calcext:value-type="string">
            <text:p>Introducing MathArt Conversations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table:style-name="ce5"/>
        </table:table-row>
        <table:table-row table:style-name="ro12">
          <table:table-cell office:value-type="string" calcext:value-type="string">
            <text:p>Active InferAnt Stream</text:p>
          </table:table-cell>
          <table:table-cell office:value-type="string" calcext:value-type="string">
            <text:p>8/31/2024</text:p>
          </table:table-cell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Active InferAnt Stream #003.1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www.youtube.com/live/_OYKnrktAOU" xlink:type="simple">https://www.youtube.com/live/_OYKnrktAOU</text:a></text:p>
          </table:table-cell>
          <table:table-cell table:number-columns-repeated="3"/>
          <table:table-cell office:value-type="string" calcext:value-type="string">
            <text:p>“Systems Within Systems” – William Blake, FOIA, Cognitive Sovereignty, and PyMDP social learning</text:p>
          </table:table-cell>
          <table:table-cell table:style-name="ce5" table:number-columns-repeated="2"/>
        </table:table-row>
        <table:table-row table:style-name="ro16">
          <table:table-cell office:value-type="string" calcext:value-type="string">
            <text:p>Active InferAnt Stream</text:p>
          </table:table-cell>
          <table:table-cell office:value-type="string" calcext:value-type="string">
            <text:p>8/17/2024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Active InferAnt Stream #002.1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www.youtube.com/live/I6sy9fMRcTs" xlink:type="simple">https://www.youtube.com/live/I6sy9fMRcTs</text:a></text:p>
          </table:table-cell>
          <table:table-cell table:number-columns-repeated="3"/>
          <table:table-cell office:value-type="string" calcext:value-type="string">
            <text:p>Towards a More Structural InferAnts (P3IF and 3R)</text:p>
          </table:table-cell>
          <table:table-cell table:style-name="ce5" table:number-columns-repeated="2"/>
        </table:table-row>
        <table:table-row table:style-name="ro20">
          <table:table-cell office:value-type="string" calcext:value-type="string">
            <text:p>Active InferAnt Stream</text:p>
          </table:table-cell>
          <table:table-cell office:value-type="string" calcext:value-type="string">
            <text:p>8/5/2024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Active InferAnt Stream #001.1</text:p>
          </table:table-cell>
          <table:table-cell office:value-type="string" calcext:value-type="string">
            <text:p><text:a xlink:href="https://coda.io/d/_dTwB_SP81yq#Simple-list-view-of-Contacts-in-name-only_tu3f1/r149&amp;view=modal" xlink:type="simple">Daniel Friedman</text:a></text:p>
          </table:table-cell>
          <table:table-cell office:value-type="string" calcext:value-type="string">
            <text:p><text:a xlink:href="https://www.youtube.com/live/6E4CpJvzddg" xlink:type="simple">https://www.youtube.com/live/6E4CpJvzddg</text:a></text:p>
          </table:table-cell>
          <table:table-cell table:style-name="ce2"/>
          <table:table-cell table:number-columns-repeated="2"/>
          <table:table-cell office:value-type="string" calcext:value-type="string">
            <text:p>FieldSHIFT-2: Fully Synthetic Dissertations for All-by-All Shifted Domains</text:p>
          </table:table-cell>
          <table:table-cell table:style-name="ce5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09:38:56.204545969</meta:creation-date>
    <dc:date>2024-09-05T10:17:34.910805144</dc:date>
    <meta:editing-duration>PT38M18S</meta:editing-duration>
    <meta:editing-cycles>44</meta:editing-cycles>
    <meta:generator>LibreOffice/7.3.7.2$Linux_X86_64 LibreOffice_project/30$Build-2</meta:generator>
    <meta:document-statistic meta:table-count="1" meta:cell-count="5015" meta:object-count="0"/>
  </office:meta>
</office:document-meta>
</file>

<file path=Basic/Standard/ExtractURL.xml><?xml version="1.0" encoding="utf-8"?>
<!DOCTYPE module  PUBLIC '-//OpenOffice.org//DTD OfficeDocument 1.0//EN'  'module.dtd'>
<script:module xmlns:script="http://openoffice.org/2000/script" script:name="ExtractURL" script:language="StarBasic" script:moduleType="normal">Sub ExtractHyperlinks
    Dim oSheet As Object
    Dim oCell As Object
    Dim oCursor As Object
    Dim oRange As Object
    Dim oTextField As Object
    Dim i As Integer
    Dim j As Integer
    Dim oDocument As Object
    Dim oDispatcher As Object
    Dim lastRow As Integer
    
    oSheet = ThisComponent.Sheets(0)
    
    oCursor = oSheet.createCursor()
	oCursor.gotoEndOfUsedArea(False)
	oCursor.gotoStartOfUsedArea(True)
    
	lastRow = oCursor.getRangeAddress().EndRow
    
    For i = 1 To lastRow
        oCell = oSheet.getCellByPosition(6, i) ' Column 6 (G), row i
        
        oTextField = oCell.TextFields
        If oTextField.Count &gt; 0 Then
            On Error GoTo ErrorHandler
            
	        ' Check if the cell has a hyperlink
	        hyperlinkURL = oTextField(0).URL
	        If hyperlinkURL &lt;&gt; "" Then
	            oSheet.getCellByPosition(7, i).String = hyperlinkURL ' Place URL in column H
	        End If
	    End If
    Next i
    
ErrorHandler:
    MsgBox "Error in row " &amp; i &amp; ": " &amp; Err &amp; " - " &amp; Error$, 16, "Debug Info"
    Resume Next ' Skip the current cell and continue the loop
    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tractURL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